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fo:background-color="#000000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17">
      <style:table-cell-properties fo:background-color="#000000"/>
    </style:style>
    <style:style style:name="ce5" style:family="table-cell" style:parent-style-name="Default" style:data-style-name="N117"/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Da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9" table:default-cell-style-name="Default"/>
        <table:table-row table:style-name="ro1">
          <table:table-cell table:style-name="ce1" office:value-type="string">
            <text:p>Hora UTC</text:p>
          </table:table-cell>
          <table:table-cell table:style-name="ce3" office:value-type="string">
            <text:p>Alt</text:p>
          </table:table-cell>
          <table:table-cell table:style-name="ce4" office:value-type="string">
            <text:p>Temp. ext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0M20S">
            <text:p>08:10:20 AM</text:p>
          </table:table-cell>
          <table:table-cell office:value-type="float" office:value="323">
            <text:p>323</text:p>
          </table:table-cell>
          <table:table-cell office:value-type="float" office:value="7.75">
            <text:p>7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0M35S">
            <text:p>08:10:35 AM</text:p>
          </table:table-cell>
          <table:table-cell office:value-type="float" office:value="348">
            <text:p>348</text:p>
          </table:table-cell>
          <table:table-cell office:value-type="float" office:value="7.3125">
            <text:p>7.3125</text:p>
          </table:table-cell>
          <table:table-cell/>
          <table:table-cell table:style-name="ce6" office:value-type="string">
            <text:p>Dades recollides durant el vol (noteu que dels 27450 als 28357 les dades es van perdre.)</text:p>
          </table:table-cell>
          <table:table-cell table:style-name="ce6" table:number-columns-repeated="3"/>
          <table:table-cell table:style-name="ce7" table:number-columns-repeated="3"/>
          <table:table-cell table:style-name="ce8"/>
        </table:table-row>
        <table:table-row table:style-name="ro1">
          <table:table-cell table:style-name="ce2" office:value-type="time" office:time-value="PT08H10M45S">
            <text:p>08:10:45 AM</text:p>
          </table:table-cell>
          <table:table-cell office:value-type="float" office:value="410">
            <text:p>410</text:p>
          </table:table-cell>
          <table:table-cell office:value-type="float" office:value="7">
            <text:p>7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0M55S">
            <text:p>08:10:55 AM</text:p>
          </table:table-cell>
          <table:table-cell office:value-type="float" office:value="477">
            <text:p>477</text:p>
          </table:table-cell>
          <table:table-cell office:value-type="float" office:value="6.875">
            <text:p>6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1M05S">
            <text:p>08:11:05 AM</text:p>
          </table:table-cell>
          <table:table-cell office:value-type="float" office:value="539">
            <text:p>539</text:p>
          </table:table-cell>
          <table:table-cell office:value-type="float" office:value="7.6875">
            <text:p>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1M15S">
            <text:p>08:11:15 AM</text:p>
          </table:table-cell>
          <table:table-cell office:value-type="float" office:value="596">
            <text:p>596</text:p>
          </table:table-cell>
          <table:table-cell office:value-type="float" office:value="8.5625">
            <text:p>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1M25S">
            <text:p>08:11:25 AM</text:p>
          </table:table-cell>
          <table:table-cell office:value-type="float" office:value="663">
            <text:p>663</text:p>
          </table:table-cell>
          <table:table-cell office:value-type="float" office:value="9.0625">
            <text:p>9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1M35S">
            <text:p>08:11:35 AM</text:p>
          </table:table-cell>
          <table:table-cell office:value-type="float" office:value="727">
            <text:p>727</text:p>
          </table:table-cell>
          <table:table-cell office:value-type="float" office:value="9.5625">
            <text:p>9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1M45S">
            <text:p>08:11:45 AM</text:p>
          </table:table-cell>
          <table:table-cell office:value-type="float" office:value="789">
            <text:p>789</text:p>
          </table:table-cell>
          <table:table-cell office:value-type="float" office:value="8.9375">
            <text:p>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1M55S">
            <text:p>08:11:55 AM</text:p>
          </table:table-cell>
          <table:table-cell office:value-type="float" office:value="844">
            <text:p>844</text:p>
          </table:table-cell>
          <table:table-cell office:value-type="float" office:value="8.4375">
            <text:p>8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2M05S">
            <text:p>08:12:05 AM</text:p>
          </table:table-cell>
          <table:table-cell office:value-type="float" office:value="904">
            <text:p>904</text:p>
          </table:table-cell>
          <table:table-cell office:value-type="float" office:value="8.875">
            <text:p>8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2M20S">
            <text:p>08:12:20 AM</text:p>
          </table:table-cell>
          <table:table-cell office:value-type="float" office:value="993">
            <text:p>993</text:p>
          </table:table-cell>
          <table:table-cell office:value-type="float" office:value="10.4375">
            <text:p>10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2M30S">
            <text:p>08:12:30 AM</text:p>
          </table:table-cell>
          <table:table-cell office:value-type="float" office:value="1054">
            <text:p>1054</text:p>
          </table:table-cell>
          <table:table-cell office:value-type="float" office:value="10.6875">
            <text:p>10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2M40S">
            <text:p>08:12:40 AM</text:p>
          </table:table-cell>
          <table:table-cell office:value-type="float" office:value="1117">
            <text:p>1117</text:p>
          </table:table-cell>
          <table:table-cell office:value-type="float" office:value="10.6875">
            <text:p>10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2M50S">
            <text:p>08:12:50 AM</text:p>
          </table:table-cell>
          <table:table-cell office:value-type="float" office:value="1178">
            <text:p>1178</text:p>
          </table:table-cell>
          <table:table-cell office:value-type="float" office:value="10.5625">
            <text:p>10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3M00S">
            <text:p>08:13:00 AM</text:p>
          </table:table-cell>
          <table:table-cell office:value-type="float" office:value="1236">
            <text:p>1236</text:p>
          </table:table-cell>
          <table:table-cell office:value-type="float" office:value="10.5">
            <text:p>1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3M10S">
            <text:p>08:13:10 AM</text:p>
          </table:table-cell>
          <table:table-cell office:value-type="float" office:value="1295">
            <text:p>1295</text:p>
          </table:table-cell>
          <table:table-cell office:value-type="float" office:value="10.5625">
            <text:p>10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3M20S">
            <text:p>08:13:20 AM</text:p>
          </table:table-cell>
          <table:table-cell office:value-type="float" office:value="1357">
            <text:p>1357</text:p>
          </table:table-cell>
          <table:table-cell office:value-type="float" office:value="10.5625">
            <text:p>10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3M30S">
            <text:p>08:13:30 AM</text:p>
          </table:table-cell>
          <table:table-cell office:value-type="float" office:value="1422">
            <text:p>1422</text:p>
          </table:table-cell>
          <table:table-cell office:value-type="float" office:value="10.125">
            <text:p>10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3M40S">
            <text:p>08:13:40 AM</text:p>
          </table:table-cell>
          <table:table-cell office:value-type="float" office:value="1481">
            <text:p>1481</text:p>
          </table:table-cell>
          <table:table-cell office:value-type="float" office:value="9.6875">
            <text:p>9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3M50S">
            <text:p>08:13:50 AM</text:p>
          </table:table-cell>
          <table:table-cell office:value-type="float" office:value="1548">
            <text:p>1548</text:p>
          </table:table-cell>
          <table:table-cell office:value-type="float" office:value="9.4375">
            <text:p>9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4M05S">
            <text:p>08:14:05 AM</text:p>
          </table:table-cell>
          <table:table-cell office:value-type="float" office:value="1641">
            <text:p>1641</text:p>
          </table:table-cell>
          <table:table-cell office:value-type="float" office:value="9">
            <text:p>9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4M15S">
            <text:p>08:14:15 AM</text:p>
          </table:table-cell>
          <table:table-cell office:value-type="float" office:value="1699">
            <text:p>1699</text:p>
          </table:table-cell>
          <table:table-cell office:value-type="float" office:value="8.9375">
            <text:p>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4M25S">
            <text:p>08:14:25 AM</text:p>
          </table:table-cell>
          <table:table-cell office:value-type="float" office:value="1761">
            <text:p>1761</text:p>
          </table:table-cell>
          <table:table-cell office:value-type="float" office:value="8.875">
            <text:p>8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4M35S">
            <text:p>08:14:35 AM</text:p>
          </table:table-cell>
          <table:table-cell office:value-type="float" office:value="1822">
            <text:p>1822</text:p>
          </table:table-cell>
          <table:table-cell office:value-type="float" office:value="8.6875">
            <text:p>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4M45S">
            <text:p>08:14:45 AM</text:p>
          </table:table-cell>
          <table:table-cell office:value-type="float" office:value="1883">
            <text:p>1883</text:p>
          </table:table-cell>
          <table:table-cell office:value-type="float" office:value="8.4375">
            <text:p>8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4M55S">
            <text:p>08:14:55 AM</text:p>
          </table:table-cell>
          <table:table-cell office:value-type="float" office:value="1943">
            <text:p>1943</text:p>
          </table:table-cell>
          <table:table-cell office:value-type="float" office:value="7.625">
            <text:p>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5M05S">
            <text:p>08:15:05 AM</text:p>
          </table:table-cell>
          <table:table-cell office:value-type="float" office:value="2003">
            <text:p>2003</text:p>
          </table:table-cell>
          <table:table-cell office:value-type="float" office:value="7.625">
            <text:p>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5M15S">
            <text:p>08:15:15 AM</text:p>
          </table:table-cell>
          <table:table-cell office:value-type="float" office:value="2063">
            <text:p>2063</text:p>
          </table:table-cell>
          <table:table-cell office:value-type="float" office:value="7.375">
            <text:p>7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5M25S">
            <text:p>08:15:25 AM</text:p>
          </table:table-cell>
          <table:table-cell office:value-type="float" office:value="2124">
            <text:p>2124</text:p>
          </table:table-cell>
          <table:table-cell office:value-type="float" office:value="6.5625">
            <text:p>6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5M35S">
            <text:p>08:15:35 AM</text:p>
          </table:table-cell>
          <table:table-cell office:value-type="float" office:value="2179">
            <text:p>2179</text:p>
          </table:table-cell>
          <table:table-cell office:value-type="float" office:value="6.8125">
            <text:p>6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5M50S">
            <text:p>08:15:50 AM</text:p>
          </table:table-cell>
          <table:table-cell office:value-type="float" office:value="2275">
            <text:p>2275</text:p>
          </table:table-cell>
          <table:table-cell office:value-type="float" office:value="6.1875">
            <text:p>6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6M00S">
            <text:p>08:16:00 AM</text:p>
          </table:table-cell>
          <table:table-cell office:value-type="float" office:value="2335">
            <text:p>2335</text:p>
          </table:table-cell>
          <table:table-cell office:value-type="float" office:value="5.6875">
            <text:p>5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6M10S">
            <text:p>08:16:10 AM</text:p>
          </table:table-cell>
          <table:table-cell office:value-type="float" office:value="2397">
            <text:p>2397</text:p>
          </table:table-cell>
          <table:table-cell office:value-type="float" office:value="5.4375">
            <text:p>5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6M20S">
            <text:p>08:16:20 AM</text:p>
          </table:table-cell>
          <table:table-cell office:value-type="float" office:value="2466">
            <text:p>2466</text:p>
          </table:table-cell>
          <table:table-cell office:value-type="float" office:value="4.6875">
            <text:p>4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6M30S">
            <text:p>08:16:30 AM</text:p>
          </table:table-cell>
          <table:table-cell office:value-type="float" office:value="2528">
            <text:p>2528</text:p>
          </table:table-cell>
          <table:table-cell office:value-type="float" office:value="4.3125">
            <text:p>4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6M50S">
            <text:p>08:16:50 AM</text:p>
          </table:table-cell>
          <table:table-cell office:value-type="float" office:value="2663">
            <text:p>2663</text:p>
          </table:table-cell>
          <table:table-cell office:value-type="float" office:value="3.8125">
            <text:p>3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7M00S">
            <text:p>08:17:00 AM</text:p>
          </table:table-cell>
          <table:table-cell office:value-type="float" office:value="2725">
            <text:p>2725</text:p>
          </table:table-cell>
          <table:table-cell office:value-type="float" office:value="3.8125">
            <text:p>3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7M10S">
            <text:p>08:17:10 AM</text:p>
          </table:table-cell>
          <table:table-cell office:value-type="float" office:value="2787">
            <text:p>2787</text:p>
          </table:table-cell>
          <table:table-cell office:value-type="float" office:value="3.5">
            <text:p>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7M25S">
            <text:p>08:17:25 AM</text:p>
          </table:table-cell>
          <table:table-cell office:value-type="float" office:value="2886">
            <text:p>2886</text:p>
          </table:table-cell>
          <table:table-cell office:value-type="float" office:value="3.5">
            <text:p>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7M35S">
            <text:p>08:17:35 AM</text:p>
          </table:table-cell>
          <table:table-cell office:value-type="float" office:value="2955">
            <text:p>2955</text:p>
          </table:table-cell>
          <table:table-cell office:value-type="float" office:value="2.8125">
            <text:p>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7M45S">
            <text:p>08:17:45 AM</text:p>
          </table:table-cell>
          <table:table-cell office:value-type="float" office:value="3017">
            <text:p>3017</text:p>
          </table:table-cell>
          <table:table-cell office:value-type="float" office:value="2.5625">
            <text:p>2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7M55S">
            <text:p>08:17:55 AM</text:p>
          </table:table-cell>
          <table:table-cell office:value-type="float" office:value="3080">
            <text:p>3080</text:p>
          </table:table-cell>
          <table:table-cell office:value-type="float" office:value="1.5625">
            <text:p>1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8M05S">
            <text:p>08:18:05 AM</text:p>
          </table:table-cell>
          <table:table-cell office:value-type="float" office:value="3147">
            <text:p>3147</text:p>
          </table:table-cell>
          <table:table-cell office:value-type="float" office:value="1.5625">
            <text:p>1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8M15S">
            <text:p>08:18:15 AM</text:p>
          </table:table-cell>
          <table:table-cell office:value-type="float" office:value="3215">
            <text:p>3215</text:p>
          </table:table-cell>
          <table:table-cell office:value-type="float" office:value="-1.875">
            <text:p>-1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8M25S">
            <text:p>08:18:25 AM</text:p>
          </table:table-cell>
          <table:table-cell office:value-type="float" office:value="3278">
            <text:p>3278</text:p>
          </table:table-cell>
          <table:table-cell office:value-type="float" office:value="0.5">
            <text:p>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8M35S">
            <text:p>08:18:35 AM</text:p>
          </table:table-cell>
          <table:table-cell office:value-type="float" office:value="3343">
            <text:p>3343</text:p>
          </table:table-cell>
          <table:table-cell office:value-type="float" office:value="-1.9375">
            <text:p>-1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8M45S">
            <text:p>08:18:45 AM</text:p>
          </table:table-cell>
          <table:table-cell office:value-type="float" office:value="3406">
            <text:p>3406</text:p>
          </table:table-cell>
          <table:table-cell office:value-type="float" office:value="-1.9375">
            <text:p>-1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9M00S">
            <text:p>08:19:00 AM</text:p>
          </table:table-cell>
          <table:table-cell office:value-type="float" office:value="3501">
            <text:p>3501</text:p>
          </table:table-cell>
          <table:table-cell office:value-type="float" office:value="-2.875">
            <text:p>-2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9M10S">
            <text:p>08:19:10 AM</text:p>
          </table:table-cell>
          <table:table-cell office:value-type="float" office:value="3564">
            <text:p>3564</text:p>
          </table:table-cell>
          <table:table-cell office:value-type="float" office:value="-1.9375">
            <text:p>-1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9M20S">
            <text:p>08:19:20 AM</text:p>
          </table:table-cell>
          <table:table-cell office:value-type="float" office:value="3630">
            <text:p>3630</text:p>
          </table:table-cell>
          <table:table-cell office:value-type="float" office:value="-2">
            <text:p>-2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9M30S">
            <text:p>08:19:30 AM</text:p>
          </table:table-cell>
          <table:table-cell office:value-type="float" office:value="3697">
            <text:p>3697</text:p>
          </table:table-cell>
          <table:table-cell office:value-type="float" office:value="-1.9375">
            <text:p>-1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9M40S">
            <text:p>08:19:40 AM</text:p>
          </table:table-cell>
          <table:table-cell office:value-type="float" office:value="3760">
            <text:p>3760</text:p>
          </table:table-cell>
          <table:table-cell office:value-type="float" office:value="-3.875">
            <text:p>-3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19M50S">
            <text:p>08:19:50 AM</text:p>
          </table:table-cell>
          <table:table-cell office:value-type="float" office:value="3823">
            <text:p>3823</text:p>
          </table:table-cell>
          <table:table-cell office:value-type="float" office:value="-3.375">
            <text:p>-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0M00S">
            <text:p>08:20:00 AM</text:p>
          </table:table-cell>
          <table:table-cell office:value-type="float" office:value="3888">
            <text:p>3888</text:p>
          </table:table-cell>
          <table:table-cell office:value-type="float" office:value="-4.375">
            <text:p>-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0M10S">
            <text:p>08:20:10 AM</text:p>
          </table:table-cell>
          <table:table-cell office:value-type="float" office:value="3952">
            <text:p>3952</text:p>
          </table:table-cell>
          <table:table-cell office:value-type="float" office:value="-4.0625">
            <text:p>-4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0M20S">
            <text:p>08:20:20 AM</text:p>
          </table:table-cell>
          <table:table-cell office:value-type="float" office:value="4012">
            <text:p>4012</text:p>
          </table:table-cell>
          <table:table-cell office:value-type="float" office:value="-5.9375">
            <text:p>-5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0M30S">
            <text:p>08:20:30 AM</text:p>
          </table:table-cell>
          <table:table-cell office:value-type="float" office:value="4076">
            <text:p>4076</text:p>
          </table:table-cell>
          <table:table-cell office:value-type="float" office:value="-5.0625">
            <text:p>-5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0M45S">
            <text:p>08:20:45 AM</text:p>
          </table:table-cell>
          <table:table-cell office:value-type="float" office:value="4172">
            <text:p>4172</text:p>
          </table:table-cell>
          <table:table-cell office:value-type="float" office:value="-5.75">
            <text:p>-5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0M55S">
            <text:p>08:20:55 AM</text:p>
          </table:table-cell>
          <table:table-cell office:value-type="float" office:value="4237">
            <text:p>4237</text:p>
          </table:table-cell>
          <table:table-cell office:value-type="float" office:value="-6.5625">
            <text:p>-6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1M05S">
            <text:p>08:21:05 AM</text:p>
          </table:table-cell>
          <table:table-cell office:value-type="float" office:value="4304">
            <text:p>4304</text:p>
          </table:table-cell>
          <table:table-cell office:value-type="float" office:value="-7.875">
            <text:p>-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1M15S">
            <text:p>08:21:15 AM</text:p>
          </table:table-cell>
          <table:table-cell office:value-type="float" office:value="4364">
            <text:p>4364</text:p>
          </table:table-cell>
          <table:table-cell office:value-type="float" office:value="-8.5625">
            <text:p>-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1M25S">
            <text:p>08:21:25 AM</text:p>
          </table:table-cell>
          <table:table-cell office:value-type="float" office:value="4433">
            <text:p>4433</text:p>
          </table:table-cell>
          <table:table-cell office:value-type="float" office:value="-8.3125">
            <text:p>-8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1M35S">
            <text:p>08:21:35 AM</text:p>
          </table:table-cell>
          <table:table-cell office:value-type="float" office:value="4504">
            <text:p>4504</text:p>
          </table:table-cell>
          <table:table-cell office:value-type="float" office:value="-9">
            <text:p>-9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1M45S">
            <text:p>08:21:45 AM</text:p>
          </table:table-cell>
          <table:table-cell office:value-type="float" office:value="4574">
            <text:p>4574</text:p>
          </table:table-cell>
          <table:table-cell office:value-type="float" office:value="-10.625">
            <text:p>-10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1M55S">
            <text:p>08:21:55 AM</text:p>
          </table:table-cell>
          <table:table-cell office:value-type="float" office:value="4638">
            <text:p>4638</text:p>
          </table:table-cell>
          <table:table-cell office:value-type="float" office:value="-10.125">
            <text:p>-10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2M05S">
            <text:p>08:22:05 AM</text:p>
          </table:table-cell>
          <table:table-cell office:value-type="float" office:value="4709">
            <text:p>4709</text:p>
          </table:table-cell>
          <table:table-cell office:value-type="float" office:value="-10.0625">
            <text:p>-10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2M20S">
            <text:p>08:22:20 AM</text:p>
          </table:table-cell>
          <table:table-cell office:value-type="float" office:value="4811">
            <text:p>4811</text:p>
          </table:table-cell>
          <table:table-cell office:value-type="float" office:value="-12.875">
            <text:p>-12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2M25S">
            <text:p>08:22:25 AM</text:p>
          </table:table-cell>
          <table:table-cell office:value-type="float" office:value="4848">
            <text:p>4848</text:p>
          </table:table-cell>
          <table:table-cell office:value-type="float" office:value="-12.5625">
            <text:p>-12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2M40S">
            <text:p>08:22:40 AM</text:p>
          </table:table-cell>
          <table:table-cell office:value-type="float" office:value="4945">
            <text:p>4945</text:p>
          </table:table-cell>
          <table:table-cell office:value-type="float" office:value="-12.6875">
            <text:p>-12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2M50S">
            <text:p>08:22:50 AM</text:p>
          </table:table-cell>
          <table:table-cell office:value-type="float" office:value="5018">
            <text:p>5018</text:p>
          </table:table-cell>
          <table:table-cell office:value-type="float" office:value="-13.9375">
            <text:p>-13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3M00S">
            <text:p>08:23:00 AM</text:p>
          </table:table-cell>
          <table:table-cell office:value-type="float" office:value="5081">
            <text:p>5081</text:p>
          </table:table-cell>
          <table:table-cell office:value-type="float" office:value="-13.5">
            <text:p>-1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3M10S">
            <text:p>08:23:10 AM</text:p>
          </table:table-cell>
          <table:table-cell office:value-type="float" office:value="5151">
            <text:p>5151</text:p>
          </table:table-cell>
          <table:table-cell office:value-type="float" office:value="-13">
            <text:p>-13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3M20S">
            <text:p>08:23:20 AM</text:p>
          </table:table-cell>
          <table:table-cell office:value-type="float" office:value="5219">
            <text:p>5219</text:p>
          </table:table-cell>
          <table:table-cell office:value-type="float" office:value="-14.75">
            <text:p>-14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3M30S">
            <text:p>08:23:30 AM</text:p>
          </table:table-cell>
          <table:table-cell office:value-type="float" office:value="5285">
            <text:p>5285</text:p>
          </table:table-cell>
          <table:table-cell office:value-type="float" office:value="-14.375">
            <text:p>-1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3M40S">
            <text:p>08:23:40 AM</text:p>
          </table:table-cell>
          <table:table-cell office:value-type="float" office:value="5355">
            <text:p>5355</text:p>
          </table:table-cell>
          <table:table-cell office:value-type="float" office:value="-15.3125">
            <text:p>-1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3M50S">
            <text:p>08:23:50 AM</text:p>
          </table:table-cell>
          <table:table-cell office:value-type="float" office:value="5423">
            <text:p>5423</text:p>
          </table:table-cell>
          <table:table-cell office:value-type="float" office:value="-15.3125">
            <text:p>-1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4M00S">
            <text:p>08:24:00 AM</text:p>
          </table:table-cell>
          <table:table-cell office:value-type="float" office:value="5492">
            <text:p>5492</text:p>
          </table:table-cell>
          <table:table-cell office:value-type="float" office:value="-15">
            <text:p>-15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4M10S">
            <text:p>08:24:10 AM</text:p>
          </table:table-cell>
          <table:table-cell office:value-type="float" office:value="5563">
            <text:p>5563</text:p>
          </table:table-cell>
          <table:table-cell office:value-type="float" office:value="-16.1875">
            <text:p>-16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4M25S">
            <text:p>08:24:25 AM</text:p>
          </table:table-cell>
          <table:table-cell office:value-type="float" office:value="5668">
            <text:p>5668</text:p>
          </table:table-cell>
          <table:table-cell office:value-type="float" office:value="-17.625">
            <text:p>-1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4M35S">
            <text:p>08:24:35 AM</text:p>
          </table:table-cell>
          <table:table-cell office:value-type="float" office:value="5736">
            <text:p>5736</text:p>
          </table:table-cell>
          <table:table-cell office:value-type="float" office:value="-17.625">
            <text:p>-1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4M45S">
            <text:p>08:24:45 AM</text:p>
          </table:table-cell>
          <table:table-cell office:value-type="float" office:value="5806">
            <text:p>5806</text:p>
          </table:table-cell>
          <table:table-cell office:value-type="float" office:value="-18.6875">
            <text:p>-1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4M55S">
            <text:p>08:24:55 AM</text:p>
          </table:table-cell>
          <table:table-cell office:value-type="float" office:value="5876">
            <text:p>5876</text:p>
          </table:table-cell>
          <table:table-cell office:value-type="float" office:value="-19.875">
            <text:p>-19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5M05S">
            <text:p>08:25:05 AM</text:p>
          </table:table-cell>
          <table:table-cell office:value-type="float" office:value="5952">
            <text:p>5952</text:p>
          </table:table-cell>
          <table:table-cell office:value-type="float" office:value="-19.5625">
            <text:p>-19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5M15S">
            <text:p>08:25:15 AM</text:p>
          </table:table-cell>
          <table:table-cell office:value-type="float" office:value="6020">
            <text:p>6020</text:p>
          </table:table-cell>
          <table:table-cell office:value-type="float" office:value="-20.875">
            <text:p>-20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5M25S">
            <text:p>08:25:25 AM</text:p>
          </table:table-cell>
          <table:table-cell office:value-type="float" office:value="6091">
            <text:p>6091</text:p>
          </table:table-cell>
          <table:table-cell office:value-type="float" office:value="-21.8125">
            <text:p>-21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5M35S">
            <text:p>08:25:35 AM</text:p>
          </table:table-cell>
          <table:table-cell office:value-type="float" office:value="6164">
            <text:p>6164</text:p>
          </table:table-cell>
          <table:table-cell office:value-type="float" office:value="-21.875">
            <text:p>-21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5M45S">
            <text:p>08:25:45 AM</text:p>
          </table:table-cell>
          <table:table-cell office:value-type="float" office:value="6230">
            <text:p>6230</text:p>
          </table:table-cell>
          <table:table-cell office:value-type="float" office:value="-21.4375">
            <text:p>-21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5M55S">
            <text:p>08:25:55 AM</text:p>
          </table:table-cell>
          <table:table-cell office:value-type="float" office:value="6290">
            <text:p>6290</text:p>
          </table:table-cell>
          <table:table-cell office:value-type="float" office:value="-22.5625">
            <text:p>-22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6M10S">
            <text:p>08:26:10 AM</text:p>
          </table:table-cell>
          <table:table-cell office:value-type="float" office:value="6394">
            <text:p>6394</text:p>
          </table:table-cell>
          <table:table-cell office:value-type="float" office:value="-21.0625">
            <text:p>-2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6M20S">
            <text:p>08:26:20 AM</text:p>
          </table:table-cell>
          <table:table-cell office:value-type="float" office:value="6457">
            <text:p>6457</text:p>
          </table:table-cell>
          <table:table-cell office:value-type="float" office:value="-23.5625">
            <text:p>-23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6M30S">
            <text:p>08:26:30 AM</text:p>
          </table:table-cell>
          <table:table-cell office:value-type="float" office:value="6530">
            <text:p>6530</text:p>
          </table:table-cell>
          <table:table-cell office:value-type="float" office:value="-23.1875">
            <text:p>-23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6M40S">
            <text:p>08:26:40 AM</text:p>
          </table:table-cell>
          <table:table-cell office:value-type="float" office:value="6605">
            <text:p>6605</text:p>
          </table:table-cell>
          <table:table-cell office:value-type="float" office:value="-24.8125">
            <text:p>-2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6M50S">
            <text:p>08:26:50 AM</text:p>
          </table:table-cell>
          <table:table-cell office:value-type="float" office:value="6673">
            <text:p>6673</text:p>
          </table:table-cell>
          <table:table-cell office:value-type="float" office:value="-25.9375">
            <text:p>-25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7M00S">
            <text:p>08:27:00 AM</text:p>
          </table:table-cell>
          <table:table-cell office:value-type="float" office:value="6743">
            <text:p>6743</text:p>
          </table:table-cell>
          <table:table-cell office:value-type="float" office:value="-24.5625">
            <text:p>-24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7M10S">
            <text:p>08:27:10 AM</text:p>
          </table:table-cell>
          <table:table-cell office:value-type="float" office:value="6812">
            <text:p>6812</text:p>
          </table:table-cell>
          <table:table-cell office:value-type="float" office:value="-24.375">
            <text:p>-2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7M20S">
            <text:p>08:27:20 AM</text:p>
          </table:table-cell>
          <table:table-cell office:value-type="float" office:value="6887">
            <text:p>6887</text:p>
          </table:table-cell>
          <table:table-cell office:value-type="float" office:value="-25.25">
            <text:p>-25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7M30S">
            <text:p>08:27:30 AM</text:p>
          </table:table-cell>
          <table:table-cell office:value-type="float" office:value="6943">
            <text:p>6943</text:p>
          </table:table-cell>
          <table:table-cell office:value-type="float" office:value="-26.8125">
            <text:p>-26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7M40S">
            <text:p>08:27:40 AM</text:p>
          </table:table-cell>
          <table:table-cell office:value-type="float" office:value="7013">
            <text:p>7013</text:p>
          </table:table-cell>
          <table:table-cell office:value-type="float" office:value="-26.125">
            <text:p>-2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7M55S">
            <text:p>08:27:55 AM</text:p>
          </table:table-cell>
          <table:table-cell office:value-type="float" office:value="7100">
            <text:p>7100</text:p>
          </table:table-cell>
          <table:table-cell office:value-type="float" office:value="-27.5625">
            <text:p>-27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8M05S">
            <text:p>08:28:05 AM</text:p>
          </table:table-cell>
          <table:table-cell office:value-type="float" office:value="7162">
            <text:p>7162</text:p>
          </table:table-cell>
          <table:table-cell office:value-type="float" office:value="-27">
            <text:p>-27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8M15S">
            <text:p>08:28:15 AM</text:p>
          </table:table-cell>
          <table:table-cell office:value-type="float" office:value="7228">
            <text:p>7228</text:p>
          </table:table-cell>
          <table:table-cell office:value-type="float" office:value="-28.625">
            <text:p>-28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8M25S">
            <text:p>08:28:25 AM</text:p>
          </table:table-cell>
          <table:table-cell office:value-type="float" office:value="7286">
            <text:p>7286</text:p>
          </table:table-cell>
          <table:table-cell office:value-type="float" office:value="-29.1875">
            <text:p>-2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8M35S">
            <text:p>08:28:35 AM</text:p>
          </table:table-cell>
          <table:table-cell office:value-type="float" office:value="7345">
            <text:p>7345</text:p>
          </table:table-cell>
          <table:table-cell office:value-type="float" office:value="-30.875">
            <text:p>-30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8M45S">
            <text:p>08:28:45 AM</text:p>
          </table:table-cell>
          <table:table-cell office:value-type="float" office:value="7410">
            <text:p>7410</text:p>
          </table:table-cell>
          <table:table-cell office:value-type="float" office:value="-30.8125">
            <text:p>-30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8M55S">
            <text:p>08:28:55 AM</text:p>
          </table:table-cell>
          <table:table-cell office:value-type="float" office:value="7463">
            <text:p>7463</text:p>
          </table:table-cell>
          <table:table-cell office:value-type="float" office:value="-30.8125">
            <text:p>-30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9M05S">
            <text:p>08:29:05 AM</text:p>
          </table:table-cell>
          <table:table-cell office:value-type="float" office:value="7518">
            <text:p>7518</text:p>
          </table:table-cell>
          <table:table-cell office:value-type="float" office:value="-31.5625">
            <text:p>-31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9M15S">
            <text:p>08:29:15 AM</text:p>
          </table:table-cell>
          <table:table-cell office:value-type="float" office:value="7580">
            <text:p>7580</text:p>
          </table:table-cell>
          <table:table-cell office:value-type="float" office:value="-30.375">
            <text:p>-30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9M30S">
            <text:p>08:29:30 AM</text:p>
          </table:table-cell>
          <table:table-cell office:value-type="float" office:value="7678">
            <text:p>7678</text:p>
          </table:table-cell>
          <table:table-cell office:value-type="float" office:value="-32.4375">
            <text:p>-32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9M40S">
            <text:p>08:29:40 AM</text:p>
          </table:table-cell>
          <table:table-cell office:value-type="float" office:value="7738">
            <text:p>7738</text:p>
          </table:table-cell>
          <table:table-cell office:value-type="float" office:value="-32.3125">
            <text:p>-32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29M50S">
            <text:p>08:29:50 AM</text:p>
          </table:table-cell>
          <table:table-cell office:value-type="float" office:value="7799">
            <text:p>7799</text:p>
          </table:table-cell>
          <table:table-cell office:value-type="float" office:value="-33.875">
            <text:p>-33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0M00S">
            <text:p>08:30:00 AM</text:p>
          </table:table-cell>
          <table:table-cell office:value-type="float" office:value="7854">
            <text:p>7854</text:p>
          </table:table-cell>
          <table:table-cell office:value-type="float" office:value="-32.375">
            <text:p>-32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0M10S">
            <text:p>08:30:10 AM</text:p>
          </table:table-cell>
          <table:table-cell office:value-type="float" office:value="7905">
            <text:p>7905</text:p>
          </table:table-cell>
          <table:table-cell office:value-type="float" office:value="-33.875">
            <text:p>-33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0M20S">
            <text:p>08:30:20 AM</text:p>
          </table:table-cell>
          <table:table-cell office:value-type="float" office:value="7975">
            <text:p>7975</text:p>
          </table:table-cell>
          <table:table-cell office:value-type="float" office:value="-34.1875">
            <text:p>-3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0M30S">
            <text:p>08:30:30 AM</text:p>
          </table:table-cell>
          <table:table-cell office:value-type="float" office:value="8035">
            <text:p>8035</text:p>
          </table:table-cell>
          <table:table-cell office:value-type="float" office:value="-34.5">
            <text:p>-34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0M40S">
            <text:p>08:30:40 AM</text:p>
          </table:table-cell>
          <table:table-cell office:value-type="float" office:value="8083">
            <text:p>8083</text:p>
          </table:table-cell>
          <table:table-cell office:value-type="float" office:value="-35.875">
            <text:p>-3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0M50S">
            <text:p>08:30:50 AM</text:p>
          </table:table-cell>
          <table:table-cell office:value-type="float" office:value="8154">
            <text:p>8154</text:p>
          </table:table-cell>
          <table:table-cell office:value-type="float" office:value="-35.3125">
            <text:p>-3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1M05S">
            <text:p>08:31:05 AM</text:p>
          </table:table-cell>
          <table:table-cell office:value-type="float" office:value="8243">
            <text:p>8243</text:p>
          </table:table-cell>
          <table:table-cell office:value-type="float" office:value="-35">
            <text:p>-35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1M10S">
            <text:p>08:31:10 AM</text:p>
          </table:table-cell>
          <table:table-cell office:value-type="float" office:value="8277">
            <text:p>8277</text:p>
          </table:table-cell>
          <table:table-cell office:value-type="float" office:value="-36.3125">
            <text:p>-36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1M25S">
            <text:p>08:31:25 AM</text:p>
          </table:table-cell>
          <table:table-cell office:value-type="float" office:value="8353">
            <text:p>8353</text:p>
          </table:table-cell>
          <table:table-cell office:value-type="float" office:value="-37.25">
            <text:p>-3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1M35S">
            <text:p>08:31:35 AM</text:p>
          </table:table-cell>
          <table:table-cell office:value-type="float" office:value="8413">
            <text:p>8413</text:p>
          </table:table-cell>
          <table:table-cell office:value-type="float" office:value="-38.25">
            <text:p>-38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1M45S">
            <text:p>08:31:45 AM</text:p>
          </table:table-cell>
          <table:table-cell office:value-type="float" office:value="8470">
            <text:p>8470</text:p>
          </table:table-cell>
          <table:table-cell office:value-type="float" office:value="-38.375">
            <text:p>-38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2M15S">
            <text:p>08:32:15 AM</text:p>
          </table:table-cell>
          <table:table-cell office:value-type="float" office:value="8619">
            <text:p>8619</text:p>
          </table:table-cell>
          <table:table-cell office:value-type="float" office:value="-37.125">
            <text:p>-37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2M25S">
            <text:p>08:32:25 AM</text:p>
          </table:table-cell>
          <table:table-cell office:value-type="float" office:value="8667">
            <text:p>8667</text:p>
          </table:table-cell>
          <table:table-cell office:value-type="float" office:value="-38.3125">
            <text:p>-38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2M35S">
            <text:p>08:32:35 AM</text:p>
          </table:table-cell>
          <table:table-cell office:value-type="float" office:value="8729">
            <text:p>8729</text:p>
          </table:table-cell>
          <table:table-cell office:value-type="float" office:value="-38.0625">
            <text:p>-38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2M45S">
            <text:p>08:32:45 AM</text:p>
          </table:table-cell>
          <table:table-cell office:value-type="float" office:value="8784">
            <text:p>8784</text:p>
          </table:table-cell>
          <table:table-cell office:value-type="float" office:value="-39.6875">
            <text:p>-39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2M55S">
            <text:p>08:32:55 AM</text:p>
          </table:table-cell>
          <table:table-cell office:value-type="float" office:value="8843">
            <text:p>8843</text:p>
          </table:table-cell>
          <table:table-cell office:value-type="float" office:value="-39.0625">
            <text:p>-39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3M10S">
            <text:p>08:33:10 AM</text:p>
          </table:table-cell>
          <table:table-cell office:value-type="float" office:value="8940">
            <text:p>8940</text:p>
          </table:table-cell>
          <table:table-cell office:value-type="float" office:value="-42.6875">
            <text:p>-42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3M20S">
            <text:p>08:33:20 AM</text:p>
          </table:table-cell>
          <table:table-cell office:value-type="float" office:value="8983">
            <text:p>8983</text:p>
          </table:table-cell>
          <table:table-cell office:value-type="float" office:value="-43.875">
            <text:p>-43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3M30S">
            <text:p>08:33:30 AM</text:p>
          </table:table-cell>
          <table:table-cell office:value-type="float" office:value="9048">
            <text:p>9048</text:p>
          </table:table-cell>
          <table:table-cell office:value-type="float" office:value="-43.8125">
            <text:p>-43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3M40S">
            <text:p>08:33:40 AM</text:p>
          </table:table-cell>
          <table:table-cell office:value-type="float" office:value="9094">
            <text:p>9094</text:p>
          </table:table-cell>
          <table:table-cell office:value-type="float" office:value="-44.25">
            <text:p>-44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3M50S">
            <text:p>08:33:50 AM</text:p>
          </table:table-cell>
          <table:table-cell office:value-type="float" office:value="9148">
            <text:p>9148</text:p>
          </table:table-cell>
          <table:table-cell office:value-type="float" office:value="-44.0625">
            <text:p>-44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4M10S">
            <text:p>08:34:10 AM</text:p>
          </table:table-cell>
          <table:table-cell office:value-type="float" office:value="9257">
            <text:p>9257</text:p>
          </table:table-cell>
          <table:table-cell office:value-type="float" office:value="-45.9375">
            <text:p>-45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4M20S">
            <text:p>08:34:20 AM</text:p>
          </table:table-cell>
          <table:table-cell office:value-type="float" office:value="9308">
            <text:p>9308</text:p>
          </table:table-cell>
          <table:table-cell office:value-type="float" office:value="-44.1875">
            <text:p>-4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4M30S">
            <text:p>08:34:30 AM</text:p>
          </table:table-cell>
          <table:table-cell office:value-type="float" office:value="9358">
            <text:p>9358</text:p>
          </table:table-cell>
          <table:table-cell office:value-type="float" office:value="-44.875">
            <text:p>-44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4M40S">
            <text:p>08:34:40 AM</text:p>
          </table:table-cell>
          <table:table-cell office:value-type="float" office:value="9402">
            <text:p>9402</text:p>
          </table:table-cell>
          <table:table-cell office:value-type="float" office:value="-45.6875">
            <text:p>-45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4M55S">
            <text:p>08:34:55 AM</text:p>
          </table:table-cell>
          <table:table-cell office:value-type="float" office:value="9468">
            <text:p>9468</text:p>
          </table:table-cell>
          <table:table-cell office:value-type="float" office:value="-46.375">
            <text:p>-46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5M05S">
            <text:p>08:35:05 AM</text:p>
          </table:table-cell>
          <table:table-cell office:value-type="float" office:value="9517">
            <text:p>9517</text:p>
          </table:table-cell>
          <table:table-cell office:value-type="float" office:value="-46.9375">
            <text:p>-46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5M15S">
            <text:p>08:35:15 AM</text:p>
          </table:table-cell>
          <table:table-cell office:value-type="float" office:value="9571">
            <text:p>9571</text:p>
          </table:table-cell>
          <table:table-cell office:value-type="float" office:value="-46.9375">
            <text:p>-46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5M25S">
            <text:p>08:35:25 AM</text:p>
          </table:table-cell>
          <table:table-cell office:value-type="float" office:value="9634">
            <text:p>9634</text:p>
          </table:table-cell>
          <table:table-cell office:value-type="float" office:value="-45.8125">
            <text:p>-45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5M35S">
            <text:p>08:35:35 AM</text:p>
          </table:table-cell>
          <table:table-cell office:value-type="float" office:value="9699">
            <text:p>9699</text:p>
          </table:table-cell>
          <table:table-cell office:value-type="float" office:value="-47.1875">
            <text:p>-47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5M45S">
            <text:p>08:35:45 AM</text:p>
          </table:table-cell>
          <table:table-cell office:value-type="float" office:value="9772">
            <text:p>9772</text:p>
          </table:table-cell>
          <table:table-cell office:value-type="float" office:value="-48.5">
            <text:p>-4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5M55S">
            <text:p>08:35:55 AM</text:p>
          </table:table-cell>
          <table:table-cell office:value-type="float" office:value="9814">
            <text:p>9814</text:p>
          </table:table-cell>
          <table:table-cell office:value-type="float" office:value="-48.8125">
            <text:p>-48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6M20S">
            <text:p>08:36:20 AM</text:p>
          </table:table-cell>
          <table:table-cell office:value-type="float" office:value="9967">
            <text:p>9967</text:p>
          </table:table-cell>
          <table:table-cell office:value-type="float" office:value="-47.375">
            <text:p>-47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6M30S">
            <text:p>08:36:30 AM</text:p>
          </table:table-cell>
          <table:table-cell office:value-type="float" office:value="10008">
            <text:p>10008</text:p>
          </table:table-cell>
          <table:table-cell office:value-type="float" office:value="-48.0625">
            <text:p>-48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6M40S">
            <text:p>08:36:40 AM</text:p>
          </table:table-cell>
          <table:table-cell office:value-type="float" office:value="10054">
            <text:p>10054</text:p>
          </table:table-cell>
          <table:table-cell office:value-type="float" office:value="-49.4375">
            <text:p>-49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6M50S">
            <text:p>08:36:50 AM</text:p>
          </table:table-cell>
          <table:table-cell office:value-type="float" office:value="10114">
            <text:p>10114</text:p>
          </table:table-cell>
          <table:table-cell office:value-type="float" office:value="-49.1875">
            <text:p>-4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7M00S">
            <text:p>08:37:00 AM</text:p>
          </table:table-cell>
          <table:table-cell office:value-type="float" office:value="10165">
            <text:p>10165</text:p>
          </table:table-cell>
          <table:table-cell office:value-type="float" office:value="-50.0625">
            <text:p>-50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7M10S">
            <text:p>08:37:10 AM</text:p>
          </table:table-cell>
          <table:table-cell office:value-type="float" office:value="10211">
            <text:p>10211</text:p>
          </table:table-cell>
          <table:table-cell office:value-type="float" office:value="-50">
            <text:p>-50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7M20S">
            <text:p>08:37:20 AM</text:p>
          </table:table-cell>
          <table:table-cell office:value-type="float" office:value="10257">
            <text:p>10257</text:p>
          </table:table-cell>
          <table:table-cell office:value-type="float" office:value="-51.5">
            <text:p>-51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7M40S">
            <text:p>08:37:40 AM</text:p>
          </table:table-cell>
          <table:table-cell office:value-type="float" office:value="10341">
            <text:p>10341</text:p>
          </table:table-cell>
          <table:table-cell office:value-type="float" office:value="-50.3125">
            <text:p>-5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7M50S">
            <text:p>08:37:50 AM</text:p>
          </table:table-cell>
          <table:table-cell office:value-type="float" office:value="10395">
            <text:p>10395</text:p>
          </table:table-cell>
          <table:table-cell office:value-type="float" office:value="-52.5">
            <text:p>-5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8M05S">
            <text:p>08:38:05 AM</text:p>
          </table:table-cell>
          <table:table-cell office:value-type="float" office:value="10457">
            <text:p>10457</text:p>
          </table:table-cell>
          <table:table-cell office:value-type="float" office:value="-52.3125">
            <text:p>-52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8M25S">
            <text:p>08:38:25 AM</text:p>
          </table:table-cell>
          <table:table-cell office:value-type="float" office:value="10542">
            <text:p>10542</text:p>
          </table:table-cell>
          <table:table-cell office:value-type="float" office:value="-52.3125">
            <text:p>-52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8M35S">
            <text:p>08:38:35 AM</text:p>
          </table:table-cell>
          <table:table-cell office:value-type="float" office:value="10597">
            <text:p>10597</text:p>
          </table:table-cell>
          <table:table-cell office:value-type="float" office:value="-52.0625">
            <text:p>-52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8M45S">
            <text:p>08:38:45 AM</text:p>
          </table:table-cell>
          <table:table-cell office:value-type="float" office:value="10650">
            <text:p>10650</text:p>
          </table:table-cell>
          <table:table-cell office:value-type="float" office:value="-52.125">
            <text:p>-52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8M55S">
            <text:p>08:38:55 AM</text:p>
          </table:table-cell>
          <table:table-cell office:value-type="float" office:value="10698">
            <text:p>10698</text:p>
          </table:table-cell>
          <table:table-cell office:value-type="float" office:value="-52.1875">
            <text:p>-52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9M05S">
            <text:p>08:39:05 AM</text:p>
          </table:table-cell>
          <table:table-cell office:value-type="float" office:value="10743">
            <text:p>10743</text:p>
          </table:table-cell>
          <table:table-cell office:value-type="float" office:value="-51.3125">
            <text:p>-51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9M15S">
            <text:p>08:39:15 AM</text:p>
          </table:table-cell>
          <table:table-cell office:value-type="float" office:value="10784">
            <text:p>10784</text:p>
          </table:table-cell>
          <table:table-cell office:value-type="float" office:value="-51.0625">
            <text:p>-5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9M25S">
            <text:p>08:39:25 AM</text:p>
          </table:table-cell>
          <table:table-cell office:value-type="float" office:value="10843">
            <text:p>10843</text:p>
          </table:table-cell>
          <table:table-cell office:value-type="float" office:value="-51.1875">
            <text:p>-51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9M40S">
            <text:p>08:39:40 AM</text:p>
          </table:table-cell>
          <table:table-cell office:value-type="float" office:value="10905">
            <text:p>10905</text:p>
          </table:table-cell>
          <table:table-cell office:value-type="float" office:value="-52.25">
            <text:p>-52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39M50S">
            <text:p>08:39:50 AM</text:p>
          </table:table-cell>
          <table:table-cell office:value-type="float" office:value="10950">
            <text:p>10950</text:p>
          </table:table-cell>
          <table:table-cell office:value-type="float" office:value="-52.8125">
            <text:p>-5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0M00S">
            <text:p>08:40:00 AM</text:p>
          </table:table-cell>
          <table:table-cell office:value-type="float" office:value="10990">
            <text:p>10990</text:p>
          </table:table-cell>
          <table:table-cell office:value-type="float" office:value="-52.9375">
            <text:p>-52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0M10S">
            <text:p>08:40:10 AM</text:p>
          </table:table-cell>
          <table:table-cell office:value-type="float" office:value="11026">
            <text:p>11026</text:p>
          </table:table-cell>
          <table:table-cell office:value-type="float" office:value="-51.0625">
            <text:p>-5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0M20S">
            <text:p>08:40:20 AM</text:p>
          </table:table-cell>
          <table:table-cell office:value-type="float" office:value="11072">
            <text:p>11072</text:p>
          </table:table-cell>
          <table:table-cell office:value-type="float" office:value="-53.1875">
            <text:p>-53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0M30S">
            <text:p>08:40:30 AM</text:p>
          </table:table-cell>
          <table:table-cell office:value-type="float" office:value="11115">
            <text:p>11115</text:p>
          </table:table-cell>
          <table:table-cell office:value-type="float" office:value="-53.375">
            <text:p>-5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0M40S">
            <text:p>08:40:40 AM</text:p>
          </table:table-cell>
          <table:table-cell office:value-type="float" office:value="11166">
            <text:p>11166</text:p>
          </table:table-cell>
          <table:table-cell office:value-type="float" office:value="-53.5">
            <text:p>-5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0M50S">
            <text:p>08:40:50 AM</text:p>
          </table:table-cell>
          <table:table-cell office:value-type="float" office:value="11217">
            <text:p>11217</text:p>
          </table:table-cell>
          <table:table-cell office:value-type="float" office:value="-54.4375">
            <text:p>-5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1M00S">
            <text:p>08:41:00 AM</text:p>
          </table:table-cell>
          <table:table-cell office:value-type="float" office:value="11270">
            <text:p>11270</text:p>
          </table:table-cell>
          <table:table-cell office:value-type="float" office:value="-54.375">
            <text:p>-5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1M25S">
            <text:p>08:41:25 AM</text:p>
          </table:table-cell>
          <table:table-cell office:value-type="float" office:value="11378">
            <text:p>11378</text:p>
          </table:table-cell>
          <table:table-cell office:value-type="float" office:value="-52.375">
            <text:p>-52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1M35S">
            <text:p>08:41:35 AM</text:p>
          </table:table-cell>
          <table:table-cell office:value-type="float" office:value="11428">
            <text:p>11428</text:p>
          </table:table-cell>
          <table:table-cell office:value-type="float" office:value="-52.25">
            <text:p>-52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1M45S">
            <text:p>08:41:45 AM</text:p>
          </table:table-cell>
          <table:table-cell office:value-type="float" office:value="11474">
            <text:p>11474</text:p>
          </table:table-cell>
          <table:table-cell office:value-type="float" office:value="-53.5">
            <text:p>-5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1M55S">
            <text:p>08:41:55 AM</text:p>
          </table:table-cell>
          <table:table-cell office:value-type="float" office:value="11509">
            <text:p>11509</text:p>
          </table:table-cell>
          <table:table-cell office:value-type="float" office:value="-53.75">
            <text:p>-53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2M05S">
            <text:p>08:42:05 AM</text:p>
          </table:table-cell>
          <table:table-cell office:value-type="float" office:value="11545">
            <text:p>11545</text:p>
          </table:table-cell>
          <table:table-cell office:value-type="float" office:value="-52.4375">
            <text:p>-52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2M15S">
            <text:p>08:42:15 AM</text:p>
          </table:table-cell>
          <table:table-cell office:value-type="float" office:value="11580">
            <text:p>11580</text:p>
          </table:table-cell>
          <table:table-cell office:value-type="float" office:value="-52.875">
            <text:p>-52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2M25S">
            <text:p>08:42:25 AM</text:p>
          </table:table-cell>
          <table:table-cell office:value-type="float" office:value="11619">
            <text:p>11619</text:p>
          </table:table-cell>
          <table:table-cell office:value-type="float" office:value="-51.0625">
            <text:p>-5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2M35S">
            <text:p>08:42:35 AM</text:p>
          </table:table-cell>
          <table:table-cell office:value-type="float" office:value="11656">
            <text:p>11656</text:p>
          </table:table-cell>
          <table:table-cell office:value-type="float" office:value="-50.25">
            <text:p>-50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3M00S">
            <text:p>08:43:00 AM</text:p>
          </table:table-cell>
          <table:table-cell office:value-type="float" office:value="11747">
            <text:p>11747</text:p>
          </table:table-cell>
          <table:table-cell office:value-type="float" office:value="-50.4375">
            <text:p>-50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3M10S">
            <text:p>08:43:10 AM</text:p>
          </table:table-cell>
          <table:table-cell office:value-type="float" office:value="11788">
            <text:p>11788</text:p>
          </table:table-cell>
          <table:table-cell office:value-type="float" office:value="-50.125">
            <text:p>-50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3M20S">
            <text:p>08:43:20 AM</text:p>
          </table:table-cell>
          <table:table-cell office:value-type="float" office:value="11835">
            <text:p>11835</text:p>
          </table:table-cell>
          <table:table-cell office:value-type="float" office:value="-50.0625">
            <text:p>-50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3M30S">
            <text:p>08:43:30 AM</text:p>
          </table:table-cell>
          <table:table-cell office:value-type="float" office:value="11883">
            <text:p>11883</text:p>
          </table:table-cell>
          <table:table-cell office:value-type="float" office:value="-50.125">
            <text:p>-50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3M40S">
            <text:p>08:43:40 AM</text:p>
          </table:table-cell>
          <table:table-cell office:value-type="float" office:value="11921">
            <text:p>11921</text:p>
          </table:table-cell>
          <table:table-cell office:value-type="float" office:value="-52.875">
            <text:p>-52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3M50S">
            <text:p>08:43:50 AM</text:p>
          </table:table-cell>
          <table:table-cell office:value-type="float" office:value="11960">
            <text:p>11960</text:p>
          </table:table-cell>
          <table:table-cell office:value-type="float" office:value="-50.25">
            <text:p>-50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4M00S">
            <text:p>08:44:00 AM</text:p>
          </table:table-cell>
          <table:table-cell office:value-type="float" office:value="12006">
            <text:p>12006</text:p>
          </table:table-cell>
          <table:table-cell office:value-type="float" office:value="-49">
            <text:p>-49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4M20S">
            <text:p>08:44:20 AM</text:p>
          </table:table-cell>
          <table:table-cell office:value-type="float" office:value="12098">
            <text:p>12098</text:p>
          </table:table-cell>
          <table:table-cell office:value-type="float" office:value="-50.75">
            <text:p>-50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4M30S">
            <text:p>08:44:30 AM</text:p>
          </table:table-cell>
          <table:table-cell office:value-type="float" office:value="12145">
            <text:p>12145</text:p>
          </table:table-cell>
          <table:table-cell office:value-type="float" office:value="-52.125">
            <text:p>-52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4M45S">
            <text:p>08:44:45 AM</text:p>
          </table:table-cell>
          <table:table-cell office:value-type="float" office:value="12213">
            <text:p>12213</text:p>
          </table:table-cell>
          <table:table-cell office:value-type="float" office:value="-52.875">
            <text:p>-52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4M55S">
            <text:p>08:44:55 AM</text:p>
          </table:table-cell>
          <table:table-cell office:value-type="float" office:value="12251">
            <text:p>12251</text:p>
          </table:table-cell>
          <table:table-cell office:value-type="float" office:value="-52.25">
            <text:p>-52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5M05S">
            <text:p>08:45:05 AM</text:p>
          </table:table-cell>
          <table:table-cell office:value-type="float" office:value="12290">
            <text:p>12290</text:p>
          </table:table-cell>
          <table:table-cell office:value-type="float" office:value="-52.8125">
            <text:p>-5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5M15S">
            <text:p>08:45:15 AM</text:p>
          </table:table-cell>
          <table:table-cell office:value-type="float" office:value="12327">
            <text:p>12327</text:p>
          </table:table-cell>
          <table:table-cell office:value-type="float" office:value="-51.4375">
            <text:p>-51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5M25S">
            <text:p>08:45:25 AM</text:p>
          </table:table-cell>
          <table:table-cell office:value-type="float" office:value="12365">
            <text:p>12365</text:p>
          </table:table-cell>
          <table:table-cell office:value-type="float" office:value="-50.3125">
            <text:p>-5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5M45S">
            <text:p>08:45:45 AM</text:p>
          </table:table-cell>
          <table:table-cell office:value-type="float" office:value="12443">
            <text:p>12443</text:p>
          </table:table-cell>
          <table:table-cell office:value-type="float" office:value="-49.3125">
            <text:p>-49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5M55S">
            <text:p>08:45:55 AM</text:p>
          </table:table-cell>
          <table:table-cell office:value-type="float" office:value="12487">
            <text:p>12487</text:p>
          </table:table-cell>
          <table:table-cell office:value-type="float" office:value="-50.875">
            <text:p>-50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6M05S">
            <text:p>08:46:05 AM</text:p>
          </table:table-cell>
          <table:table-cell office:value-type="float" office:value="12526">
            <text:p>12526</text:p>
          </table:table-cell>
          <table:table-cell office:value-type="float" office:value="-50.75">
            <text:p>-50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6M15S">
            <text:p>08:46:15 AM</text:p>
          </table:table-cell>
          <table:table-cell office:value-type="float" office:value="12563">
            <text:p>12563</text:p>
          </table:table-cell>
          <table:table-cell office:value-type="float" office:value="-48.5625">
            <text:p>-4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6M30S">
            <text:p>08:46:30 AM</text:p>
          </table:table-cell>
          <table:table-cell office:value-type="float" office:value="12620">
            <text:p>12620</text:p>
          </table:table-cell>
          <table:table-cell office:value-type="float" office:value="-47.375">
            <text:p>-47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6M40S">
            <text:p>08:46:40 AM</text:p>
          </table:table-cell>
          <table:table-cell office:value-type="float" office:value="12658">
            <text:p>12658</text:p>
          </table:table-cell>
          <table:table-cell office:value-type="float" office:value="-48.375">
            <text:p>-48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6M50S">
            <text:p>08:46:50 AM</text:p>
          </table:table-cell>
          <table:table-cell office:value-type="float" office:value="12695">
            <text:p>12695</text:p>
          </table:table-cell>
          <table:table-cell office:value-type="float" office:value="-48.6875">
            <text:p>-4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7M00S">
            <text:p>08:47:00 AM</text:p>
          </table:table-cell>
          <table:table-cell office:value-type="float" office:value="12734">
            <text:p>12734</text:p>
          </table:table-cell>
          <table:table-cell office:value-type="float" office:value="-47.125">
            <text:p>-47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7M10S">
            <text:p>08:47:10 AM</text:p>
          </table:table-cell>
          <table:table-cell office:value-type="float" office:value="12766">
            <text:p>12766</text:p>
          </table:table-cell>
          <table:table-cell office:value-type="float" office:value="-47.375">
            <text:p>-47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7M20S">
            <text:p>08:47:20 AM</text:p>
          </table:table-cell>
          <table:table-cell office:value-type="float" office:value="12802">
            <text:p>12802</text:p>
          </table:table-cell>
          <table:table-cell office:value-type="float" office:value="-46.0625">
            <text:p>-46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7M30S">
            <text:p>08:47:30 AM</text:p>
          </table:table-cell>
          <table:table-cell office:value-type="float" office:value="12837">
            <text:p>12837</text:p>
          </table:table-cell>
          <table:table-cell office:value-type="float" office:value="-46.125">
            <text:p>-4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7M40S">
            <text:p>08:47:40 AM</text:p>
          </table:table-cell>
          <table:table-cell office:value-type="float" office:value="12871">
            <text:p>12871</text:p>
          </table:table-cell>
          <table:table-cell office:value-type="float" office:value="-47.4375">
            <text:p>-47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7M50S">
            <text:p>08:47:50 AM</text:p>
          </table:table-cell>
          <table:table-cell office:value-type="float" office:value="12908">
            <text:p>12908</text:p>
          </table:table-cell>
          <table:table-cell office:value-type="float" office:value="-48.625">
            <text:p>-48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8M05S">
            <text:p>08:48:05 AM</text:p>
          </table:table-cell>
          <table:table-cell office:value-type="float" office:value="12971">
            <text:p>12971</text:p>
          </table:table-cell>
          <table:table-cell office:value-type="float" office:value="-47.8125">
            <text:p>-47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8M15S">
            <text:p>08:48:15 AM</text:p>
          </table:table-cell>
          <table:table-cell office:value-type="float" office:value="13008">
            <text:p>13008</text:p>
          </table:table-cell>
          <table:table-cell office:value-type="float" office:value="-48.6875">
            <text:p>-4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8M25S">
            <text:p>08:48:25 AM</text:p>
          </table:table-cell>
          <table:table-cell office:value-type="float" office:value="13042">
            <text:p>13042</text:p>
          </table:table-cell>
          <table:table-cell office:value-type="float" office:value="-47.0625">
            <text:p>-47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8M35S">
            <text:p>08:48:35 AM</text:p>
          </table:table-cell>
          <table:table-cell office:value-type="float" office:value="13081">
            <text:p>13081</text:p>
          </table:table-cell>
          <table:table-cell office:value-type="float" office:value="-47.25">
            <text:p>-4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8M45S">
            <text:p>08:48:45 AM</text:p>
          </table:table-cell>
          <table:table-cell office:value-type="float" office:value="13116">
            <text:p>13116</text:p>
          </table:table-cell>
          <table:table-cell office:value-type="float" office:value="-47.25">
            <text:p>-4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9M05S">
            <text:p>08:49:05 AM</text:p>
          </table:table-cell>
          <table:table-cell office:value-type="float" office:value="13188">
            <text:p>13188</text:p>
          </table:table-cell>
          <table:table-cell office:value-type="float" office:value="-47.8125">
            <text:p>-47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9M15S">
            <text:p>08:49:15 AM</text:p>
          </table:table-cell>
          <table:table-cell office:value-type="float" office:value="13223">
            <text:p>13223</text:p>
          </table:table-cell>
          <table:table-cell office:value-type="float" office:value="-47.875">
            <text:p>-4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9M25S">
            <text:p>08:49:25 AM</text:p>
          </table:table-cell>
          <table:table-cell office:value-type="float" office:value="13260">
            <text:p>13260</text:p>
          </table:table-cell>
          <table:table-cell office:value-type="float" office:value="-45.1875">
            <text:p>-45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49M40S">
            <text:p>08:49:40 AM</text:p>
          </table:table-cell>
          <table:table-cell office:value-type="float" office:value="13317">
            <text:p>13317</text:p>
          </table:table-cell>
          <table:table-cell office:value-type="float" office:value="-47.1875">
            <text:p>-47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0M00S">
            <text:p>08:50:00 AM</text:p>
          </table:table-cell>
          <table:table-cell office:value-type="float" office:value="13388">
            <text:p>13388</text:p>
          </table:table-cell>
          <table:table-cell office:value-type="float" office:value="-48.5625">
            <text:p>-4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0M10S">
            <text:p>08:50:10 AM</text:p>
          </table:table-cell>
          <table:table-cell office:value-type="float" office:value="13423">
            <text:p>13423</text:p>
          </table:table-cell>
          <table:table-cell office:value-type="float" office:value="-47.8125">
            <text:p>-47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0M20S">
            <text:p>08:50:20 AM</text:p>
          </table:table-cell>
          <table:table-cell office:value-type="float" office:value="13459">
            <text:p>13459</text:p>
          </table:table-cell>
          <table:table-cell office:value-type="float" office:value="-46.9375">
            <text:p>-46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0M40S">
            <text:p>08:50:40 AM</text:p>
          </table:table-cell>
          <table:table-cell office:value-type="float" office:value="13531">
            <text:p>13531</text:p>
          </table:table-cell>
          <table:table-cell office:value-type="float" office:value="-46.0625">
            <text:p>-46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0M50S">
            <text:p>08:50:50 AM</text:p>
          </table:table-cell>
          <table:table-cell office:value-type="float" office:value="13569">
            <text:p>13569</text:p>
          </table:table-cell>
          <table:table-cell office:value-type="float" office:value="-47.4375">
            <text:p>-47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1M05S">
            <text:p>08:51:05 AM</text:p>
          </table:table-cell>
          <table:table-cell office:value-type="float" office:value="13633">
            <text:p>13633</text:p>
          </table:table-cell>
          <table:table-cell office:value-type="float" office:value="-48.4375">
            <text:p>-48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1M15S">
            <text:p>08:51:15 AM</text:p>
          </table:table-cell>
          <table:table-cell office:value-type="float" office:value="13670">
            <text:p>13670</text:p>
          </table:table-cell>
          <table:table-cell office:value-type="float" office:value="-48.0625">
            <text:p>-48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1M25S">
            <text:p>08:51:25 AM</text:p>
          </table:table-cell>
          <table:table-cell office:value-type="float" office:value="13705">
            <text:p>13705</text:p>
          </table:table-cell>
          <table:table-cell office:value-type="float" office:value="-48.9375">
            <text:p>-4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1M35S">
            <text:p>08:51:35 AM</text:p>
          </table:table-cell>
          <table:table-cell office:value-type="float" office:value="13742">
            <text:p>13742</text:p>
          </table:table-cell>
          <table:table-cell office:value-type="float" office:value="-48.3125">
            <text:p>-48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1M45S">
            <text:p>08:51:45 AM</text:p>
          </table:table-cell>
          <table:table-cell office:value-type="float" office:value="13776">
            <text:p>13776</text:p>
          </table:table-cell>
          <table:table-cell office:value-type="float" office:value="-49.3125">
            <text:p>-49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1M55S">
            <text:p>08:51:55 AM</text:p>
          </table:table-cell>
          <table:table-cell office:value-type="float" office:value="13815">
            <text:p>13815</text:p>
          </table:table-cell>
          <table:table-cell office:value-type="float" office:value="-49.75">
            <text:p>-49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2M05S">
            <text:p>08:52:05 AM</text:p>
          </table:table-cell>
          <table:table-cell office:value-type="float" office:value="13851">
            <text:p>13851</text:p>
          </table:table-cell>
          <table:table-cell office:value-type="float" office:value="-48.0625">
            <text:p>-48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2M15S">
            <text:p>08:52:15 AM</text:p>
          </table:table-cell>
          <table:table-cell office:value-type="float" office:value="13886">
            <text:p>13886</text:p>
          </table:table-cell>
          <table:table-cell office:value-type="float" office:value="-48.9375">
            <text:p>-4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2M25S">
            <text:p>08:52:25 AM</text:p>
          </table:table-cell>
          <table:table-cell office:value-type="float" office:value="13922">
            <text:p>13922</text:p>
          </table:table-cell>
          <table:table-cell office:value-type="float" office:value="-46">
            <text:p>-46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2M35S">
            <text:p>08:52:35 AM</text:p>
          </table:table-cell>
          <table:table-cell office:value-type="float" office:value="13959">
            <text:p>13959</text:p>
          </table:table-cell>
          <table:table-cell office:value-type="float" office:value="-46.4375">
            <text:p>-46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2M50S">
            <text:p>08:52:50 AM</text:p>
          </table:table-cell>
          <table:table-cell office:value-type="float" office:value="14015">
            <text:p>14015</text:p>
          </table:table-cell>
          <table:table-cell office:value-type="float" office:value="-46.5">
            <text:p>-46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3M00S">
            <text:p>08:53:00 AM</text:p>
          </table:table-cell>
          <table:table-cell office:value-type="float" office:value="14054">
            <text:p>14054</text:p>
          </table:table-cell>
          <table:table-cell office:value-type="float" office:value="-47.6875">
            <text:p>-4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3M10S">
            <text:p>08:53:10 AM</text:p>
          </table:table-cell>
          <table:table-cell office:value-type="float" office:value="14094">
            <text:p>14094</text:p>
          </table:table-cell>
          <table:table-cell office:value-type="float" office:value="-46.5">
            <text:p>-46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3M20S">
            <text:p>08:53:20 AM</text:p>
          </table:table-cell>
          <table:table-cell office:value-type="float" office:value="14135">
            <text:p>14135</text:p>
          </table:table-cell>
          <table:table-cell office:value-type="float" office:value="-46.25">
            <text:p>-46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3M30S">
            <text:p>08:53:30 AM</text:p>
          </table:table-cell>
          <table:table-cell office:value-type="float" office:value="14176">
            <text:p>14176</text:p>
          </table:table-cell>
          <table:table-cell office:value-type="float" office:value="-46.25">
            <text:p>-46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3M50S">
            <text:p>08:53:50 AM</text:p>
          </table:table-cell>
          <table:table-cell office:value-type="float" office:value="14250">
            <text:p>14250</text:p>
          </table:table-cell>
          <table:table-cell office:value-type="float" office:value="-47.4375">
            <text:p>-47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4M10S">
            <text:p>08:54:10 AM</text:p>
          </table:table-cell>
          <table:table-cell office:value-type="float" office:value="14320">
            <text:p>14320</text:p>
          </table:table-cell>
          <table:table-cell office:value-type="float" office:value="-45.1875">
            <text:p>-45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4M25S">
            <text:p>08:54:25 AM</text:p>
          </table:table-cell>
          <table:table-cell office:value-type="float" office:value="14379">
            <text:p>14379</text:p>
          </table:table-cell>
          <table:table-cell office:value-type="float" office:value="-45.0625">
            <text:p>-45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4M35S">
            <text:p>08:54:35 AM</text:p>
          </table:table-cell>
          <table:table-cell office:value-type="float" office:value="14416">
            <text:p>14416</text:p>
          </table:table-cell>
          <table:table-cell office:value-type="float" office:value="-44.4375">
            <text:p>-4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4M45S">
            <text:p>08:54:45 AM</text:p>
          </table:table-cell>
          <table:table-cell office:value-type="float" office:value="14449">
            <text:p>14449</text:p>
          </table:table-cell>
          <table:table-cell office:value-type="float" office:value="-43.3125">
            <text:p>-43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4M55S">
            <text:p>08:54:55 AM</text:p>
          </table:table-cell>
          <table:table-cell office:value-type="float" office:value="14488">
            <text:p>14488</text:p>
          </table:table-cell>
          <table:table-cell office:value-type="float" office:value="-42.375">
            <text:p>-42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5M05S">
            <text:p>08:55:05 AM</text:p>
          </table:table-cell>
          <table:table-cell office:value-type="float" office:value="14525">
            <text:p>14525</text:p>
          </table:table-cell>
          <table:table-cell office:value-type="float" office:value="-43.5625">
            <text:p>-43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5M15S">
            <text:p>08:55:15 AM</text:p>
          </table:table-cell>
          <table:table-cell office:value-type="float" office:value="14564">
            <text:p>14564</text:p>
          </table:table-cell>
          <table:table-cell office:value-type="float" office:value="-43.375">
            <text:p>-4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5M25S">
            <text:p>08:55:25 AM</text:p>
          </table:table-cell>
          <table:table-cell office:value-type="float" office:value="14601">
            <text:p>14601</text:p>
          </table:table-cell>
          <table:table-cell office:value-type="float" office:value="-44.875">
            <text:p>-44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5M40S">
            <text:p>08:55:40 AM</text:p>
          </table:table-cell>
          <table:table-cell office:value-type="float" office:value="14657">
            <text:p>14657</text:p>
          </table:table-cell>
          <table:table-cell office:value-type="float" office:value="-44.3125">
            <text:p>-44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5M50S">
            <text:p>08:55:50 AM</text:p>
          </table:table-cell>
          <table:table-cell office:value-type="float" office:value="14696">
            <text:p>14696</text:p>
          </table:table-cell>
          <table:table-cell office:value-type="float" office:value="-46.625">
            <text:p>-46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6M00S">
            <text:p>08:56:00 AM</text:p>
          </table:table-cell>
          <table:table-cell office:value-type="float" office:value="14735">
            <text:p>14735</text:p>
          </table:table-cell>
          <table:table-cell office:value-type="float" office:value="-45.5625">
            <text:p>-45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6M10S">
            <text:p>08:56:10 AM</text:p>
          </table:table-cell>
          <table:table-cell office:value-type="float" office:value="14771">
            <text:p>14771</text:p>
          </table:table-cell>
          <table:table-cell office:value-type="float" office:value="-45.125">
            <text:p>-45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6M20S">
            <text:p>08:56:20 AM</text:p>
          </table:table-cell>
          <table:table-cell office:value-type="float" office:value="14805">
            <text:p>14805</text:p>
          </table:table-cell>
          <table:table-cell office:value-type="float" office:value="-45.1875">
            <text:p>-45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6M30S">
            <text:p>08:56:30 AM</text:p>
          </table:table-cell>
          <table:table-cell office:value-type="float" office:value="14840">
            <text:p>14840</text:p>
          </table:table-cell>
          <table:table-cell office:value-type="float" office:value="-44.625">
            <text:p>-4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6M40S">
            <text:p>08:56:40 AM</text:p>
          </table:table-cell>
          <table:table-cell office:value-type="float" office:value="14876">
            <text:p>14876</text:p>
          </table:table-cell>
          <table:table-cell office:value-type="float" office:value="-45.9375">
            <text:p>-45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6M50S">
            <text:p>08:56:50 AM</text:p>
          </table:table-cell>
          <table:table-cell office:value-type="float" office:value="14915">
            <text:p>14915</text:p>
          </table:table-cell>
          <table:table-cell office:value-type="float" office:value="-45.0625">
            <text:p>-45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7M00S">
            <text:p>08:57:00 AM</text:p>
          </table:table-cell>
          <table:table-cell office:value-type="float" office:value="14954">
            <text:p>14954</text:p>
          </table:table-cell>
          <table:table-cell office:value-type="float" office:value="-47.625">
            <text:p>-4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7M15S">
            <text:p>08:57:15 AM</text:p>
          </table:table-cell>
          <table:table-cell office:value-type="float" office:value="15011">
            <text:p>15011</text:p>
          </table:table-cell>
          <table:table-cell office:value-type="float" office:value="-47.1875">
            <text:p>-47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7M25S">
            <text:p>08:57:25 AM</text:p>
          </table:table-cell>
          <table:table-cell office:value-type="float" office:value="15048">
            <text:p>15048</text:p>
          </table:table-cell>
          <table:table-cell office:value-type="float" office:value="-46.125">
            <text:p>-4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7M35S">
            <text:p>08:57:35 AM</text:p>
          </table:table-cell>
          <table:table-cell office:value-type="float" office:value="15087">
            <text:p>15087</text:p>
          </table:table-cell>
          <table:table-cell office:value-type="float" office:value="-45.3125">
            <text:p>-4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7M45S">
            <text:p>08:57:45 AM</text:p>
          </table:table-cell>
          <table:table-cell office:value-type="float" office:value="15124">
            <text:p>15124</text:p>
          </table:table-cell>
          <table:table-cell office:value-type="float" office:value="-45.4375">
            <text:p>-45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7M55S">
            <text:p>08:57:55 AM</text:p>
          </table:table-cell>
          <table:table-cell office:value-type="float" office:value="15161">
            <text:p>15161</text:p>
          </table:table-cell>
          <table:table-cell office:value-type="float" office:value="-46.625">
            <text:p>-46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8M05S">
            <text:p>08:58:05 AM</text:p>
          </table:table-cell>
          <table:table-cell office:value-type="float" office:value="15199">
            <text:p>15199</text:p>
          </table:table-cell>
          <table:table-cell office:value-type="float" office:value="-48.8125">
            <text:p>-48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8M15S">
            <text:p>08:58:15 AM</text:p>
          </table:table-cell>
          <table:table-cell office:value-type="float" office:value="15235">
            <text:p>15235</text:p>
          </table:table-cell>
          <table:table-cell office:value-type="float" office:value="-48.5">
            <text:p>-4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8M25S">
            <text:p>08:58:25 AM</text:p>
          </table:table-cell>
          <table:table-cell office:value-type="float" office:value="15270">
            <text:p>15270</text:p>
          </table:table-cell>
          <table:table-cell office:value-type="float" office:value="-46.125">
            <text:p>-4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8M35S">
            <text:p>08:58:35 AM</text:p>
          </table:table-cell>
          <table:table-cell office:value-type="float" office:value="15305">
            <text:p>15305</text:p>
          </table:table-cell>
          <table:table-cell office:value-type="float" office:value="-45.25">
            <text:p>-45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8M50S">
            <text:p>08:58:50 AM</text:p>
          </table:table-cell>
          <table:table-cell office:value-type="float" office:value="15361">
            <text:p>15361</text:p>
          </table:table-cell>
          <table:table-cell office:value-type="float" office:value="-46.125">
            <text:p>-4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9M10S">
            <text:p>08:59:10 AM</text:p>
          </table:table-cell>
          <table:table-cell office:value-type="float" office:value="15437">
            <text:p>15437</text:p>
          </table:table-cell>
          <table:table-cell office:value-type="float" office:value="-46.5">
            <text:p>-46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9M20S">
            <text:p>08:59:20 AM</text:p>
          </table:table-cell>
          <table:table-cell office:value-type="float" office:value="15479">
            <text:p>15479</text:p>
          </table:table-cell>
          <table:table-cell office:value-type="float" office:value="-47.3125">
            <text:p>-47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9M30S">
            <text:p>08:59:30 AM</text:p>
          </table:table-cell>
          <table:table-cell office:value-type="float" office:value="15517">
            <text:p>15517</text:p>
          </table:table-cell>
          <table:table-cell office:value-type="float" office:value="-47.8125">
            <text:p>-47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9M40S">
            <text:p>08:59:40 AM</text:p>
          </table:table-cell>
          <table:table-cell office:value-type="float" office:value="15555">
            <text:p>15555</text:p>
          </table:table-cell>
          <table:table-cell office:value-type="float" office:value="-46">
            <text:p>-46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8H59M50S">
            <text:p>08:59:50 AM</text:p>
          </table:table-cell>
          <table:table-cell office:value-type="float" office:value="15596">
            <text:p>15596</text:p>
          </table:table-cell>
          <table:table-cell office:value-type="float" office:value="-47.875">
            <text:p>-4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0M00S">
            <text:p>09:00:00 AM</text:p>
          </table:table-cell>
          <table:table-cell office:value-type="float" office:value="15639">
            <text:p>15639</text:p>
          </table:table-cell>
          <table:table-cell office:value-type="float" office:value="-47.4375">
            <text:p>-47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0M25S">
            <text:p>09:00:25 AM</text:p>
          </table:table-cell>
          <table:table-cell office:value-type="float" office:value="15746">
            <text:p>15746</text:p>
          </table:table-cell>
          <table:table-cell office:value-type="float" office:value="-47.5625">
            <text:p>-47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0M35S">
            <text:p>09:00:35 AM</text:p>
          </table:table-cell>
          <table:table-cell office:value-type="float" office:value="15788">
            <text:p>15788</text:p>
          </table:table-cell>
          <table:table-cell office:value-type="float" office:value="-47.75">
            <text:p>-47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0M45S">
            <text:p>09:00:45 AM</text:p>
          </table:table-cell>
          <table:table-cell office:value-type="float" office:value="15827">
            <text:p>15827</text:p>
          </table:table-cell>
          <table:table-cell office:value-type="float" office:value="-48.9375">
            <text:p>-4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0M55S">
            <text:p>09:00:55 AM</text:p>
          </table:table-cell>
          <table:table-cell office:value-type="float" office:value="15866">
            <text:p>15866</text:p>
          </table:table-cell>
          <table:table-cell office:value-type="float" office:value="-46.5">
            <text:p>-46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1M05S">
            <text:p>09:01:05 AM</text:p>
          </table:table-cell>
          <table:table-cell office:value-type="float" office:value="15905">
            <text:p>15905</text:p>
          </table:table-cell>
          <table:table-cell office:value-type="float" office:value="-46.125">
            <text:p>-4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1M15S">
            <text:p>09:01:15 AM</text:p>
          </table:table-cell>
          <table:table-cell office:value-type="float" office:value="15946">
            <text:p>15946</text:p>
          </table:table-cell>
          <table:table-cell office:value-type="float" office:value="-47.75">
            <text:p>-47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1M25S">
            <text:p>09:01:25 AM</text:p>
          </table:table-cell>
          <table:table-cell office:value-type="float" office:value="15985">
            <text:p>15985</text:p>
          </table:table-cell>
          <table:table-cell office:value-type="float" office:value="-47.875">
            <text:p>-4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1M35S">
            <text:p>09:01:35 AM</text:p>
          </table:table-cell>
          <table:table-cell office:value-type="float" office:value="16024">
            <text:p>16024</text:p>
          </table:table-cell>
          <table:table-cell office:value-type="float" office:value="-45.375">
            <text:p>-45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2M00S">
            <text:p>09:02:00 AM</text:p>
          </table:table-cell>
          <table:table-cell office:value-type="float" office:value="16119">
            <text:p>16119</text:p>
          </table:table-cell>
          <table:table-cell office:value-type="float" office:value="-46.125">
            <text:p>-4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2M10S">
            <text:p>09:02:10 AM</text:p>
          </table:table-cell>
          <table:table-cell office:value-type="float" office:value="16159">
            <text:p>16159</text:p>
          </table:table-cell>
          <table:table-cell office:value-type="float" office:value="-48.9375">
            <text:p>-4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2M20S">
            <text:p>09:02:20 AM</text:p>
          </table:table-cell>
          <table:table-cell office:value-type="float" office:value="16198">
            <text:p>16198</text:p>
          </table:table-cell>
          <table:table-cell office:value-type="float" office:value="-49.9375">
            <text:p>-49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2M30S">
            <text:p>09:02:30 AM</text:p>
          </table:table-cell>
          <table:table-cell office:value-type="float" office:value="16234">
            <text:p>16234</text:p>
          </table:table-cell>
          <table:table-cell office:value-type="float" office:value="-47.625">
            <text:p>-4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2M40S">
            <text:p>09:02:40 AM</text:p>
          </table:table-cell>
          <table:table-cell office:value-type="float" office:value="16276">
            <text:p>16276</text:p>
          </table:table-cell>
          <table:table-cell office:value-type="float" office:value="-48.5">
            <text:p>-4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2M50S">
            <text:p>09:02:50 AM</text:p>
          </table:table-cell>
          <table:table-cell office:value-type="float" office:value="16309">
            <text:p>16309</text:p>
          </table:table-cell>
          <table:table-cell office:value-type="float" office:value="-48.5625">
            <text:p>-4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3M00S">
            <text:p>09:03:00 AM</text:p>
          </table:table-cell>
          <table:table-cell office:value-type="float" office:value="16348">
            <text:p>16348</text:p>
          </table:table-cell>
          <table:table-cell office:value-type="float" office:value="-49.1875">
            <text:p>-4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3M25S">
            <text:p>09:03:25 AM</text:p>
          </table:table-cell>
          <table:table-cell office:value-type="float" office:value="16457">
            <text:p>16457</text:p>
          </table:table-cell>
          <table:table-cell office:value-type="float" office:value="-48.5">
            <text:p>-4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3M35S">
            <text:p>09:03:35 AM</text:p>
          </table:table-cell>
          <table:table-cell office:value-type="float" office:value="16502">
            <text:p>16502</text:p>
          </table:table-cell>
          <table:table-cell office:value-type="float" office:value="-48.875">
            <text:p>-48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3M45S">
            <text:p>09:03:45 AM</text:p>
          </table:table-cell>
          <table:table-cell office:value-type="float" office:value="16544">
            <text:p>16544</text:p>
          </table:table-cell>
          <table:table-cell office:value-type="float" office:value="-47">
            <text:p>-47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3M55S">
            <text:p>09:03:55 AM</text:p>
          </table:table-cell>
          <table:table-cell office:value-type="float" office:value="16583">
            <text:p>16583</text:p>
          </table:table-cell>
          <table:table-cell office:value-type="float" office:value="-46.9375">
            <text:p>-46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4M05S">
            <text:p>09:04:05 AM</text:p>
          </table:table-cell>
          <table:table-cell office:value-type="float" office:value="16619">
            <text:p>16619</text:p>
          </table:table-cell>
          <table:table-cell office:value-type="float" office:value="-46.1875">
            <text:p>-46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4M15S">
            <text:p>09:04:15 AM</text:p>
          </table:table-cell>
          <table:table-cell office:value-type="float" office:value="16656">
            <text:p>16656</text:p>
          </table:table-cell>
          <table:table-cell office:value-type="float" office:value="-44.125">
            <text:p>-44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4M25S">
            <text:p>09:04:25 AM</text:p>
          </table:table-cell>
          <table:table-cell office:value-type="float" office:value="16693">
            <text:p>16693</text:p>
          </table:table-cell>
          <table:table-cell office:value-type="float" office:value="-44.25">
            <text:p>-44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4M35S">
            <text:p>09:04:35 AM</text:p>
          </table:table-cell>
          <table:table-cell office:value-type="float" office:value="16733">
            <text:p>16733</text:p>
          </table:table-cell>
          <table:table-cell office:value-type="float" office:value="-43.0625">
            <text:p>-43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4M45S">
            <text:p>09:04:45 AM</text:p>
          </table:table-cell>
          <table:table-cell office:value-type="float" office:value="16773">
            <text:p>16773</text:p>
          </table:table-cell>
          <table:table-cell office:value-type="float" office:value="-43.375">
            <text:p>-4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5M00S">
            <text:p>09:05:00 AM</text:p>
          </table:table-cell>
          <table:table-cell office:value-type="float" office:value="16831">
            <text:p>16831</text:p>
          </table:table-cell>
          <table:table-cell office:value-type="float" office:value="-45.25">
            <text:p>-45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5M10S">
            <text:p>09:05:10 AM</text:p>
          </table:table-cell>
          <table:table-cell office:value-type="float" office:value="16871">
            <text:p>16871</text:p>
          </table:table-cell>
          <table:table-cell office:value-type="float" office:value="-45.375">
            <text:p>-45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5M20S">
            <text:p>09:05:20 AM</text:p>
          </table:table-cell>
          <table:table-cell office:value-type="float" office:value="16911">
            <text:p>16911</text:p>
          </table:table-cell>
          <table:table-cell office:value-type="float" office:value="-45.875">
            <text:p>-4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5M30S">
            <text:p>09:05:30 AM</text:p>
          </table:table-cell>
          <table:table-cell office:value-type="float" office:value="16949">
            <text:p>16949</text:p>
          </table:table-cell>
          <table:table-cell office:value-type="float" office:value="-44.125">
            <text:p>-44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5M40S">
            <text:p>09:05:40 AM</text:p>
          </table:table-cell>
          <table:table-cell office:value-type="float" office:value="16989">
            <text:p>16989</text:p>
          </table:table-cell>
          <table:table-cell office:value-type="float" office:value="-44.625">
            <text:p>-4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5M50S">
            <text:p>09:05:50 AM</text:p>
          </table:table-cell>
          <table:table-cell office:value-type="float" office:value="17028">
            <text:p>17028</text:p>
          </table:table-cell>
          <table:table-cell office:value-type="float" office:value="-44.6875">
            <text:p>-44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6M00S">
            <text:p>09:06:00 AM</text:p>
          </table:table-cell>
          <table:table-cell office:value-type="float" office:value="17070">
            <text:p>17070</text:p>
          </table:table-cell>
          <table:table-cell office:value-type="float" office:value="-44.9375">
            <text:p>-44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6M10S">
            <text:p>09:06:10 AM</text:p>
          </table:table-cell>
          <table:table-cell office:value-type="float" office:value="17112">
            <text:p>17112</text:p>
          </table:table-cell>
          <table:table-cell office:value-type="float" office:value="-44.1875">
            <text:p>-4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6M25S">
            <text:p>09:06:25 AM</text:p>
          </table:table-cell>
          <table:table-cell office:value-type="float" office:value="17174">
            <text:p>17174</text:p>
          </table:table-cell>
          <table:table-cell office:value-type="float" office:value="-45.1875">
            <text:p>-45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6M35S">
            <text:p>09:06:35 AM</text:p>
          </table:table-cell>
          <table:table-cell office:value-type="float" office:value="17213">
            <text:p>17213</text:p>
          </table:table-cell>
          <table:table-cell office:value-type="float" office:value="-45.875">
            <text:p>-4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6M45S">
            <text:p>09:06:45 AM</text:p>
          </table:table-cell>
          <table:table-cell office:value-type="float" office:value="17255">
            <text:p>17255</text:p>
          </table:table-cell>
          <table:table-cell office:value-type="float" office:value="-44.625">
            <text:p>-4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6M55S">
            <text:p>09:06:55 AM</text:p>
          </table:table-cell>
          <table:table-cell office:value-type="float" office:value="17297">
            <text:p>17297</text:p>
          </table:table-cell>
          <table:table-cell office:value-type="float" office:value="-44.5625">
            <text:p>-44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7M05S">
            <text:p>09:07:05 AM</text:p>
          </table:table-cell>
          <table:table-cell office:value-type="float" office:value="17336">
            <text:p>17336</text:p>
          </table:table-cell>
          <table:table-cell office:value-type="float" office:value="-44.625">
            <text:p>-4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7M15S">
            <text:p>09:07:15 AM</text:p>
          </table:table-cell>
          <table:table-cell office:value-type="float" office:value="17373">
            <text:p>17373</text:p>
          </table:table-cell>
          <table:table-cell office:value-type="float" office:value="-44.4375">
            <text:p>-4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7M25S">
            <text:p>09:07:25 AM</text:p>
          </table:table-cell>
          <table:table-cell office:value-type="float" office:value="17416">
            <text:p>17416</text:p>
          </table:table-cell>
          <table:table-cell office:value-type="float" office:value="-44.625">
            <text:p>-4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7M45S">
            <text:p>09:07:45 AM</text:p>
          </table:table-cell>
          <table:table-cell office:value-type="float" office:value="17495">
            <text:p>17495</text:p>
          </table:table-cell>
          <table:table-cell office:value-type="float" office:value="-46.6875">
            <text:p>-46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8M00S">
            <text:p>09:08:00 AM</text:p>
          </table:table-cell>
          <table:table-cell office:value-type="float" office:value="17557">
            <text:p>17557</text:p>
          </table:table-cell>
          <table:table-cell office:value-type="float" office:value="-45.375">
            <text:p>-45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8M10S">
            <text:p>09:08:10 AM</text:p>
          </table:table-cell>
          <table:table-cell office:value-type="float" office:value="17600">
            <text:p>17600</text:p>
          </table:table-cell>
          <table:table-cell office:value-type="float" office:value="-48.5625">
            <text:p>-4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8M20S">
            <text:p>09:08:20 AM</text:p>
          </table:table-cell>
          <table:table-cell office:value-type="float" office:value="17640">
            <text:p>17640</text:p>
          </table:table-cell>
          <table:table-cell office:value-type="float" office:value="-48.125">
            <text:p>-4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8M30S">
            <text:p>09:08:30 AM</text:p>
          </table:table-cell>
          <table:table-cell office:value-type="float" office:value="17682">
            <text:p>17682</text:p>
          </table:table-cell>
          <table:table-cell office:value-type="float" office:value="-47.5625">
            <text:p>-47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8M40S">
            <text:p>09:08:40 AM</text:p>
          </table:table-cell>
          <table:table-cell office:value-type="float" office:value="17727">
            <text:p>17727</text:p>
          </table:table-cell>
          <table:table-cell office:value-type="float" office:value="-45.5625">
            <text:p>-45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8M50S">
            <text:p>09:08:50 AM</text:p>
          </table:table-cell>
          <table:table-cell office:value-type="float" office:value="17768">
            <text:p>17768</text:p>
          </table:table-cell>
          <table:table-cell office:value-type="float" office:value="-47.625">
            <text:p>-4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9M00S">
            <text:p>09:09:00 AM</text:p>
          </table:table-cell>
          <table:table-cell office:value-type="float" office:value="17805">
            <text:p>17805</text:p>
          </table:table-cell>
          <table:table-cell office:value-type="float" office:value="-47.375">
            <text:p>-47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9M25S">
            <text:p>09:09:25 AM</text:p>
          </table:table-cell>
          <table:table-cell office:value-type="float" office:value="17904">
            <text:p>17904</text:p>
          </table:table-cell>
          <table:table-cell office:value-type="float" office:value="-45.375">
            <text:p>-45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9M35S">
            <text:p>09:09:35 AM</text:p>
          </table:table-cell>
          <table:table-cell office:value-type="float" office:value="17942">
            <text:p>17942</text:p>
          </table:table-cell>
          <table:table-cell office:value-type="float" office:value="-45.5625">
            <text:p>-45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9M45S">
            <text:p>09:09:45 AM</text:p>
          </table:table-cell>
          <table:table-cell office:value-type="float" office:value="17984">
            <text:p>17984</text:p>
          </table:table-cell>
          <table:table-cell office:value-type="float" office:value="-44.3125">
            <text:p>-44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09M55S">
            <text:p>09:09:55 AM</text:p>
          </table:table-cell>
          <table:table-cell office:value-type="float" office:value="18024">
            <text:p>18024</text:p>
          </table:table-cell>
          <table:table-cell office:value-type="float" office:value="-44.125">
            <text:p>-44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0M05S">
            <text:p>09:10:05 AM</text:p>
          </table:table-cell>
          <table:table-cell office:value-type="float" office:value="18066">
            <text:p>18066</text:p>
          </table:table-cell>
          <table:table-cell office:value-type="float" office:value="-44.375">
            <text:p>-4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0M15S">
            <text:p>09:10:15 AM</text:p>
          </table:table-cell>
          <table:table-cell office:value-type="float" office:value="18106">
            <text:p>18106</text:p>
          </table:table-cell>
          <table:table-cell office:value-type="float" office:value="-44.4375">
            <text:p>-4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0M25S">
            <text:p>09:10:25 AM</text:p>
          </table:table-cell>
          <table:table-cell office:value-type="float" office:value="18147">
            <text:p>18147</text:p>
          </table:table-cell>
          <table:table-cell office:value-type="float" office:value="-45.875">
            <text:p>-4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0M35S">
            <text:p>09:10:35 AM</text:p>
          </table:table-cell>
          <table:table-cell office:value-type="float" office:value="18188">
            <text:p>18188</text:p>
          </table:table-cell>
          <table:table-cell office:value-type="float" office:value="-45.5">
            <text:p>-45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0M50S">
            <text:p>09:10:50 AM</text:p>
          </table:table-cell>
          <table:table-cell office:value-type="float" office:value="18251">
            <text:p>18251</text:p>
          </table:table-cell>
          <table:table-cell office:value-type="float" office:value="-44.1875">
            <text:p>-4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1M00S">
            <text:p>09:11:00 AM</text:p>
          </table:table-cell>
          <table:table-cell office:value-type="float" office:value="18291">
            <text:p>18291</text:p>
          </table:table-cell>
          <table:table-cell office:value-type="float" office:value="-44.1875">
            <text:p>-4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1M10S">
            <text:p>09:11:10 AM</text:p>
          </table:table-cell>
          <table:table-cell office:value-type="float" office:value="18331">
            <text:p>18331</text:p>
          </table:table-cell>
          <table:table-cell office:value-type="float" office:value="-45.375">
            <text:p>-45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1M20S">
            <text:p>09:11:20 AM</text:p>
          </table:table-cell>
          <table:table-cell office:value-type="float" office:value="18372">
            <text:p>18372</text:p>
          </table:table-cell>
          <table:table-cell office:value-type="float" office:value="-45.875">
            <text:p>-4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1M30S">
            <text:p>09:11:30 AM</text:p>
          </table:table-cell>
          <table:table-cell office:value-type="float" office:value="18411">
            <text:p>18411</text:p>
          </table:table-cell>
          <table:table-cell office:value-type="float" office:value="-46.5625">
            <text:p>-46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1M40S">
            <text:p>09:11:40 AM</text:p>
          </table:table-cell>
          <table:table-cell office:value-type="float" office:value="18455">
            <text:p>18455</text:p>
          </table:table-cell>
          <table:table-cell office:value-type="float" office:value="-46.25">
            <text:p>-46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1M50S">
            <text:p>09:11:50 AM</text:p>
          </table:table-cell>
          <table:table-cell office:value-type="float" office:value="18496">
            <text:p>18496</text:p>
          </table:table-cell>
          <table:table-cell office:value-type="float" office:value="-46.5625">
            <text:p>-46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2M00S">
            <text:p>09:12:00 AM</text:p>
          </table:table-cell>
          <table:table-cell office:value-type="float" office:value="18537">
            <text:p>18537</text:p>
          </table:table-cell>
          <table:table-cell office:value-type="float" office:value="-45.3125">
            <text:p>-4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2M10S">
            <text:p>09:12:10 AM</text:p>
          </table:table-cell>
          <table:table-cell office:value-type="float" office:value="18579">
            <text:p>18579</text:p>
          </table:table-cell>
          <table:table-cell office:value-type="float" office:value="-44.0625">
            <text:p>-44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2M25S">
            <text:p>09:12:25 AM</text:p>
          </table:table-cell>
          <table:table-cell office:value-type="float" office:value="18643">
            <text:p>18643</text:p>
          </table:table-cell>
          <table:table-cell office:value-type="float" office:value="-44.9375">
            <text:p>-44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2M35S">
            <text:p>09:12:35 AM</text:p>
          </table:table-cell>
          <table:table-cell office:value-type="float" office:value="18687">
            <text:p>18687</text:p>
          </table:table-cell>
          <table:table-cell office:value-type="float" office:value="-44.25">
            <text:p>-44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2M45S">
            <text:p>09:12:45 AM</text:p>
          </table:table-cell>
          <table:table-cell office:value-type="float" office:value="18730">
            <text:p>18730</text:p>
          </table:table-cell>
          <table:table-cell office:value-type="float" office:value="-44.8125">
            <text:p>-4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2M55S">
            <text:p>09:12:55 AM</text:p>
          </table:table-cell>
          <table:table-cell office:value-type="float" office:value="18772">
            <text:p>18772</text:p>
          </table:table-cell>
          <table:table-cell office:value-type="float" office:value="-44.8125">
            <text:p>-4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3M05S">
            <text:p>09:13:05 AM</text:p>
          </table:table-cell>
          <table:table-cell office:value-type="float" office:value="18818">
            <text:p>18818</text:p>
          </table:table-cell>
          <table:table-cell office:value-type="float" office:value="-43.3125">
            <text:p>-43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3M15S">
            <text:p>09:13:15 AM</text:p>
          </table:table-cell>
          <table:table-cell office:value-type="float" office:value="18861">
            <text:p>18861</text:p>
          </table:table-cell>
          <table:table-cell office:value-type="float" office:value="-43.0625">
            <text:p>-43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3M25S">
            <text:p>09:13:25 AM</text:p>
          </table:table-cell>
          <table:table-cell office:value-type="float" office:value="18905">
            <text:p>18905</text:p>
          </table:table-cell>
          <table:table-cell office:value-type="float" office:value="-42.8125">
            <text:p>-4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3M40S">
            <text:p>09:13:40 AM</text:p>
          </table:table-cell>
          <table:table-cell office:value-type="float" office:value="18969">
            <text:p>18969</text:p>
          </table:table-cell>
          <table:table-cell office:value-type="float" office:value="-44.5">
            <text:p>-44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3M50S">
            <text:p>09:13:50 AM</text:p>
          </table:table-cell>
          <table:table-cell office:value-type="float" office:value="19013">
            <text:p>19013</text:p>
          </table:table-cell>
          <table:table-cell office:value-type="float" office:value="-45.625">
            <text:p>-45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4M00S">
            <text:p>09:14:00 AM</text:p>
          </table:table-cell>
          <table:table-cell office:value-type="float" office:value="19055">
            <text:p>19055</text:p>
          </table:table-cell>
          <table:table-cell office:value-type="float" office:value="-44.8125">
            <text:p>-4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4M10S">
            <text:p>09:14:10 AM</text:p>
          </table:table-cell>
          <table:table-cell office:value-type="float" office:value="19092">
            <text:p>19092</text:p>
          </table:table-cell>
          <table:table-cell office:value-type="float" office:value="-42.4375">
            <text:p>-42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4M20S">
            <text:p>09:14:20 AM</text:p>
          </table:table-cell>
          <table:table-cell office:value-type="float" office:value="19133">
            <text:p>19133</text:p>
          </table:table-cell>
          <table:table-cell office:value-type="float" office:value="-44.3125">
            <text:p>-44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4M30S">
            <text:p>09:14:30 AM</text:p>
          </table:table-cell>
          <table:table-cell office:value-type="float" office:value="19172">
            <text:p>19172</text:p>
          </table:table-cell>
          <table:table-cell office:value-type="float" office:value="-43">
            <text:p>-43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4M40S">
            <text:p>09:14:40 AM</text:p>
          </table:table-cell>
          <table:table-cell office:value-type="float" office:value="19212">
            <text:p>19212</text:p>
          </table:table-cell>
          <table:table-cell office:value-type="float" office:value="-44.75">
            <text:p>-44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4M50S">
            <text:p>09:14:50 AM</text:p>
          </table:table-cell>
          <table:table-cell office:value-type="float" office:value="19253">
            <text:p>19253</text:p>
          </table:table-cell>
          <table:table-cell office:value-type="float" office:value="-42.3125">
            <text:p>-42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5M00S">
            <text:p>09:15:00 AM</text:p>
          </table:table-cell>
          <table:table-cell office:value-type="float" office:value="19296">
            <text:p>19296</text:p>
          </table:table-cell>
          <table:table-cell office:value-type="float" office:value="-41.4375">
            <text:p>-41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5M15S">
            <text:p>09:15:15 AM</text:p>
          </table:table-cell>
          <table:table-cell office:value-type="float" office:value="19360">
            <text:p>19360</text:p>
          </table:table-cell>
          <table:table-cell office:value-type="float" office:value="-42.8125">
            <text:p>-4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5M25S">
            <text:p>09:15:25 AM</text:p>
          </table:table-cell>
          <table:table-cell office:value-type="float" office:value="19397">
            <text:p>19397</text:p>
          </table:table-cell>
          <table:table-cell office:value-type="float" office:value="-42.75">
            <text:p>-42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5M35S">
            <text:p>09:15:35 AM</text:p>
          </table:table-cell>
          <table:table-cell office:value-type="float" office:value="19440">
            <text:p>19440</text:p>
          </table:table-cell>
          <table:table-cell office:value-type="float" office:value="-44">
            <text:p>-44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5M45S">
            <text:p>09:15:45 AM</text:p>
          </table:table-cell>
          <table:table-cell office:value-type="float" office:value="19478">
            <text:p>19478</text:p>
          </table:table-cell>
          <table:table-cell office:value-type="float" office:value="-44.4375">
            <text:p>-4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5M55S">
            <text:p>09:15:55 AM</text:p>
          </table:table-cell>
          <table:table-cell office:value-type="float" office:value="19518">
            <text:p>19518</text:p>
          </table:table-cell>
          <table:table-cell office:value-type="float" office:value="-44.625">
            <text:p>-4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6M05S">
            <text:p>09:16:05 AM</text:p>
          </table:table-cell>
          <table:table-cell office:value-type="float" office:value="19556">
            <text:p>19556</text:p>
          </table:table-cell>
          <table:table-cell office:value-type="float" office:value="-43.25">
            <text:p>-43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6M15S">
            <text:p>09:16:15 AM</text:p>
          </table:table-cell>
          <table:table-cell office:value-type="float" office:value="19597">
            <text:p>19597</text:p>
          </table:table-cell>
          <table:table-cell office:value-type="float" office:value="-43.75">
            <text:p>-43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6M25S">
            <text:p>09:16:25 AM</text:p>
          </table:table-cell>
          <table:table-cell office:value-type="float" office:value="19639">
            <text:p>19639</text:p>
          </table:table-cell>
          <table:table-cell office:value-type="float" office:value="-42.3125">
            <text:p>-42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6M40S">
            <text:p>09:16:40 AM</text:p>
          </table:table-cell>
          <table:table-cell office:value-type="float" office:value="19701">
            <text:p>19701</text:p>
          </table:table-cell>
          <table:table-cell office:value-type="float" office:value="-40.5">
            <text:p>-4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7M00S">
            <text:p>09:17:00 AM</text:p>
          </table:table-cell>
          <table:table-cell office:value-type="float" office:value="19783">
            <text:p>19783</text:p>
          </table:table-cell>
          <table:table-cell office:value-type="float" office:value="-41.4375">
            <text:p>-41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7M10S">
            <text:p>09:17:10 AM</text:p>
          </table:table-cell>
          <table:table-cell office:value-type="float" office:value="19824">
            <text:p>19824</text:p>
          </table:table-cell>
          <table:table-cell office:value-type="float" office:value="-44.8125">
            <text:p>-4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7M20S">
            <text:p>09:17:20 AM</text:p>
          </table:table-cell>
          <table:table-cell office:value-type="float" office:value="19866">
            <text:p>19866</text:p>
          </table:table-cell>
          <table:table-cell office:value-type="float" office:value="-42.375">
            <text:p>-42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7M40S">
            <text:p>09:17:40 AM</text:p>
          </table:table-cell>
          <table:table-cell office:value-type="float" office:value="19949">
            <text:p>19949</text:p>
          </table:table-cell>
          <table:table-cell office:value-type="float" office:value="-42.9375">
            <text:p>-42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7M50S">
            <text:p>09:17:50 AM</text:p>
          </table:table-cell>
          <table:table-cell office:value-type="float" office:value="19992">
            <text:p>19992</text:p>
          </table:table-cell>
          <table:table-cell office:value-type="float" office:value="-42.5625">
            <text:p>-42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8M05S">
            <text:p>09:18:05 AM</text:p>
          </table:table-cell>
          <table:table-cell office:value-type="float" office:value="20057">
            <text:p>20057</text:p>
          </table:table-cell>
          <table:table-cell office:value-type="float" office:value="-43.8125">
            <text:p>-43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8M15S">
            <text:p>09:18:15 AM</text:p>
          </table:table-cell>
          <table:table-cell office:value-type="float" office:value="20103">
            <text:p>20103</text:p>
          </table:table-cell>
          <table:table-cell office:value-type="float" office:value="-42.625">
            <text:p>-42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8M25S">
            <text:p>09:18:25 AM</text:p>
          </table:table-cell>
          <table:table-cell office:value-type="float" office:value="20148">
            <text:p>20148</text:p>
          </table:table-cell>
          <table:table-cell office:value-type="float" office:value="-41.6875">
            <text:p>-41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8M35S">
            <text:p>09:18:35 AM</text:p>
          </table:table-cell>
          <table:table-cell office:value-type="float" office:value="20193">
            <text:p>20193</text:p>
          </table:table-cell>
          <table:table-cell office:value-type="float" office:value="-41.5">
            <text:p>-41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8M45S">
            <text:p>09:18:45 AM</text:p>
          </table:table-cell>
          <table:table-cell office:value-type="float" office:value="20235">
            <text:p>20235</text:p>
          </table:table-cell>
          <table:table-cell office:value-type="float" office:value="-40.25">
            <text:p>-40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8M55S">
            <text:p>09:18:55 AM</text:p>
          </table:table-cell>
          <table:table-cell office:value-type="float" office:value="20279">
            <text:p>20279</text:p>
          </table:table-cell>
          <table:table-cell office:value-type="float" office:value="-42.375">
            <text:p>-42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9M05S">
            <text:p>09:19:05 AM</text:p>
          </table:table-cell>
          <table:table-cell office:value-type="float" office:value="20326">
            <text:p>20326</text:p>
          </table:table-cell>
          <table:table-cell office:value-type="float" office:value="-40.3125">
            <text:p>-4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9M15S">
            <text:p>09:19:15 AM</text:p>
          </table:table-cell>
          <table:table-cell office:value-type="float" office:value="20371">
            <text:p>20371</text:p>
          </table:table-cell>
          <table:table-cell office:value-type="float" office:value="-39.5625">
            <text:p>-39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9M25S">
            <text:p>09:19:25 AM</text:p>
          </table:table-cell>
          <table:table-cell office:value-type="float" office:value="20415">
            <text:p>20415</text:p>
          </table:table-cell>
          <table:table-cell office:value-type="float" office:value="-40.1875">
            <text:p>-40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9M40S">
            <text:p>09:19:40 AM</text:p>
          </table:table-cell>
          <table:table-cell office:value-type="float" office:value="20485">
            <text:p>20485</text:p>
          </table:table-cell>
          <table:table-cell office:value-type="float" office:value="-39">
            <text:p>-39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19M50S">
            <text:p>09:19:50 AM</text:p>
          </table:table-cell>
          <table:table-cell office:value-type="float" office:value="20532">
            <text:p>20532</text:p>
          </table:table-cell>
          <table:table-cell office:value-type="float" office:value="-40.1875">
            <text:p>-40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0M00S">
            <text:p>09:20:00 AM</text:p>
          </table:table-cell>
          <table:table-cell office:value-type="float" office:value="20577">
            <text:p>20577</text:p>
          </table:table-cell>
          <table:table-cell office:value-type="float" office:value="-39.125">
            <text:p>-39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0M10S">
            <text:p>09:20:10 AM</text:p>
          </table:table-cell>
          <table:table-cell office:value-type="float" office:value="20624">
            <text:p>20624</text:p>
          </table:table-cell>
          <table:table-cell office:value-type="float" office:value="-39.75">
            <text:p>-39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0M20S">
            <text:p>09:20:20 AM</text:p>
          </table:table-cell>
          <table:table-cell office:value-type="float" office:value="20666">
            <text:p>20666</text:p>
          </table:table-cell>
          <table:table-cell office:value-type="float" office:value="-39.9375">
            <text:p>-39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0M45S">
            <text:p>09:20:45 AM</text:p>
          </table:table-cell>
          <table:table-cell office:value-type="float" office:value="20781">
            <text:p>20781</text:p>
          </table:table-cell>
          <table:table-cell office:value-type="float" office:value="-40.5">
            <text:p>-4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0M55S">
            <text:p>09:20:55 AM</text:p>
          </table:table-cell>
          <table:table-cell office:value-type="float" office:value="20825">
            <text:p>20825</text:p>
          </table:table-cell>
          <table:table-cell office:value-type="float" office:value="-41.75">
            <text:p>-41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1M05S">
            <text:p>09:21:05 AM</text:p>
          </table:table-cell>
          <table:table-cell office:value-type="float" office:value="20871">
            <text:p>20871</text:p>
          </table:table-cell>
          <table:table-cell office:value-type="float" office:value="-39.1875">
            <text:p>-3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1M15S">
            <text:p>09:21:15 AM</text:p>
          </table:table-cell>
          <table:table-cell office:value-type="float" office:value="20915">
            <text:p>20915</text:p>
          </table:table-cell>
          <table:table-cell office:value-type="float" office:value="-40.75">
            <text:p>-40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1M25S">
            <text:p>09:21:25 AM</text:p>
          </table:table-cell>
          <table:table-cell office:value-type="float" office:value="20960">
            <text:p>20960</text:p>
          </table:table-cell>
          <table:table-cell office:value-type="float" office:value="-37.3125">
            <text:p>-37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1M35S">
            <text:p>09:21:35 AM</text:p>
          </table:table-cell>
          <table:table-cell office:value-type="float" office:value="21005">
            <text:p>21005</text:p>
          </table:table-cell>
          <table:table-cell office:value-type="float" office:value="-37.6875">
            <text:p>-3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1M55S">
            <text:p>09:21:55 AM</text:p>
          </table:table-cell>
          <table:table-cell office:value-type="float" office:value="21093">
            <text:p>21093</text:p>
          </table:table-cell>
          <table:table-cell office:value-type="float" office:value="-39.5625">
            <text:p>-39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2M05S">
            <text:p>09:22:05 AM</text:p>
          </table:table-cell>
          <table:table-cell office:value-type="float" office:value="21136">
            <text:p>21136</text:p>
          </table:table-cell>
          <table:table-cell office:value-type="float" office:value="-41.8125">
            <text:p>-41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2M20S">
            <text:p>09:22:20 AM</text:p>
          </table:table-cell>
          <table:table-cell office:value-type="float" office:value="21197">
            <text:p>21197</text:p>
          </table:table-cell>
          <table:table-cell office:value-type="float" office:value="-42.5">
            <text:p>-4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2M30S">
            <text:p>09:22:30 AM</text:p>
          </table:table-cell>
          <table:table-cell office:value-type="float" office:value="21237">
            <text:p>21237</text:p>
          </table:table-cell>
          <table:table-cell office:value-type="float" office:value="-42.75">
            <text:p>-42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2M40S">
            <text:p>09:22:40 AM</text:p>
          </table:table-cell>
          <table:table-cell office:value-type="float" office:value="21278">
            <text:p>21278</text:p>
          </table:table-cell>
          <table:table-cell office:value-type="float" office:value="-39.5">
            <text:p>-39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2M50S">
            <text:p>09:22:50 AM</text:p>
          </table:table-cell>
          <table:table-cell office:value-type="float" office:value="21319">
            <text:p>21319</text:p>
          </table:table-cell>
          <table:table-cell office:value-type="float" office:value="-39.5">
            <text:p>-39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3M00S">
            <text:p>09:23:00 AM</text:p>
          </table:table-cell>
          <table:table-cell office:value-type="float" office:value="21360">
            <text:p>21360</text:p>
          </table:table-cell>
          <table:table-cell office:value-type="float" office:value="-39">
            <text:p>-39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3M10S">
            <text:p>09:23:10 AM</text:p>
          </table:table-cell>
          <table:table-cell office:value-type="float" office:value="21405">
            <text:p>21405</text:p>
          </table:table-cell>
          <table:table-cell office:value-type="float" office:value="-40.3125">
            <text:p>-4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3M20S">
            <text:p>09:23:20 AM</text:p>
          </table:table-cell>
          <table:table-cell office:value-type="float" office:value="21446">
            <text:p>21446</text:p>
          </table:table-cell>
          <table:table-cell office:value-type="float" office:value="-41.5625">
            <text:p>-41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3M30S">
            <text:p>09:23:30 AM</text:p>
          </table:table-cell>
          <table:table-cell office:value-type="float" office:value="21489">
            <text:p>21489</text:p>
          </table:table-cell>
          <table:table-cell office:value-type="float" office:value="-40.4375">
            <text:p>-40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3M45S">
            <text:p>09:23:45 AM</text:p>
          </table:table-cell>
          <table:table-cell office:value-type="float" office:value="21552">
            <text:p>21552</text:p>
          </table:table-cell>
          <table:table-cell office:value-type="float" office:value="-39.25">
            <text:p>-39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3M55S">
            <text:p>09:23:55 AM</text:p>
          </table:table-cell>
          <table:table-cell office:value-type="float" office:value="21597">
            <text:p>21597</text:p>
          </table:table-cell>
          <table:table-cell office:value-type="float" office:value="-38.375">
            <text:p>-38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4M05S">
            <text:p>09:24:05 AM</text:p>
          </table:table-cell>
          <table:table-cell office:value-type="float" office:value="21641">
            <text:p>21641</text:p>
          </table:table-cell>
          <table:table-cell office:value-type="float" office:value="-38.4375">
            <text:p>-38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4M15S">
            <text:p>09:24:15 AM</text:p>
          </table:table-cell>
          <table:table-cell office:value-type="float" office:value="21686">
            <text:p>21686</text:p>
          </table:table-cell>
          <table:table-cell office:value-type="float" office:value="-37.6875">
            <text:p>-3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4M25S">
            <text:p>09:24:25 AM</text:p>
          </table:table-cell>
          <table:table-cell office:value-type="float" office:value="21726">
            <text:p>21726</text:p>
          </table:table-cell>
          <table:table-cell office:value-type="float" office:value="-36">
            <text:p>-36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4M35S">
            <text:p>09:24:35 AM</text:p>
          </table:table-cell>
          <table:table-cell office:value-type="float" office:value="21768">
            <text:p>21768</text:p>
          </table:table-cell>
          <table:table-cell office:value-type="float" office:value="-38.9375">
            <text:p>-3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4M45S">
            <text:p>09:24:45 AM</text:p>
          </table:table-cell>
          <table:table-cell office:value-type="float" office:value="21812">
            <text:p>21812</text:p>
          </table:table-cell>
          <table:table-cell office:value-type="float" office:value="-37.9375">
            <text:p>-37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4M55S">
            <text:p>09:24:55 AM</text:p>
          </table:table-cell>
          <table:table-cell office:value-type="float" office:value="21854">
            <text:p>21854</text:p>
          </table:table-cell>
          <table:table-cell office:value-type="float" office:value="-38.5625">
            <text:p>-3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5M05S">
            <text:p>09:25:05 AM</text:p>
          </table:table-cell>
          <table:table-cell office:value-type="float" office:value="21895">
            <text:p>21895</text:p>
          </table:table-cell>
          <table:table-cell office:value-type="float" office:value="-37.8125">
            <text:p>-37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5M20S">
            <text:p>09:25:20 AM</text:p>
          </table:table-cell>
          <table:table-cell office:value-type="float" office:value="21961">
            <text:p>21961</text:p>
          </table:table-cell>
          <table:table-cell office:value-type="float" office:value="-38.75">
            <text:p>-38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5M30S">
            <text:p>09:25:30 AM</text:p>
          </table:table-cell>
          <table:table-cell office:value-type="float" office:value="22002">
            <text:p>22002</text:p>
          </table:table-cell>
          <table:table-cell office:value-type="float" office:value="-38.9375">
            <text:p>-3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5M50S">
            <text:p>09:25:50 AM</text:p>
          </table:table-cell>
          <table:table-cell office:value-type="float" office:value="22086">
            <text:p>22086</text:p>
          </table:table-cell>
          <table:table-cell office:value-type="float" office:value="-39.8125">
            <text:p>-39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6M10S">
            <text:p>09:26:10 AM</text:p>
          </table:table-cell>
          <table:table-cell office:value-type="float" office:value="22172">
            <text:p>22172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6M20S">
            <text:p>09:26:20 AM</text:p>
          </table:table-cell>
          <table:table-cell office:value-type="float" office:value="22217">
            <text:p>22217</text:p>
          </table:table-cell>
          <table:table-cell office:value-type="float" office:value="-36.8125">
            <text:p>-36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6M30S">
            <text:p>09:26:30 AM</text:p>
          </table:table-cell>
          <table:table-cell office:value-type="float" office:value="22259">
            <text:p>22259</text:p>
          </table:table-cell>
          <table:table-cell office:value-type="float" office:value="-36.875">
            <text:p>-36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6M45S">
            <text:p>09:26:45 AM</text:p>
          </table:table-cell>
          <table:table-cell office:value-type="float" office:value="22324">
            <text:p>22324</text:p>
          </table:table-cell>
          <table:table-cell office:value-type="float" office:value="-36.375">
            <text:p>-36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6M55S">
            <text:p>09:26:55 AM</text:p>
          </table:table-cell>
          <table:table-cell office:value-type="float" office:value="22368">
            <text:p>22368</text:p>
          </table:table-cell>
          <table:table-cell office:value-type="float" office:value="-37.25">
            <text:p>-3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7M05S">
            <text:p>09:27:05 AM</text:p>
          </table:table-cell>
          <table:table-cell office:value-type="float" office:value="22413">
            <text:p>22413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7M15S">
            <text:p>09:27:15 AM</text:p>
          </table:table-cell>
          <table:table-cell office:value-type="float" office:value="22460">
            <text:p>22460</text:p>
          </table:table-cell>
          <table:table-cell office:value-type="float" office:value="-36.125">
            <text:p>-3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7M25S">
            <text:p>09:27:25 AM</text:p>
          </table:table-cell>
          <table:table-cell office:value-type="float" office:value="22502">
            <text:p>22502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7M35S">
            <text:p>09:27:35 AM</text:p>
          </table:table-cell>
          <table:table-cell office:value-type="float" office:value="22547">
            <text:p>22547</text:p>
          </table:table-cell>
          <table:table-cell office:value-type="float" office:value="-38">
            <text:p>-38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7M45S">
            <text:p>09:27:45 AM</text:p>
          </table:table-cell>
          <table:table-cell office:value-type="float" office:value="22590">
            <text:p>22590</text:p>
          </table:table-cell>
          <table:table-cell office:value-type="float" office:value="-38.625">
            <text:p>-38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7M55S">
            <text:p>09:27:55 AM</text:p>
          </table:table-cell>
          <table:table-cell office:value-type="float" office:value="22635">
            <text:p>22635</text:p>
          </table:table-cell>
          <table:table-cell office:value-type="float" office:value="-37.125">
            <text:p>-37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8M10S">
            <text:p>09:28:10 AM</text:p>
          </table:table-cell>
          <table:table-cell office:value-type="float" office:value="22702">
            <text:p>22702</text:p>
          </table:table-cell>
          <table:table-cell office:value-type="float" office:value="-40.1875">
            <text:p>-40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8M20S">
            <text:p>09:28:20 AM</text:p>
          </table:table-cell>
          <table:table-cell office:value-type="float" office:value="22746">
            <text:p>22746</text:p>
          </table:table-cell>
          <table:table-cell office:value-type="float" office:value="-41.3125">
            <text:p>-41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8M30S">
            <text:p>09:28:30 AM</text:p>
          </table:table-cell>
          <table:table-cell office:value-type="float" office:value="22789">
            <text:p>22789</text:p>
          </table:table-cell>
          <table:table-cell office:value-type="float" office:value="-38.25">
            <text:p>-38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8M40S">
            <text:p>09:28:40 AM</text:p>
          </table:table-cell>
          <table:table-cell office:value-type="float" office:value="22835">
            <text:p>22835</text:p>
          </table:table-cell>
          <table:table-cell office:value-type="float" office:value="-37.6875">
            <text:p>-3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8M50S">
            <text:p>09:28:50 AM</text:p>
          </table:table-cell>
          <table:table-cell office:value-type="float" office:value="22880">
            <text:p>22880</text:p>
          </table:table-cell>
          <table:table-cell office:value-type="float" office:value="-36.75">
            <text:p>-3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9M00S">
            <text:p>09:29:00 AM</text:p>
          </table:table-cell>
          <table:table-cell office:value-type="float" office:value="22926">
            <text:p>22926</text:p>
          </table:table-cell>
          <table:table-cell office:value-type="float" office:value="-36.8125">
            <text:p>-36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9M10S">
            <text:p>09:29:10 AM</text:p>
          </table:table-cell>
          <table:table-cell office:value-type="float" office:value="22974">
            <text:p>22974</text:p>
          </table:table-cell>
          <table:table-cell office:value-type="float" office:value="-35.8125">
            <text:p>-35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9M20S">
            <text:p>09:29:20 AM</text:p>
          </table:table-cell>
          <table:table-cell office:value-type="float" office:value="23019">
            <text:p>23019</text:p>
          </table:table-cell>
          <table:table-cell office:value-type="float" office:value="-33.3125">
            <text:p>-33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9M35S">
            <text:p>09:29:35 AM</text:p>
          </table:table-cell>
          <table:table-cell office:value-type="float" office:value="23091">
            <text:p>23091</text:p>
          </table:table-cell>
          <table:table-cell office:value-type="float" office:value="-33.3125">
            <text:p>-33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9M45S">
            <text:p>09:29:45 AM</text:p>
          </table:table-cell>
          <table:table-cell office:value-type="float" office:value="23137">
            <text:p>23137</text:p>
          </table:table-cell>
          <table:table-cell office:value-type="float" office:value="-33.3125">
            <text:p>-33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29M55S">
            <text:p>09:29:55 AM</text:p>
          </table:table-cell>
          <table:table-cell office:value-type="float" office:value="23185">
            <text:p>23185</text:p>
          </table:table-cell>
          <table:table-cell office:value-type="float" office:value="-32.0625">
            <text:p>-32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0M15S">
            <text:p>09:30:15 AM</text:p>
          </table:table-cell>
          <table:table-cell office:value-type="float" office:value="23278">
            <text:p>23278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0M25S">
            <text:p>09:30:25 AM</text:p>
          </table:table-cell>
          <table:table-cell office:value-type="float" office:value="23322">
            <text:p>23322</text:p>
          </table:table-cell>
          <table:table-cell office:value-type="float" office:value="-38.4375">
            <text:p>-38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0M35S">
            <text:p>09:30:35 AM</text:p>
          </table:table-cell>
          <table:table-cell office:value-type="float" office:value="23367">
            <text:p>23367</text:p>
          </table:table-cell>
          <table:table-cell office:value-type="float" office:value="-39.625">
            <text:p>-39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0M45S">
            <text:p>09:30:45 AM</text:p>
          </table:table-cell>
          <table:table-cell office:value-type="float" office:value="23411">
            <text:p>23411</text:p>
          </table:table-cell>
          <table:table-cell office:value-type="float" office:value="-39.1875">
            <text:p>-3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0M55S">
            <text:p>09:30:55 AM</text:p>
          </table:table-cell>
          <table:table-cell office:value-type="float" office:value="23456">
            <text:p>23456</text:p>
          </table:table-cell>
          <table:table-cell office:value-type="float" office:value="-38.625">
            <text:p>-38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1M10S">
            <text:p>09:31:10 AM</text:p>
          </table:table-cell>
          <table:table-cell office:value-type="float" office:value="23520">
            <text:p>23520</text:p>
          </table:table-cell>
          <table:table-cell office:value-type="float" office:value="-37.9375">
            <text:p>-37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1M20S">
            <text:p>09:31:20 AM</text:p>
          </table:table-cell>
          <table:table-cell office:value-type="float" office:value="23563">
            <text:p>23563</text:p>
          </table:table-cell>
          <table:table-cell office:value-type="float" office:value="-36.8125">
            <text:p>-36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1M30S">
            <text:p>09:31:30 AM</text:p>
          </table:table-cell>
          <table:table-cell office:value-type="float" office:value="23610">
            <text:p>23610</text:p>
          </table:table-cell>
          <table:table-cell office:value-type="float" office:value="-35.3125">
            <text:p>-3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1M40S">
            <text:p>09:31:40 AM</text:p>
          </table:table-cell>
          <table:table-cell office:value-type="float" office:value="23655">
            <text:p>23655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1M50S">
            <text:p>09:31:50 AM</text:p>
          </table:table-cell>
          <table:table-cell office:value-type="float" office:value="23699">
            <text:p>23699</text:p>
          </table:table-cell>
          <table:table-cell office:value-type="float" office:value="-36.875">
            <text:p>-36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2M00S">
            <text:p>09:32:00 AM</text:p>
          </table:table-cell>
          <table:table-cell office:value-type="float" office:value="23747">
            <text:p>23747</text:p>
          </table:table-cell>
          <table:table-cell office:value-type="float" office:value="-35.125">
            <text:p>-35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2M10S">
            <text:p>09:32:10 AM</text:p>
          </table:table-cell>
          <table:table-cell office:value-type="float" office:value="23792">
            <text:p>23792</text:p>
          </table:table-cell>
          <table:table-cell office:value-type="float" office:value="-37.6875">
            <text:p>-3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2M20S">
            <text:p>09:32:20 AM</text:p>
          </table:table-cell>
          <table:table-cell office:value-type="float" office:value="23839">
            <text:p>23839</text:p>
          </table:table-cell>
          <table:table-cell office:value-type="float" office:value="-35.4375">
            <text:p>-35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2M45S">
            <text:p>09:32:45 AM</text:p>
          </table:table-cell>
          <table:table-cell office:value-type="float" office:value="23959">
            <text:p>23959</text:p>
          </table:table-cell>
          <table:table-cell office:value-type="float" office:value="-38.75">
            <text:p>-38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2M55S">
            <text:p>09:32:55 AM</text:p>
          </table:table-cell>
          <table:table-cell office:value-type="float" office:value="24007">
            <text:p>24007</text:p>
          </table:table-cell>
          <table:table-cell office:value-type="float" office:value="-39.4375">
            <text:p>-39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3M05S">
            <text:p>09:33:05 AM</text:p>
          </table:table-cell>
          <table:table-cell office:value-type="float" office:value="24053">
            <text:p>24053</text:p>
          </table:table-cell>
          <table:table-cell office:value-type="float" office:value="-38.6875">
            <text:p>-3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3M15S">
            <text:p>09:33:15 AM</text:p>
          </table:table-cell>
          <table:table-cell office:value-type="float" office:value="24097">
            <text:p>24097</text:p>
          </table:table-cell>
          <table:table-cell office:value-type="float" office:value="-37.25">
            <text:p>-3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3M25S">
            <text:p>09:33:25 AM</text:p>
          </table:table-cell>
          <table:table-cell office:value-type="float" office:value="24146">
            <text:p>24146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3M50S">
            <text:p>09:33:50 AM</text:p>
          </table:table-cell>
          <table:table-cell office:value-type="float" office:value="24259">
            <text:p>24259</text:p>
          </table:table-cell>
          <table:table-cell office:value-type="float" office:value="-36.6875">
            <text:p>-36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4M10S">
            <text:p>09:34:10 AM</text:p>
          </table:table-cell>
          <table:table-cell office:value-type="float" office:value="24347">
            <text:p>24347</text:p>
          </table:table-cell>
          <table:table-cell office:value-type="float" office:value="-36.25">
            <text:p>-36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4M20S">
            <text:p>09:34:20 AM</text:p>
          </table:table-cell>
          <table:table-cell office:value-type="float" office:value="24391">
            <text:p>24391</text:p>
          </table:table-cell>
          <table:table-cell office:value-type="float" office:value="-35.625">
            <text:p>-35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4M30S">
            <text:p>09:34:30 AM</text:p>
          </table:table-cell>
          <table:table-cell office:value-type="float" office:value="24439">
            <text:p>24439</text:p>
          </table:table-cell>
          <table:table-cell office:value-type="float" office:value="-35.0625">
            <text:p>-35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4M40S">
            <text:p>09:34:40 AM</text:p>
          </table:table-cell>
          <table:table-cell office:value-type="float" office:value="24483">
            <text:p>24483</text:p>
          </table:table-cell>
          <table:table-cell office:value-type="float" office:value="-38.6875">
            <text:p>-3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4M50S">
            <text:p>09:34:50 AM</text:p>
          </table:table-cell>
          <table:table-cell office:value-type="float" office:value="24526">
            <text:p>24526</text:p>
          </table:table-cell>
          <table:table-cell office:value-type="float" office:value="-38.125">
            <text:p>-3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5M00S">
            <text:p>09:35:00 AM</text:p>
          </table:table-cell>
          <table:table-cell office:value-type="float" office:value="24568">
            <text:p>24568</text:p>
          </table:table-cell>
          <table:table-cell office:value-type="float" office:value="-36.3125">
            <text:p>-36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5M15S">
            <text:p>09:35:15 AM</text:p>
          </table:table-cell>
          <table:table-cell office:value-type="float" office:value="24632">
            <text:p>24632</text:p>
          </table:table-cell>
          <table:table-cell office:value-type="float" office:value="-36.75">
            <text:p>-3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5M25S">
            <text:p>09:35:25 AM</text:p>
          </table:table-cell>
          <table:table-cell office:value-type="float" office:value="24674">
            <text:p>24674</text:p>
          </table:table-cell>
          <table:table-cell office:value-type="float" office:value="-36.875">
            <text:p>-36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5M45S">
            <text:p>09:35:45 AM</text:p>
          </table:table-cell>
          <table:table-cell office:value-type="float" office:value="24750">
            <text:p>24750</text:p>
          </table:table-cell>
          <table:table-cell office:value-type="float" office:value="-31">
            <text:p>-31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5M55S">
            <text:p>09:35:55 AM</text:p>
          </table:table-cell>
          <table:table-cell office:value-type="float" office:value="24792">
            <text:p>24792</text:p>
          </table:table-cell>
          <table:table-cell office:value-type="float" office:value="-31.5625">
            <text:p>-31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6M05S">
            <text:p>09:36:05 AM</text:p>
          </table:table-cell>
          <table:table-cell office:value-type="float" office:value="24831">
            <text:p>24831</text:p>
          </table:table-cell>
          <table:table-cell office:value-type="float" office:value="-30.5625">
            <text:p>-30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6M15S">
            <text:p>09:36:15 AM</text:p>
          </table:table-cell>
          <table:table-cell office:value-type="float" office:value="24870">
            <text:p>24870</text:p>
          </table:table-cell>
          <table:table-cell office:value-type="float" office:value="-30.6875">
            <text:p>-30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6M25S">
            <text:p>09:36:25 AM</text:p>
          </table:table-cell>
          <table:table-cell office:value-type="float" office:value="24914">
            <text:p>24914</text:p>
          </table:table-cell>
          <table:table-cell office:value-type="float" office:value="-28.125">
            <text:p>-2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6M50S">
            <text:p>09:36:50 AM</text:p>
          </table:table-cell>
          <table:table-cell office:value-type="float" office:value="25024">
            <text:p>25024</text:p>
          </table:table-cell>
          <table:table-cell office:value-type="float" office:value="-26.0625">
            <text:p>-26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7M00S">
            <text:p>09:37:00 AM</text:p>
          </table:table-cell>
          <table:table-cell office:value-type="float" office:value="25069">
            <text:p>25069</text:p>
          </table:table-cell>
          <table:table-cell office:value-type="float" office:value="-27.125">
            <text:p>-27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7M10S">
            <text:p>09:37:10 AM</text:p>
          </table:table-cell>
          <table:table-cell office:value-type="float" office:value="25111">
            <text:p>25111</text:p>
          </table:table-cell>
          <table:table-cell office:value-type="float" office:value="-29.5625">
            <text:p>-29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7M20S">
            <text:p>09:37:20 AM</text:p>
          </table:table-cell>
          <table:table-cell office:value-type="float" office:value="25159">
            <text:p>25159</text:p>
          </table:table-cell>
          <table:table-cell office:value-type="float" office:value="-29.875">
            <text:p>-29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7M30S">
            <text:p>09:37:30 AM</text:p>
          </table:table-cell>
          <table:table-cell office:value-type="float" office:value="25202">
            <text:p>25202</text:p>
          </table:table-cell>
          <table:table-cell office:value-type="float" office:value="-27.0625">
            <text:p>-27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7M40S">
            <text:p>09:37:40 AM</text:p>
          </table:table-cell>
          <table:table-cell office:value-type="float" office:value="25245">
            <text:p>25245</text:p>
          </table:table-cell>
          <table:table-cell office:value-type="float" office:value="-27.0625">
            <text:p>-27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8M05S">
            <text:p>09:38:05 AM</text:p>
          </table:table-cell>
          <table:table-cell office:value-type="float" office:value="25365">
            <text:p>25365</text:p>
          </table:table-cell>
          <table:table-cell office:value-type="float" office:value="-28.1875">
            <text:p>-28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8M15S">
            <text:p>09:38:15 AM</text:p>
          </table:table-cell>
          <table:table-cell office:value-type="float" office:value="25413">
            <text:p>25413</text:p>
          </table:table-cell>
          <table:table-cell office:value-type="float" office:value="-26.125">
            <text:p>-2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8M25S">
            <text:p>09:38:25 AM</text:p>
          </table:table-cell>
          <table:table-cell office:value-type="float" office:value="25460">
            <text:p>25460</text:p>
          </table:table-cell>
          <table:table-cell office:value-type="float" office:value="-23.1875">
            <text:p>-23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8M35S">
            <text:p>09:38:35 AM</text:p>
          </table:table-cell>
          <table:table-cell office:value-type="float" office:value="25505">
            <text:p>25505</text:p>
          </table:table-cell>
          <table:table-cell office:value-type="float" office:value="-23.5">
            <text:p>-2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8M45S">
            <text:p>09:38:45 AM</text:p>
          </table:table-cell>
          <table:table-cell office:value-type="float" office:value="25552">
            <text:p>25552</text:p>
          </table:table-cell>
          <table:table-cell office:value-type="float" office:value="-22.8125">
            <text:p>-2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8M55S">
            <text:p>09:38:55 AM</text:p>
          </table:table-cell>
          <table:table-cell office:value-type="float" office:value="25602">
            <text:p>25602</text:p>
          </table:table-cell>
          <table:table-cell office:value-type="float" office:value="-21.1875">
            <text:p>-21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9M05S">
            <text:p>09:39:05 AM</text:p>
          </table:table-cell>
          <table:table-cell office:value-type="float" office:value="25648">
            <text:p>25648</text:p>
          </table:table-cell>
          <table:table-cell office:value-type="float" office:value="-23.4375">
            <text:p>-23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9M15S">
            <text:p>09:39:15 AM</text:p>
          </table:table-cell>
          <table:table-cell office:value-type="float" office:value="25696">
            <text:p>25696</text:p>
          </table:table-cell>
          <table:table-cell office:value-type="float" office:value="-22.4375">
            <text:p>-22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9M30S">
            <text:p>09:39:30 AM</text:p>
          </table:table-cell>
          <table:table-cell office:value-type="float" office:value="25766">
            <text:p>25766</text:p>
          </table:table-cell>
          <table:table-cell office:value-type="float" office:value="-22.8125">
            <text:p>-2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9M40S">
            <text:p>09:39:40 AM</text:p>
          </table:table-cell>
          <table:table-cell office:value-type="float" office:value="25813">
            <text:p>25813</text:p>
          </table:table-cell>
          <table:table-cell office:value-type="float" office:value="-21.5">
            <text:p>-21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39M50S">
            <text:p>09:39:50 AM</text:p>
          </table:table-cell>
          <table:table-cell office:value-type="float" office:value="25861">
            <text:p>25861</text:p>
          </table:table-cell>
          <table:table-cell office:value-type="float" office:value="-20.75">
            <text:p>-20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0M00S">
            <text:p>09:40:00 AM</text:p>
          </table:table-cell>
          <table:table-cell office:value-type="float" office:value="25908">
            <text:p>25908</text:p>
          </table:table-cell>
          <table:table-cell office:value-type="float" office:value="-18">
            <text:p>-18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0M10S">
            <text:p>09:40:10 AM</text:p>
          </table:table-cell>
          <table:table-cell office:value-type="float" office:value="25962">
            <text:p>25962</text:p>
          </table:table-cell>
          <table:table-cell office:value-type="float" office:value="-19.875">
            <text:p>-19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0M20S">
            <text:p>09:40:20 AM</text:p>
          </table:table-cell>
          <table:table-cell office:value-type="float" office:value="26013">
            <text:p>26013</text:p>
          </table:table-cell>
          <table:table-cell office:value-type="float" office:value="-18.125">
            <text:p>-1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0M30S">
            <text:p>09:40:30 AM</text:p>
          </table:table-cell>
          <table:table-cell office:value-type="float" office:value="26064">
            <text:p>26064</text:p>
          </table:table-cell>
          <table:table-cell office:value-type="float" office:value="-20.0625">
            <text:p>-20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0M40S">
            <text:p>09:40:40 AM</text:p>
          </table:table-cell>
          <table:table-cell office:value-type="float" office:value="26117">
            <text:p>26117</text:p>
          </table:table-cell>
          <table:table-cell office:value-type="float" office:value="-23.75">
            <text:p>-23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0M50S">
            <text:p>09:40:50 AM</text:p>
          </table:table-cell>
          <table:table-cell office:value-type="float" office:value="26168">
            <text:p>26168</text:p>
          </table:table-cell>
          <table:table-cell office:value-type="float" office:value="-22.4375">
            <text:p>-22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1M05S">
            <text:p>09:41:05 AM</text:p>
          </table:table-cell>
          <table:table-cell office:value-type="float" office:value="26247">
            <text:p>26247</text:p>
          </table:table-cell>
          <table:table-cell office:value-type="float" office:value="-21.0625">
            <text:p>-2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1M15S">
            <text:p>09:41:15 AM</text:p>
          </table:table-cell>
          <table:table-cell office:value-type="float" office:value="26297">
            <text:p>26297</text:p>
          </table:table-cell>
          <table:table-cell office:value-type="float" office:value="-23.4375">
            <text:p>-23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1M25S">
            <text:p>09:41:25 AM</text:p>
          </table:table-cell>
          <table:table-cell office:value-type="float" office:value="26351">
            <text:p>26351</text:p>
          </table:table-cell>
          <table:table-cell office:value-type="float" office:value="-23.4375">
            <text:p>-23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1M35S">
            <text:p>09:41:35 AM</text:p>
          </table:table-cell>
          <table:table-cell office:value-type="float" office:value="26401">
            <text:p>26401</text:p>
          </table:table-cell>
          <table:table-cell office:value-type="float" office:value="-24.8125">
            <text:p>-2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1M45S">
            <text:p>09:41:45 AM</text:p>
          </table:table-cell>
          <table:table-cell office:value-type="float" office:value="26453">
            <text:p>26453</text:p>
          </table:table-cell>
          <table:table-cell office:value-type="float" office:value="-23.875">
            <text:p>-23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1M55S">
            <text:p>09:41:55 AM</text:p>
          </table:table-cell>
          <table:table-cell office:value-type="float" office:value="26502">
            <text:p>26502</text:p>
          </table:table-cell>
          <table:table-cell office:value-type="float" office:value="-23.375">
            <text:p>-2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2M05S">
            <text:p>09:42:05 AM</text:p>
          </table:table-cell>
          <table:table-cell office:value-type="float" office:value="26554">
            <text:p>26554</text:p>
          </table:table-cell>
          <table:table-cell office:value-type="float" office:value="-25.6875">
            <text:p>-25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2M15S">
            <text:p>09:42:15 AM</text:p>
          </table:table-cell>
          <table:table-cell office:value-type="float" office:value="26603">
            <text:p>26603</text:p>
          </table:table-cell>
          <table:table-cell office:value-type="float" office:value="-26.75">
            <text:p>-2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2M30S">
            <text:p>09:42:30 AM</text:p>
          </table:table-cell>
          <table:table-cell office:value-type="float" office:value="26675">
            <text:p>26675</text:p>
          </table:table-cell>
          <table:table-cell office:value-type="float" office:value="-24.0625">
            <text:p>-24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2M40S">
            <text:p>09:42:40 AM</text:p>
          </table:table-cell>
          <table:table-cell office:value-type="float" office:value="26722">
            <text:p>26722</text:p>
          </table:table-cell>
          <table:table-cell office:value-type="float" office:value="-22.8125">
            <text:p>-22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2M50S">
            <text:p>09:42:50 AM</text:p>
          </table:table-cell>
          <table:table-cell office:value-type="float" office:value="26769">
            <text:p>26769</text:p>
          </table:table-cell>
          <table:table-cell office:value-type="float" office:value="-22.625">
            <text:p>-22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3M00S">
            <text:p>09:43:00 AM</text:p>
          </table:table-cell>
          <table:table-cell office:value-type="float" office:value="26817">
            <text:p>26817</text:p>
          </table:table-cell>
          <table:table-cell office:value-type="float" office:value="-22.6875">
            <text:p>-22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3M10S">
            <text:p>09:43:10 AM</text:p>
          </table:table-cell>
          <table:table-cell office:value-type="float" office:value="26862">
            <text:p>26862</text:p>
          </table:table-cell>
          <table:table-cell office:value-type="float" office:value="-20.25">
            <text:p>-20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3M20S">
            <text:p>09:43:20 AM</text:p>
          </table:table-cell>
          <table:table-cell office:value-type="float" office:value="26908">
            <text:p>26908</text:p>
          </table:table-cell>
          <table:table-cell office:value-type="float" office:value="-20.4375">
            <text:p>-20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3M35S">
            <text:p>09:43:35 AM</text:p>
          </table:table-cell>
          <table:table-cell office:value-type="float" office:value="26975">
            <text:p>26975</text:p>
          </table:table-cell>
          <table:table-cell office:value-type="float" office:value="-21.625">
            <text:p>-21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3M45S">
            <text:p>09:43:45 AM</text:p>
          </table:table-cell>
          <table:table-cell office:value-type="float" office:value="27020">
            <text:p>27020</text:p>
          </table:table-cell>
          <table:table-cell office:value-type="float" office:value="-18.1875">
            <text:p>-18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3M55S">
            <text:p>09:43:55 AM</text:p>
          </table:table-cell>
          <table:table-cell office:value-type="float" office:value="27065">
            <text:p>27065</text:p>
          </table:table-cell>
          <table:table-cell office:value-type="float" office:value="-18.5625">
            <text:p>-1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4M05S">
            <text:p>09:44:05 AM</text:p>
          </table:table-cell>
          <table:table-cell office:value-type="float" office:value="27110">
            <text:p>27110</text:p>
          </table:table-cell>
          <table:table-cell office:value-type="float" office:value="-18">
            <text:p>-18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4M15S">
            <text:p>09:44:15 AM</text:p>
          </table:table-cell>
          <table:table-cell office:value-type="float" office:value="27154">
            <text:p>27154</text:p>
          </table:table-cell>
          <table:table-cell office:value-type="float" office:value="-18">
            <text:p>-18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4M25S">
            <text:p>09:44:25 AM</text:p>
          </table:table-cell>
          <table:table-cell office:value-type="float" office:value="27199">
            <text:p>27199</text:p>
          </table:table-cell>
          <table:table-cell office:value-type="float" office:value="-21.5">
            <text:p>-21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4M45S">
            <text:p>09:44:45 AM</text:p>
          </table:table-cell>
          <table:table-cell office:value-type="float" office:value="27288">
            <text:p>27288</text:p>
          </table:table-cell>
          <table:table-cell office:value-type="float" office:value="-23.5625">
            <text:p>-23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4M55S">
            <text:p>09:44:55 AM</text:p>
          </table:table-cell>
          <table:table-cell office:value-type="float" office:value="27333">
            <text:p>27333</text:p>
          </table:table-cell>
          <table:table-cell office:value-type="float" office:value="-24.3125">
            <text:p>-24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5M05S">
            <text:p>09:45:05 AM</text:p>
          </table:table-cell>
          <table:table-cell office:value-type="float" office:value="27379">
            <text:p>27379</text:p>
          </table:table-cell>
          <table:table-cell office:value-type="float" office:value="-24.125">
            <text:p>-24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5M20S">
            <text:p>09:45:20 AM</text:p>
          </table:table-cell>
          <table:table-cell office:value-type="float" office:value="27450">
            <text:p>27450</text:p>
          </table:table-cell>
          <table:table-cell office:value-type="float" office:value="-24.125">
            <text:p>-24.1250</text:p>
          </table:table-cell>
          <table:table-cell office:value-type="string">
            <text:p>DADES!</text:p>
          </table:table-cell>
          <table:table-cell table:number-columns-repeated="8"/>
        </table:table-row>
        <table:table-row table:style-name="ro1">
          <table:table-cell table:style-name="ce2" office:value-type="time" office:time-value="PT09H48M40S">
            <text:p>09:48:40 AM</text:p>
          </table:table-cell>
          <table:table-cell office:value-type="float" office:value="28357">
            <text:p>28357</text:p>
          </table:table-cell>
          <table:table-cell office:value-type="float" office:value="-12.625">
            <text:p>-12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8M50S">
            <text:p>09:48:50 AM</text:p>
          </table:table-cell>
          <table:table-cell office:value-type="float" office:value="28396">
            <text:p>28396</text:p>
          </table:table-cell>
          <table:table-cell office:value-type="float" office:value="-11.25">
            <text:p>-11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9M00S">
            <text:p>09:49:00 AM</text:p>
          </table:table-cell>
          <table:table-cell office:value-type="float" office:value="28436">
            <text:p>28436</text:p>
          </table:table-cell>
          <table:table-cell office:value-type="float" office:value="-12.5">
            <text:p>-1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9M10S">
            <text:p>09:49:10 AM</text:p>
          </table:table-cell>
          <table:table-cell office:value-type="float" office:value="28477">
            <text:p>28477</text:p>
          </table:table-cell>
          <table:table-cell office:value-type="float" office:value="-13.6875">
            <text:p>-13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9M20S">
            <text:p>09:49:20 AM</text:p>
          </table:table-cell>
          <table:table-cell office:value-type="float" office:value="28519">
            <text:p>28519</text:p>
          </table:table-cell>
          <table:table-cell office:value-type="float" office:value="-16.75">
            <text:p>-1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9M35S">
            <text:p>09:49:35 AM</text:p>
          </table:table-cell>
          <table:table-cell office:value-type="float" office:value="28585">
            <text:p>28585</text:p>
          </table:table-cell>
          <table:table-cell office:value-type="float" office:value="-18.5">
            <text:p>-1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9M45S">
            <text:p>09:49:45 AM</text:p>
          </table:table-cell>
          <table:table-cell office:value-type="float" office:value="28630">
            <text:p>28630</text:p>
          </table:table-cell>
          <table:table-cell office:value-type="float" office:value="-19">
            <text:p>-19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49M55S">
            <text:p>09:49:55 AM</text:p>
          </table:table-cell>
          <table:table-cell office:value-type="float" office:value="28671">
            <text:p>28671</text:p>
          </table:table-cell>
          <table:table-cell office:value-type="float" office:value="-20.75">
            <text:p>-20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0M05S">
            <text:p>09:50:05 AM</text:p>
          </table:table-cell>
          <table:table-cell office:value-type="float" office:value="28714">
            <text:p>28714</text:p>
          </table:table-cell>
          <table:table-cell office:value-type="float" office:value="-20.8125">
            <text:p>-20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0M15S">
            <text:p>09:50:15 AM</text:p>
          </table:table-cell>
          <table:table-cell office:value-type="float" office:value="28759">
            <text:p>28759</text:p>
          </table:table-cell>
          <table:table-cell office:value-type="float" office:value="-19.1875">
            <text:p>-1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0M25S">
            <text:p>09:50:25 AM</text:p>
          </table:table-cell>
          <table:table-cell office:value-type="float" office:value="28805">
            <text:p>28805</text:p>
          </table:table-cell>
          <table:table-cell office:value-type="float" office:value="-20.9375">
            <text:p>-20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0M35S">
            <text:p>09:50:35 AM</text:p>
          </table:table-cell>
          <table:table-cell office:value-type="float" office:value="28855">
            <text:p>28855</text:p>
          </table:table-cell>
          <table:table-cell office:value-type="float" office:value="-20.3125">
            <text:p>-2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0M50S">
            <text:p>09:50:50 AM</text:p>
          </table:table-cell>
          <table:table-cell office:value-type="float" office:value="28928">
            <text:p>28928</text:p>
          </table:table-cell>
          <table:table-cell office:value-type="float" office:value="-22.875">
            <text:p>-22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1M00S">
            <text:p>09:51:00 AM</text:p>
          </table:table-cell>
          <table:table-cell office:value-type="float" office:value="28977">
            <text:p>28977</text:p>
          </table:table-cell>
          <table:table-cell office:value-type="float" office:value="-22.5625">
            <text:p>-22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1M10S">
            <text:p>09:51:10 AM</text:p>
          </table:table-cell>
          <table:table-cell office:value-type="float" office:value="29026">
            <text:p>29026</text:p>
          </table:table-cell>
          <table:table-cell office:value-type="float" office:value="-22.625">
            <text:p>-22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1M20S">
            <text:p>09:51:20 AM</text:p>
          </table:table-cell>
          <table:table-cell office:value-type="float" office:value="29078">
            <text:p>29078</text:p>
          </table:table-cell>
          <table:table-cell office:value-type="float" office:value="-20.5625">
            <text:p>-20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1M30S">
            <text:p>09:51:30 AM</text:p>
          </table:table-cell>
          <table:table-cell office:value-type="float" office:value="29129">
            <text:p>29129</text:p>
          </table:table-cell>
          <table:table-cell office:value-type="float" office:value="-18.625">
            <text:p>-18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1M40S">
            <text:p>09:51:40 AM</text:p>
          </table:table-cell>
          <table:table-cell office:value-type="float" office:value="29181">
            <text:p>29181</text:p>
          </table:table-cell>
          <table:table-cell office:value-type="float" office:value="-17.5625">
            <text:p>-17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1M50S">
            <text:p>09:51:50 AM</text:p>
          </table:table-cell>
          <table:table-cell office:value-type="float" office:value="29229">
            <text:p>29229</text:p>
          </table:table-cell>
          <table:table-cell office:value-type="float" office:value="-16.25">
            <text:p>-16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2M00S">
            <text:p>09:52:00 AM</text:p>
          </table:table-cell>
          <table:table-cell office:value-type="float" office:value="29275">
            <text:p>29275</text:p>
          </table:table-cell>
          <table:table-cell office:value-type="float" office:value="-13.375">
            <text:p>-1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2M10S">
            <text:p>09:52:10 AM</text:p>
          </table:table-cell>
          <table:table-cell office:value-type="float" office:value="29320">
            <text:p>29320</text:p>
          </table:table-cell>
          <table:table-cell office:value-type="float" office:value="-13.75">
            <text:p>-13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2M25S">
            <text:p>09:52:25 AM</text:p>
          </table:table-cell>
          <table:table-cell office:value-type="float" office:value="29385">
            <text:p>29385</text:p>
          </table:table-cell>
          <table:table-cell office:value-type="float" office:value="-10.5">
            <text:p>-1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2M35S">
            <text:p>09:52:35 AM</text:p>
          </table:table-cell>
          <table:table-cell office:value-type="float" office:value="29429">
            <text:p>29429</text:p>
          </table:table-cell>
          <table:table-cell office:value-type="float" office:value="-10.3125">
            <text:p>-1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2M45S">
            <text:p>09:52:45 AM</text:p>
          </table:table-cell>
          <table:table-cell office:value-type="float" office:value="29471">
            <text:p>29471</text:p>
          </table:table-cell>
          <table:table-cell office:value-type="float" office:value="-11.375">
            <text:p>-11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3M05S">
            <text:p>09:53:05 AM</text:p>
          </table:table-cell>
          <table:table-cell office:value-type="float" office:value="29553">
            <text:p>29553</text:p>
          </table:table-cell>
          <table:table-cell office:value-type="float" office:value="-14">
            <text:p>-14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3M15S">
            <text:p>09:53:15 AM</text:p>
          </table:table-cell>
          <table:table-cell office:value-type="float" office:value="29591">
            <text:p>29591</text:p>
          </table:table-cell>
          <table:table-cell office:value-type="float" office:value="-14.5">
            <text:p>-14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3M25S">
            <text:p>09:53:25 AM</text:p>
          </table:table-cell>
          <table:table-cell office:value-type="float" office:value="29631">
            <text:p>29631</text:p>
          </table:table-cell>
          <table:table-cell office:value-type="float" office:value="-12.5">
            <text:p>-1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3M35S">
            <text:p>09:53:35 AM</text:p>
          </table:table-cell>
          <table:table-cell office:value-type="float" office:value="29668">
            <text:p>29668</text:p>
          </table:table-cell>
          <table:table-cell office:value-type="float" office:value="-12.375">
            <text:p>-12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3M45S">
            <text:p>09:53:45 AM</text:p>
          </table:table-cell>
          <table:table-cell office:value-type="float" office:value="29708">
            <text:p>29708</text:p>
          </table:table-cell>
          <table:table-cell office:value-type="float" office:value="-11.25">
            <text:p>-11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4M00S">
            <text:p>09:54:00 AM</text:p>
          </table:table-cell>
          <table:table-cell office:value-type="float" office:value="29765">
            <text:p>29765</text:p>
          </table:table-cell>
          <table:table-cell office:value-type="float" office:value="-10.3125">
            <text:p>-1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4M10S">
            <text:p>09:54:10 AM</text:p>
          </table:table-cell>
          <table:table-cell office:value-type="float" office:value="29803">
            <text:p>29803</text:p>
          </table:table-cell>
          <table:table-cell office:value-type="float" office:value="-10">
            <text:p>-10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4M20S">
            <text:p>09:54:20 AM</text:p>
          </table:table-cell>
          <table:table-cell office:value-type="float" office:value="29840">
            <text:p>29840</text:p>
          </table:table-cell>
          <table:table-cell office:value-type="float" office:value="-11.1875">
            <text:p>-11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4M30S">
            <text:p>09:54:30 AM</text:p>
          </table:table-cell>
          <table:table-cell office:value-type="float" office:value="29881">
            <text:p>29881</text:p>
          </table:table-cell>
          <table:table-cell office:value-type="float" office:value="-10.8125">
            <text:p>-10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4M40S">
            <text:p>09:54:40 AM</text:p>
          </table:table-cell>
          <table:table-cell office:value-type="float" office:value="29918">
            <text:p>29918</text:p>
          </table:table-cell>
          <table:table-cell office:value-type="float" office:value="-9.4375">
            <text:p>-9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4M50S">
            <text:p>09:54:50 AM</text:p>
          </table:table-cell>
          <table:table-cell office:value-type="float" office:value="29958">
            <text:p>29958</text:p>
          </table:table-cell>
          <table:table-cell office:value-type="float" office:value="-8.1875">
            <text:p>-8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5M00S">
            <text:p>09:55:00 AM</text:p>
          </table:table-cell>
          <table:table-cell office:value-type="float" office:value="29997">
            <text:p>29997</text:p>
          </table:table-cell>
          <table:table-cell office:value-type="float" office:value="-8.5">
            <text:p>-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5M10S">
            <text:p>09:55:10 AM</text:p>
          </table:table-cell>
          <table:table-cell office:value-type="float" office:value="30039">
            <text:p>30039</text:p>
          </table:table-cell>
          <table:table-cell office:value-type="float" office:value="-8.9375">
            <text:p>-8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5M25S">
            <text:p>09:55:25 AM</text:p>
          </table:table-cell>
          <table:table-cell office:value-type="float" office:value="30104">
            <text:p>30104</text:p>
          </table:table-cell>
          <table:table-cell office:value-type="float" office:value="-6.125">
            <text:p>-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6M40S">
            <text:p>09:56:40 AM</text:p>
          </table:table-cell>
          <table:table-cell office:value-type="float" office:value="30441">
            <text:p>30441</text:p>
          </table:table-cell>
          <table:table-cell office:value-type="float" office:value="-15.3125">
            <text:p>-1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6M50S">
            <text:p>09:56:50 AM</text:p>
          </table:table-cell>
          <table:table-cell office:value-type="float" office:value="30489">
            <text:p>30489</text:p>
          </table:table-cell>
          <table:table-cell office:value-type="float" office:value="-16.375">
            <text:p>-16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7M00S">
            <text:p>09:57:00 AM</text:p>
          </table:table-cell>
          <table:table-cell office:value-type="float" office:value="30534">
            <text:p>30534</text:p>
          </table:table-cell>
          <table:table-cell office:value-type="float" office:value="-17.625">
            <text:p>-1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7M10S">
            <text:p>09:57:10 AM</text:p>
          </table:table-cell>
          <table:table-cell office:value-type="float" office:value="30581">
            <text:p>30581</text:p>
          </table:table-cell>
          <table:table-cell office:value-type="float" office:value="-17.25">
            <text:p>-1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7M20S">
            <text:p>09:57:20 AM</text:p>
          </table:table-cell>
          <table:table-cell office:value-type="float" office:value="30630">
            <text:p>30630</text:p>
          </table:table-cell>
          <table:table-cell office:value-type="float" office:value="-18.6875">
            <text:p>-18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7M30S">
            <text:p>09:57:30 AM</text:p>
          </table:table-cell>
          <table:table-cell office:value-type="float" office:value="30677">
            <text:p>30677</text:p>
          </table:table-cell>
          <table:table-cell office:value-type="float" office:value="-18.125">
            <text:p>-1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7M40S">
            <text:p>09:57:40 AM</text:p>
          </table:table-cell>
          <table:table-cell office:value-type="float" office:value="30483">
            <text:p>30483</text:p>
          </table:table-cell>
          <table:table-cell office:value-type="float" office:value="-24.1875">
            <text:p>-2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7M50S">
            <text:p>09:57:50 AM</text:p>
          </table:table-cell>
          <table:table-cell office:value-type="float" office:value="29839">
            <text:p>29839</text:p>
          </table:table-cell>
          <table:table-cell office:value-type="float" office:value="-16.25">
            <text:p>-16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8M00S">
            <text:p>09:58:00 AM</text:p>
          </table:table-cell>
          <table:table-cell office:value-type="float" office:value="29154">
            <text:p>29154</text:p>
          </table:table-cell>
          <table:table-cell office:value-type="float" office:value="-19.875">
            <text:p>-19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8M10S">
            <text:p>09:58:10 AM</text:p>
          </table:table-cell>
          <table:table-cell office:value-type="float" office:value="28484">
            <text:p>28484</text:p>
          </table:table-cell>
          <table:table-cell office:value-type="float" office:value="-22.5">
            <text:p>-2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8M25S">
            <text:p>09:58:25 AM</text:p>
          </table:table-cell>
          <table:table-cell office:value-type="float" office:value="27541">
            <text:p>27541</text:p>
          </table:table-cell>
          <table:table-cell office:value-type="float" office:value="-27.875">
            <text:p>-2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8M35S">
            <text:p>09:58:35 AM</text:p>
          </table:table-cell>
          <table:table-cell office:value-type="float" office:value="26959">
            <text:p>26959</text:p>
          </table:table-cell>
          <table:table-cell office:value-type="float" office:value="-29.5">
            <text:p>-29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8M45S">
            <text:p>09:58:45 AM</text:p>
          </table:table-cell>
          <table:table-cell office:value-type="float" office:value="26400">
            <text:p>26400</text:p>
          </table:table-cell>
          <table:table-cell office:value-type="float" office:value="-31.6875">
            <text:p>-31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9M05S">
            <text:p>09:59:05 AM</text:p>
          </table:table-cell>
          <table:table-cell office:value-type="float" office:value="25361">
            <text:p>25361</text:p>
          </table:table-cell>
          <table:table-cell office:value-type="float" office:value="-37.875">
            <text:p>-3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9M25S">
            <text:p>09:59:25 AM</text:p>
          </table:table-cell>
          <table:table-cell office:value-type="float" office:value="24387">
            <text:p>24387</text:p>
          </table:table-cell>
          <table:table-cell office:value-type="float" office:value="-41.0625">
            <text:p>-4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9M40S">
            <text:p>09:59:40 AM</text:p>
          </table:table-cell>
          <table:table-cell office:value-type="float" office:value="23695">
            <text:p>23695</text:p>
          </table:table-cell>
          <table:table-cell office:value-type="float" office:value="-43.375">
            <text:p>-43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09H59M50S">
            <text:p>09:59:50 AM</text:p>
          </table:table-cell>
          <table:table-cell office:value-type="float" office:value="23252">
            <text:p>23252</text:p>
          </table:table-cell>
          <table:table-cell office:value-type="float" office:value="-44">
            <text:p>-44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0M00S">
            <text:p>10:00:00 AM</text:p>
          </table:table-cell>
          <table:table-cell office:value-type="float" office:value="22827">
            <text:p>22827</text:p>
          </table:table-cell>
          <table:table-cell office:value-type="float" office:value="-46.375">
            <text:p>-46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0M10S">
            <text:p>10:00:10 AM</text:p>
          </table:table-cell>
          <table:table-cell office:value-type="float" office:value="22417">
            <text:p>22417</text:p>
          </table:table-cell>
          <table:table-cell office:value-type="float" office:value="-47.3125">
            <text:p>-47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0M30S">
            <text:p>10:00:30 AM</text:p>
          </table:table-cell>
          <table:table-cell office:value-type="float" office:value="21635">
            <text:p>21635</text:p>
          </table:table-cell>
          <table:table-cell office:value-type="float" office:value="-50.3125">
            <text:p>-50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0M40S">
            <text:p>10:00:40 AM</text:p>
          </table:table-cell>
          <table:table-cell office:value-type="float" office:value="21260">
            <text:p>21260</text:p>
          </table:table-cell>
          <table:table-cell office:value-type="float" office:value="-51.0625">
            <text:p>-51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0M50S">
            <text:p>10:00:50 AM</text:p>
          </table:table-cell>
          <table:table-cell office:value-type="float" office:value="20889">
            <text:p>20889</text:p>
          </table:table-cell>
          <table:table-cell office:value-type="float" office:value="-52.5625">
            <text:p>-52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1M00S">
            <text:p>10:01:00 AM</text:p>
          </table:table-cell>
          <table:table-cell office:value-type="float" office:value="20533">
            <text:p>20533</text:p>
          </table:table-cell>
          <table:table-cell office:value-type="float" office:value="-54.5625">
            <text:p>-54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1M15S">
            <text:p>10:01:15 AM</text:p>
          </table:table-cell>
          <table:table-cell office:value-type="float" office:value="20020">
            <text:p>20020</text:p>
          </table:table-cell>
          <table:table-cell office:value-type="float" office:value="-54">
            <text:p>-54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1M25S">
            <text:p>10:01:25 AM</text:p>
          </table:table-cell>
          <table:table-cell office:value-type="float" office:value="19684">
            <text:p>19684</text:p>
          </table:table-cell>
          <table:table-cell office:value-type="float" office:value="-55.875">
            <text:p>-5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1M35S">
            <text:p>10:01:35 AM</text:p>
          </table:table-cell>
          <table:table-cell office:value-type="float" office:value="19348">
            <text:p>19348</text:p>
          </table:table-cell>
          <table:table-cell office:value-type="float" office:value="-55.25">
            <text:p>-55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1M45S">
            <text:p>10:01:45 AM</text:p>
          </table:table-cell>
          <table:table-cell office:value-type="float" office:value="19023">
            <text:p>19023</text:p>
          </table:table-cell>
          <table:table-cell office:value-type="float" office:value="-56.9375">
            <text:p>-56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1M55S">
            <text:p>10:01:55 AM</text:p>
          </table:table-cell>
          <table:table-cell office:value-type="float" office:value="18712">
            <text:p>18712</text:p>
          </table:table-cell>
          <table:table-cell office:value-type="float" office:value="-56.625">
            <text:p>-56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2M05S">
            <text:p>10:02:05 AM</text:p>
          </table:table-cell>
          <table:table-cell office:value-type="float" office:value="18406">
            <text:p>18406</text:p>
          </table:table-cell>
          <table:table-cell office:value-type="float" office:value="-56.4375">
            <text:p>-56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2M15S">
            <text:p>10:02:15 AM</text:p>
          </table:table-cell>
          <table:table-cell office:value-type="float" office:value="18107">
            <text:p>18107</text:p>
          </table:table-cell>
          <table:table-cell office:value-type="float" office:value="-56.1875">
            <text:p>-56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2M25S">
            <text:p>10:02:25 AM</text:p>
          </table:table-cell>
          <table:table-cell office:value-type="float" office:value="17819">
            <text:p>17819</text:p>
          </table:table-cell>
          <table:table-cell office:value-type="float" office:value="-56.1875">
            <text:p>-56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2M35S">
            <text:p>10:02:35 AM</text:p>
          </table:table-cell>
          <table:table-cell office:value-type="float" office:value="17532">
            <text:p>17532</text:p>
          </table:table-cell>
          <table:table-cell office:value-type="float" office:value="-56.6875">
            <text:p>-56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2M45S">
            <text:p>10:02:45 AM</text:p>
          </table:table-cell>
          <table:table-cell office:value-type="float" office:value="17252">
            <text:p>17252</text:p>
          </table:table-cell>
          <table:table-cell office:value-type="float" office:value="-55.125">
            <text:p>-55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3M00S">
            <text:p>10:03:00 AM</text:p>
          </table:table-cell>
          <table:table-cell office:value-type="float" office:value="16845">
            <text:p>16845</text:p>
          </table:table-cell>
          <table:table-cell office:value-type="float" office:value="-55.25">
            <text:p>-55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3M10S">
            <text:p>10:03:10 AM</text:p>
          </table:table-cell>
          <table:table-cell office:value-type="float" office:value="16576">
            <text:p>16576</text:p>
          </table:table-cell>
          <table:table-cell office:value-type="float" office:value="-56.6875">
            <text:p>-56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3M20S">
            <text:p>10:03:20 AM</text:p>
          </table:table-cell>
          <table:table-cell office:value-type="float" office:value="16326">
            <text:p>16326</text:p>
          </table:table-cell>
          <table:table-cell office:value-type="float" office:value="-56.125">
            <text:p>-56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3M30S">
            <text:p>10:03:30 AM</text:p>
          </table:table-cell>
          <table:table-cell office:value-type="float" office:value="16078">
            <text:p>16078</text:p>
          </table:table-cell>
          <table:table-cell office:value-type="float" office:value="-57.9375">
            <text:p>-57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3M40S">
            <text:p>10:03:40 AM</text:p>
          </table:table-cell>
          <table:table-cell office:value-type="float" office:value="15827">
            <text:p>15827</text:p>
          </table:table-cell>
          <table:table-cell office:value-type="float" office:value="-57.6875">
            <text:p>-57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3M50S">
            <text:p>10:03:50 AM</text:p>
          </table:table-cell>
          <table:table-cell office:value-type="float" office:value="15587">
            <text:p>15587</text:p>
          </table:table-cell>
          <table:table-cell office:value-type="float" office:value="-57.5625">
            <text:p>-57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4M00S">
            <text:p>10:04:00 AM</text:p>
          </table:table-cell>
          <table:table-cell office:value-type="float" office:value="15350">
            <text:p>15350</text:p>
          </table:table-cell>
          <table:table-cell office:value-type="float" office:value="-57.8125">
            <text:p>-57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4M10S">
            <text:p>10:04:10 AM</text:p>
          </table:table-cell>
          <table:table-cell office:value-type="float" office:value="15112">
            <text:p>15112</text:p>
          </table:table-cell>
          <table:table-cell office:value-type="float" office:value="-56.75">
            <text:p>-5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4M25S">
            <text:p>10:04:25 AM</text:p>
          </table:table-cell>
          <table:table-cell office:value-type="float" office:value="14762">
            <text:p>14762</text:p>
          </table:table-cell>
          <table:table-cell office:value-type="float" office:value="-54.25">
            <text:p>-54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4M35S">
            <text:p>10:04:35 AM</text:p>
          </table:table-cell>
          <table:table-cell office:value-type="float" office:value="14535">
            <text:p>14535</text:p>
          </table:table-cell>
          <table:table-cell office:value-type="float" office:value="-54.125">
            <text:p>-54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4M45S">
            <text:p>10:04:45 AM</text:p>
          </table:table-cell>
          <table:table-cell office:value-type="float" office:value="14315">
            <text:p>14315</text:p>
          </table:table-cell>
          <table:table-cell office:value-type="float" office:value="-53.125">
            <text:p>-53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4M55S">
            <text:p>10:04:55 AM</text:p>
          </table:table-cell>
          <table:table-cell office:value-type="float" office:value="14087">
            <text:p>14087</text:p>
          </table:table-cell>
          <table:table-cell office:value-type="float" office:value="-54.4375">
            <text:p>-5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5M05S">
            <text:p>10:05:05 AM</text:p>
          </table:table-cell>
          <table:table-cell office:value-type="float" office:value="13871">
            <text:p>13871</text:p>
          </table:table-cell>
          <table:table-cell office:value-type="float" office:value="-54.6875">
            <text:p>-54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5M15S">
            <text:p>10:05:15 AM</text:p>
          </table:table-cell>
          <table:table-cell office:value-type="float" office:value="13656">
            <text:p>13656</text:p>
          </table:table-cell>
          <table:table-cell office:value-type="float" office:value="-53.1875">
            <text:p>-53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5M25S">
            <text:p>10:05:25 AM</text:p>
          </table:table-cell>
          <table:table-cell office:value-type="float" office:value="13440">
            <text:p>13440</text:p>
          </table:table-cell>
          <table:table-cell office:value-type="float" office:value="-53.1875">
            <text:p>-53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5M50S">
            <text:p>10:05:50 AM</text:p>
          </table:table-cell>
          <table:table-cell office:value-type="float" office:value="12938">
            <text:p>12938</text:p>
          </table:table-cell>
          <table:table-cell office:value-type="float" office:value="-54.8125">
            <text:p>-54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6M00S">
            <text:p>10:06:00 AM</text:p>
          </table:table-cell>
          <table:table-cell office:value-type="float" office:value="12741">
            <text:p>12741</text:p>
          </table:table-cell>
          <table:table-cell office:value-type="float" office:value="-53.3125">
            <text:p>-53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6M10S">
            <text:p>10:06:10 AM</text:p>
          </table:table-cell>
          <table:table-cell office:value-type="float" office:value="12544">
            <text:p>12544</text:p>
          </table:table-cell>
          <table:table-cell office:value-type="float" office:value="-54.625">
            <text:p>-54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6M20S">
            <text:p>10:06:20 AM</text:p>
          </table:table-cell>
          <table:table-cell office:value-type="float" office:value="12352">
            <text:p>12352</text:p>
          </table:table-cell>
          <table:table-cell office:value-type="float" office:value="-54.1875">
            <text:p>-5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6M30S">
            <text:p>10:06:30 AM</text:p>
          </table:table-cell>
          <table:table-cell office:value-type="float" office:value="12162">
            <text:p>12162</text:p>
          </table:table-cell>
          <table:table-cell office:value-type="float" office:value="-54.25">
            <text:p>-54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6M40S">
            <text:p>10:06:40 AM</text:p>
          </table:table-cell>
          <table:table-cell office:value-type="float" office:value="11976">
            <text:p>11976</text:p>
          </table:table-cell>
          <table:table-cell office:value-type="float" office:value="-54.1875">
            <text:p>-5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6M50S">
            <text:p>10:06:50 AM</text:p>
          </table:table-cell>
          <table:table-cell office:value-type="float" office:value="11790">
            <text:p>11790</text:p>
          </table:table-cell>
          <table:table-cell office:value-type="float" office:value="-54.25">
            <text:p>-54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7M00S">
            <text:p>10:07:00 AM</text:p>
          </table:table-cell>
          <table:table-cell office:value-type="float" office:value="11610">
            <text:p>11610</text:p>
          </table:table-cell>
          <table:table-cell office:value-type="float" office:value="-54.875">
            <text:p>-54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7M10S">
            <text:p>10:07:10 AM</text:p>
          </table:table-cell>
          <table:table-cell office:value-type="float" office:value="11435">
            <text:p>11435</text:p>
          </table:table-cell>
          <table:table-cell office:value-type="float" office:value="-54.5625">
            <text:p>-54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7M20S">
            <text:p>10:07:20 AM</text:p>
          </table:table-cell>
          <table:table-cell office:value-type="float" office:value="11265">
            <text:p>11265</text:p>
          </table:table-cell>
          <table:table-cell office:value-type="float" office:value="-54.375">
            <text:p>-5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7M30S">
            <text:p>10:07:30 AM</text:p>
          </table:table-cell>
          <table:table-cell office:value-type="float" office:value="11096">
            <text:p>11096</text:p>
          </table:table-cell>
          <table:table-cell office:value-type="float" office:value="-55.1875">
            <text:p>-55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7M45S">
            <text:p>10:07:45 AM</text:p>
          </table:table-cell>
          <table:table-cell office:value-type="float" office:value="10846">
            <text:p>10846</text:p>
          </table:table-cell>
          <table:table-cell office:value-type="float" office:value="-55">
            <text:p>-55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7M55S">
            <text:p>10:07:55 AM</text:p>
          </table:table-cell>
          <table:table-cell office:value-type="float" office:value="10682">
            <text:p>10682</text:p>
          </table:table-cell>
          <table:table-cell office:value-type="float" office:value="-56.4375">
            <text:p>-56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8M05S">
            <text:p>10:08:05 AM</text:p>
          </table:table-cell>
          <table:table-cell office:value-type="float" office:value="10519">
            <text:p>10519</text:p>
          </table:table-cell>
          <table:table-cell office:value-type="float" office:value="-57.0625">
            <text:p>-57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8M15S">
            <text:p>10:08:15 AM</text:p>
          </table:table-cell>
          <table:table-cell office:value-type="float" office:value="10352">
            <text:p>10352</text:p>
          </table:table-cell>
          <table:table-cell office:value-type="float" office:value="-57.75">
            <text:p>-57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8M25S">
            <text:p>10:08:25 AM</text:p>
          </table:table-cell>
          <table:table-cell office:value-type="float" office:value="10200">
            <text:p>10200</text:p>
          </table:table-cell>
          <table:table-cell office:value-type="float" office:value="-57.875">
            <text:p>-5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8M35S">
            <text:p>10:08:35 AM</text:p>
          </table:table-cell>
          <table:table-cell office:value-type="float" office:value="10042">
            <text:p>10042</text:p>
          </table:table-cell>
          <table:table-cell office:value-type="float" office:value="-55.1875">
            <text:p>-55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8M45S">
            <text:p>10:08:45 AM</text:p>
          </table:table-cell>
          <table:table-cell office:value-type="float" office:value="9880">
            <text:p>9880</text:p>
          </table:table-cell>
          <table:table-cell office:value-type="float" office:value="-54.4375">
            <text:p>-54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9M05S">
            <text:p>10:09:05 AM</text:p>
          </table:table-cell>
          <table:table-cell office:value-type="float" office:value="9550">
            <text:p>9550</text:p>
          </table:table-cell>
          <table:table-cell office:value-type="float" office:value="-51.125">
            <text:p>-51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9M30S">
            <text:p>10:09:30 AM</text:p>
          </table:table-cell>
          <table:table-cell office:value-type="float" office:value="9121">
            <text:p>9121</text:p>
          </table:table-cell>
          <table:table-cell office:value-type="float" office:value="-48.5">
            <text:p>-48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09M50S">
            <text:p>10:09:50 AM</text:p>
          </table:table-cell>
          <table:table-cell office:value-type="float" office:value="8773">
            <text:p>8773</text:p>
          </table:table-cell>
          <table:table-cell office:value-type="float" office:value="-46.9375">
            <text:p>-46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0M00S">
            <text:p>10:10:00 AM</text:p>
          </table:table-cell>
          <table:table-cell office:value-type="float" office:value="8602">
            <text:p>8602</text:p>
          </table:table-cell>
          <table:table-cell office:value-type="float" office:value="-44.375">
            <text:p>-44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0M10S">
            <text:p>10:10:10 AM</text:p>
          </table:table-cell>
          <table:table-cell office:value-type="float" office:value="8447">
            <text:p>8447</text:p>
          </table:table-cell>
          <table:table-cell office:value-type="float" office:value="-43.8125">
            <text:p>-43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0M20S">
            <text:p>10:10:20 AM</text:p>
          </table:table-cell>
          <table:table-cell office:value-type="float" office:value="8297">
            <text:p>8297</text:p>
          </table:table-cell>
          <table:table-cell office:value-type="float" office:value="-41.1875">
            <text:p>-41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0M30S">
            <text:p>10:10:30 AM</text:p>
          </table:table-cell>
          <table:table-cell office:value-type="float" office:value="8153">
            <text:p>8153</text:p>
          </table:table-cell>
          <table:table-cell office:value-type="float" office:value="-40.5">
            <text:p>-4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0M40S">
            <text:p>10:10:40 AM</text:p>
          </table:table-cell>
          <table:table-cell office:value-type="float" office:value="8012">
            <text:p>8012</text:p>
          </table:table-cell>
          <table:table-cell office:value-type="float" office:value="-39.1875">
            <text:p>-39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0M55S">
            <text:p>10:10:55 AM</text:p>
          </table:table-cell>
          <table:table-cell office:value-type="float" office:value="7799">
            <text:p>7799</text:p>
          </table:table-cell>
          <table:table-cell office:value-type="float" office:value="-37">
            <text:p>-37.0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1M05S">
            <text:p>10:11:05 AM</text:p>
          </table:table-cell>
          <table:table-cell office:value-type="float" office:value="7664">
            <text:p>7664</text:p>
          </table:table-cell>
          <table:table-cell office:value-type="float" office:value="-36.75">
            <text:p>-3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1M15S">
            <text:p>10:11:15 AM</text:p>
          </table:table-cell>
          <table:table-cell office:value-type="float" office:value="7536">
            <text:p>7536</text:p>
          </table:table-cell>
          <table:table-cell office:value-type="float" office:value="-35.3125">
            <text:p>-3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1M25S">
            <text:p>10:11:25 AM</text:p>
          </table:table-cell>
          <table:table-cell office:value-type="float" office:value="7406">
            <text:p>7406</text:p>
          </table:table-cell>
          <table:table-cell office:value-type="float" office:value="-34.3125">
            <text:p>-34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1M35S">
            <text:p>10:11:35 AM</text:p>
          </table:table-cell>
          <table:table-cell office:value-type="float" office:value="7277">
            <text:p>7277</text:p>
          </table:table-cell>
          <table:table-cell office:value-type="float" office:value="-33.875">
            <text:p>-33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1M45S">
            <text:p>10:11:45 AM</text:p>
          </table:table-cell>
          <table:table-cell office:value-type="float" office:value="7146">
            <text:p>7146</text:p>
          </table:table-cell>
          <table:table-cell office:value-type="float" office:value="-32.5">
            <text:p>-3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1M55S">
            <text:p>10:11:55 AM</text:p>
          </table:table-cell>
          <table:table-cell office:value-type="float" office:value="7018">
            <text:p>7018</text:p>
          </table:table-cell>
          <table:table-cell office:value-type="float" office:value="-31.9375">
            <text:p>-31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2M05S">
            <text:p>10:12:05 AM</text:p>
          </table:table-cell>
          <table:table-cell office:value-type="float" office:value="6885">
            <text:p>6885</text:p>
          </table:table-cell>
          <table:table-cell office:value-type="float" office:value="-30.5">
            <text:p>-30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2M15S">
            <text:p>10:12:15 AM</text:p>
          </table:table-cell>
          <table:table-cell office:value-type="float" office:value="6754">
            <text:p>6754</text:p>
          </table:table-cell>
          <table:table-cell office:value-type="float" office:value="-28.125">
            <text:p>-2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2M25S">
            <text:p>10:12:25 AM</text:p>
          </table:table-cell>
          <table:table-cell office:value-type="float" office:value="6618">
            <text:p>6618</text:p>
          </table:table-cell>
          <table:table-cell office:value-type="float" office:value="-27.0625">
            <text:p>-27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2M40S">
            <text:p>10:12:40 AM</text:p>
          </table:table-cell>
          <table:table-cell office:value-type="float" office:value="6416">
            <text:p>6416</text:p>
          </table:table-cell>
          <table:table-cell office:value-type="float" office:value="-27.875">
            <text:p>-27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2M50S">
            <text:p>10:12:50 AM</text:p>
          </table:table-cell>
          <table:table-cell office:value-type="float" office:value="6283">
            <text:p>6283</text:p>
          </table:table-cell>
          <table:table-cell office:value-type="float" office:value="-25.3125">
            <text:p>-25.3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3M00S">
            <text:p>10:13:00 AM</text:p>
          </table:table-cell>
          <table:table-cell office:value-type="float" office:value="6148">
            <text:p>6148</text:p>
          </table:table-cell>
          <table:table-cell office:value-type="float" office:value="-25.8125">
            <text:p>-25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3M10S">
            <text:p>10:13:10 AM</text:p>
          </table:table-cell>
          <table:table-cell office:value-type="float" office:value="6016">
            <text:p>6016</text:p>
          </table:table-cell>
          <table:table-cell office:value-type="float" office:value="-23.5">
            <text:p>-23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3M20S">
            <text:p>10:13:20 AM</text:p>
          </table:table-cell>
          <table:table-cell office:value-type="float" office:value="5884">
            <text:p>5884</text:p>
          </table:table-cell>
          <table:table-cell office:value-type="float" office:value="-22.5">
            <text:p>-22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3M30S">
            <text:p>10:13:30 AM</text:p>
          </table:table-cell>
          <table:table-cell office:value-type="float" office:value="5756">
            <text:p>5756</text:p>
          </table:table-cell>
          <table:table-cell office:value-type="float" office:value="-22.9375">
            <text:p>-22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3M40S">
            <text:p>10:13:40 AM</text:p>
          </table:table-cell>
          <table:table-cell office:value-type="float" office:value="5628">
            <text:p>5628</text:p>
          </table:table-cell>
          <table:table-cell office:value-type="float" office:value="-20.125">
            <text:p>-20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3M50S">
            <text:p>10:13:50 AM</text:p>
          </table:table-cell>
          <table:table-cell office:value-type="float" office:value="5502">
            <text:p>5502</text:p>
          </table:table-cell>
          <table:table-cell office:value-type="float" office:value="-20.6875">
            <text:p>-20.6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4M00S">
            <text:p>10:14:00 AM</text:p>
          </table:table-cell>
          <table:table-cell office:value-type="float" office:value="5379">
            <text:p>5379</text:p>
          </table:table-cell>
          <table:table-cell office:value-type="float" office:value="-19.625">
            <text:p>-19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4M15S">
            <text:p>10:14:15 AM</text:p>
          </table:table-cell>
          <table:table-cell office:value-type="float" office:value="5190">
            <text:p>5190</text:p>
          </table:table-cell>
          <table:table-cell office:value-type="float" office:value="-18.5625">
            <text:p>-18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4M25S">
            <text:p>10:14:25 AM</text:p>
          </table:table-cell>
          <table:table-cell office:value-type="float" office:value="5067">
            <text:p>5067</text:p>
          </table:table-cell>
          <table:table-cell office:value-type="float" office:value="-17.625">
            <text:p>-17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4M35S">
            <text:p>10:14:35 AM</text:p>
          </table:table-cell>
          <table:table-cell office:value-type="float" office:value="4946">
            <text:p>4946</text:p>
          </table:table-cell>
          <table:table-cell office:value-type="float" office:value="-16.5625">
            <text:p>-16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4M45S">
            <text:p>10:14:45 AM</text:p>
          </table:table-cell>
          <table:table-cell office:value-type="float" office:value="4828">
            <text:p>4828</text:p>
          </table:table-cell>
          <table:table-cell office:value-type="float" office:value="-15.625">
            <text:p>-15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4M55S">
            <text:p>10:14:55 AM</text:p>
          </table:table-cell>
          <table:table-cell office:value-type="float" office:value="4711">
            <text:p>4711</text:p>
          </table:table-cell>
          <table:table-cell office:value-type="float" office:value="-15.875">
            <text:p>-15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5M05S">
            <text:p>10:15:05 AM</text:p>
          </table:table-cell>
          <table:table-cell office:value-type="float" office:value="4597">
            <text:p>4597</text:p>
          </table:table-cell>
          <table:table-cell office:value-type="float" office:value="-14.875">
            <text:p>-14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5M15S">
            <text:p>10:15:15 AM</text:p>
          </table:table-cell>
          <table:table-cell office:value-type="float" office:value="4481">
            <text:p>4481</text:p>
          </table:table-cell>
          <table:table-cell office:value-type="float" office:value="-13.5625">
            <text:p>-13.5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5M25S">
            <text:p>10:15:25 AM</text:p>
          </table:table-cell>
          <table:table-cell office:value-type="float" office:value="4363">
            <text:p>4363</text:p>
          </table:table-cell>
          <table:table-cell office:value-type="float" office:value="-12.4375">
            <text:p>-12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5M35S">
            <text:p>10:15:35 AM</text:p>
          </table:table-cell>
          <table:table-cell office:value-type="float" office:value="4251">
            <text:p>4251</text:p>
          </table:table-cell>
          <table:table-cell office:value-type="float" office:value="-12.9375">
            <text:p>-12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6M00S">
            <text:p>10:16:00 AM</text:p>
          </table:table-cell>
          <table:table-cell office:value-type="float" office:value="3968">
            <text:p>3968</text:p>
          </table:table-cell>
          <table:table-cell office:value-type="float" office:value="-9.125">
            <text:p>-9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6M10S">
            <text:p>10:16:10 AM</text:p>
          </table:table-cell>
          <table:table-cell office:value-type="float" office:value="3866">
            <text:p>3866</text:p>
          </table:table-cell>
          <table:table-cell office:value-type="float" office:value="-8.0625">
            <text:p>-8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6M20S">
            <text:p>10:16:20 AM</text:p>
          </table:table-cell>
          <table:table-cell office:value-type="float" office:value="3762">
            <text:p>3762</text:p>
          </table:table-cell>
          <table:table-cell office:value-type="float" office:value="-8.875">
            <text:p>-8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6M30S">
            <text:p>10:16:30 AM</text:p>
          </table:table-cell>
          <table:table-cell office:value-type="float" office:value="3655">
            <text:p>3655</text:p>
          </table:table-cell>
          <table:table-cell office:value-type="float" office:value="-7.25">
            <text:p>-7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6M40S">
            <text:p>10:16:40 AM</text:p>
          </table:table-cell>
          <table:table-cell office:value-type="float" office:value="3548">
            <text:p>3548</text:p>
          </table:table-cell>
          <table:table-cell office:value-type="float" office:value="-6.4375">
            <text:p>-6.4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6M50S">
            <text:p>10:16:50 AM</text:p>
          </table:table-cell>
          <table:table-cell office:value-type="float" office:value="3446">
            <text:p>3446</text:p>
          </table:table-cell>
          <table:table-cell office:value-type="float" office:value="-6.8125">
            <text:p>-6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7M00S">
            <text:p>10:17:00 AM</text:p>
          </table:table-cell>
          <table:table-cell office:value-type="float" office:value="3342">
            <text:p>3342</text:p>
          </table:table-cell>
          <table:table-cell office:value-type="float" office:value="-5.375">
            <text:p>-5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7M10S">
            <text:p>10:17:10 AM</text:p>
          </table:table-cell>
          <table:table-cell office:value-type="float" office:value="3237">
            <text:p>3237</text:p>
          </table:table-cell>
          <table:table-cell office:value-type="float" office:value="-4.1875">
            <text:p>-4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7M25S">
            <text:p>10:17:25 AM</text:p>
          </table:table-cell>
          <table:table-cell office:value-type="float" office:value="3088">
            <text:p>3088</text:p>
          </table:table-cell>
          <table:table-cell office:value-type="float" office:value="-3.25">
            <text:p>-3.2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7M35S">
            <text:p>10:17:35 AM</text:p>
          </table:table-cell>
          <table:table-cell office:value-type="float" office:value="2987">
            <text:p>2987</text:p>
          </table:table-cell>
          <table:table-cell office:value-type="float" office:value="-2.0625">
            <text:p>-2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7M45S">
            <text:p>10:17:45 AM</text:p>
          </table:table-cell>
          <table:table-cell office:value-type="float" office:value="2885">
            <text:p>2885</text:p>
          </table:table-cell>
          <table:table-cell office:value-type="float" office:value="-1.125">
            <text:p>-1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7M55S">
            <text:p>10:17:55 AM</text:p>
          </table:table-cell>
          <table:table-cell office:value-type="float" office:value="2786">
            <text:p>2786</text:p>
          </table:table-cell>
          <table:table-cell office:value-type="float" office:value="-1.875">
            <text:p>-1.8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8M05S">
            <text:p>10:18:05 AM</text:p>
          </table:table-cell>
          <table:table-cell office:value-type="float" office:value="2690">
            <text:p>2690</text:p>
          </table:table-cell>
          <table:table-cell office:value-type="float" office:value="0.375">
            <text:p>0.37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8M15S">
            <text:p>10:18:15 AM</text:p>
          </table:table-cell>
          <table:table-cell office:value-type="float" office:value="2580">
            <text:p>2580</text:p>
          </table:table-cell>
          <table:table-cell office:value-type="float" office:value="0.625">
            <text:p>0.6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8M25S">
            <text:p>10:18:25 AM</text:p>
          </table:table-cell>
          <table:table-cell office:value-type="float" office:value="2468">
            <text:p>2468</text:p>
          </table:table-cell>
          <table:table-cell office:value-type="float" office:value="0.9375">
            <text:p>0.93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8M35S">
            <text:p>10:18:35 AM</text:p>
          </table:table-cell>
          <table:table-cell office:value-type="float" office:value="2357">
            <text:p>2357</text:p>
          </table:table-cell>
          <table:table-cell office:value-type="float" office:value="2.125">
            <text:p>2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8M45S">
            <text:p>10:18:45 AM</text:p>
          </table:table-cell>
          <table:table-cell office:value-type="float" office:value="2247">
            <text:p>2247</text:p>
          </table:table-cell>
          <table:table-cell office:value-type="float" office:value="2.75">
            <text:p>2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8M55S">
            <text:p>10:18:55 AM</text:p>
          </table:table-cell>
          <table:table-cell office:value-type="float" office:value="2137">
            <text:p>2137</text:p>
          </table:table-cell>
          <table:table-cell office:value-type="float" office:value="3.125">
            <text:p>3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9M05S">
            <text:p>10:19:05 AM</text:p>
          </table:table-cell>
          <table:table-cell office:value-type="float" office:value="2027">
            <text:p>2027</text:p>
          </table:table-cell>
          <table:table-cell office:value-type="float" office:value="3.8125">
            <text:p>3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9M30S">
            <text:p>10:19:30 AM</text:p>
          </table:table-cell>
          <table:table-cell office:value-type="float" office:value="1760">
            <text:p>1760</text:p>
          </table:table-cell>
          <table:table-cell office:value-type="float" office:value="6.1875">
            <text:p>6.187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9M40S">
            <text:p>10:19:40 AM</text:p>
          </table:table-cell>
          <table:table-cell office:value-type="float" office:value="1652">
            <text:p>1652</text:p>
          </table:table-cell>
          <table:table-cell office:value-type="float" office:value="6.5">
            <text:p>6.50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19M50S">
            <text:p>10:19:50 AM</text:p>
          </table:table-cell>
          <table:table-cell office:value-type="float" office:value="1545">
            <text:p>1545</text:p>
          </table:table-cell>
          <table:table-cell office:value-type="float" office:value="6.75">
            <text:p>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20M00S">
            <text:p>10:20:00 AM</text:p>
          </table:table-cell>
          <table:table-cell office:value-type="float" office:value="1441">
            <text:p>1441</text:p>
          </table:table-cell>
          <table:table-cell office:value-type="float" office:value="6.75">
            <text:p>6.750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20M10S">
            <text:p>10:20:10 AM</text:p>
          </table:table-cell>
          <table:table-cell office:value-type="float" office:value="1340">
            <text:p>1340</text:p>
          </table:table-cell>
          <table:table-cell office:value-type="float" office:value="7.0625">
            <text:p>7.06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20M20S">
            <text:p>10:20:20 AM</text:p>
          </table:table-cell>
          <table:table-cell office:value-type="float" office:value="1235">
            <text:p>1235</text:p>
          </table:table-cell>
          <table:table-cell office:value-type="float" office:value="8.125">
            <text:p>8.1250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20M30S">
            <text:p>10:20:30 AM</text:p>
          </table:table-cell>
          <table:table-cell office:value-type="float" office:value="1134">
            <text:p>1134</text:p>
          </table:table-cell>
          <table:table-cell office:value-type="float" office:value="8.8125">
            <text:p>8.8125</text:p>
          </table:table-cell>
          <table:table-cell table:number-columns-repeated="9"/>
        </table:table-row>
        <table:table-row table:style-name="ro1">
          <table:table-cell table:style-name="ce2" office:value-type="time" office:time-value="PT10H20M55S">
            <text:p>10:20:55 AM</text:p>
          </table:table-cell>
          <table:table-cell office:value-type="float" office:value="881">
            <text:p>881</text:p>
          </table:table-cell>
          <table:table-cell office:value-type="float" office:value="8.75">
            <text:p>8.7500</text:p>
          </table:table-cell>
          <table:table-cell table:number-columns-repeated="9"/>
        </table:table-row>
        <table:table-row table:style-name="ro1" table:number-rows-repeated="5">
          <table:table-cell table:style-name="ce2"/>
          <table:table-cell table:number-columns-repeated="11"/>
        </table:table-row>
        <table:table-row table:style-name="ro1" table:number-rows-repeated="648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ràfic TEMPS" table:style-name="ta1" table:print="false">
        <table:table-column table:style-name="co4" table:default-cell-style-name="Default"/>
        <table:table-row table:style-name="ro1" table:number-rows-repeated="5">
          <table:table-cell/>
        </table:table-row>
        <table:table-row table:style-name="ro1">
          <table:table-cell>
            <draw:frame table:end-cell-address="'Gràfic TEMPS'.L37" table:end-x="0.6992in" table:end-y="0.0205in" draw:z-index="0" draw:style-name="gr1" svg:width="10.4783in" svg:height="5.3858in" svg:x="0in" svg:y="0.1252in">
              <draw:object draw:notify-on-update-of-ranges="Dades.B2:Dades.B672 Dades.A2:Dades.A672 Dades.C2:Dades.C672 Dades.A2:Dades.A67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Gràfic ASC" table:style-name="ta1" table:print="false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'Gràfic ASC'.L40" table:end-x="0.7795in" table:end-y="0.0087in" draw:z-index="0" draw:style-name="gr1" svg:width="10.5587in" svg:height="6.4469in" svg:x="0in" svg:y="0.115in">
              <draw:object draw:notify-on-update-of-ranges="Dades.C2:Dades.C549 Dades.B2:Dades.B5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Gràfic DESC" table:style-name="ta1" table:print="false">
        <table:table-column table:style-name="co4" table:default-cell-style-name="Default"/>
        <table:table-row table:style-name="ro1" table:number-rows-repeated="3">
          <table:table-cell/>
        </table:table-row>
        <table:table-row table:style-name="ro1">
          <table:table-cell>
            <draw:frame table:end-cell-address="'Gràfic DESC'.L40" table:end-x="0.8567in" table:end-y="0.0925in" draw:z-index="0" draw:style-name="gr1" svg:width="10.5587in" svg:height="6.4469in" svg:x="0.0772in" svg:y="0.0217in">
              <draw:object draw:notify-on-update-of-ranges="Dades.C550:Dades.C672 Dades.B550:Dades.B6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2902in" fo:margin-bottom="0.3098in" fo:margin-left="0.2902in" fo:margin-right="0.2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6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ard Paretas</meta:initial-creator>
    <meta:creation-date>2009-03-01T19:18:15</meta:creation-date>
    <dc:date>2009-03-08T16:21:19</dc:date>
    <dc:creator>Gerard Paretas</dc:creator>
    <meta:editing-duration>PT00H51M47S</meta:editing-duration>
    <meta:editing-cycles>16</meta:editing-cycles>
    <meta:generator>OpenOffice.org/3.0$Linux OpenOffice.org_project/300m9$Build-9358</meta:generator>
    <meta:printed-by>Gerard Paretas</meta:printed-by>
    <meta:print-date>2009-03-08T16:21:17</meta:print-date>
    <meta:document-statistic meta:table-count="4" meta:cell-count="201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5201320648193pt" style:font-size-asian="13.5201320648193pt" style:font-size-complex="13.5201320648193pt"/>
    </style:style>
    <style:style style:name="ch3" style:family="chart">
      <style:chart-properties chart:interpolation="cubic-spline" chart:symbol-type="automatic" chart:connect-bars="false" chart:spline-order="3" chart:spline-resolution="5" chart:sort-by-x-values="false" chart:right-angled-axes="true"/>
    </style:style>
    <style:style style:name="ch4" style:family="chart" style:data-style-name="N0">
      <style:chart-properties chart:display-label="true" chart:logarithmic="false" chart:minimum="320" chart:maximum="30700" chart:interval-major="1000" chart:reverse-direction="true" text:line-break="false" chart:visible="true" style:rotation-angle="51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.36009120941162pt" style:font-size-asian="9.36009120941162pt" style:font-size-complex="9.36009120941162pt"/>
    </style:style>
    <style:style style:name="ch6" style:family="chart" style:data-style-name="N2">
      <style:chart-properties chart:display-label="true" chart:logarithmic="false" chart:minimum="-60" chart:maximum="12" chart:interval-major="10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.36009120941162pt" style:font-size-asian="9.36009120941162pt" style:font-size-complex="9.36009120941162pt"/>
    </style:style>
    <style:style style:name="ch8" style:family="chart">
      <style:chart-properties chart:symbol-type="named-symbol" chart:symbol-name="square" chart:symbol-width="0cm" chart:symbol-height="0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none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82cm" svg:height="16.376cm" chart:class="chart:scatter" chart:style-name="ch1">
        <chart:title svg:x="10.348cm" svg:y="0.333cm" chart:style-name="ch2">
          <text:p>Gràfic temperatura ext - altitud durant el descens</text:p>
        </chart:title>
        <chart:plot-area chart:style-name="ch3" table:cell-range-address="Dades.B550:Dades.C672" svg:x="0.86cm" svg:y="1.175cm" svg:width="25.421cm" svg:height="14.749cm">
          <chart:axis chart:dimension="x" chart:name="primary-x" chart:style-name="ch4">
            <chart:title svg:x="13.116cm" svg:y="15.666cm" chart:style-name="ch5">
              <text:p>Altitud (m)</text:p>
            </chart:title>
          </chart:axis>
          <chart:axis chart:dimension="y" chart:name="primary-y" chart:style-name="ch6">
            <chart:title svg:x="0.539cm" svg:y="9.558cm" chart:style-name="ch7">
              <text:p>Temperatura exterior (ºC)</text:p>
            </chart:title>
          </chart:axis>
          <chart:series chart:style-name="ch8" chart:values-cell-range-address="Dades.C550:Dades.C672" chart:class="chart:scatter">
            <chart:domain table:cell-range-address="Dades.B550:Dades.B672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83">
                <text:p text:id="Dades.B550:Dades.B672">30483</text:p>
              </table:table-cell>
              <table:table-cell office:value-type="float" office:value="-24.1875">
                <text:p text:id="Dades.C550:Dades.C672">-24.18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39">
                <text:p>29839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54">
                <text:p>29154</text:p>
              </table:table-cell>
              <table:table-cell office:value-type="float" office:value="-19.875">
                <text:p>-19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484">
                <text:p>28484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41">
                <text:p>27541</text:p>
              </table:table-cell>
              <table:table-cell office:value-type="float" office:value="-27.875">
                <text:p>-27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959">
                <text:p>269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00">
                <text:p>26400</text:p>
              </table:table-cell>
              <table:table-cell office:value-type="float" office:value="-31.6875">
                <text:p>-31.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61">
                <text:p>25361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87">
                <text:p>24387</text:p>
              </table:table-cell>
              <table:table-cell office:value-type="float" office:value="-41.0625">
                <text:p>-41.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95">
                <text:p>23695</text:p>
              </table:table-cell>
              <table:table-cell office:value-type="float" office:value="-43.375">
                <text:p>-43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52">
                <text:p>2325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27">
                <text:p>22827</text:p>
              </table:table-cell>
              <table:table-cell office:value-type="float" office:value="-46.375">
                <text:p>-46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417">
                <text:p>22417</text:p>
              </table:table-cell>
              <table:table-cell office:value-type="float" office:value="-47.3125">
                <text:p>-47.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35">
                <text:p>21635</text:p>
              </table:table-cell>
              <table:table-cell office:value-type="float" office:value="-50.3125">
                <text:p>-50.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60">
                <text:p>21260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89">
                <text:p>20889</text:p>
              </table:table-cell>
              <table:table-cell office:value-type="float" office:value="-52.5625">
                <text:p>-52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33">
                <text:p>20533</text:p>
              </table:table-cell>
              <table:table-cell office:value-type="float" office:value="-54.5625">
                <text:p>-54.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0">
                <text:p>2002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84">
                <text:p>19684</text:p>
              </table:table-cell>
              <table:table-cell office:value-type="float" office:value="-55.875">
                <text:p>-55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48">
                <text:p>19348</text:p>
              </table:table-cell>
              <table:table-cell office:value-type="float" office:value="-55.25">
                <text:p>-5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23">
                <text:p>19023</text:p>
              </table:table-cell>
              <table:table-cell office:value-type="float" office:value="-56.9375">
                <text:p>-56.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12">
                <text:p>18712</text:p>
              </table:table-cell>
              <table:table-cell office:value-type="float" office:value="-56.625">
                <text:p>-56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6">
                <text:p>18406</text:p>
              </table:table-cell>
              <table:table-cell office:value-type="float" office:value="-56.4375">
                <text:p>-56.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07">
                <text:p>18107</text:p>
              </table:table-cell>
              <table:table-cell office:value-type="float" office:value="-56.1875">
                <text:p>-56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19">
                <text:p>17819</text:p>
              </table:table-cell>
              <table:table-cell office:value-type="float" office:value="-56.1875">
                <text:p>-56.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32">
                <text:p>17532</text:p>
              </table:table-cell>
              <table:table-cell office:value-type="float" office:value="-56.6875">
                <text:p>-56.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52">
                <text:p>17252</text:p>
              </table:table-cell>
              <table:table-cell office:value-type="float" office:value="-55.125">
                <text:p>-55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845">
                <text:p>16845</text:p>
              </table:table-cell>
              <table:table-cell office:value-type="float" office:value="-55.25">
                <text:p>-5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76">
                <text:p>16576</text:p>
              </table:table-cell>
              <table:table-cell office:value-type="float" office:value="-56.6875">
                <text:p>-56.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26">
                <text:p>16326</text:p>
              </table:table-cell>
              <table:table-cell office:value-type="float" office:value="-56.125">
                <text:p>-56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78">
                <text:p>16078</text:p>
              </table:table-cell>
              <table:table-cell office:value-type="float" office:value="-57.9375">
                <text:p>-57.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27">
                <text:p>15827</text:p>
              </table:table-cell>
              <table:table-cell office:value-type="float" office:value="-57.6875">
                <text:p>-57.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87">
                <text:p>15587</text:p>
              </table:table-cell>
              <table:table-cell office:value-type="float" office:value="-57.5625">
                <text:p>-57.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50">
                <text:p>15350</text:p>
              </table:table-cell>
              <table:table-cell office:value-type="float" office:value="-57.8125">
                <text:p>-57.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12">
                <text:p>15112</text:p>
              </table:table-cell>
              <table:table-cell office:value-type="float" office:value="-56.75">
                <text:p>-56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62">
                <text:p>14762</text:p>
              </table:table-cell>
              <table:table-cell office:value-type="float" office:value="-54.25">
                <text:p>-54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35">
                <text:p>14535</text:p>
              </table:table-cell>
              <table:table-cell office:value-type="float" office:value="-54.125">
                <text:p>-54.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15">
                <text:p>14315</text:p>
              </table:table-cell>
              <table:table-cell office:value-type="float" office:value="-53.125">
                <text:p>-53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87">
                <text:p>14087</text:p>
              </table:table-cell>
              <table:table-cell office:value-type="float" office:value="-54.4375">
                <text:p>-54.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71">
                <text:p>13871</text:p>
              </table:table-cell>
              <table:table-cell office:value-type="float" office:value="-54.6875">
                <text:p>-54.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56">
                <text:p>13656</text:p>
              </table:table-cell>
              <table:table-cell office:value-type="float" office:value="-53.1875">
                <text:p>-53.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40">
                <text:p>13440</text:p>
              </table:table-cell>
              <table:table-cell office:value-type="float" office:value="-53.1875">
                <text:p>-53.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38">
                <text:p>12938</text:p>
              </table:table-cell>
              <table:table-cell office:value-type="float" office:value="-54.8125">
                <text:p>-54.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41">
                <text:p>12741</text:p>
              </table:table-cell>
              <table:table-cell office:value-type="float" office:value="-53.3125">
                <text:p>-53.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44">
                <text:p>12544</text:p>
              </table:table-cell>
              <table:table-cell office:value-type="float" office:value="-54.625">
                <text:p>-54.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52">
                <text:p>12352</text:p>
              </table:table-cell>
              <table:table-cell office:value-type="float" office:value="-54.1875">
                <text:p>-54.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62">
                <text:p>12162</text:p>
              </table:table-cell>
              <table:table-cell office:value-type="float" office:value="-54.25">
                <text:p>-54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76">
                <text:p>11976</text:p>
              </table:table-cell>
              <table:table-cell office:value-type="float" office:value="-54.1875">
                <text:p>-54.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90">
                <text:p>11790</text:p>
              </table:table-cell>
              <table:table-cell office:value-type="float" office:value="-54.25">
                <text:p>-54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10">
                <text:p>11610</text:p>
              </table:table-cell>
              <table:table-cell office:value-type="float" office:value="-54.875">
                <text:p>-54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435">
                <text:p>11435</text:p>
              </table:table-cell>
              <table:table-cell office:value-type="float" office:value="-54.5625">
                <text:p>-54.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65">
                <text:p>11265</text:p>
              </table:table-cell>
              <table:table-cell office:value-type="float" office:value="-54.375">
                <text:p>-54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96">
                <text:p>11096</text:p>
              </table:table-cell>
              <table:table-cell office:value-type="float" office:value="-55.1875">
                <text:p>-55.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46">
                <text:p>1084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82">
                <text:p>10682</text:p>
              </table:table-cell>
              <table:table-cell office:value-type="float" office:value="-56.4375">
                <text:p>-56.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19">
                <text:p>10519</text:p>
              </table:table-cell>
              <table:table-cell office:value-type="float" office:value="-57.0625">
                <text:p>-57.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52">
                <text:p>10352</text:p>
              </table:table-cell>
              <table:table-cell office:value-type="float" office:value="-57.75">
                <text:p>-57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00">
                <text:p>10200</text:p>
              </table:table-cell>
              <table:table-cell office:value-type="float" office:value="-57.875">
                <text:p>-57.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42">
                <text:p>10042</text:p>
              </table:table-cell>
              <table:table-cell office:value-type="float" office:value="-55.1875">
                <text:p>-55.1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80">
                <text:p>9880</text:p>
              </table:table-cell>
              <table:table-cell office:value-type="float" office:value="-54.4375">
                <text:p>-54.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50">
                <text:p>9550</text:p>
              </table:table-cell>
              <table:table-cell office:value-type="float" office:value="-51.125">
                <text:p>-51.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21">
                <text:p>9121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73">
                <text:p>8773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02">
                <text:p>8602</text:p>
              </table:table-cell>
              <table:table-cell office:value-type="float" office:value="-44.375">
                <text:p>-44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47">
                <text:p>8447</text:p>
              </table:table-cell>
              <table:table-cell office:value-type="float" office:value="-43.8125">
                <text:p>-43.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97">
                <text:p>8297</text:p>
              </table:table-cell>
              <table:table-cell office:value-type="float" office:value="-41.1875">
                <text:p>-41.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53">
                <text:p>8153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12">
                <text:p>8012</text:p>
              </table:table-cell>
              <table:table-cell office:value-type="float" office:value="-39.1875">
                <text:p>-39.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99">
                <text:p>779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64">
                <text:p>7664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36">
                <text:p>7536</text:p>
              </table:table-cell>
              <table:table-cell office:value-type="float" office:value="-35.3125">
                <text:p>-35.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06">
                <text:p>7406</text:p>
              </table:table-cell>
              <table:table-cell office:value-type="float" office:value="-34.3125">
                <text:p>-34.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77">
                <text:p>7277</text:p>
              </table:table-cell>
              <table:table-cell office:value-type="float" office:value="-33.875">
                <text:p>-33.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46">
                <text:p>714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18">
                <text:p>7018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85">
                <text:p>6885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4">
                <text:p>6754</text:p>
              </table:table-cell>
              <table:table-cell office:value-type="float" office:value="-28.125">
                <text:p>-28.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18">
                <text:p>6618</text:p>
              </table:table-cell>
              <table:table-cell office:value-type="float" office:value="-27.0625">
                <text:p>-27.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16">
                <text:p>6416</text:p>
              </table:table-cell>
              <table:table-cell office:value-type="float" office:value="-27.875">
                <text:p>-27.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83">
                <text:p>6283</text:p>
              </table:table-cell>
              <table:table-cell office:value-type="float" office:value="-25.3125">
                <text:p>-25.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48">
                <text:p>6148</text:p>
              </table:table-cell>
              <table:table-cell office:value-type="float" office:value="-25.8125">
                <text:p>-25.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16">
                <text:p>6016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84">
                <text:p>5884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56">
                <text:p>5756</text:p>
              </table:table-cell>
              <table:table-cell office:value-type="float" office:value="-22.9375">
                <text:p>-22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28">
                <text:p>5628</text:p>
              </table:table-cell>
              <table:table-cell office:value-type="float" office:value="-20.125">
                <text:p>-20.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02">
                <text:p>5502</text:p>
              </table:table-cell>
              <table:table-cell office:value-type="float" office:value="-20.6875">
                <text:p>-20.6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9">
                <text:p>5379</text:p>
              </table:table-cell>
              <table:table-cell office:value-type="float" office:value="-19.625">
                <text:p>-19.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90">
                <text:p>5190</text:p>
              </table:table-cell>
              <table:table-cell office:value-type="float" office:value="-18.5625">
                <text:p>-18.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67">
                <text:p>5067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6">
                <text:p>4946</text:p>
              </table:table-cell>
              <table:table-cell office:value-type="float" office:value="-16.5625">
                <text:p>-16.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28">
                <text:p>4828</text:p>
              </table:table-cell>
              <table:table-cell office:value-type="float" office:value="-15.625">
                <text:p>-15.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11">
                <text:p>4711</text:p>
              </table:table-cell>
              <table:table-cell office:value-type="float" office:value="-15.875">
                <text:p>-15.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7">
                <text:p>4597</text:p>
              </table:table-cell>
              <table:table-cell office:value-type="float" office:value="-14.875">
                <text:p>-14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1">
                <text:p>4481</text:p>
              </table:table-cell>
              <table:table-cell office:value-type="float" office:value="-13.5625">
                <text:p>-13.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63">
                <text:p>4363</text:p>
              </table:table-cell>
              <table:table-cell office:value-type="float" office:value="-12.4375">
                <text:p>-12.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51">
                <text:p>4251</text:p>
              </table:table-cell>
              <table:table-cell office:value-type="float" office:value="-12.9375">
                <text:p>-12.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8">
                <text:p>3968</text:p>
              </table:table-cell>
              <table:table-cell office:value-type="float" office:value="-9.125">
                <text:p>-9.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66">
                <text:p>3866</text:p>
              </table:table-cell>
              <table:table-cell office:value-type="float" office:value="-8.0625">
                <text:p>-8.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62">
                <text:p>3762</text:p>
              </table:table-cell>
              <table:table-cell office:value-type="float" office:value="-8.875">
                <text:p>-8.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55">
                <text:p>365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48">
                <text:p>3548</text:p>
              </table:table-cell>
              <table:table-cell office:value-type="float" office:value="-6.4375">
                <text:p>-6.4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46">
                <text:p>3446</text:p>
              </table:table-cell>
              <table:table-cell office:value-type="float" office:value="-6.8125">
                <text:p>-6.8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2">
                <text:p>3342</text:p>
              </table:table-cell>
              <table:table-cell office:value-type="float" office:value="-5.375">
                <text:p>-5.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7">
                <text:p>3237</text:p>
              </table:table-cell>
              <table:table-cell office:value-type="float" office:value="-4.1875">
                <text:p>-4.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88">
                <text:p>3088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87">
                <text:p>2987</text:p>
              </table:table-cell>
              <table:table-cell office:value-type="float" office:value="-2.0625">
                <text:p>-2.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85">
                <text:p>2885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86">
                <text:p>2786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90">
                <text:p>269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80">
                <text:p>258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68">
                <text:p>246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7">
                <text:p>2357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7">
                <text:p>224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37">
                <text:p>2137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27">
                <text:p>2027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0">
                <text:p>1760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2">
                <text:p>165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5">
                <text:p>154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1">
                <text:p>144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0">
                <text:p>1340</text:p>
              </table:table-cell>
              <table:table-cell office:value-type="float" office:value="7.0625">
                <text:p>7.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4">
                <text:p>11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1">
                <text:p>881</text:p>
              </table:table-cell>
              <table:table-cell office:value-type="float" office:value="8.75">
                <text:p>8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5201320648193pt" style:font-size-asian="13.5201320648193pt" style:font-size-complex="13.5201320648193pt"/>
    </style:style>
    <style:style style:name="ch3" style:family="chart">
      <style:chart-properties chart:interpolation="cubic-spline" chart:symbol-type="automatic" chart:connect-bars="false" chart:spline-order="3" chart:spline-resolution="5" chart:sort-by-x-values="false" chart:right-angled-axes="true"/>
    </style:style>
    <style:style style:name="ch4" style:family="chart" style:data-style-name="N0">
      <style:chart-properties chart:display-label="true" chart:logarithmic="false" chart:minimum="320" chart:maximum="31000" chart:interval-major="1000" chart:reverse-direction="false" text:line-break="false" chart:visible="true" style:rotation-angle="51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.36009120941162pt" style:font-size-asian="9.36009120941162pt" style:font-size-complex="9.36009120941162pt"/>
    </style:style>
    <style:style style:name="ch6" style:family="chart" style:data-style-name="N2">
      <style:chart-properties chart:display-label="true" chart:logarithmic="false" chart:minimum="-58" chart:maximum="12" chart:interval-major="10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.36009120941162pt" style:font-size-asian="9.36009120941162pt" style:font-size-complex="9.36009120941162pt"/>
    </style:style>
    <style:style style:name="ch8" style:family="chart">
      <style:chart-properties chart:symbol-type="named-symbol" chart:symbol-name="square" chart:symbol-width="0cm" chart:symbol-height="0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none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82cm" svg:height="16.376cm" chart:class="chart:scatter" chart:style-name="ch1">
        <chart:title svg:x="10.347cm" svg:y="0.332cm" chart:style-name="ch2">
          <text:p>Gràfic temperatura ext - altitud durant l'ascens</text:p>
        </chart:title>
        <chart:plot-area chart:style-name="ch3" table:cell-range-address="Dades.B2:Dades.C549" svg:x="0.86cm" svg:y="1.175cm" svg:width="25.421cm" svg:height="14.75cm">
          <chart:axis chart:dimension="x" chart:name="primary-x" chart:style-name="ch4">
            <chart:title svg:x="13.115cm" svg:y="15.665cm" chart:style-name="ch5">
              <text:p>Altitud (m)</text:p>
            </chart:title>
          </chart:axis>
          <chart:axis chart:dimension="y" chart:name="primary-y" chart:style-name="ch6">
            <chart:title svg:x="0.538cm" svg:y="9.558cm" chart:style-name="ch7">
              <text:p>Temperatura exterior (ºC)</text:p>
            </chart:title>
          </chart:axis>
          <chart:series chart:style-name="ch8" chart:values-cell-range-address="Dades.C2:Dades.C549" chart:class="chart:scatter">
            <chart:domain table:cell-range-address="Dades.B2:Dades.B549"/>
            <chart:data-point chart:repeated="5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">
                <text:p text:id="Dades.B2:Dades.B549">323</text:p>
              </table:table-cell>
              <table:table-cell office:value-type="float" office:value="7.75">
                <text:p text:id="Dades.C2:Dades.C549">7.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7.3125">
                <text:p>7.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">
                <text:p>477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9">
                <text:p>539</text:p>
              </table:table-cell>
              <table:table-cell office:value-type="float" office:value="7.6875">
                <text:p>7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6">
                <text:p>596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3">
                <text:p>663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7">
                <text:p>727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9">
                <text:p>789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">
                <text:p>844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4">
                <text:p>904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3">
                <text:p>993</text:p>
              </table:table-cell>
              <table:table-cell office:value-type="float" office:value="10.4375">
                <text:p>10.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4">
                <text:p>1054</text:p>
              </table:table-cell>
              <table:table-cell office:value-type="float" office:value="10.6875">
                <text:p>1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7">
                <text:p>1117</text:p>
              </table:table-cell>
              <table:table-cell office:value-type="float" office:value="10.6875">
                <text:p>1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6">
                <text:p>123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5">
                <text:p>1295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7">
                <text:p>1357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2">
                <text:p>1422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1">
                <text:p>1481</text:p>
              </table:table-cell>
              <table:table-cell office:value-type="float" office:value="9.6875">
                <text:p>9.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">
                <text:p>1548</text:p>
              </table:table-cell>
              <table:table-cell office:value-type="float" office:value="9.4375">
                <text:p>9.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9">
                <text:p>1699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1">
                <text:p>1761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2">
                <text:p>182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3">
                <text:p>1883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3">
                <text:p>1943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3">
                <text:p>2003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3">
                <text:p>2063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4">
                <text:p>2124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9">
                <text:p>2179</text:p>
              </table:table-cell>
              <table:table-cell office:value-type="float" office:value="6.8125">
                <text:p>6.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75">
                <text:p>2275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5">
                <text:p>2335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7">
                <text:p>2397</text:p>
              </table:table-cell>
              <table:table-cell office:value-type="float" office:value="5.4375">
                <text:p>5.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6">
                <text:p>2466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8">
                <text:p>2528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3">
                <text:p>2663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5">
                <text:p>2725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7">
                <text:p>278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6">
                <text:p>288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5">
                <text:p>295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7">
                <text:p>3017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0">
                <text:p>308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7">
                <text:p>3147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15">
                <text:p>3215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8">
                <text:p>32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43">
                <text:p>3343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06">
                <text:p>3406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01">
                <text:p>3501</text:p>
              </table:table-cell>
              <table:table-cell office:value-type="float" office:value="-2.875">
                <text:p>-2.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4">
                <text:p>3564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30">
                <text:p>36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7">
                <text:p>3697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0">
                <text:p>3760</text:p>
              </table:table-cell>
              <table:table-cell office:value-type="float" office:value="-3.875">
                <text:p>-3.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3">
                <text:p>3823</text:p>
              </table:table-cell>
              <table:table-cell office:value-type="float" office:value="-3.375">
                <text:p>-3.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88">
                <text:p>3888</text:p>
              </table:table-cell>
              <table:table-cell office:value-type="float" office:value="-4.375">
                <text:p>-4.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52">
                <text:p>3952</text:p>
              </table:table-cell>
              <table:table-cell office:value-type="float" office:value="-4.0625">
                <text:p>-4.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12">
                <text:p>4012</text:p>
              </table:table-cell>
              <table:table-cell office:value-type="float" office:value="-5.9375">
                <text:p>-5.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76">
                <text:p>4076</text:p>
              </table:table-cell>
              <table:table-cell office:value-type="float" office:value="-5.0625">
                <text:p>-5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2">
                <text:p>4172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37">
                <text:p>4237</text:p>
              </table:table-cell>
              <table:table-cell office:value-type="float" office:value="-6.5625">
                <text:p>-6.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04">
                <text:p>4304</text:p>
              </table:table-cell>
              <table:table-cell office:value-type="float" office:value="-7.875">
                <text:p>-7.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64">
                <text:p>4364</text:p>
              </table:table-cell>
              <table:table-cell office:value-type="float" office:value="-8.5625">
                <text:p>-8.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33">
                <text:p>4433</text:p>
              </table:table-cell>
              <table:table-cell office:value-type="float" office:value="-8.3125">
                <text:p>-8.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04">
                <text:p>450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74">
                <text:p>4574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38">
                <text:p>4638</text:p>
              </table:table-cell>
              <table:table-cell office:value-type="float" office:value="-10.125">
                <text:p>-10.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09">
                <text:p>4709</text:p>
              </table:table-cell>
              <table:table-cell office:value-type="float" office:value="-10.0625">
                <text:p>-10.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11">
                <text:p>4811</text:p>
              </table:table-cell>
              <table:table-cell office:value-type="float" office:value="-12.875">
                <text:p>-12.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48">
                <text:p>4848</text:p>
              </table:table-cell>
              <table:table-cell office:value-type="float" office:value="-12.5625">
                <text:p>-12.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45">
                <text:p>4945</text:p>
              </table:table-cell>
              <table:table-cell office:value-type="float" office:value="-12.6875">
                <text:p>-12.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18">
                <text:p>5018</text:p>
              </table:table-cell>
              <table:table-cell office:value-type="float" office:value="-13.9375">
                <text:p>-13.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81">
                <text:p>5081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51">
                <text:p>515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19">
                <text:p>5219</text:p>
              </table:table-cell>
              <table:table-cell office:value-type="float" office:value="-14.75">
                <text:p>-14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85">
                <text:p>5285</text:p>
              </table:table-cell>
              <table:table-cell office:value-type="float" office:value="-14.375">
                <text:p>-14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55">
                <text:p>5355</text:p>
              </table:table-cell>
              <table:table-cell office:value-type="float" office:value="-15.3125">
                <text:p>-15.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23">
                <text:p>5423</text:p>
              </table:table-cell>
              <table:table-cell office:value-type="float" office:value="-15.3125">
                <text:p>-15.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2">
                <text:p>549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63">
                <text:p>5563</text:p>
              </table:table-cell>
              <table:table-cell office:value-type="float" office:value="-16.1875">
                <text:p>-16.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68">
                <text:p>5668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6">
                <text:p>5736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06">
                <text:p>5806</text:p>
              </table:table-cell>
              <table:table-cell office:value-type="float" office:value="-18.6875">
                <text:p>-18.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76">
                <text:p>5876</text:p>
              </table:table-cell>
              <table:table-cell office:value-type="float" office:value="-19.875">
                <text:p>-19.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52">
                <text:p>5952</text:p>
              </table:table-cell>
              <table:table-cell office:value-type="float" office:value="-19.5625">
                <text:p>-19.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20">
                <text:p>6020</text:p>
              </table:table-cell>
              <table:table-cell office:value-type="float" office:value="-20.875">
                <text:p>-20.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91">
                <text:p>6091</text:p>
              </table:table-cell>
              <table:table-cell office:value-type="float" office:value="-21.8125">
                <text:p>-21.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64">
                <text:p>6164</text:p>
              </table:table-cell>
              <table:table-cell office:value-type="float" office:value="-21.875">
                <text:p>-21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30">
                <text:p>6230</text:p>
              </table:table-cell>
              <table:table-cell office:value-type="float" office:value="-21.4375">
                <text:p>-21.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90">
                <text:p>6290</text:p>
              </table:table-cell>
              <table:table-cell office:value-type="float" office:value="-22.5625">
                <text:p>-22.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94">
                <text:p>6394</text:p>
              </table:table-cell>
              <table:table-cell office:value-type="float" office:value="-21.0625">
                <text:p>-21.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57">
                <text:p>6457</text:p>
              </table:table-cell>
              <table:table-cell office:value-type="float" office:value="-23.5625">
                <text:p>-23.5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30">
                <text:p>6530</text:p>
              </table:table-cell>
              <table:table-cell office:value-type="float" office:value="-23.1875">
                <text:p>-23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05">
                <text:p>6605</text:p>
              </table:table-cell>
              <table:table-cell office:value-type="float" office:value="-24.8125">
                <text:p>-24.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73">
                <text:p>6673</text:p>
              </table:table-cell>
              <table:table-cell office:value-type="float" office:value="-25.9375">
                <text:p>-25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43">
                <text:p>6743</text:p>
              </table:table-cell>
              <table:table-cell office:value-type="float" office:value="-24.5625">
                <text:p>-24.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12">
                <text:p>6812</text:p>
              </table:table-cell>
              <table:table-cell office:value-type="float" office:value="-24.375">
                <text:p>-24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87">
                <text:p>6887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43">
                <text:p>6943</text:p>
              </table:table-cell>
              <table:table-cell office:value-type="float" office:value="-26.8125">
                <text:p>-26.8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3">
                <text:p>7013</text:p>
              </table:table-cell>
              <table:table-cell office:value-type="float" office:value="-26.125">
                <text:p>-26.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00">
                <text:p>7100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62">
                <text:p>716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28">
                <text:p>7228</text:p>
              </table:table-cell>
              <table:table-cell office:value-type="float" office:value="-28.625">
                <text:p>-28.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86">
                <text:p>7286</text:p>
              </table:table-cell>
              <table:table-cell office:value-type="float" office:value="-29.1875">
                <text:p>-29.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45">
                <text:p>7345</text:p>
              </table:table-cell>
              <table:table-cell office:value-type="float" office:value="-30.875">
                <text:p>-30.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10">
                <text:p>7410</text:p>
              </table:table-cell>
              <table:table-cell office:value-type="float" office:value="-30.8125">
                <text:p>-30.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63">
                <text:p>7463</text:p>
              </table:table-cell>
              <table:table-cell office:value-type="float" office:value="-30.8125">
                <text:p>-30.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18">
                <text:p>7518</text:p>
              </table:table-cell>
              <table:table-cell office:value-type="float" office:value="-31.5625">
                <text:p>-31.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80">
                <text:p>7580</text:p>
              </table:table-cell>
              <table:table-cell office:value-type="float" office:value="-30.375">
                <text:p>-30.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78">
                <text:p>7678</text:p>
              </table:table-cell>
              <table:table-cell office:value-type="float" office:value="-32.4375">
                <text:p>-32.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38">
                <text:p>7738</text:p>
              </table:table-cell>
              <table:table-cell office:value-type="float" office:value="-32.3125">
                <text:p>-32.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99">
                <text:p>7799</text:p>
              </table:table-cell>
              <table:table-cell office:value-type="float" office:value="-33.875">
                <text:p>-33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54">
                <text:p>7854</text:p>
              </table:table-cell>
              <table:table-cell office:value-type="float" office:value="-32.375">
                <text:p>-32.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05">
                <text:p>7905</text:p>
              </table:table-cell>
              <table:table-cell office:value-type="float" office:value="-33.875">
                <text:p>-33.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75">
                <text:p>7975</text:p>
              </table:table-cell>
              <table:table-cell office:value-type="float" office:value="-34.1875">
                <text:p>-34.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35">
                <text:p>803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83">
                <text:p>8083</text:p>
              </table:table-cell>
              <table:table-cell office:value-type="float" office:value="-35.875">
                <text:p>-35.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54">
                <text:p>8154</text:p>
              </table:table-cell>
              <table:table-cell office:value-type="float" office:value="-35.3125">
                <text:p>-35.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43">
                <text:p>82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77">
                <text:p>8277</text:p>
              </table:table-cell>
              <table:table-cell office:value-type="float" office:value="-36.3125">
                <text:p>-36.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53">
                <text:p>8353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13">
                <text:p>8413</text:p>
              </table:table-cell>
              <table:table-cell office:value-type="float" office:value="-38.25">
                <text:p>-38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70">
                <text:p>8470</text:p>
              </table:table-cell>
              <table:table-cell office:value-type="float" office:value="-38.375">
                <text:p>-38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19">
                <text:p>8619</text:p>
              </table:table-cell>
              <table:table-cell office:value-type="float" office:value="-37.125">
                <text:p>-37.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67">
                <text:p>8667</text:p>
              </table:table-cell>
              <table:table-cell office:value-type="float" office:value="-38.3125">
                <text:p>-38.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29">
                <text:p>8729</text:p>
              </table:table-cell>
              <table:table-cell office:value-type="float" office:value="-38.0625">
                <text:p>-38.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84">
                <text:p>8784</text:p>
              </table:table-cell>
              <table:table-cell office:value-type="float" office:value="-39.6875">
                <text:p>-39.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43">
                <text:p>8843</text:p>
              </table:table-cell>
              <table:table-cell office:value-type="float" office:value="-39.0625">
                <text:p>-39.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40">
                <text:p>8940</text:p>
              </table:table-cell>
              <table:table-cell office:value-type="float" office:value="-42.6875">
                <text:p>-42.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83">
                <text:p>8983</text:p>
              </table:table-cell>
              <table:table-cell office:value-type="float" office:value="-43.875">
                <text:p>-43.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48">
                <text:p>9048</text:p>
              </table:table-cell>
              <table:table-cell office:value-type="float" office:value="-43.8125">
                <text:p>-43.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94">
                <text:p>9094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8">
                <text:p>9148</text:p>
              </table:table-cell>
              <table:table-cell office:value-type="float" office:value="-44.0625">
                <text:p>-44.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57">
                <text:p>9257</text:p>
              </table:table-cell>
              <table:table-cell office:value-type="float" office:value="-45.9375">
                <text:p>-45.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08">
                <text:p>9308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58">
                <text:p>9358</text:p>
              </table:table-cell>
              <table:table-cell office:value-type="float" office:value="-44.875">
                <text:p>-44.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02">
                <text:p>9402</text:p>
              </table:table-cell>
              <table:table-cell office:value-type="float" office:value="-45.6875">
                <text:p>-45.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68">
                <text:p>9468</text:p>
              </table:table-cell>
              <table:table-cell office:value-type="float" office:value="-46.375">
                <text:p>-46.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17">
                <text:p>9517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71">
                <text:p>9571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34">
                <text:p>9634</text:p>
              </table:table-cell>
              <table:table-cell office:value-type="float" office:value="-45.8125">
                <text:p>-45.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99">
                <text:p>9699</text:p>
              </table:table-cell>
              <table:table-cell office:value-type="float" office:value="-47.1875">
                <text:p>-47.1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72">
                <text:p>9772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14">
                <text:p>9814</text:p>
              </table:table-cell>
              <table:table-cell office:value-type="float" office:value="-48.8125">
                <text:p>-48.8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67">
                <text:p>9967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8">
                <text:p>10008</text:p>
              </table:table-cell>
              <table:table-cell office:value-type="float" office:value="-48.0625">
                <text:p>-48.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54">
                <text:p>10054</text:p>
              </table:table-cell>
              <table:table-cell office:value-type="float" office:value="-49.4375">
                <text:p>-49.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14">
                <text:p>10114</text:p>
              </table:table-cell>
              <table:table-cell office:value-type="float" office:value="-49.1875">
                <text:p>-49.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65">
                <text:p>10165</text:p>
              </table:table-cell>
              <table:table-cell office:value-type="float" office:value="-50.0625">
                <text:p>-50.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11">
                <text:p>1021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57">
                <text:p>10257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41">
                <text:p>10341</text:p>
              </table:table-cell>
              <table:table-cell office:value-type="float" office:value="-50.3125">
                <text:p>-50.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95">
                <text:p>1039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57">
                <text:p>10457</text:p>
              </table:table-cell>
              <table:table-cell office:value-type="float" office:value="-52.3125">
                <text:p>-52.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42">
                <text:p>10542</text:p>
              </table:table-cell>
              <table:table-cell office:value-type="float" office:value="-52.3125">
                <text:p>-52.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97">
                <text:p>10597</text:p>
              </table:table-cell>
              <table:table-cell office:value-type="float" office:value="-52.0625">
                <text:p>-52.0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50">
                <text:p>10650</text:p>
              </table:table-cell>
              <table:table-cell office:value-type="float" office:value="-52.125">
                <text:p>-52.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98">
                <text:p>10698</text:p>
              </table:table-cell>
              <table:table-cell office:value-type="float" office:value="-52.1875">
                <text:p>-52.1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743">
                <text:p>10743</text:p>
              </table:table-cell>
              <table:table-cell office:value-type="float" office:value="-51.3125">
                <text:p>-51.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784">
                <text:p>10784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843">
                <text:p>10843</text:p>
              </table:table-cell>
              <table:table-cell office:value-type="float" office:value="-51.1875">
                <text:p>-51.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05">
                <text:p>10905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50">
                <text:p>10950</text:p>
              </table:table-cell>
              <table:table-cell office:value-type="float" office:value="-52.8125">
                <text:p>-52.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90">
                <text:p>10990</text:p>
              </table:table-cell>
              <table:table-cell office:value-type="float" office:value="-52.9375">
                <text:p>-52.9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26">
                <text:p>11026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72">
                <text:p>11072</text:p>
              </table:table-cell>
              <table:table-cell office:value-type="float" office:value="-53.1875">
                <text:p>-53.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15">
                <text:p>11115</text:p>
              </table:table-cell>
              <table:table-cell office:value-type="float" office:value="-53.375">
                <text:p>-53.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166">
                <text:p>11166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17">
                <text:p>11217</text:p>
              </table:table-cell>
              <table:table-cell office:value-type="float" office:value="-54.4375">
                <text:p>-54.4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70">
                <text:p>11270</text:p>
              </table:table-cell>
              <table:table-cell office:value-type="float" office:value="-54.375">
                <text:p>-54.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78">
                <text:p>11378</text:p>
              </table:table-cell>
              <table:table-cell office:value-type="float" office:value="-52.375">
                <text:p>-52.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28">
                <text:p>11428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74">
                <text:p>11474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509">
                <text:p>11509</text:p>
              </table:table-cell>
              <table:table-cell office:value-type="float" office:value="-53.75">
                <text:p>-53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545">
                <text:p>11545</text:p>
              </table:table-cell>
              <table:table-cell office:value-type="float" office:value="-52.4375">
                <text:p>-52.4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80">
                <text:p>11580</text:p>
              </table:table-cell>
              <table:table-cell office:value-type="float" office:value="-52.875">
                <text:p>-52.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19">
                <text:p>11619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56">
                <text:p>11656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47">
                <text:p>11747</text:p>
              </table:table-cell>
              <table:table-cell office:value-type="float" office:value="-50.4375">
                <text:p>-50.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88">
                <text:p>11788</text:p>
              </table:table-cell>
              <table:table-cell office:value-type="float" office:value="-50.125">
                <text:p>-50.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35">
                <text:p>11835</text:p>
              </table:table-cell>
              <table:table-cell office:value-type="float" office:value="-50.0625">
                <text:p>-50.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883">
                <text:p>11883</text:p>
              </table:table-cell>
              <table:table-cell office:value-type="float" office:value="-50.125">
                <text:p>-50.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21">
                <text:p>11921</text:p>
              </table:table-cell>
              <table:table-cell office:value-type="float" office:value="-52.875">
                <text:p>-52.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60">
                <text:p>11960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06">
                <text:p>1200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98">
                <text:p>12098</text:p>
              </table:table-cell>
              <table:table-cell office:value-type="float" office:value="-50.75">
                <text:p>-50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145">
                <text:p>12145</text:p>
              </table:table-cell>
              <table:table-cell office:value-type="float" office:value="-52.125">
                <text:p>-52.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13">
                <text:p>12213</text:p>
              </table:table-cell>
              <table:table-cell office:value-type="float" office:value="-52.875">
                <text:p>-52.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51">
                <text:p>12251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290">
                <text:p>12290</text:p>
              </table:table-cell>
              <table:table-cell office:value-type="float" office:value="-52.8125">
                <text:p>-52.8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27">
                <text:p>12327</text:p>
              </table:table-cell>
              <table:table-cell office:value-type="float" office:value="-51.4375">
                <text:p>-51.4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365">
                <text:p>12365</text:p>
              </table:table-cell>
              <table:table-cell office:value-type="float" office:value="-50.3125">
                <text:p>-50.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43">
                <text:p>12443</text:p>
              </table:table-cell>
              <table:table-cell office:value-type="float" office:value="-49.3125">
                <text:p>-49.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87">
                <text:p>12487</text:p>
              </table:table-cell>
              <table:table-cell office:value-type="float" office:value="-50.875">
                <text:p>-50.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26">
                <text:p>12526</text:p>
              </table:table-cell>
              <table:table-cell office:value-type="float" office:value="-50.75">
                <text:p>-50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63">
                <text:p>12563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20">
                <text:p>12620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58">
                <text:p>12658</text:p>
              </table:table-cell>
              <table:table-cell office:value-type="float" office:value="-48.375">
                <text:p>-48.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95">
                <text:p>12695</text:p>
              </table:table-cell>
              <table:table-cell office:value-type="float" office:value="-48.6875">
                <text:p>-48.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34">
                <text:p>12734</text:p>
              </table:table-cell>
              <table:table-cell office:value-type="float" office:value="-47.125">
                <text:p>-47.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66">
                <text:p>12766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02">
                <text:p>12802</text:p>
              </table:table-cell>
              <table:table-cell office:value-type="float" office:value="-46.0625">
                <text:p>-46.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37">
                <text:p>12837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71">
                <text:p>12871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908">
                <text:p>12908</text:p>
              </table:table-cell>
              <table:table-cell office:value-type="float" office:value="-48.625">
                <text:p>-48.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971">
                <text:p>12971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08">
                <text:p>13008</text:p>
              </table:table-cell>
              <table:table-cell office:value-type="float" office:value="-48.6875">
                <text:p>-48.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042">
                <text:p>13042</text:p>
              </table:table-cell>
              <table:table-cell office:value-type="float" office:value="-47.0625">
                <text:p>-47.0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081">
                <text:p>13081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116">
                <text:p>13116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188">
                <text:p>13188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223">
                <text:p>13223</text:p>
              </table:table-cell>
              <table:table-cell office:value-type="float" office:value="-47.875">
                <text:p>-47.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260">
                <text:p>13260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17">
                <text:p>13317</text:p>
              </table:table-cell>
              <table:table-cell office:value-type="float" office:value="-47.1875">
                <text:p>-47.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388">
                <text:p>13388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23">
                <text:p>13423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459">
                <text:p>13459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531">
                <text:p>13531</text:p>
              </table:table-cell>
              <table:table-cell office:value-type="float" office:value="-46.0625">
                <text:p>-46.0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569">
                <text:p>13569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633">
                <text:p>13633</text:p>
              </table:table-cell>
              <table:table-cell office:value-type="float" office:value="-48.4375">
                <text:p>-48.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670">
                <text:p>13670</text:p>
              </table:table-cell>
              <table:table-cell office:value-type="float" office:value="-48.0625">
                <text:p>-48.0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05">
                <text:p>13705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742">
                <text:p>13742</text:p>
              </table:table-cell>
              <table:table-cell office:value-type="float" office:value="-48.3125">
                <text:p>-48.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776">
                <text:p>13776</text:p>
              </table:table-cell>
              <table:table-cell office:value-type="float" office:value="-49.3125">
                <text:p>-49.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815">
                <text:p>13815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851">
                <text:p>13851</text:p>
              </table:table-cell>
              <table:table-cell office:value-type="float" office:value="-48.0625">
                <text:p>-48.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86">
                <text:p>13886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922">
                <text:p>1392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59">
                <text:p>13959</text:p>
              </table:table-cell>
              <table:table-cell office:value-type="float" office:value="-46.4375">
                <text:p>-46.4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15">
                <text:p>14015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54">
                <text:p>14054</text:p>
              </table:table-cell>
              <table:table-cell office:value-type="float" office:value="-47.6875">
                <text:p>-47.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94">
                <text:p>14094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35">
                <text:p>14135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76">
                <text:p>14176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250">
                <text:p>14250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320">
                <text:p>14320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379">
                <text:p>14379</text:p>
              </table:table-cell>
              <table:table-cell office:value-type="float" office:value="-45.0625">
                <text:p>-45.0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16">
                <text:p>14416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449">
                <text:p>14449</text:p>
              </table:table-cell>
              <table:table-cell office:value-type="float" office:value="-43.3125">
                <text:p>-43.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88">
                <text:p>14488</text:p>
              </table:table-cell>
              <table:table-cell office:value-type="float" office:value="-42.375">
                <text:p>-42.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25">
                <text:p>14525</text:p>
              </table:table-cell>
              <table:table-cell office:value-type="float" office:value="-43.5625">
                <text:p>-43.5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64">
                <text:p>14564</text:p>
              </table:table-cell>
              <table:table-cell office:value-type="float" office:value="-43.375">
                <text:p>-43.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01">
                <text:p>14601</text:p>
              </table:table-cell>
              <table:table-cell office:value-type="float" office:value="-44.875">
                <text:p>-44.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57">
                <text:p>14657</text:p>
              </table:table-cell>
              <table:table-cell office:value-type="float" office:value="-44.3125">
                <text:p>-44.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96">
                <text:p>14696</text:p>
              </table:table-cell>
              <table:table-cell office:value-type="float" office:value="-46.625">
                <text:p>-46.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35">
                <text:p>14735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1">
                <text:p>14771</text:p>
              </table:table-cell>
              <table:table-cell office:value-type="float" office:value="-45.125">
                <text:p>-45.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805">
                <text:p>14805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40">
                <text:p>14840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76">
                <text:p>14876</text:p>
              </table:table-cell>
              <table:table-cell office:value-type="float" office:value="-45.9375">
                <text:p>-45.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15">
                <text:p>14915</text:p>
              </table:table-cell>
              <table:table-cell office:value-type="float" office:value="-45.0625">
                <text:p>-45.0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54">
                <text:p>14954</text:p>
              </table:table-cell>
              <table:table-cell office:value-type="float" office:value="-47.625">
                <text:p>-47.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11">
                <text:p>15011</text:p>
              </table:table-cell>
              <table:table-cell office:value-type="float" office:value="-47.1875">
                <text:p>-47.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048">
                <text:p>15048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87">
                <text:p>15087</text:p>
              </table:table-cell>
              <table:table-cell office:value-type="float" office:value="-45.3125">
                <text:p>-45.3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124">
                <text:p>15124</text:p>
              </table:table-cell>
              <table:table-cell office:value-type="float" office:value="-45.4375">
                <text:p>-45.4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161">
                <text:p>15161</text:p>
              </table:table-cell>
              <table:table-cell office:value-type="float" office:value="-46.625">
                <text:p>-46.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199">
                <text:p>15199</text:p>
              </table:table-cell>
              <table:table-cell office:value-type="float" office:value="-48.8125">
                <text:p>-48.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235">
                <text:p>15235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270">
                <text:p>15270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305">
                <text:p>15305</text:p>
              </table:table-cell>
              <table:table-cell office:value-type="float" office:value="-45.25">
                <text:p>-45.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361">
                <text:p>15361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37">
                <text:p>15437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79">
                <text:p>15479</text:p>
              </table:table-cell>
              <table:table-cell office:value-type="float" office:value="-47.3125">
                <text:p>-47.3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517">
                <text:p>15517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555">
                <text:p>1555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96">
                <text:p>15596</text:p>
              </table:table-cell>
              <table:table-cell office:value-type="float" office:value="-47.875">
                <text:p>-47.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639">
                <text:p>15639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46">
                <text:p>15746</text:p>
              </table:table-cell>
              <table:table-cell office:value-type="float" office:value="-47.5625">
                <text:p>-47.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88">
                <text:p>15788</text:p>
              </table:table-cell>
              <table:table-cell office:value-type="float" office:value="-47.75">
                <text:p>-47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827">
                <text:p>15827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866">
                <text:p>15866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905">
                <text:p>15905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46">
                <text:p>15946</text:p>
              </table:table-cell>
              <table:table-cell office:value-type="float" office:value="-47.75">
                <text:p>-47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85">
                <text:p>15985</text:p>
              </table:table-cell>
              <table:table-cell office:value-type="float" office:value="-47.875">
                <text:p>-47.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024">
                <text:p>16024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19">
                <text:p>16119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59">
                <text:p>16159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198">
                <text:p>16198</text:p>
              </table:table-cell>
              <table:table-cell office:value-type="float" office:value="-49.9375">
                <text:p>-49.9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34">
                <text:p>16234</text:p>
              </table:table-cell>
              <table:table-cell office:value-type="float" office:value="-47.625">
                <text:p>-47.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276">
                <text:p>16276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09">
                <text:p>16309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48">
                <text:p>16348</text:p>
              </table:table-cell>
              <table:table-cell office:value-type="float" office:value="-49.1875">
                <text:p>-49.1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57">
                <text:p>16457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02">
                <text:p>16502</text:p>
              </table:table-cell>
              <table:table-cell office:value-type="float" office:value="-48.875">
                <text:p>-48.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44">
                <text:p>1654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83">
                <text:p>16583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19">
                <text:p>16619</text:p>
              </table:table-cell>
              <table:table-cell office:value-type="float" office:value="-46.1875">
                <text:p>-46.1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56">
                <text:p>16656</text:p>
              </table:table-cell>
              <table:table-cell office:value-type="float" office:value="-44.125">
                <text:p>-44.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93">
                <text:p>16693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733">
                <text:p>16733</text:p>
              </table:table-cell>
              <table:table-cell office:value-type="float" office:value="-43.0625">
                <text:p>-43.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773">
                <text:p>16773</text:p>
              </table:table-cell>
              <table:table-cell office:value-type="float" office:value="-43.375">
                <text:p>-43.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831">
                <text:p>16831</text:p>
              </table:table-cell>
              <table:table-cell office:value-type="float" office:value="-45.25">
                <text:p>-45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871">
                <text:p>16871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11">
                <text:p>16911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949">
                <text:p>16949</text:p>
              </table:table-cell>
              <table:table-cell office:value-type="float" office:value="-44.125">
                <text:p>-44.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89">
                <text:p>16989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028">
                <text:p>17028</text:p>
              </table:table-cell>
              <table:table-cell office:value-type="float" office:value="-44.6875">
                <text:p>-44.6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070">
                <text:p>17070</text:p>
              </table:table-cell>
              <table:table-cell office:value-type="float" office:value="-44.9375">
                <text:p>-44.9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112">
                <text:p>17112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174">
                <text:p>17174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13">
                <text:p>17213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255">
                <text:p>17255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297">
                <text:p>17297</text:p>
              </table:table-cell>
              <table:table-cell office:value-type="float" office:value="-44.5625">
                <text:p>-44.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336">
                <text:p>17336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373">
                <text:p>17373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16">
                <text:p>17416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495">
                <text:p>17495</text:p>
              </table:table-cell>
              <table:table-cell office:value-type="float" office:value="-46.6875">
                <text:p>-46.6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557">
                <text:p>17557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600">
                <text:p>17600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640">
                <text:p>17640</text:p>
              </table:table-cell>
              <table:table-cell office:value-type="float" office:value="-48.125">
                <text:p>-48.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682">
                <text:p>17682</text:p>
              </table:table-cell>
              <table:table-cell office:value-type="float" office:value="-47.5625">
                <text:p>-47.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727">
                <text:p>17727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768">
                <text:p>17768</text:p>
              </table:table-cell>
              <table:table-cell office:value-type="float" office:value="-47.625">
                <text:p>-47.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805">
                <text:p>17805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04">
                <text:p>17904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42">
                <text:p>17942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84">
                <text:p>17984</text:p>
              </table:table-cell>
              <table:table-cell office:value-type="float" office:value="-44.3125">
                <text:p>-44.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24">
                <text:p>18024</text:p>
              </table:table-cell>
              <table:table-cell office:value-type="float" office:value="-44.125">
                <text:p>-44.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66">
                <text:p>18066</text:p>
              </table:table-cell>
              <table:table-cell office:value-type="float" office:value="-44.375">
                <text:p>-44.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106">
                <text:p>18106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147">
                <text:p>18147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88">
                <text:p>18188</text:p>
              </table:table-cell>
              <table:table-cell office:value-type="float" office:value="-45.5">
                <text:p>-45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251">
                <text:p>18251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91">
                <text:p>18291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331">
                <text:p>18331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72">
                <text:p>18372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411">
                <text:p>18411</text:p>
              </table:table-cell>
              <table:table-cell office:value-type="float" office:value="-46.5625">
                <text:p>-46.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55">
                <text:p>18455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96">
                <text:p>18496</text:p>
              </table:table-cell>
              <table:table-cell office:value-type="float" office:value="-46.5625">
                <text:p>-46.5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37">
                <text:p>18537</text:p>
              </table:table-cell>
              <table:table-cell office:value-type="float" office:value="-45.3125">
                <text:p>-45.3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579">
                <text:p>18579</text:p>
              </table:table-cell>
              <table:table-cell office:value-type="float" office:value="-44.0625">
                <text:p>-44.0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">
                <text:p>18643</text:p>
              </table:table-cell>
              <table:table-cell office:value-type="float" office:value="-44.9375">
                <text:p>-44.9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687">
                <text:p>18687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30">
                <text:p>18730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772">
                <text:p>18772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18">
                <text:p>18818</text:p>
              </table:table-cell>
              <table:table-cell office:value-type="float" office:value="-43.3125">
                <text:p>-43.3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61">
                <text:p>18861</text:p>
              </table:table-cell>
              <table:table-cell office:value-type="float" office:value="-43.0625">
                <text:p>-43.0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05">
                <text:p>18905</text:p>
              </table:table-cell>
              <table:table-cell office:value-type="float" office:value="-42.8125">
                <text:p>-42.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69">
                <text:p>18969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13">
                <text:p>19013</text:p>
              </table:table-cell>
              <table:table-cell office:value-type="float" office:value="-45.625">
                <text:p>-45.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55">
                <text:p>19055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092">
                <text:p>19092</text:p>
              </table:table-cell>
              <table:table-cell office:value-type="float" office:value="-42.4375">
                <text:p>-42.4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33">
                <text:p>19133</text:p>
              </table:table-cell>
              <table:table-cell office:value-type="float" office:value="-44.3125">
                <text:p>-44.3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172">
                <text:p>191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12">
                <text:p>19212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253">
                <text:p>19253</text:p>
              </table:table-cell>
              <table:table-cell office:value-type="float" office:value="-42.3125">
                <text:p>-42.3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296">
                <text:p>19296</text:p>
              </table:table-cell>
              <table:table-cell office:value-type="float" office:value="-41.4375">
                <text:p>-41.4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360">
                <text:p>19360</text:p>
              </table:table-cell>
              <table:table-cell office:value-type="float" office:value="-42.8125">
                <text:p>-42.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397">
                <text:p>19397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440">
                <text:p>1944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478">
                <text:p>19478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518">
                <text:p>19518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556">
                <text:p>19556</text:p>
              </table:table-cell>
              <table:table-cell office:value-type="float" office:value="-43.25">
                <text:p>-43.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97">
                <text:p>19597</text:p>
              </table:table-cell>
              <table:table-cell office:value-type="float" office:value="-43.75">
                <text:p>-43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639">
                <text:p>19639</text:p>
              </table:table-cell>
              <table:table-cell office:value-type="float" office:value="-42.3125">
                <text:p>-42.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01">
                <text:p>19701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83">
                <text:p>19783</text:p>
              </table:table-cell>
              <table:table-cell office:value-type="float" office:value="-41.4375">
                <text:p>-41.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824">
                <text:p>19824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66">
                <text:p>19866</text:p>
              </table:table-cell>
              <table:table-cell office:value-type="float" office:value="-42.375">
                <text:p>-42.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49">
                <text:p>19949</text:p>
              </table:table-cell>
              <table:table-cell office:value-type="float" office:value="-42.9375">
                <text:p>-42.9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992">
                <text:p>19992</text:p>
              </table:table-cell>
              <table:table-cell office:value-type="float" office:value="-42.5625">
                <text:p>-42.5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57">
                <text:p>20057</text:p>
              </table:table-cell>
              <table:table-cell office:value-type="float" office:value="-43.8125">
                <text:p>-43.8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03">
                <text:p>20103</text:p>
              </table:table-cell>
              <table:table-cell office:value-type="float" office:value="-42.625">
                <text:p>-42.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48">
                <text:p>20148</text:p>
              </table:table-cell>
              <table:table-cell office:value-type="float" office:value="-41.6875">
                <text:p>-41.6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193">
                <text:p>20193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235">
                <text:p>20235</text:p>
              </table:table-cell>
              <table:table-cell office:value-type="float" office:value="-40.25">
                <text:p>-40.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279">
                <text:p>20279</text:p>
              </table:table-cell>
              <table:table-cell office:value-type="float" office:value="-42.375">
                <text:p>-42.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326">
                <text:p>20326</text:p>
              </table:table-cell>
              <table:table-cell office:value-type="float" office:value="-40.3125">
                <text:p>-40.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371">
                <text:p>20371</text:p>
              </table:table-cell>
              <table:table-cell office:value-type="float" office:value="-39.5625">
                <text:p>-39.5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15">
                <text:p>20415</text:p>
              </table:table-cell>
              <table:table-cell office:value-type="float" office:value="-40.1875">
                <text:p>-40.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85">
                <text:p>2048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32">
                <text:p>20532</text:p>
              </table:table-cell>
              <table:table-cell office:value-type="float" office:value="-40.1875">
                <text:p>-40.1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577">
                <text:p>20577</text:p>
              </table:table-cell>
              <table:table-cell office:value-type="float" office:value="-39.125">
                <text:p>-39.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624">
                <text:p>20624</text:p>
              </table:table-cell>
              <table:table-cell office:value-type="float" office:value="-39.75">
                <text:p>-39.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666">
                <text:p>20666</text:p>
              </table:table-cell>
              <table:table-cell office:value-type="float" office:value="-39.9375">
                <text:p>-39.9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781">
                <text:p>20781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25">
                <text:p>20825</text:p>
              </table:table-cell>
              <table:table-cell office:value-type="float" office:value="-41.75">
                <text:p>-41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871">
                <text:p>20871</text:p>
              </table:table-cell>
              <table:table-cell office:value-type="float" office:value="-39.1875">
                <text:p>-39.1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915">
                <text:p>2091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960">
                <text:p>20960</text:p>
              </table:table-cell>
              <table:table-cell office:value-type="float" office:value="-37.3125">
                <text:p>-37.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05">
                <text:p>21005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093">
                <text:p>21093</text:p>
              </table:table-cell>
              <table:table-cell office:value-type="float" office:value="-39.5625">
                <text:p>-39.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36">
                <text:p>21136</text:p>
              </table:table-cell>
              <table:table-cell office:value-type="float" office:value="-41.8125">
                <text:p>-41.8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197">
                <text:p>21197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37">
                <text:p>21237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278">
                <text:p>21278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319">
                <text:p>21319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360">
                <text:p>2136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405">
                <text:p>21405</text:p>
              </table:table-cell>
              <table:table-cell office:value-type="float" office:value="-40.3125">
                <text:p>-40.3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446">
                <text:p>21446</text:p>
              </table:table-cell>
              <table:table-cell office:value-type="float" office:value="-41.5625">
                <text:p>-41.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489">
                <text:p>21489</text:p>
              </table:table-cell>
              <table:table-cell office:value-type="float" office:value="-40.4375">
                <text:p>-40.4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552">
                <text:p>21552</text:p>
              </table:table-cell>
              <table:table-cell office:value-type="float" office:value="-39.25">
                <text:p>-39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597">
                <text:p>21597</text:p>
              </table:table-cell>
              <table:table-cell office:value-type="float" office:value="-38.375">
                <text:p>-38.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641">
                <text:p>21641</text:p>
              </table:table-cell>
              <table:table-cell office:value-type="float" office:value="-38.4375">
                <text:p>-38.43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686">
                <text:p>21686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726">
                <text:p>2172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768">
                <text:p>21768</text:p>
              </table:table-cell>
              <table:table-cell office:value-type="float" office:value="-38.9375">
                <text:p>-38.9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812">
                <text:p>21812</text:p>
              </table:table-cell>
              <table:table-cell office:value-type="float" office:value="-37.9375">
                <text:p>-37.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854">
                <text:p>21854</text:p>
              </table:table-cell>
              <table:table-cell office:value-type="float" office:value="-38.5625">
                <text:p>-38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895">
                <text:p>21895</text:p>
              </table:table-cell>
              <table:table-cell office:value-type="float" office:value="-37.8125">
                <text:p>-37.8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961">
                <text:p>21961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002">
                <text:p>22002</text:p>
              </table:table-cell>
              <table:table-cell office:value-type="float" office:value="-38.9375">
                <text:p>-38.93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086">
                <text:p>22086</text:p>
              </table:table-cell>
              <table:table-cell office:value-type="float" office:value="-39.8125">
                <text:p>-39.81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172">
                <text:p>22172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217">
                <text:p>22217</text:p>
              </table:table-cell>
              <table:table-cell office:value-type="float" office:value="-36.8125">
                <text:p>-36.81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259">
                <text:p>22259</text:p>
              </table:table-cell>
              <table:table-cell office:value-type="float" office:value="-36.875">
                <text:p>-36.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324">
                <text:p>22324</text:p>
              </table:table-cell>
              <table:table-cell office:value-type="float" office:value="-36.375">
                <text:p>-36.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368">
                <text:p>22368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413">
                <text:p>22413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460">
                <text:p>22460</text:p>
              </table:table-cell>
              <table:table-cell office:value-type="float" office:value="-36.125">
                <text:p>-36.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502">
                <text:p>22502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547">
                <text:p>2254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590">
                <text:p>22590</text:p>
              </table:table-cell>
              <table:table-cell office:value-type="float" office:value="-38.625">
                <text:p>-38.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635">
                <text:p>22635</text:p>
              </table:table-cell>
              <table:table-cell office:value-type="float" office:value="-37.125">
                <text:p>-37.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702">
                <text:p>22702</text:p>
              </table:table-cell>
              <table:table-cell office:value-type="float" office:value="-40.1875">
                <text:p>-40.1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746">
                <text:p>22746</text:p>
              </table:table-cell>
              <table:table-cell office:value-type="float" office:value="-41.3125">
                <text:p>-41.3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789">
                <text:p>22789</text:p>
              </table:table-cell>
              <table:table-cell office:value-type="float" office:value="-38.25">
                <text:p>-38.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835">
                <text:p>22835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880">
                <text:p>22880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26">
                <text:p>22926</text:p>
              </table:table-cell>
              <table:table-cell office:value-type="float" office:value="-36.8125">
                <text:p>-36.8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974">
                <text:p>22974</text:p>
              </table:table-cell>
              <table:table-cell office:value-type="float" office:value="-35.8125">
                <text:p>-35.81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019">
                <text:p>23019</text:p>
              </table:table-cell>
              <table:table-cell office:value-type="float" office:value="-33.3125">
                <text:p>-33.3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091">
                <text:p>23091</text:p>
              </table:table-cell>
              <table:table-cell office:value-type="float" office:value="-33.3125">
                <text:p>-33.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137">
                <text:p>23137</text:p>
              </table:table-cell>
              <table:table-cell office:value-type="float" office:value="-33.3125">
                <text:p>-33.31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185">
                <text:p>23185</text:p>
              </table:table-cell>
              <table:table-cell office:value-type="float" office:value="-32.0625">
                <text:p>-32.0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278">
                <text:p>23278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322">
                <text:p>23322</text:p>
              </table:table-cell>
              <table:table-cell office:value-type="float" office:value="-38.4375">
                <text:p>-38.43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367">
                <text:p>23367</text:p>
              </table:table-cell>
              <table:table-cell office:value-type="float" office:value="-39.625">
                <text:p>-39.6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411">
                <text:p>23411</text:p>
              </table:table-cell>
              <table:table-cell office:value-type="float" office:value="-39.1875">
                <text:p>-39.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456">
                <text:p>23456</text:p>
              </table:table-cell>
              <table:table-cell office:value-type="float" office:value="-38.625">
                <text:p>-38.6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520">
                <text:p>23520</text:p>
              </table:table-cell>
              <table:table-cell office:value-type="float" office:value="-37.9375">
                <text:p>-37.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563">
                <text:p>23563</text:p>
              </table:table-cell>
              <table:table-cell office:value-type="float" office:value="-36.8125">
                <text:p>-36.8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610">
                <text:p>23610</text:p>
              </table:table-cell>
              <table:table-cell office:value-type="float" office:value="-35.3125">
                <text:p>-35.3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655">
                <text:p>23655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699">
                <text:p>23699</text:p>
              </table:table-cell>
              <table:table-cell office:value-type="float" office:value="-36.875">
                <text:p>-36.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747">
                <text:p>23747</text:p>
              </table:table-cell>
              <table:table-cell office:value-type="float" office:value="-35.125">
                <text:p>-35.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792">
                <text:p>23792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839">
                <text:p>23839</text:p>
              </table:table-cell>
              <table:table-cell office:value-type="float" office:value="-35.4375">
                <text:p>-35.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959">
                <text:p>23959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007">
                <text:p>24007</text:p>
              </table:table-cell>
              <table:table-cell office:value-type="float" office:value="-39.4375">
                <text:p>-39.43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053">
                <text:p>24053</text:p>
              </table:table-cell>
              <table:table-cell office:value-type="float" office:value="-38.6875">
                <text:p>-38.6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97">
                <text:p>24097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146">
                <text:p>24146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259">
                <text:p>24259</text:p>
              </table:table-cell>
              <table:table-cell office:value-type="float" office:value="-36.6875">
                <text:p>-36.6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347">
                <text:p>24347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391">
                <text:p>24391</text:p>
              </table:table-cell>
              <table:table-cell office:value-type="float" office:value="-35.625">
                <text:p>-35.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439">
                <text:p>24439</text:p>
              </table:table-cell>
              <table:table-cell office:value-type="float" office:value="-35.0625">
                <text:p>-35.0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483">
                <text:p>24483</text:p>
              </table:table-cell>
              <table:table-cell office:value-type="float" office:value="-38.6875">
                <text:p>-38.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526">
                <text:p>24526</text:p>
              </table:table-cell>
              <table:table-cell office:value-type="float" office:value="-38.125">
                <text:p>-38.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568">
                <text:p>24568</text:p>
              </table:table-cell>
              <table:table-cell office:value-type="float" office:value="-36.3125">
                <text:p>-36.3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632">
                <text:p>24632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674">
                <text:p>24674</text:p>
              </table:table-cell>
              <table:table-cell office:value-type="float" office:value="-36.875">
                <text:p>-36.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750">
                <text:p>2475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792">
                <text:p>24792</text:p>
              </table:table-cell>
              <table:table-cell office:value-type="float" office:value="-31.5625">
                <text:p>-31.5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831">
                <text:p>24831</text:p>
              </table:table-cell>
              <table:table-cell office:value-type="float" office:value="-30.5625">
                <text:p>-30.5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870">
                <text:p>24870</text:p>
              </table:table-cell>
              <table:table-cell office:value-type="float" office:value="-30.6875">
                <text:p>-30.68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914">
                <text:p>24914</text:p>
              </table:table-cell>
              <table:table-cell office:value-type="float" office:value="-28.125">
                <text:p>-28.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024">
                <text:p>25024</text:p>
              </table:table-cell>
              <table:table-cell office:value-type="float" office:value="-26.0625">
                <text:p>-26.0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069">
                <text:p>25069</text:p>
              </table:table-cell>
              <table:table-cell office:value-type="float" office:value="-27.125">
                <text:p>-27.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111">
                <text:p>25111</text:p>
              </table:table-cell>
              <table:table-cell office:value-type="float" office:value="-29.5625">
                <text:p>-29.56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159">
                <text:p>25159</text:p>
              </table:table-cell>
              <table:table-cell office:value-type="float" office:value="-29.875">
                <text:p>-29.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202">
                <text:p>25202</text:p>
              </table:table-cell>
              <table:table-cell office:value-type="float" office:value="-27.0625">
                <text:p>-27.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245">
                <text:p>25245</text:p>
              </table:table-cell>
              <table:table-cell office:value-type="float" office:value="-27.0625">
                <text:p>-27.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365">
                <text:p>25365</text:p>
              </table:table-cell>
              <table:table-cell office:value-type="float" office:value="-28.1875">
                <text:p>-28.1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413">
                <text:p>25413</text:p>
              </table:table-cell>
              <table:table-cell office:value-type="float" office:value="-26.125">
                <text:p>-26.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460">
                <text:p>25460</text:p>
              </table:table-cell>
              <table:table-cell office:value-type="float" office:value="-23.1875">
                <text:p>-23.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505">
                <text:p>25505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552">
                <text:p>25552</text:p>
              </table:table-cell>
              <table:table-cell office:value-type="float" office:value="-22.8125">
                <text:p>-22.81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602">
                <text:p>25602</text:p>
              </table:table-cell>
              <table:table-cell office:value-type="float" office:value="-21.1875">
                <text:p>-21.1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648">
                <text:p>25648</text:p>
              </table:table-cell>
              <table:table-cell office:value-type="float" office:value="-23.4375">
                <text:p>-23.4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696">
                <text:p>25696</text:p>
              </table:table-cell>
              <table:table-cell office:value-type="float" office:value="-22.4375">
                <text:p>-22.4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766">
                <text:p>25766</text:p>
              </table:table-cell>
              <table:table-cell office:value-type="float" office:value="-22.8125">
                <text:p>-22.8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813">
                <text:p>2581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861">
                <text:p>25861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908">
                <text:p>2590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962">
                <text:p>25962</text:p>
              </table:table-cell>
              <table:table-cell office:value-type="float" office:value="-19.875">
                <text:p>-19.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013">
                <text:p>26013</text:p>
              </table:table-cell>
              <table:table-cell office:value-type="float" office:value="-18.125">
                <text:p>-18.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064">
                <text:p>26064</text:p>
              </table:table-cell>
              <table:table-cell office:value-type="float" office:value="-20.0625">
                <text:p>-20.0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117">
                <text:p>26117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168">
                <text:p>26168</text:p>
              </table:table-cell>
              <table:table-cell office:value-type="float" office:value="-22.4375">
                <text:p>-22.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247">
                <text:p>26247</text:p>
              </table:table-cell>
              <table:table-cell office:value-type="float" office:value="-21.0625">
                <text:p>-21.06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297">
                <text:p>26297</text:p>
              </table:table-cell>
              <table:table-cell office:value-type="float" office:value="-23.4375">
                <text:p>-23.4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351">
                <text:p>26351</text:p>
              </table:table-cell>
              <table:table-cell office:value-type="float" office:value="-23.4375">
                <text:p>-23.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401">
                <text:p>26401</text:p>
              </table:table-cell>
              <table:table-cell office:value-type="float" office:value="-24.8125">
                <text:p>-24.81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453">
                <text:p>26453</text:p>
              </table:table-cell>
              <table:table-cell office:value-type="float" office:value="-23.875">
                <text:p>-23.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502">
                <text:p>26502</text:p>
              </table:table-cell>
              <table:table-cell office:value-type="float" office:value="-23.375">
                <text:p>-23.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554">
                <text:p>26554</text:p>
              </table:table-cell>
              <table:table-cell office:value-type="float" office:value="-25.6875">
                <text:p>-25.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603">
                <text:p>26603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675">
                <text:p>26675</text:p>
              </table:table-cell>
              <table:table-cell office:value-type="float" office:value="-24.0625">
                <text:p>-24.0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722">
                <text:p>26722</text:p>
              </table:table-cell>
              <table:table-cell office:value-type="float" office:value="-22.8125">
                <text:p>-22.8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769">
                <text:p>26769</text:p>
              </table:table-cell>
              <table:table-cell office:value-type="float" office:value="-22.625">
                <text:p>-22.6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817">
                <text:p>26817</text:p>
              </table:table-cell>
              <table:table-cell office:value-type="float" office:value="-22.6875">
                <text:p>-22.6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862">
                <text:p>26862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908">
                <text:p>26908</text:p>
              </table:table-cell>
              <table:table-cell office:value-type="float" office:value="-20.4375">
                <text:p>-20.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975">
                <text:p>26975</text:p>
              </table:table-cell>
              <table:table-cell office:value-type="float" office:value="-21.625">
                <text:p>-21.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020">
                <text:p>27020</text:p>
              </table:table-cell>
              <table:table-cell office:value-type="float" office:value="-18.1875">
                <text:p>-18.1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065">
                <text:p>27065</text:p>
              </table:table-cell>
              <table:table-cell office:value-type="float" office:value="-18.5625">
                <text:p>-18.56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110">
                <text:p>271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154">
                <text:p>2715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199">
                <text:p>27199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288">
                <text:p>27288</text:p>
              </table:table-cell>
              <table:table-cell office:value-type="float" office:value="-23.5625">
                <text:p>-23.56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333">
                <text:p>27333</text:p>
              </table:table-cell>
              <table:table-cell office:value-type="float" office:value="-24.3125">
                <text:p>-24.31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379">
                <text:p>27379</text:p>
              </table:table-cell>
              <table:table-cell office:value-type="float" office:value="-24.125">
                <text:p>-24.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450">
                <text:p>27450</text:p>
              </table:table-cell>
              <table:table-cell office:value-type="float" office:value="-24.125">
                <text:p>-24.1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357">
                <text:p>28357</text:p>
              </table:table-cell>
              <table:table-cell office:value-type="float" office:value="-12.625">
                <text:p>-12.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396">
                <text:p>28396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436">
                <text:p>28436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477">
                <text:p>28477</text:p>
              </table:table-cell>
              <table:table-cell office:value-type="float" office:value="-13.6875">
                <text:p>-13.68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519">
                <text:p>28519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585">
                <text:p>2858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630">
                <text:p>2863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671">
                <text:p>28671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714">
                <text:p>28714</text:p>
              </table:table-cell>
              <table:table-cell office:value-type="float" office:value="-20.8125">
                <text:p>-20.8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759">
                <text:p>28759</text:p>
              </table:table-cell>
              <table:table-cell office:value-type="float" office:value="-19.1875">
                <text:p>-19.1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805">
                <text:p>28805</text:p>
              </table:table-cell>
              <table:table-cell office:value-type="float" office:value="-20.9375">
                <text:p>-20.93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855">
                <text:p>28855</text:p>
              </table:table-cell>
              <table:table-cell office:value-type="float" office:value="-20.3125">
                <text:p>-20.3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928">
                <text:p>28928</text:p>
              </table:table-cell>
              <table:table-cell office:value-type="float" office:value="-22.875">
                <text:p>-22.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977">
                <text:p>28977</text:p>
              </table:table-cell>
              <table:table-cell office:value-type="float" office:value="-22.5625">
                <text:p>-22.5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026">
                <text:p>29026</text:p>
              </table:table-cell>
              <table:table-cell office:value-type="float" office:value="-22.625">
                <text:p>-22.6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078">
                <text:p>29078</text:p>
              </table:table-cell>
              <table:table-cell office:value-type="float" office:value="-20.5625">
                <text:p>-20.5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129">
                <text:p>29129</text:p>
              </table:table-cell>
              <table:table-cell office:value-type="float" office:value="-18.625">
                <text:p>-18.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181">
                <text:p>29181</text:p>
              </table:table-cell>
              <table:table-cell office:value-type="float" office:value="-17.5625">
                <text:p>-17.56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229">
                <text:p>29229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275">
                <text:p>29275</text:p>
              </table:table-cell>
              <table:table-cell office:value-type="float" office:value="-13.375">
                <text:p>-13.3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320">
                <text:p>29320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385">
                <text:p>2938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429">
                <text:p>29429</text:p>
              </table:table-cell>
              <table:table-cell office:value-type="float" office:value="-10.3125">
                <text:p>-10.3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471">
                <text:p>29471</text:p>
              </table:table-cell>
              <table:table-cell office:value-type="float" office:value="-11.375">
                <text:p>-11.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553">
                <text:p>2955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591">
                <text:p>29591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631">
                <text:p>29631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668">
                <text:p>29668</text:p>
              </table:table-cell>
              <table:table-cell office:value-type="float" office:value="-12.375">
                <text:p>-12.3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708">
                <text:p>29708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765">
                <text:p>29765</text:p>
              </table:table-cell>
              <table:table-cell office:value-type="float" office:value="-10.3125">
                <text:p>-10.3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803">
                <text:p>2980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840">
                <text:p>29840</text:p>
              </table:table-cell>
              <table:table-cell office:value-type="float" office:value="-11.1875">
                <text:p>-11.1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881">
                <text:p>29881</text:p>
              </table:table-cell>
              <table:table-cell office:value-type="float" office:value="-10.8125">
                <text:p>-10.8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18">
                <text:p>29918</text:p>
              </table:table-cell>
              <table:table-cell office:value-type="float" office:value="-9.4375">
                <text:p>-9.43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958">
                <text:p>29958</text:p>
              </table:table-cell>
              <table:table-cell office:value-type="float" office:value="-8.1875">
                <text:p>-8.1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997">
                <text:p>2999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039">
                <text:p>30039</text:p>
              </table:table-cell>
              <table:table-cell office:value-type="float" office:value="-8.9375">
                <text:p>-8.9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104">
                <text:p>30104</text:p>
              </table:table-cell>
              <table:table-cell office:value-type="float" office:value="-6.125">
                <text:p>-6.1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441">
                <text:p>30441</text:p>
              </table:table-cell>
              <table:table-cell office:value-type="float" office:value="-15.3125">
                <text:p>-15.31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489">
                <text:p>30489</text:p>
              </table:table-cell>
              <table:table-cell office:value-type="float" office:value="-16.375">
                <text:p>-16.3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534">
                <text:p>30534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581">
                <text:p>30581</text:p>
              </table:table-cell>
              <table:table-cell office:value-type="float" office:value="-17.25">
                <text:p>-17.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630">
                <text:p>30630</text:p>
              </table:table-cell>
              <table:table-cell office:value-type="float" office:value="-18.6875">
                <text:p>-18.68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677">
                <text:p>30677</text:p>
              </table:table-cell>
              <table:table-cell office:value-type="float" office:value="-18.125">
                <text:p>-18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1036834716797pt" style:font-size-asian="12.1036834716797pt" style:font-size-complex="12.1036834716797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43">
      <style:chart-properties chart:display-label="true" chart:logarithmic="false" chart:minimum="0.340277777777778" chart:maximum="0.43125" chart:reverse-direction="false" text:line-break="false" chart:visible="true" style:rotation-angle="47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37947273254395pt" style:font-size-asian="8.37947273254395pt" style:font-size-complex="8.37947273254395pt"/>
    </style:style>
    <style:style style:name="ch6" style:family="chart" style:data-style-name="N0">
      <style:chart-properties chart:display-label="true" chart:logarithmic="false" chart:minimum="-60" chart:maximum="1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37947273254395pt" style:font-size-asian="8.37947273254395pt" style:font-size-complex="8.37947273254395pt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616cm" svg:height="13.681cm" chart:class="chart:scatter" chart:style-name="ch1">
        <chart:title svg:x="10.486cm" svg:y="0.273cm" chart:style-name="ch2">
          <text:p>Gràfic temperatura ext. - temps (UTC) durant el vol</text:p>
        </chart:title>
        <chart:plot-area chart:style-name="ch3" table:cell-range-address="Dades.A2:Dades.C672" svg:x="0.874cm" svg:y="1.012cm" svg:width="25.208cm" svg:height="12.307cm">
          <chart:axis chart:dimension="x" chart:name="primary-x" chart:style-name="ch4">
            <chart:title svg:x="12.243cm" svg:y="13.062cm" chart:style-name="ch5">
              <text:p>Hora UTC (hh:mm:ss)</text:p>
            </chart:title>
          </chart:axis>
          <chart:axis chart:dimension="y" chart:name="primary-y" chart:style-name="ch6">
            <chart:title svg:x="0.532cm" svg:y="8.071cm" chart:style-name="ch7">
              <text:p>Temperatura exterior (ºC)</text:p>
            </chart:title>
          </chart:axis>
          <chart:series chart:style-name="ch8" chart:values-cell-range-address="Dades.B2:Dades.B672" chart:class="chart:scatter">
            <chart:domain table:cell-range-address="Dades.A2:Dades.A672"/>
            <chart:data-point chart:repeated="671"/>
          </chart:series>
          <chart:series chart:style-name="ch9" chart:values-cell-range-address="Dades.C2:Dades.C672" chart:class="chart:scatter">
            <chart:data-point chart:repeated="6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509259259259">
                <text:p text:id="Dades.A2:Dades.A672">0.340509259259259</text:p>
              </table:table-cell>
              <table:table-cell office:value-type="float" office:value="323">
                <text:p text:id="Dades.B2:Dades.B672">323</text:p>
              </table:table-cell>
              <table:table-cell office:value-type="float" office:value="7.75">
                <text:p text:id="Dades.C2:Dades.C672">7.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8287037037">
                <text:p>0.34068287037037</text:p>
              </table:table-cell>
              <table:table-cell office:value-type="float" office:value="348">
                <text:p>348</text:p>
              </table:table-cell>
              <table:table-cell office:value-type="float" office:value="7.3125">
                <text:p>7.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98611111111">
                <text:p>0.340798611111111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914351851852">
                <text:p>0.340914351851852</text:p>
              </table:table-cell>
              <table:table-cell office:value-type="float" office:value="477">
                <text:p>477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030092592593">
                <text:p>0.341030092592593</text:p>
              </table:table-cell>
              <table:table-cell office:value-type="float" office:value="539">
                <text:p>539</text:p>
              </table:table-cell>
              <table:table-cell office:value-type="float" office:value="7.6875">
                <text:p>7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145833333333">
                <text:p>0.341145833333333</text:p>
              </table:table-cell>
              <table:table-cell office:value-type="float" office:value="596">
                <text:p>596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261574074074">
                <text:p>0.341261574074074</text:p>
              </table:table-cell>
              <table:table-cell office:value-type="float" office:value="663">
                <text:p>663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377314814815">
                <text:p>0.341377314814815</text:p>
              </table:table-cell>
              <table:table-cell office:value-type="float" office:value="727">
                <text:p>727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493055555556">
                <text:p>0.341493055555556</text:p>
              </table:table-cell>
              <table:table-cell office:value-type="float" office:value="789">
                <text:p>789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844">
                <text:p>844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724537037037">
                <text:p>0.341724537037037</text:p>
              </table:table-cell>
              <table:table-cell office:value-type="float" office:value="904">
                <text:p>904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898148148148">
                <text:p>0.341898148148148</text:p>
              </table:table-cell>
              <table:table-cell office:value-type="float" office:value="993">
                <text:p>993</text:p>
              </table:table-cell>
              <table:table-cell office:value-type="float" office:value="10.4375">
                <text:p>10.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013888888889">
                <text:p>0.342013888888889</text:p>
              </table:table-cell>
              <table:table-cell office:value-type="float" office:value="1054">
                <text:p>1054</text:p>
              </table:table-cell>
              <table:table-cell office:value-type="float" office:value="10.6875">
                <text:p>1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12962962963">
                <text:p>0.34212962962963</text:p>
              </table:table-cell>
              <table:table-cell office:value-type="float" office:value="1117">
                <text:p>1117</text:p>
              </table:table-cell>
              <table:table-cell office:value-type="float" office:value="10.6875">
                <text:p>1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4537037037">
                <text:p>0.34224537037037</text:p>
              </table:table-cell>
              <table:table-cell office:value-type="float" office:value="1178">
                <text:p>1178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361111111111">
                <text:p>0.342361111111111</text:p>
              </table:table-cell>
              <table:table-cell office:value-type="float" office:value="1236">
                <text:p>123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476851851852">
                <text:p>0.342476851851852</text:p>
              </table:table-cell>
              <table:table-cell office:value-type="float" office:value="1295">
                <text:p>1295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2592592592593">
                <text:p>0.342592592592593</text:p>
              </table:table-cell>
              <table:table-cell office:value-type="float" office:value="1357">
                <text:p>1357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708333333333">
                <text:p>0.342708333333333</text:p>
              </table:table-cell>
              <table:table-cell office:value-type="float" office:value="1422">
                <text:p>1422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24074074074">
                <text:p>0.342824074074074</text:p>
              </table:table-cell>
              <table:table-cell office:value-type="float" office:value="1481">
                <text:p>1481</text:p>
              </table:table-cell>
              <table:table-cell office:value-type="float" office:value="9.6875">
                <text:p>9.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2939814814815">
                <text:p>0.342939814814815</text:p>
              </table:table-cell>
              <table:table-cell office:value-type="float" office:value="1548">
                <text:p>1548</text:p>
              </table:table-cell>
              <table:table-cell office:value-type="float" office:value="9.4375">
                <text:p>9.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113425925926">
                <text:p>0.343113425925926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29166666667">
                <text:p>0.343229166666667</text:p>
              </table:table-cell>
              <table:table-cell office:value-type="float" office:value="1699">
                <text:p>1699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3344907407407">
                <text:p>0.343344907407407</text:p>
              </table:table-cell>
              <table:table-cell office:value-type="float" office:value="1761">
                <text:p>1761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460648148148">
                <text:p>0.343460648148148</text:p>
              </table:table-cell>
              <table:table-cell office:value-type="float" office:value="1822">
                <text:p>182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576388888889">
                <text:p>0.343576388888889</text:p>
              </table:table-cell>
              <table:table-cell office:value-type="float" office:value="1883">
                <text:p>1883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69212962963">
                <text:p>0.34369212962963</text:p>
              </table:table-cell>
              <table:table-cell office:value-type="float" office:value="1943">
                <text:p>1943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0787037037">
                <text:p>0.34380787037037</text:p>
              </table:table-cell>
              <table:table-cell office:value-type="float" office:value="2003">
                <text:p>2003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923611111111">
                <text:p>0.343923611111111</text:p>
              </table:table-cell>
              <table:table-cell office:value-type="float" office:value="2063">
                <text:p>2063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039351851852">
                <text:p>0.344039351851852</text:p>
              </table:table-cell>
              <table:table-cell office:value-type="float" office:value="2124">
                <text:p>2124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155092592593">
                <text:p>0.344155092592593</text:p>
              </table:table-cell>
              <table:table-cell office:value-type="float" office:value="2179">
                <text:p>2179</text:p>
              </table:table-cell>
              <table:table-cell office:value-type="float" office:value="6.8125">
                <text:p>6.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328703703704">
                <text:p>0.344328703703704</text:p>
              </table:table-cell>
              <table:table-cell office:value-type="float" office:value="2275">
                <text:p>2275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2335">
                <text:p>2335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4560185185185">
                <text:p>0.344560185185185</text:p>
              </table:table-cell>
              <table:table-cell office:value-type="float" office:value="2397">
                <text:p>2397</text:p>
              </table:table-cell>
              <table:table-cell office:value-type="float" office:value="5.4375">
                <text:p>5.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4675925925926">
                <text:p>0.344675925925926</text:p>
              </table:table-cell>
              <table:table-cell office:value-type="float" office:value="2466">
                <text:p>2466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791666666667">
                <text:p>0.344791666666667</text:p>
              </table:table-cell>
              <table:table-cell office:value-type="float" office:value="2528">
                <text:p>2528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5023148148148">
                <text:p>0.345023148148148</text:p>
              </table:table-cell>
              <table:table-cell office:value-type="float" office:value="2663">
                <text:p>2663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138888888889">
                <text:p>0.345138888888889</text:p>
              </table:table-cell>
              <table:table-cell office:value-type="float" office:value="2725">
                <text:p>2725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25462962963">
                <text:p>0.34525462962963</text:p>
              </table:table-cell>
              <table:table-cell office:value-type="float" office:value="2787">
                <text:p>278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5428240740741">
                <text:p>0.345428240740741</text:p>
              </table:table-cell>
              <table:table-cell office:value-type="float" office:value="2886">
                <text:p>288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543981481481">
                <text:p>0.345543981481481</text:p>
              </table:table-cell>
              <table:table-cell office:value-type="float" office:value="2955">
                <text:p>295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5659722222222">
                <text:p>0.345659722222222</text:p>
              </table:table-cell>
              <table:table-cell office:value-type="float" office:value="3017">
                <text:p>3017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5775462962963">
                <text:p>0.345775462962963</text:p>
              </table:table-cell>
              <table:table-cell office:value-type="float" office:value="3080">
                <text:p>308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5891203703704">
                <text:p>0.345891203703704</text:p>
              </table:table-cell>
              <table:table-cell office:value-type="float" office:value="3147">
                <text:p>3147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006944444444">
                <text:p>0.346006944444444</text:p>
              </table:table-cell>
              <table:table-cell office:value-type="float" office:value="3215">
                <text:p>3215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22685185185">
                <text:p>0.346122685185185</text:p>
              </table:table-cell>
              <table:table-cell office:value-type="float" office:value="3278">
                <text:p>32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6238425925926">
                <text:p>0.346238425925926</text:p>
              </table:table-cell>
              <table:table-cell office:value-type="float" office:value="3343">
                <text:p>3343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354166666667">
                <text:p>0.346354166666667</text:p>
              </table:table-cell>
              <table:table-cell office:value-type="float" office:value="3406">
                <text:p>3406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3501">
                <text:p>3501</text:p>
              </table:table-cell>
              <table:table-cell office:value-type="float" office:value="-2.875">
                <text:p>-2.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43518518519">
                <text:p>0.346643518518519</text:p>
              </table:table-cell>
              <table:table-cell office:value-type="float" office:value="3564">
                <text:p>3564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6759259259259">
                <text:p>0.346759259259259</text:p>
              </table:table-cell>
              <table:table-cell office:value-type="float" office:value="3630">
                <text:p>36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875">
                <text:p>0.346875</text:p>
              </table:table-cell>
              <table:table-cell office:value-type="float" office:value="3697">
                <text:p>3697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990740740741">
                <text:p>0.346990740740741</text:p>
              </table:table-cell>
              <table:table-cell office:value-type="float" office:value="3760">
                <text:p>3760</text:p>
              </table:table-cell>
              <table:table-cell office:value-type="float" office:value="-3.875">
                <text:p>-3.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7106481481481">
                <text:p>0.347106481481481</text:p>
              </table:table-cell>
              <table:table-cell office:value-type="float" office:value="3823">
                <text:p>3823</text:p>
              </table:table-cell>
              <table:table-cell office:value-type="float" office:value="-3.375">
                <text:p>-3.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3888">
                <text:p>3888</text:p>
              </table:table-cell>
              <table:table-cell office:value-type="float" office:value="-4.375">
                <text:p>-4.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7337962962963">
                <text:p>0.347337962962963</text:p>
              </table:table-cell>
              <table:table-cell office:value-type="float" office:value="3952">
                <text:p>3952</text:p>
              </table:table-cell>
              <table:table-cell office:value-type="float" office:value="-4.0625">
                <text:p>-4.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7453703703704">
                <text:p>0.347453703703704</text:p>
              </table:table-cell>
              <table:table-cell office:value-type="float" office:value="4012">
                <text:p>4012</text:p>
              </table:table-cell>
              <table:table-cell office:value-type="float" office:value="-5.9375">
                <text:p>-5.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7569444444444">
                <text:p>0.347569444444444</text:p>
              </table:table-cell>
              <table:table-cell office:value-type="float" office:value="4076">
                <text:p>4076</text:p>
              </table:table-cell>
              <table:table-cell office:value-type="float" office:value="-5.0625">
                <text:p>-5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743055555556">
                <text:p>0.347743055555556</text:p>
              </table:table-cell>
              <table:table-cell office:value-type="float" office:value="4172">
                <text:p>4172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858796296296">
                <text:p>0.347858796296296</text:p>
              </table:table-cell>
              <table:table-cell office:value-type="float" office:value="4237">
                <text:p>4237</text:p>
              </table:table-cell>
              <table:table-cell office:value-type="float" office:value="-6.5625">
                <text:p>-6.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7974537037037">
                <text:p>0.347974537037037</text:p>
              </table:table-cell>
              <table:table-cell office:value-type="float" office:value="4304">
                <text:p>4304</text:p>
              </table:table-cell>
              <table:table-cell office:value-type="float" office:value="-7.875">
                <text:p>-7.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4364">
                <text:p>4364</text:p>
              </table:table-cell>
              <table:table-cell office:value-type="float" office:value="-8.5625">
                <text:p>-8.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8206018518518">
                <text:p>0.348206018518518</text:p>
              </table:table-cell>
              <table:table-cell office:value-type="float" office:value="4433">
                <text:p>4433</text:p>
              </table:table-cell>
              <table:table-cell office:value-type="float" office:value="-8.3125">
                <text:p>-8.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321759259259">
                <text:p>0.348321759259259</text:p>
              </table:table-cell>
              <table:table-cell office:value-type="float" office:value="4504">
                <text:p>450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4375">
                <text:p>0.3484375</text:p>
              </table:table-cell>
              <table:table-cell office:value-type="float" office:value="4574">
                <text:p>4574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553240740741">
                <text:p>0.348553240740741</text:p>
              </table:table-cell>
              <table:table-cell office:value-type="float" office:value="4638">
                <text:p>4638</text:p>
              </table:table-cell>
              <table:table-cell office:value-type="float" office:value="-10.125">
                <text:p>-10.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8668981481481">
                <text:p>0.348668981481481</text:p>
              </table:table-cell>
              <table:table-cell office:value-type="float" office:value="4709">
                <text:p>4709</text:p>
              </table:table-cell>
              <table:table-cell office:value-type="float" office:value="-10.0625">
                <text:p>-10.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8842592592593">
                <text:p>0.348842592592593</text:p>
              </table:table-cell>
              <table:table-cell office:value-type="float" office:value="4811">
                <text:p>4811</text:p>
              </table:table-cell>
              <table:table-cell office:value-type="float" office:value="-12.875">
                <text:p>-12.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8900462962963">
                <text:p>0.348900462962963</text:p>
              </table:table-cell>
              <table:table-cell office:value-type="float" office:value="4848">
                <text:p>4848</text:p>
              </table:table-cell>
              <table:table-cell office:value-type="float" office:value="-12.5625">
                <text:p>-12.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074074074074">
                <text:p>0.349074074074074</text:p>
              </table:table-cell>
              <table:table-cell office:value-type="float" office:value="4945">
                <text:p>4945</text:p>
              </table:table-cell>
              <table:table-cell office:value-type="float" office:value="-12.6875">
                <text:p>-12.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189814814815">
                <text:p>0.349189814814815</text:p>
              </table:table-cell>
              <table:table-cell office:value-type="float" office:value="5018">
                <text:p>5018</text:p>
              </table:table-cell>
              <table:table-cell office:value-type="float" office:value="-13.9375">
                <text:p>-13.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5081">
                <text:p>5081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421296296296">
                <text:p>0.349421296296296</text:p>
              </table:table-cell>
              <table:table-cell office:value-type="float" office:value="5151">
                <text:p>515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9537037037037">
                <text:p>0.349537037037037</text:p>
              </table:table-cell>
              <table:table-cell office:value-type="float" office:value="5219">
                <text:p>5219</text:p>
              </table:table-cell>
              <table:table-cell office:value-type="float" office:value="-14.75">
                <text:p>-14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652777777778">
                <text:p>0.349652777777778</text:p>
              </table:table-cell>
              <table:table-cell office:value-type="float" office:value="5285">
                <text:p>5285</text:p>
              </table:table-cell>
              <table:table-cell office:value-type="float" office:value="-14.375">
                <text:p>-14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768518518519">
                <text:p>0.349768518518519</text:p>
              </table:table-cell>
              <table:table-cell office:value-type="float" office:value="5355">
                <text:p>5355</text:p>
              </table:table-cell>
              <table:table-cell office:value-type="float" office:value="-15.3125">
                <text:p>-15.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9884259259259">
                <text:p>0.349884259259259</text:p>
              </table:table-cell>
              <table:table-cell office:value-type="float" office:value="5423">
                <text:p>5423</text:p>
              </table:table-cell>
              <table:table-cell office:value-type="float" office:value="-15.3125">
                <text:p>-15.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">
                <text:p>0.35</text:p>
              </table:table-cell>
              <table:table-cell office:value-type="float" office:value="5492">
                <text:p>549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0115740740741">
                <text:p>0.350115740740741</text:p>
              </table:table-cell>
              <table:table-cell office:value-type="float" office:value="5563">
                <text:p>5563</text:p>
              </table:table-cell>
              <table:table-cell office:value-type="float" office:value="-16.1875">
                <text:p>-16.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289351851852">
                <text:p>0.350289351851852</text:p>
              </table:table-cell>
              <table:table-cell office:value-type="float" office:value="5668">
                <text:p>5668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0405092592593">
                <text:p>0.350405092592593</text:p>
              </table:table-cell>
              <table:table-cell office:value-type="float" office:value="5736">
                <text:p>5736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0520833333333">
                <text:p>0.350520833333333</text:p>
              </table:table-cell>
              <table:table-cell office:value-type="float" office:value="5806">
                <text:p>5806</text:p>
              </table:table-cell>
              <table:table-cell office:value-type="float" office:value="-18.6875">
                <text:p>-18.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0636574074074">
                <text:p>0.350636574074074</text:p>
              </table:table-cell>
              <table:table-cell office:value-type="float" office:value="5876">
                <text:p>5876</text:p>
              </table:table-cell>
              <table:table-cell office:value-type="float" office:value="-19.875">
                <text:p>-19.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752314814815">
                <text:p>0.350752314814815</text:p>
              </table:table-cell>
              <table:table-cell office:value-type="float" office:value="5952">
                <text:p>5952</text:p>
              </table:table-cell>
              <table:table-cell office:value-type="float" office:value="-19.5625">
                <text:p>-19.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0868055555556">
                <text:p>0.350868055555556</text:p>
              </table:table-cell>
              <table:table-cell office:value-type="float" office:value="6020">
                <text:p>6020</text:p>
              </table:table-cell>
              <table:table-cell office:value-type="float" office:value="-20.875">
                <text:p>-20.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983796296296">
                <text:p>0.350983796296296</text:p>
              </table:table-cell>
              <table:table-cell office:value-type="float" office:value="6091">
                <text:p>6091</text:p>
              </table:table-cell>
              <table:table-cell office:value-type="float" office:value="-21.8125">
                <text:p>-21.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099537037037">
                <text:p>0.351099537037037</text:p>
              </table:table-cell>
              <table:table-cell office:value-type="float" office:value="6164">
                <text:p>6164</text:p>
              </table:table-cell>
              <table:table-cell office:value-type="float" office:value="-21.875">
                <text:p>-21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215277777778">
                <text:p>0.351215277777778</text:p>
              </table:table-cell>
              <table:table-cell office:value-type="float" office:value="6230">
                <text:p>6230</text:p>
              </table:table-cell>
              <table:table-cell office:value-type="float" office:value="-21.4375">
                <text:p>-21.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1331018518518">
                <text:p>0.351331018518518</text:p>
              </table:table-cell>
              <table:table-cell office:value-type="float" office:value="6290">
                <text:p>6290</text:p>
              </table:table-cell>
              <table:table-cell office:value-type="float" office:value="-22.5625">
                <text:p>-22.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0462962963">
                <text:p>0.35150462962963</text:p>
              </table:table-cell>
              <table:table-cell office:value-type="float" office:value="6394">
                <text:p>6394</text:p>
              </table:table-cell>
              <table:table-cell office:value-type="float" office:value="-21.0625">
                <text:p>-21.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62037037037">
                <text:p>0.35162037037037</text:p>
              </table:table-cell>
              <table:table-cell office:value-type="float" office:value="6457">
                <text:p>6457</text:p>
              </table:table-cell>
              <table:table-cell office:value-type="float" office:value="-23.5625">
                <text:p>-23.5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736111111111">
                <text:p>0.351736111111111</text:p>
              </table:table-cell>
              <table:table-cell office:value-type="float" office:value="6530">
                <text:p>6530</text:p>
              </table:table-cell>
              <table:table-cell office:value-type="float" office:value="-23.1875">
                <text:p>-23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6605">
                <text:p>6605</text:p>
              </table:table-cell>
              <table:table-cell office:value-type="float" office:value="-24.8125">
                <text:p>-24.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967592592593">
                <text:p>0.351967592592593</text:p>
              </table:table-cell>
              <table:table-cell office:value-type="float" office:value="6673">
                <text:p>6673</text:p>
              </table:table-cell>
              <table:table-cell office:value-type="float" office:value="-25.9375">
                <text:p>-25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6743">
                <text:p>6743</text:p>
              </table:table-cell>
              <table:table-cell office:value-type="float" office:value="-24.5625">
                <text:p>-24.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2199074074074">
                <text:p>0.352199074074074</text:p>
              </table:table-cell>
              <table:table-cell office:value-type="float" office:value="6812">
                <text:p>6812</text:p>
              </table:table-cell>
              <table:table-cell office:value-type="float" office:value="-24.375">
                <text:p>-24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2314814814815">
                <text:p>0.352314814814815</text:p>
              </table:table-cell>
              <table:table-cell office:value-type="float" office:value="6887">
                <text:p>6887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30555555556">
                <text:p>0.352430555555556</text:p>
              </table:table-cell>
              <table:table-cell office:value-type="float" office:value="6943">
                <text:p>6943</text:p>
              </table:table-cell>
              <table:table-cell office:value-type="float" office:value="-26.8125">
                <text:p>-26.8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546296296296">
                <text:p>0.352546296296296</text:p>
              </table:table-cell>
              <table:table-cell office:value-type="float" office:value="7013">
                <text:p>7013</text:p>
              </table:table-cell>
              <table:table-cell office:value-type="float" office:value="-26.125">
                <text:p>-26.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2719907407407">
                <text:p>0.352719907407407</text:p>
              </table:table-cell>
              <table:table-cell office:value-type="float" office:value="7100">
                <text:p>7100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2835648148148">
                <text:p>0.352835648148148</text:p>
              </table:table-cell>
              <table:table-cell office:value-type="float" office:value="7162">
                <text:p>716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951388888889">
                <text:p>0.352951388888889</text:p>
              </table:table-cell>
              <table:table-cell office:value-type="float" office:value="7228">
                <text:p>7228</text:p>
              </table:table-cell>
              <table:table-cell office:value-type="float" office:value="-28.625">
                <text:p>-28.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306712962963">
                <text:p>0.35306712962963</text:p>
              </table:table-cell>
              <table:table-cell office:value-type="float" office:value="7286">
                <text:p>7286</text:p>
              </table:table-cell>
              <table:table-cell office:value-type="float" office:value="-29.1875">
                <text:p>-29.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18287037037">
                <text:p>0.35318287037037</text:p>
              </table:table-cell>
              <table:table-cell office:value-type="float" office:value="7345">
                <text:p>7345</text:p>
              </table:table-cell>
              <table:table-cell office:value-type="float" office:value="-30.875">
                <text:p>-30.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298611111111">
                <text:p>0.353298611111111</text:p>
              </table:table-cell>
              <table:table-cell office:value-type="float" office:value="7410">
                <text:p>7410</text:p>
              </table:table-cell>
              <table:table-cell office:value-type="float" office:value="-30.8125">
                <text:p>-30.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3414351851852">
                <text:p>0.353414351851852</text:p>
              </table:table-cell>
              <table:table-cell office:value-type="float" office:value="7463">
                <text:p>7463</text:p>
              </table:table-cell>
              <table:table-cell office:value-type="float" office:value="-30.8125">
                <text:p>-30.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3530092592593">
                <text:p>0.353530092592593</text:p>
              </table:table-cell>
              <table:table-cell office:value-type="float" office:value="7518">
                <text:p>7518</text:p>
              </table:table-cell>
              <table:table-cell office:value-type="float" office:value="-31.5625">
                <text:p>-31.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645833333333">
                <text:p>0.353645833333333</text:p>
              </table:table-cell>
              <table:table-cell office:value-type="float" office:value="7580">
                <text:p>7580</text:p>
              </table:table-cell>
              <table:table-cell office:value-type="float" office:value="-30.375">
                <text:p>-30.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819444444444">
                <text:p>0.353819444444444</text:p>
              </table:table-cell>
              <table:table-cell office:value-type="float" office:value="7678">
                <text:p>7678</text:p>
              </table:table-cell>
              <table:table-cell office:value-type="float" office:value="-32.4375">
                <text:p>-32.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3935185185185">
                <text:p>0.353935185185185</text:p>
              </table:table-cell>
              <table:table-cell office:value-type="float" office:value="7738">
                <text:p>7738</text:p>
              </table:table-cell>
              <table:table-cell office:value-type="float" office:value="-32.3125">
                <text:p>-32.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050925925926">
                <text:p>0.354050925925926</text:p>
              </table:table-cell>
              <table:table-cell office:value-type="float" office:value="7799">
                <text:p>7799</text:p>
              </table:table-cell>
              <table:table-cell office:value-type="float" office:value="-33.875">
                <text:p>-33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7854">
                <text:p>7854</text:p>
              </table:table-cell>
              <table:table-cell office:value-type="float" office:value="-32.375">
                <text:p>-32.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4282407407407">
                <text:p>0.354282407407407</text:p>
              </table:table-cell>
              <table:table-cell office:value-type="float" office:value="7905">
                <text:p>7905</text:p>
              </table:table-cell>
              <table:table-cell office:value-type="float" office:value="-33.875">
                <text:p>-33.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4398148148148">
                <text:p>0.354398148148148</text:p>
              </table:table-cell>
              <table:table-cell office:value-type="float" office:value="7975">
                <text:p>7975</text:p>
              </table:table-cell>
              <table:table-cell office:value-type="float" office:value="-34.1875">
                <text:p>-34.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513888888889">
                <text:p>0.354513888888889</text:p>
              </table:table-cell>
              <table:table-cell office:value-type="float" office:value="8035">
                <text:p>803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462962962963">
                <text:p>0.35462962962963</text:p>
              </table:table-cell>
              <table:table-cell office:value-type="float" office:value="8083">
                <text:p>8083</text:p>
              </table:table-cell>
              <table:table-cell office:value-type="float" office:value="-35.875">
                <text:p>-35.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74537037037">
                <text:p>0.35474537037037</text:p>
              </table:table-cell>
              <table:table-cell office:value-type="float" office:value="8154">
                <text:p>8154</text:p>
              </table:table-cell>
              <table:table-cell office:value-type="float" office:value="-35.3125">
                <text:p>-35.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4918981481481">
                <text:p>0.354918981481481</text:p>
              </table:table-cell>
              <table:table-cell office:value-type="float" office:value="8243">
                <text:p>82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976851851852">
                <text:p>0.354976851851852</text:p>
              </table:table-cell>
              <table:table-cell office:value-type="float" office:value="8277">
                <text:p>8277</text:p>
              </table:table-cell>
              <table:table-cell office:value-type="float" office:value="-36.3125">
                <text:p>-36.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5150462962963">
                <text:p>0.355150462962963</text:p>
              </table:table-cell>
              <table:table-cell office:value-type="float" office:value="8353">
                <text:p>8353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5266203703704">
                <text:p>0.355266203703704</text:p>
              </table:table-cell>
              <table:table-cell office:value-type="float" office:value="8413">
                <text:p>8413</text:p>
              </table:table-cell>
              <table:table-cell office:value-type="float" office:value="-38.25">
                <text:p>-38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5381944444444">
                <text:p>0.355381944444444</text:p>
              </table:table-cell>
              <table:table-cell office:value-type="float" office:value="8470">
                <text:p>8470</text:p>
              </table:table-cell>
              <table:table-cell office:value-type="float" office:value="-38.375">
                <text:p>-38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5729166666667">
                <text:p>0.355729166666667</text:p>
              </table:table-cell>
              <table:table-cell office:value-type="float" office:value="8619">
                <text:p>8619</text:p>
              </table:table-cell>
              <table:table-cell office:value-type="float" office:value="-37.125">
                <text:p>-37.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844907407407">
                <text:p>0.355844907407407</text:p>
              </table:table-cell>
              <table:table-cell office:value-type="float" office:value="8667">
                <text:p>8667</text:p>
              </table:table-cell>
              <table:table-cell office:value-type="float" office:value="-38.3125">
                <text:p>-38.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960648148148">
                <text:p>0.355960648148148</text:p>
              </table:table-cell>
              <table:table-cell office:value-type="float" office:value="8729">
                <text:p>8729</text:p>
              </table:table-cell>
              <table:table-cell office:value-type="float" office:value="-38.0625">
                <text:p>-38.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076388888889">
                <text:p>0.356076388888889</text:p>
              </table:table-cell>
              <table:table-cell office:value-type="float" office:value="8784">
                <text:p>8784</text:p>
              </table:table-cell>
              <table:table-cell office:value-type="float" office:value="-39.6875">
                <text:p>-39.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619212962963">
                <text:p>0.35619212962963</text:p>
              </table:table-cell>
              <table:table-cell office:value-type="float" office:value="8843">
                <text:p>8843</text:p>
              </table:table-cell>
              <table:table-cell office:value-type="float" office:value="-39.0625">
                <text:p>-39.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365740740741">
                <text:p>0.356365740740741</text:p>
              </table:table-cell>
              <table:table-cell office:value-type="float" office:value="8940">
                <text:p>8940</text:p>
              </table:table-cell>
              <table:table-cell office:value-type="float" office:value="-42.6875">
                <text:p>-42.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8983">
                <text:p>8983</text:p>
              </table:table-cell>
              <table:table-cell office:value-type="float" office:value="-43.875">
                <text:p>-43.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6597222222222">
                <text:p>0.356597222222222</text:p>
              </table:table-cell>
              <table:table-cell office:value-type="float" office:value="9048">
                <text:p>9048</text:p>
              </table:table-cell>
              <table:table-cell office:value-type="float" office:value="-43.8125">
                <text:p>-43.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6712962962963">
                <text:p>0.356712962962963</text:p>
              </table:table-cell>
              <table:table-cell office:value-type="float" office:value="9094">
                <text:p>9094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6828703703704">
                <text:p>0.356828703703704</text:p>
              </table:table-cell>
              <table:table-cell office:value-type="float" office:value="9148">
                <text:p>9148</text:p>
              </table:table-cell>
              <table:table-cell office:value-type="float" office:value="-44.0625">
                <text:p>-44.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60185185185">
                <text:p>0.357060185185185</text:p>
              </table:table-cell>
              <table:table-cell office:value-type="float" office:value="9257">
                <text:p>9257</text:p>
              </table:table-cell>
              <table:table-cell office:value-type="float" office:value="-45.9375">
                <text:p>-45.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7175925925926">
                <text:p>0.357175925925926</text:p>
              </table:table-cell>
              <table:table-cell office:value-type="float" office:value="9308">
                <text:p>9308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9358">
                <text:p>9358</text:p>
              </table:table-cell>
              <table:table-cell office:value-type="float" office:value="-44.875">
                <text:p>-44.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407407407407">
                <text:p>0.357407407407407</text:p>
              </table:table-cell>
              <table:table-cell office:value-type="float" office:value="9402">
                <text:p>9402</text:p>
              </table:table-cell>
              <table:table-cell office:value-type="float" office:value="-45.6875">
                <text:p>-45.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7581018518519">
                <text:p>0.357581018518519</text:p>
              </table:table-cell>
              <table:table-cell office:value-type="float" office:value="9468">
                <text:p>9468</text:p>
              </table:table-cell>
              <table:table-cell office:value-type="float" office:value="-46.375">
                <text:p>-46.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696759259259">
                <text:p>0.357696759259259</text:p>
              </table:table-cell>
              <table:table-cell office:value-type="float" office:value="9517">
                <text:p>9517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78125">
                <text:p>0.3578125</text:p>
              </table:table-cell>
              <table:table-cell office:value-type="float" office:value="9571">
                <text:p>9571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7928240740741">
                <text:p>0.357928240740741</text:p>
              </table:table-cell>
              <table:table-cell office:value-type="float" office:value="9634">
                <text:p>9634</text:p>
              </table:table-cell>
              <table:table-cell office:value-type="float" office:value="-45.8125">
                <text:p>-45.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043981481481">
                <text:p>0.358043981481481</text:p>
              </table:table-cell>
              <table:table-cell office:value-type="float" office:value="9699">
                <text:p>9699</text:p>
              </table:table-cell>
              <table:table-cell office:value-type="float" office:value="-47.1875">
                <text:p>-47.1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59722222222">
                <text:p>0.358159722222222</text:p>
              </table:table-cell>
              <table:table-cell office:value-type="float" office:value="9772">
                <text:p>9772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8275462962963">
                <text:p>0.358275462962963</text:p>
              </table:table-cell>
              <table:table-cell office:value-type="float" office:value="9814">
                <text:p>9814</text:p>
              </table:table-cell>
              <table:table-cell office:value-type="float" office:value="-48.8125">
                <text:p>-48.8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564814814815">
                <text:p>0.358564814814815</text:p>
              </table:table-cell>
              <table:table-cell office:value-type="float" office:value="9967">
                <text:p>9967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80555555556">
                <text:p>0.358680555555556</text:p>
              </table:table-cell>
              <table:table-cell office:value-type="float" office:value="10008">
                <text:p>10008</text:p>
              </table:table-cell>
              <table:table-cell office:value-type="float" office:value="-48.0625">
                <text:p>-48.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8796296296296">
                <text:p>0.358796296296296</text:p>
              </table:table-cell>
              <table:table-cell office:value-type="float" office:value="10054">
                <text:p>10054</text:p>
              </table:table-cell>
              <table:table-cell office:value-type="float" office:value="-49.4375">
                <text:p>-49.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8912037037037">
                <text:p>0.358912037037037</text:p>
              </table:table-cell>
              <table:table-cell office:value-type="float" office:value="10114">
                <text:p>10114</text:p>
              </table:table-cell>
              <table:table-cell office:value-type="float" office:value="-49.1875">
                <text:p>-49.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10165">
                <text:p>10165</text:p>
              </table:table-cell>
              <table:table-cell office:value-type="float" office:value="-50.0625">
                <text:p>-50.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9143518518518">
                <text:p>0.359143518518518</text:p>
              </table:table-cell>
              <table:table-cell office:value-type="float" office:value="10211">
                <text:p>1021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10257">
                <text:p>10257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490740740741">
                <text:p>0.359490740740741</text:p>
              </table:table-cell>
              <table:table-cell office:value-type="float" office:value="10341">
                <text:p>10341</text:p>
              </table:table-cell>
              <table:table-cell office:value-type="float" office:value="-50.3125">
                <text:p>-50.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9606481481481">
                <text:p>0.359606481481481</text:p>
              </table:table-cell>
              <table:table-cell office:value-type="float" office:value="10395">
                <text:p>1039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780092592593">
                <text:p>0.359780092592593</text:p>
              </table:table-cell>
              <table:table-cell office:value-type="float" office:value="10457">
                <text:p>10457</text:p>
              </table:table-cell>
              <table:table-cell office:value-type="float" office:value="-52.3125">
                <text:p>-52.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0011574074074">
                <text:p>0.360011574074074</text:p>
              </table:table-cell>
              <table:table-cell office:value-type="float" office:value="10542">
                <text:p>10542</text:p>
              </table:table-cell>
              <table:table-cell office:value-type="float" office:value="-52.3125">
                <text:p>-52.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0127314814815">
                <text:p>0.360127314814815</text:p>
              </table:table-cell>
              <table:table-cell office:value-type="float" office:value="10597">
                <text:p>10597</text:p>
              </table:table-cell>
              <table:table-cell office:value-type="float" office:value="-52.0625">
                <text:p>-52.0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243055555556">
                <text:p>0.360243055555556</text:p>
              </table:table-cell>
              <table:table-cell office:value-type="float" office:value="10650">
                <text:p>10650</text:p>
              </table:table-cell>
              <table:table-cell office:value-type="float" office:value="-52.125">
                <text:p>-52.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0358796296296">
                <text:p>0.360358796296296</text:p>
              </table:table-cell>
              <table:table-cell office:value-type="float" office:value="10698">
                <text:p>10698</text:p>
              </table:table-cell>
              <table:table-cell office:value-type="float" office:value="-52.1875">
                <text:p>-52.1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0474537037037">
                <text:p>0.360474537037037</text:p>
              </table:table-cell>
              <table:table-cell office:value-type="float" office:value="10743">
                <text:p>10743</text:p>
              </table:table-cell>
              <table:table-cell office:value-type="float" office:value="-51.3125">
                <text:p>-51.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590277777778">
                <text:p>0.360590277777778</text:p>
              </table:table-cell>
              <table:table-cell office:value-type="float" office:value="10784">
                <text:p>10784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0706018518519">
                <text:p>0.360706018518519</text:p>
              </table:table-cell>
              <table:table-cell office:value-type="float" office:value="10843">
                <text:p>10843</text:p>
              </table:table-cell>
              <table:table-cell office:value-type="float" office:value="-51.1875">
                <text:p>-51.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87962962963">
                <text:p>0.36087962962963</text:p>
              </table:table-cell>
              <table:table-cell office:value-type="float" office:value="10905">
                <text:p>10905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099537037037">
                <text:p>0.36099537037037</text:p>
              </table:table-cell>
              <table:table-cell office:value-type="float" office:value="10950">
                <text:p>10950</text:p>
              </table:table-cell>
              <table:table-cell office:value-type="float" office:value="-52.8125">
                <text:p>-52.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10990">
                <text:p>10990</text:p>
              </table:table-cell>
              <table:table-cell office:value-type="float" office:value="-52.9375">
                <text:p>-52.9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1226851851852">
                <text:p>0.361226851851852</text:p>
              </table:table-cell>
              <table:table-cell office:value-type="float" office:value="11026">
                <text:p>11026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342592592593">
                <text:p>0.361342592592593</text:p>
              </table:table-cell>
              <table:table-cell office:value-type="float" office:value="11072">
                <text:p>11072</text:p>
              </table:table-cell>
              <table:table-cell office:value-type="float" office:value="-53.1875">
                <text:p>-53.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11115">
                <text:p>11115</text:p>
              </table:table-cell>
              <table:table-cell office:value-type="float" office:value="-53.375">
                <text:p>-53.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1574074074074">
                <text:p>0.361574074074074</text:p>
              </table:table-cell>
              <table:table-cell office:value-type="float" office:value="11166">
                <text:p>11166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1689814814815">
                <text:p>0.361689814814815</text:p>
              </table:table-cell>
              <table:table-cell office:value-type="float" office:value="11217">
                <text:p>11217</text:p>
              </table:table-cell>
              <table:table-cell office:value-type="float" office:value="-54.4375">
                <text:p>-54.4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11270">
                <text:p>11270</text:p>
              </table:table-cell>
              <table:table-cell office:value-type="float" office:value="-54.375">
                <text:p>-54.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2094907407407">
                <text:p>0.362094907407407</text:p>
              </table:table-cell>
              <table:table-cell office:value-type="float" office:value="11378">
                <text:p>11378</text:p>
              </table:table-cell>
              <table:table-cell office:value-type="float" office:value="-52.375">
                <text:p>-52.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2210648148148">
                <text:p>0.362210648148148</text:p>
              </table:table-cell>
              <table:table-cell office:value-type="float" office:value="11428">
                <text:p>11428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2326388888889">
                <text:p>0.362326388888889</text:p>
              </table:table-cell>
              <table:table-cell office:value-type="float" office:value="11474">
                <text:p>11474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244212962963">
                <text:p>0.36244212962963</text:p>
              </table:table-cell>
              <table:table-cell office:value-type="float" office:value="11509">
                <text:p>11509</text:p>
              </table:table-cell>
              <table:table-cell office:value-type="float" office:value="-53.75">
                <text:p>-53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55787037037">
                <text:p>0.36255787037037</text:p>
              </table:table-cell>
              <table:table-cell office:value-type="float" office:value="11545">
                <text:p>11545</text:p>
              </table:table-cell>
              <table:table-cell office:value-type="float" office:value="-52.4375">
                <text:p>-52.4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2673611111111">
                <text:p>0.362673611111111</text:p>
              </table:table-cell>
              <table:table-cell office:value-type="float" office:value="11580">
                <text:p>11580</text:p>
              </table:table-cell>
              <table:table-cell office:value-type="float" office:value="-52.875">
                <text:p>-52.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2789351851852">
                <text:p>0.362789351851852</text:p>
              </table:table-cell>
              <table:table-cell office:value-type="float" office:value="11619">
                <text:p>11619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2905092592593">
                <text:p>0.362905092592593</text:p>
              </table:table-cell>
              <table:table-cell office:value-type="float" office:value="11656">
                <text:p>11656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1747">
                <text:p>11747</text:p>
              </table:table-cell>
              <table:table-cell office:value-type="float" office:value="-50.4375">
                <text:p>-50.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310185185185">
                <text:p>0.363310185185185</text:p>
              </table:table-cell>
              <table:table-cell office:value-type="float" office:value="11788">
                <text:p>11788</text:p>
              </table:table-cell>
              <table:table-cell office:value-type="float" office:value="-50.125">
                <text:p>-50.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25925925926">
                <text:p>0.363425925925926</text:p>
              </table:table-cell>
              <table:table-cell office:value-type="float" office:value="11835">
                <text:p>11835</text:p>
              </table:table-cell>
              <table:table-cell office:value-type="float" office:value="-50.0625">
                <text:p>-50.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3541666666667">
                <text:p>0.363541666666667</text:p>
              </table:table-cell>
              <table:table-cell office:value-type="float" office:value="11883">
                <text:p>11883</text:p>
              </table:table-cell>
              <table:table-cell office:value-type="float" office:value="-50.125">
                <text:p>-50.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57407407407">
                <text:p>0.363657407407407</text:p>
              </table:table-cell>
              <table:table-cell office:value-type="float" office:value="11921">
                <text:p>11921</text:p>
              </table:table-cell>
              <table:table-cell office:value-type="float" office:value="-52.875">
                <text:p>-52.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3773148148148">
                <text:p>0.363773148148148</text:p>
              </table:table-cell>
              <table:table-cell office:value-type="float" office:value="11960">
                <text:p>11960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12006">
                <text:p>1200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412037037037">
                <text:p>0.36412037037037</text:p>
              </table:table-cell>
              <table:table-cell office:value-type="float" office:value="12098">
                <text:p>12098</text:p>
              </table:table-cell>
              <table:table-cell office:value-type="float" office:value="-50.75">
                <text:p>-50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236111111111">
                <text:p>0.364236111111111</text:p>
              </table:table-cell>
              <table:table-cell office:value-type="float" office:value="12145">
                <text:p>12145</text:p>
              </table:table-cell>
              <table:table-cell office:value-type="float" office:value="-52.125">
                <text:p>-52.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409722222222">
                <text:p>0.364409722222222</text:p>
              </table:table-cell>
              <table:table-cell office:value-type="float" office:value="12213">
                <text:p>12213</text:p>
              </table:table-cell>
              <table:table-cell office:value-type="float" office:value="-52.875">
                <text:p>-52.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525462962963">
                <text:p>0.364525462962963</text:p>
              </table:table-cell>
              <table:table-cell office:value-type="float" office:value="12251">
                <text:p>12251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641203703704">
                <text:p>0.364641203703704</text:p>
              </table:table-cell>
              <table:table-cell office:value-type="float" office:value="12290">
                <text:p>12290</text:p>
              </table:table-cell>
              <table:table-cell office:value-type="float" office:value="-52.8125">
                <text:p>-52.8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4756944444444">
                <text:p>0.364756944444444</text:p>
              </table:table-cell>
              <table:table-cell office:value-type="float" office:value="12327">
                <text:p>12327</text:p>
              </table:table-cell>
              <table:table-cell office:value-type="float" office:value="-51.4375">
                <text:p>-51.4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4872685185185">
                <text:p>0.364872685185185</text:p>
              </table:table-cell>
              <table:table-cell office:value-type="float" office:value="12365">
                <text:p>12365</text:p>
              </table:table-cell>
              <table:table-cell office:value-type="float" office:value="-50.3125">
                <text:p>-50.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5104166666667">
                <text:p>0.365104166666667</text:p>
              </table:table-cell>
              <table:table-cell office:value-type="float" office:value="12443">
                <text:p>12443</text:p>
              </table:table-cell>
              <table:table-cell office:value-type="float" office:value="-49.3125">
                <text:p>-49.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219907407407">
                <text:p>0.365219907407407</text:p>
              </table:table-cell>
              <table:table-cell office:value-type="float" office:value="12487">
                <text:p>12487</text:p>
              </table:table-cell>
              <table:table-cell office:value-type="float" office:value="-50.875">
                <text:p>-50.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5335648148148">
                <text:p>0.365335648148148</text:p>
              </table:table-cell>
              <table:table-cell office:value-type="float" office:value="12526">
                <text:p>12526</text:p>
              </table:table-cell>
              <table:table-cell office:value-type="float" office:value="-50.75">
                <text:p>-50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12563">
                <text:p>12563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5625">
                <text:p>0.365625</text:p>
              </table:table-cell>
              <table:table-cell office:value-type="float" office:value="12620">
                <text:p>12620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12658">
                <text:p>12658</text:p>
              </table:table-cell>
              <table:table-cell office:value-type="float" office:value="-48.375">
                <text:p>-48.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5856481481481">
                <text:p>0.365856481481481</text:p>
              </table:table-cell>
              <table:table-cell office:value-type="float" office:value="12695">
                <text:p>12695</text:p>
              </table:table-cell>
              <table:table-cell office:value-type="float" office:value="-48.6875">
                <text:p>-48.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2734">
                <text:p>12734</text:p>
              </table:table-cell>
              <table:table-cell office:value-type="float" office:value="-47.125">
                <text:p>-47.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087962962963">
                <text:p>0.366087962962963</text:p>
              </table:table-cell>
              <table:table-cell office:value-type="float" office:value="12766">
                <text:p>12766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203703703704">
                <text:p>0.366203703703704</text:p>
              </table:table-cell>
              <table:table-cell office:value-type="float" office:value="12802">
                <text:p>12802</text:p>
              </table:table-cell>
              <table:table-cell office:value-type="float" office:value="-46.0625">
                <text:p>-46.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12837">
                <text:p>12837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435185185185">
                <text:p>0.366435185185185</text:p>
              </table:table-cell>
              <table:table-cell office:value-type="float" office:value="12871">
                <text:p>12871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550925925926">
                <text:p>0.366550925925926</text:p>
              </table:table-cell>
              <table:table-cell office:value-type="float" office:value="12908">
                <text:p>12908</text:p>
              </table:table-cell>
              <table:table-cell office:value-type="float" office:value="-48.625">
                <text:p>-48.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724537037037">
                <text:p>0.366724537037037</text:p>
              </table:table-cell>
              <table:table-cell office:value-type="float" office:value="12971">
                <text:p>12971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6840277777778">
                <text:p>0.366840277777778</text:p>
              </table:table-cell>
              <table:table-cell office:value-type="float" office:value="13008">
                <text:p>13008</text:p>
              </table:table-cell>
              <table:table-cell office:value-type="float" office:value="-48.6875">
                <text:p>-48.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956018518518">
                <text:p>0.366956018518518</text:p>
              </table:table-cell>
              <table:table-cell office:value-type="float" office:value="13042">
                <text:p>13042</text:p>
              </table:table-cell>
              <table:table-cell office:value-type="float" office:value="-47.0625">
                <text:p>-47.0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7071759259259">
                <text:p>0.367071759259259</text:p>
              </table:table-cell>
              <table:table-cell office:value-type="float" office:value="13081">
                <text:p>13081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71875">
                <text:p>0.3671875</text:p>
              </table:table-cell>
              <table:table-cell office:value-type="float" office:value="13116">
                <text:p>13116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7418981481481">
                <text:p>0.367418981481481</text:p>
              </table:table-cell>
              <table:table-cell office:value-type="float" office:value="13188">
                <text:p>13188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7534722222222">
                <text:p>0.367534722222222</text:p>
              </table:table-cell>
              <table:table-cell office:value-type="float" office:value="13223">
                <text:p>13223</text:p>
              </table:table-cell>
              <table:table-cell office:value-type="float" office:value="-47.875">
                <text:p>-47.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650462962963">
                <text:p>0.367650462962963</text:p>
              </table:table-cell>
              <table:table-cell office:value-type="float" office:value="13260">
                <text:p>13260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7824074074074">
                <text:p>0.367824074074074</text:p>
              </table:table-cell>
              <table:table-cell office:value-type="float" office:value="13317">
                <text:p>13317</text:p>
              </table:table-cell>
              <table:table-cell office:value-type="float" office:value="-47.1875">
                <text:p>-47.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13388">
                <text:p>13388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71296296296">
                <text:p>0.368171296296296</text:p>
              </table:table-cell>
              <table:table-cell office:value-type="float" office:value="13423">
                <text:p>13423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287037037037">
                <text:p>0.368287037037037</text:p>
              </table:table-cell>
              <table:table-cell office:value-type="float" office:value="13459">
                <text:p>13459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8518518518519">
                <text:p>0.368518518518519</text:p>
              </table:table-cell>
              <table:table-cell office:value-type="float" office:value="13531">
                <text:p>13531</text:p>
              </table:table-cell>
              <table:table-cell office:value-type="float" office:value="-46.0625">
                <text:p>-46.0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8634259259259">
                <text:p>0.368634259259259</text:p>
              </table:table-cell>
              <table:table-cell office:value-type="float" office:value="13569">
                <text:p>13569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880787037037">
                <text:p>0.36880787037037</text:p>
              </table:table-cell>
              <table:table-cell office:value-type="float" office:value="13633">
                <text:p>13633</text:p>
              </table:table-cell>
              <table:table-cell office:value-type="float" office:value="-48.4375">
                <text:p>-48.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13670">
                <text:p>13670</text:p>
              </table:table-cell>
              <table:table-cell office:value-type="float" office:value="-48.0625">
                <text:p>-48.0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039351851852">
                <text:p>0.369039351851852</text:p>
              </table:table-cell>
              <table:table-cell office:value-type="float" office:value="13705">
                <text:p>13705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155092592593">
                <text:p>0.369155092592593</text:p>
              </table:table-cell>
              <table:table-cell office:value-type="float" office:value="13742">
                <text:p>13742</text:p>
              </table:table-cell>
              <table:table-cell office:value-type="float" office:value="-48.3125">
                <text:p>-48.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9270833333333">
                <text:p>0.369270833333333</text:p>
              </table:table-cell>
              <table:table-cell office:value-type="float" office:value="13776">
                <text:p>13776</text:p>
              </table:table-cell>
              <table:table-cell office:value-type="float" office:value="-49.3125">
                <text:p>-49.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9386574074074">
                <text:p>0.369386574074074</text:p>
              </table:table-cell>
              <table:table-cell office:value-type="float" office:value="13815">
                <text:p>13815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9502314814815">
                <text:p>0.369502314814815</text:p>
              </table:table-cell>
              <table:table-cell office:value-type="float" office:value="13851">
                <text:p>13851</text:p>
              </table:table-cell>
              <table:table-cell office:value-type="float" office:value="-48.0625">
                <text:p>-48.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9618055555556">
                <text:p>0.369618055555556</text:p>
              </table:table-cell>
              <table:table-cell office:value-type="float" office:value="13886">
                <text:p>13886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733796296296">
                <text:p>0.369733796296296</text:p>
              </table:table-cell>
              <table:table-cell office:value-type="float" office:value="13922">
                <text:p>1392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849537037037">
                <text:p>0.369849537037037</text:p>
              </table:table-cell>
              <table:table-cell office:value-type="float" office:value="13959">
                <text:p>13959</text:p>
              </table:table-cell>
              <table:table-cell office:value-type="float" office:value="-46.4375">
                <text:p>-46.4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0023148148148">
                <text:p>0.370023148148148</text:p>
              </table:table-cell>
              <table:table-cell office:value-type="float" office:value="14015">
                <text:p>14015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14054">
                <text:p>14054</text:p>
              </table:table-cell>
              <table:table-cell office:value-type="float" office:value="-47.6875">
                <text:p>-47.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025462962963">
                <text:p>0.37025462962963</text:p>
              </table:table-cell>
              <table:table-cell office:value-type="float" office:value="14094">
                <text:p>14094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14135">
                <text:p>14135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486111111111">
                <text:p>0.370486111111111</text:p>
              </table:table-cell>
              <table:table-cell office:value-type="float" office:value="14176">
                <text:p>14176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0717592592593">
                <text:p>0.370717592592593</text:p>
              </table:table-cell>
              <table:table-cell office:value-type="float" office:value="14250">
                <text:p>14250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14320">
                <text:p>14320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122685185185">
                <text:p>0.371122685185185</text:p>
              </table:table-cell>
              <table:table-cell office:value-type="float" office:value="14379">
                <text:p>14379</text:p>
              </table:table-cell>
              <table:table-cell office:value-type="float" office:value="-45.0625">
                <text:p>-45.0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38425925926">
                <text:p>0.371238425925926</text:p>
              </table:table-cell>
              <table:table-cell office:value-type="float" office:value="14416">
                <text:p>14416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14449">
                <text:p>14449</text:p>
              </table:table-cell>
              <table:table-cell office:value-type="float" office:value="-43.3125">
                <text:p>-43.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469907407407">
                <text:p>0.371469907407407</text:p>
              </table:table-cell>
              <table:table-cell office:value-type="float" office:value="14488">
                <text:p>14488</text:p>
              </table:table-cell>
              <table:table-cell office:value-type="float" office:value="-42.375">
                <text:p>-42.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1585648148148">
                <text:p>0.371585648148148</text:p>
              </table:table-cell>
              <table:table-cell office:value-type="float" office:value="14525">
                <text:p>14525</text:p>
              </table:table-cell>
              <table:table-cell office:value-type="float" office:value="-43.5625">
                <text:p>-43.5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1701388888889">
                <text:p>0.371701388888889</text:p>
              </table:table-cell>
              <table:table-cell office:value-type="float" office:value="14564">
                <text:p>14564</text:p>
              </table:table-cell>
              <table:table-cell office:value-type="float" office:value="-43.375">
                <text:p>-43.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1712962963">
                <text:p>0.37181712962963</text:p>
              </table:table-cell>
              <table:table-cell office:value-type="float" office:value="14601">
                <text:p>14601</text:p>
              </table:table-cell>
              <table:table-cell office:value-type="float" office:value="-44.875">
                <text:p>-44.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1990740740741">
                <text:p>0.371990740740741</text:p>
              </table:table-cell>
              <table:table-cell office:value-type="float" office:value="14657">
                <text:p>14657</text:p>
              </table:table-cell>
              <table:table-cell office:value-type="float" office:value="-44.3125">
                <text:p>-44.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106481481481">
                <text:p>0.372106481481481</text:p>
              </table:table-cell>
              <table:table-cell office:value-type="float" office:value="14696">
                <text:p>14696</text:p>
              </table:table-cell>
              <table:table-cell office:value-type="float" office:value="-46.625">
                <text:p>-46.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14735">
                <text:p>14735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2337962962963">
                <text:p>0.372337962962963</text:p>
              </table:table-cell>
              <table:table-cell office:value-type="float" office:value="14771">
                <text:p>14771</text:p>
              </table:table-cell>
              <table:table-cell office:value-type="float" office:value="-45.125">
                <text:p>-45.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2453703703704">
                <text:p>0.372453703703704</text:p>
              </table:table-cell>
              <table:table-cell office:value-type="float" office:value="14805">
                <text:p>14805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2569444444444">
                <text:p>0.372569444444444</text:p>
              </table:table-cell>
              <table:table-cell office:value-type="float" office:value="14840">
                <text:p>14840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14876">
                <text:p>14876</text:p>
              </table:table-cell>
              <table:table-cell office:value-type="float" office:value="-45.9375">
                <text:p>-45.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800925925926">
                <text:p>0.372800925925926</text:p>
              </table:table-cell>
              <table:table-cell office:value-type="float" office:value="14915">
                <text:p>14915</text:p>
              </table:table-cell>
              <table:table-cell office:value-type="float" office:value="-45.0625">
                <text:p>-45.0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4954">
                <text:p>14954</text:p>
              </table:table-cell>
              <table:table-cell office:value-type="float" office:value="-47.625">
                <text:p>-47.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3090277777778">
                <text:p>0.373090277777778</text:p>
              </table:table-cell>
              <table:table-cell office:value-type="float" office:value="15011">
                <text:p>15011</text:p>
              </table:table-cell>
              <table:table-cell office:value-type="float" office:value="-47.1875">
                <text:p>-47.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206018518519">
                <text:p>0.373206018518519</text:p>
              </table:table-cell>
              <table:table-cell office:value-type="float" office:value="15048">
                <text:p>15048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3321759259259">
                <text:p>0.373321759259259</text:p>
              </table:table-cell>
              <table:table-cell office:value-type="float" office:value="15087">
                <text:p>15087</text:p>
              </table:table-cell>
              <table:table-cell office:value-type="float" office:value="-45.3125">
                <text:p>-45.3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34375">
                <text:p>0.3734375</text:p>
              </table:table-cell>
              <table:table-cell office:value-type="float" office:value="15124">
                <text:p>15124</text:p>
              </table:table-cell>
              <table:table-cell office:value-type="float" office:value="-45.4375">
                <text:p>-45.4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553240740741">
                <text:p>0.373553240740741</text:p>
              </table:table-cell>
              <table:table-cell office:value-type="float" office:value="15161">
                <text:p>15161</text:p>
              </table:table-cell>
              <table:table-cell office:value-type="float" office:value="-46.625">
                <text:p>-46.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668981481481">
                <text:p>0.373668981481481</text:p>
              </table:table-cell>
              <table:table-cell office:value-type="float" office:value="15199">
                <text:p>15199</text:p>
              </table:table-cell>
              <table:table-cell office:value-type="float" office:value="-48.8125">
                <text:p>-48.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3784722222222">
                <text:p>0.373784722222222</text:p>
              </table:table-cell>
              <table:table-cell office:value-type="float" office:value="15235">
                <text:p>15235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3900462962963">
                <text:p>0.373900462962963</text:p>
              </table:table-cell>
              <table:table-cell office:value-type="float" office:value="15270">
                <text:p>15270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4016203703704">
                <text:p>0.374016203703704</text:p>
              </table:table-cell>
              <table:table-cell office:value-type="float" office:value="15305">
                <text:p>15305</text:p>
              </table:table-cell>
              <table:table-cell office:value-type="float" office:value="-45.25">
                <text:p>-45.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189814814815">
                <text:p>0.374189814814815</text:p>
              </table:table-cell>
              <table:table-cell office:value-type="float" office:value="15361">
                <text:p>15361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421296296296">
                <text:p>0.374421296296296</text:p>
              </table:table-cell>
              <table:table-cell office:value-type="float" office:value="15437">
                <text:p>15437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4537037037037">
                <text:p>0.374537037037037</text:p>
              </table:table-cell>
              <table:table-cell office:value-type="float" office:value="15479">
                <text:p>15479</text:p>
              </table:table-cell>
              <table:table-cell office:value-type="float" office:value="-47.3125">
                <text:p>-47.3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652777777778">
                <text:p>0.374652777777778</text:p>
              </table:table-cell>
              <table:table-cell office:value-type="float" office:value="15517">
                <text:p>15517</text:p>
              </table:table-cell>
              <table:table-cell office:value-type="float" office:value="-47.8125">
                <text:p>-47.8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4768518518518">
                <text:p>0.374768518518518</text:p>
              </table:table-cell>
              <table:table-cell office:value-type="float" office:value="15555">
                <text:p>1555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4884259259259">
                <text:p>0.374884259259259</text:p>
              </table:table-cell>
              <table:table-cell office:value-type="float" office:value="15596">
                <text:p>15596</text:p>
              </table:table-cell>
              <table:table-cell office:value-type="float" office:value="-47.875">
                <text:p>-47.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">
                <text:p>0.375</text:p>
              </table:table-cell>
              <table:table-cell office:value-type="float" office:value="15639">
                <text:p>15639</text:p>
              </table:table-cell>
              <table:table-cell office:value-type="float" office:value="-47.4375">
                <text:p>-47.4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289351851852">
                <text:p>0.375289351851852</text:p>
              </table:table-cell>
              <table:table-cell office:value-type="float" office:value="15746">
                <text:p>15746</text:p>
              </table:table-cell>
              <table:table-cell office:value-type="float" office:value="-47.5625">
                <text:p>-47.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5405092592593">
                <text:p>0.375405092592593</text:p>
              </table:table-cell>
              <table:table-cell office:value-type="float" office:value="15788">
                <text:p>15788</text:p>
              </table:table-cell>
              <table:table-cell office:value-type="float" office:value="-47.75">
                <text:p>-47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15827">
                <text:p>15827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5636574074074">
                <text:p>0.375636574074074</text:p>
              </table:table-cell>
              <table:table-cell office:value-type="float" office:value="15866">
                <text:p>15866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5752314814815">
                <text:p>0.375752314814815</text:p>
              </table:table-cell>
              <table:table-cell office:value-type="float" office:value="15905">
                <text:p>15905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5868055555556">
                <text:p>0.375868055555556</text:p>
              </table:table-cell>
              <table:table-cell office:value-type="float" office:value="15946">
                <text:p>15946</text:p>
              </table:table-cell>
              <table:table-cell office:value-type="float" office:value="-47.75">
                <text:p>-47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983796296296">
                <text:p>0.375983796296296</text:p>
              </table:table-cell>
              <table:table-cell office:value-type="float" office:value="15985">
                <text:p>15985</text:p>
              </table:table-cell>
              <table:table-cell office:value-type="float" office:value="-47.875">
                <text:p>-47.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6099537037037">
                <text:p>0.376099537037037</text:p>
              </table:table-cell>
              <table:table-cell office:value-type="float" office:value="16024">
                <text:p>16024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6119">
                <text:p>16119</text:p>
              </table:table-cell>
              <table:table-cell office:value-type="float" office:value="-46.125">
                <text:p>-46.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16159">
                <text:p>16159</text:p>
              </table:table-cell>
              <table:table-cell office:value-type="float" office:value="-48.9375">
                <text:p>-48.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16198">
                <text:p>16198</text:p>
              </table:table-cell>
              <table:table-cell office:value-type="float" office:value="-49.9375">
                <text:p>-49.9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16234">
                <text:p>16234</text:p>
              </table:table-cell>
              <table:table-cell office:value-type="float" office:value="-47.625">
                <text:p>-47.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16276">
                <text:p>16276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16309">
                <text:p>16309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16348">
                <text:p>16348</text:p>
              </table:table-cell>
              <table:table-cell office:value-type="float" office:value="-49.1875">
                <text:p>-49.1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16457">
                <text:p>16457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16502">
                <text:p>16502</text:p>
              </table:table-cell>
              <table:table-cell office:value-type="float" office:value="-48.875">
                <text:p>-48.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16544">
                <text:p>1654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16583">
                <text:p>16583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16619">
                <text:p>16619</text:p>
              </table:table-cell>
              <table:table-cell office:value-type="float" office:value="-46.1875">
                <text:p>-46.1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16656">
                <text:p>16656</text:p>
              </table:table-cell>
              <table:table-cell office:value-type="float" office:value="-44.125">
                <text:p>-44.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16693">
                <text:p>16693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16733">
                <text:p>16733</text:p>
              </table:table-cell>
              <table:table-cell office:value-type="float" office:value="-43.0625">
                <text:p>-43.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16773">
                <text:p>16773</text:p>
              </table:table-cell>
              <table:table-cell office:value-type="float" office:value="-43.375">
                <text:p>-43.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16831">
                <text:p>16831</text:p>
              </table:table-cell>
              <table:table-cell office:value-type="float" office:value="-45.25">
                <text:p>-45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16871">
                <text:p>16871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16911">
                <text:p>16911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16949">
                <text:p>16949</text:p>
              </table:table-cell>
              <table:table-cell office:value-type="float" office:value="-44.125">
                <text:p>-44.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16989">
                <text:p>16989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17028">
                <text:p>17028</text:p>
              </table:table-cell>
              <table:table-cell office:value-type="float" office:value="-44.6875">
                <text:p>-44.6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17070">
                <text:p>17070</text:p>
              </table:table-cell>
              <table:table-cell office:value-type="float" office:value="-44.9375">
                <text:p>-44.9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17112">
                <text:p>17112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56018518518">
                <text:p>0.379456018518518</text:p>
              </table:table-cell>
              <table:table-cell office:value-type="float" office:value="17174">
                <text:p>17174</text:p>
              </table:table-cell>
              <table:table-cell office:value-type="float" office:value="-45.1875">
                <text:p>-45.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571759259259">
                <text:p>0.379571759259259</text:p>
              </table:table-cell>
              <table:table-cell office:value-type="float" office:value="17213">
                <text:p>17213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6875">
                <text:p>0.3796875</text:p>
              </table:table-cell>
              <table:table-cell office:value-type="float" office:value="17255">
                <text:p>17255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17297">
                <text:p>17297</text:p>
              </table:table-cell>
              <table:table-cell office:value-type="float" office:value="-44.5625">
                <text:p>-44.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17336">
                <text:p>17336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17373">
                <text:p>17373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17416">
                <text:p>17416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17495">
                <text:p>17495</text:p>
              </table:table-cell>
              <table:table-cell office:value-type="float" office:value="-46.6875">
                <text:p>-46.6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7557">
                <text:p>17557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17600">
                <text:p>17600</text:p>
              </table:table-cell>
              <table:table-cell office:value-type="float" office:value="-48.5625">
                <text:p>-48.5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17640">
                <text:p>17640</text:p>
              </table:table-cell>
              <table:table-cell office:value-type="float" office:value="-48.125">
                <text:p>-48.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17682">
                <text:p>17682</text:p>
              </table:table-cell>
              <table:table-cell office:value-type="float" office:value="-47.5625">
                <text:p>-47.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17727">
                <text:p>17727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17768">
                <text:p>17768</text:p>
              </table:table-cell>
              <table:table-cell office:value-type="float" office:value="-47.625">
                <text:p>-47.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125">
                <text:p>0.38125</text:p>
              </table:table-cell>
              <table:table-cell office:value-type="float" office:value="17805">
                <text:p>17805</text:p>
              </table:table-cell>
              <table:table-cell office:value-type="float" office:value="-47.375">
                <text:p>-47.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17904">
                <text:p>17904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17942">
                <text:p>17942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17984">
                <text:p>17984</text:p>
              </table:table-cell>
              <table:table-cell office:value-type="float" office:value="-44.3125">
                <text:p>-44.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18024">
                <text:p>18024</text:p>
              </table:table-cell>
              <table:table-cell office:value-type="float" office:value="-44.125">
                <text:p>-44.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18066">
                <text:p>18066</text:p>
              </table:table-cell>
              <table:table-cell office:value-type="float" office:value="-44.375">
                <text:p>-44.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18106">
                <text:p>18106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2233796296296">
                <text:p>0.382233796296296</text:p>
              </table:table-cell>
              <table:table-cell office:value-type="float" office:value="18147">
                <text:p>18147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18188">
                <text:p>18188</text:p>
              </table:table-cell>
              <table:table-cell office:value-type="float" office:value="-45.5">
                <text:p>-45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18251">
                <text:p>18251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8291">
                <text:p>18291</text:p>
              </table:table-cell>
              <table:table-cell office:value-type="float" office:value="-44.1875">
                <text:p>-44.1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275462962963">
                <text:p>0.38275462962963</text:p>
              </table:table-cell>
              <table:table-cell office:value-type="float" office:value="18331">
                <text:p>18331</text:p>
              </table:table-cell>
              <table:table-cell office:value-type="float" office:value="-45.375">
                <text:p>-45.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18372">
                <text:p>18372</text:p>
              </table:table-cell>
              <table:table-cell office:value-type="float" office:value="-45.875">
                <text:p>-45.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18411">
                <text:p>18411</text:p>
              </table:table-cell>
              <table:table-cell office:value-type="float" office:value="-46.5625">
                <text:p>-46.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18455">
                <text:p>18455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3217592592593">
                <text:p>0.383217592592593</text:p>
              </table:table-cell>
              <table:table-cell office:value-type="float" office:value="18496">
                <text:p>18496</text:p>
              </table:table-cell>
              <table:table-cell office:value-type="float" office:value="-46.5625">
                <text:p>-46.5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8537">
                <text:p>18537</text:p>
              </table:table-cell>
              <table:table-cell office:value-type="float" office:value="-45.3125">
                <text:p>-45.3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3449074074074">
                <text:p>0.383449074074074</text:p>
              </table:table-cell>
              <table:table-cell office:value-type="float" office:value="18579">
                <text:p>18579</text:p>
              </table:table-cell>
              <table:table-cell office:value-type="float" office:value="-44.0625">
                <text:p>-44.0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3622685185185">
                <text:p>0.383622685185185</text:p>
              </table:table-cell>
              <table:table-cell office:value-type="float" office:value="18643">
                <text:p>18643</text:p>
              </table:table-cell>
              <table:table-cell office:value-type="float" office:value="-44.9375">
                <text:p>-44.9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3738425925926">
                <text:p>0.383738425925926</text:p>
              </table:table-cell>
              <table:table-cell office:value-type="float" office:value="18687">
                <text:p>18687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3854166666667">
                <text:p>0.383854166666667</text:p>
              </table:table-cell>
              <table:table-cell office:value-type="float" office:value="18730">
                <text:p>18730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969907407407">
                <text:p>0.383969907407407</text:p>
              </table:table-cell>
              <table:table-cell office:value-type="float" office:value="18772">
                <text:p>18772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4085648148148">
                <text:p>0.384085648148148</text:p>
              </table:table-cell>
              <table:table-cell office:value-type="float" office:value="18818">
                <text:p>18818</text:p>
              </table:table-cell>
              <table:table-cell office:value-type="float" office:value="-43.3125">
                <text:p>-43.3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4201388888889">
                <text:p>0.384201388888889</text:p>
              </table:table-cell>
              <table:table-cell office:value-type="float" office:value="18861">
                <text:p>18861</text:p>
              </table:table-cell>
              <table:table-cell office:value-type="float" office:value="-43.0625">
                <text:p>-43.0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431712962963">
                <text:p>0.38431712962963</text:p>
              </table:table-cell>
              <table:table-cell office:value-type="float" office:value="18905">
                <text:p>18905</text:p>
              </table:table-cell>
              <table:table-cell office:value-type="float" office:value="-42.8125">
                <text:p>-42.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4490740740741">
                <text:p>0.384490740740741</text:p>
              </table:table-cell>
              <table:table-cell office:value-type="float" office:value="18969">
                <text:p>18969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4606481481481">
                <text:p>0.384606481481481</text:p>
              </table:table-cell>
              <table:table-cell office:value-type="float" office:value="19013">
                <text:p>19013</text:p>
              </table:table-cell>
              <table:table-cell office:value-type="float" office:value="-45.625">
                <text:p>-45.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19055">
                <text:p>19055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837962962963">
                <text:p>0.384837962962963</text:p>
              </table:table-cell>
              <table:table-cell office:value-type="float" office:value="19092">
                <text:p>19092</text:p>
              </table:table-cell>
              <table:table-cell office:value-type="float" office:value="-42.4375">
                <text:p>-42.4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4953703703704">
                <text:p>0.384953703703704</text:p>
              </table:table-cell>
              <table:table-cell office:value-type="float" office:value="19133">
                <text:p>19133</text:p>
              </table:table-cell>
              <table:table-cell office:value-type="float" office:value="-44.3125">
                <text:p>-44.3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069444444444">
                <text:p>0.385069444444444</text:p>
              </table:table-cell>
              <table:table-cell office:value-type="float" office:value="19172">
                <text:p>191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19212">
                <text:p>19212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5300925925926">
                <text:p>0.385300925925926</text:p>
              </table:table-cell>
              <table:table-cell office:value-type="float" office:value="19253">
                <text:p>19253</text:p>
              </table:table-cell>
              <table:table-cell office:value-type="float" office:value="-42.3125">
                <text:p>-42.3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9296">
                <text:p>19296</text:p>
              </table:table-cell>
              <table:table-cell office:value-type="float" office:value="-41.4375">
                <text:p>-41.4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5590277777778">
                <text:p>0.385590277777778</text:p>
              </table:table-cell>
              <table:table-cell office:value-type="float" office:value="19360">
                <text:p>19360</text:p>
              </table:table-cell>
              <table:table-cell office:value-type="float" office:value="-42.8125">
                <text:p>-42.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5706018518519">
                <text:p>0.385706018518519</text:p>
              </table:table-cell>
              <table:table-cell office:value-type="float" office:value="19397">
                <text:p>19397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821759259259">
                <text:p>0.385821759259259</text:p>
              </table:table-cell>
              <table:table-cell office:value-type="float" office:value="19440">
                <text:p>1944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59375">
                <text:p>0.3859375</text:p>
              </table:table-cell>
              <table:table-cell office:value-type="float" office:value="19478">
                <text:p>19478</text:p>
              </table:table-cell>
              <table:table-cell office:value-type="float" office:value="-44.4375">
                <text:p>-44.4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6053240740741">
                <text:p>0.386053240740741</text:p>
              </table:table-cell>
              <table:table-cell office:value-type="float" office:value="19518">
                <text:p>19518</text:p>
              </table:table-cell>
              <table:table-cell office:value-type="float" office:value="-44.625">
                <text:p>-44.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6168981481481">
                <text:p>0.386168981481481</text:p>
              </table:table-cell>
              <table:table-cell office:value-type="float" office:value="19556">
                <text:p>19556</text:p>
              </table:table-cell>
              <table:table-cell office:value-type="float" office:value="-43.25">
                <text:p>-43.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6284722222222">
                <text:p>0.386284722222222</text:p>
              </table:table-cell>
              <table:table-cell office:value-type="float" office:value="19597">
                <text:p>19597</text:p>
              </table:table-cell>
              <table:table-cell office:value-type="float" office:value="-43.75">
                <text:p>-43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6400462962963">
                <text:p>0.386400462962963</text:p>
              </table:table-cell>
              <table:table-cell office:value-type="float" office:value="19639">
                <text:p>19639</text:p>
              </table:table-cell>
              <table:table-cell office:value-type="float" office:value="-42.3125">
                <text:p>-42.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19701">
                <text:p>19701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19783">
                <text:p>19783</text:p>
              </table:table-cell>
              <table:table-cell office:value-type="float" office:value="-41.4375">
                <text:p>-41.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6921296296296">
                <text:p>0.386921296296296</text:p>
              </table:table-cell>
              <table:table-cell office:value-type="float" office:value="19824">
                <text:p>19824</text:p>
              </table:table-cell>
              <table:table-cell office:value-type="float" office:value="-44.8125">
                <text:p>-44.8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037037037037">
                <text:p>0.387037037037037</text:p>
              </table:table-cell>
              <table:table-cell office:value-type="float" office:value="19866">
                <text:p>19866</text:p>
              </table:table-cell>
              <table:table-cell office:value-type="float" office:value="-42.375">
                <text:p>-42.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7268518518518">
                <text:p>0.387268518518518</text:p>
              </table:table-cell>
              <table:table-cell office:value-type="float" office:value="19949">
                <text:p>19949</text:p>
              </table:table-cell>
              <table:table-cell office:value-type="float" office:value="-42.9375">
                <text:p>-42.9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7384259259259">
                <text:p>0.387384259259259</text:p>
              </table:table-cell>
              <table:table-cell office:value-type="float" office:value="19992">
                <text:p>19992</text:p>
              </table:table-cell>
              <table:table-cell office:value-type="float" office:value="-42.5625">
                <text:p>-42.5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755787037037">
                <text:p>0.38755787037037</text:p>
              </table:table-cell>
              <table:table-cell office:value-type="float" office:value="20057">
                <text:p>20057</text:p>
              </table:table-cell>
              <table:table-cell office:value-type="float" office:value="-43.8125">
                <text:p>-43.8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7673611111111">
                <text:p>0.387673611111111</text:p>
              </table:table-cell>
              <table:table-cell office:value-type="float" office:value="20103">
                <text:p>20103</text:p>
              </table:table-cell>
              <table:table-cell office:value-type="float" office:value="-42.625">
                <text:p>-42.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7789351851852">
                <text:p>0.387789351851852</text:p>
              </table:table-cell>
              <table:table-cell office:value-type="float" office:value="20148">
                <text:p>20148</text:p>
              </table:table-cell>
              <table:table-cell office:value-type="float" office:value="-41.6875">
                <text:p>-41.6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7905092592593">
                <text:p>0.387905092592593</text:p>
              </table:table-cell>
              <table:table-cell office:value-type="float" office:value="20193">
                <text:p>20193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8020833333333">
                <text:p>0.388020833333333</text:p>
              </table:table-cell>
              <table:table-cell office:value-type="float" office:value="20235">
                <text:p>20235</text:p>
              </table:table-cell>
              <table:table-cell office:value-type="float" office:value="-40.25">
                <text:p>-40.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8136574074074">
                <text:p>0.388136574074074</text:p>
              </table:table-cell>
              <table:table-cell office:value-type="float" office:value="20279">
                <text:p>20279</text:p>
              </table:table-cell>
              <table:table-cell office:value-type="float" office:value="-42.375">
                <text:p>-42.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8252314814815">
                <text:p>0.388252314814815</text:p>
              </table:table-cell>
              <table:table-cell office:value-type="float" office:value="20326">
                <text:p>20326</text:p>
              </table:table-cell>
              <table:table-cell office:value-type="float" office:value="-40.3125">
                <text:p>-40.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8368055555556">
                <text:p>0.388368055555556</text:p>
              </table:table-cell>
              <table:table-cell office:value-type="float" office:value="20371">
                <text:p>20371</text:p>
              </table:table-cell>
              <table:table-cell office:value-type="float" office:value="-39.5625">
                <text:p>-39.5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483796296296">
                <text:p>0.388483796296296</text:p>
              </table:table-cell>
              <table:table-cell office:value-type="float" office:value="20415">
                <text:p>20415</text:p>
              </table:table-cell>
              <table:table-cell office:value-type="float" office:value="-40.1875">
                <text:p>-40.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8657407407407">
                <text:p>0.388657407407407</text:p>
              </table:table-cell>
              <table:table-cell office:value-type="float" office:value="20485">
                <text:p>2048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773148148148">
                <text:p>0.388773148148148</text:p>
              </table:table-cell>
              <table:table-cell office:value-type="float" office:value="20532">
                <text:p>20532</text:p>
              </table:table-cell>
              <table:table-cell office:value-type="float" office:value="-40.1875">
                <text:p>-40.1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0577">
                <text:p>20577</text:p>
              </table:table-cell>
              <table:table-cell office:value-type="float" office:value="-39.125">
                <text:p>-39.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00462962963">
                <text:p>0.38900462962963</text:p>
              </table:table-cell>
              <table:table-cell office:value-type="float" office:value="20624">
                <text:p>20624</text:p>
              </table:table-cell>
              <table:table-cell office:value-type="float" office:value="-39.75">
                <text:p>-39.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12037037037">
                <text:p>0.38912037037037</text:p>
              </table:table-cell>
              <table:table-cell office:value-type="float" office:value="20666">
                <text:p>20666</text:p>
              </table:table-cell>
              <table:table-cell office:value-type="float" office:value="-39.9375">
                <text:p>-39.9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409722222222">
                <text:p>0.389409722222222</text:p>
              </table:table-cell>
              <table:table-cell office:value-type="float" office:value="20781">
                <text:p>20781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9525462962963">
                <text:p>0.389525462962963</text:p>
              </table:table-cell>
              <table:table-cell office:value-type="float" office:value="20825">
                <text:p>20825</text:p>
              </table:table-cell>
              <table:table-cell office:value-type="float" office:value="-41.75">
                <text:p>-41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9641203703704">
                <text:p>0.389641203703704</text:p>
              </table:table-cell>
              <table:table-cell office:value-type="float" office:value="20871">
                <text:p>20871</text:p>
              </table:table-cell>
              <table:table-cell office:value-type="float" office:value="-39.1875">
                <text:p>-39.1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9756944444444">
                <text:p>0.389756944444444</text:p>
              </table:table-cell>
              <table:table-cell office:value-type="float" office:value="20915">
                <text:p>2091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9872685185185">
                <text:p>0.389872685185185</text:p>
              </table:table-cell>
              <table:table-cell office:value-type="float" office:value="20960">
                <text:p>20960</text:p>
              </table:table-cell>
              <table:table-cell office:value-type="float" office:value="-37.3125">
                <text:p>-37.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9988425925926">
                <text:p>0.389988425925926</text:p>
              </table:table-cell>
              <table:table-cell office:value-type="float" office:value="21005">
                <text:p>21005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0219907407407">
                <text:p>0.390219907407407</text:p>
              </table:table-cell>
              <table:table-cell office:value-type="float" office:value="21093">
                <text:p>21093</text:p>
              </table:table-cell>
              <table:table-cell office:value-type="float" office:value="-39.5625">
                <text:p>-39.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0335648148148">
                <text:p>0.390335648148148</text:p>
              </table:table-cell>
              <table:table-cell office:value-type="float" office:value="21136">
                <text:p>21136</text:p>
              </table:table-cell>
              <table:table-cell office:value-type="float" office:value="-41.8125">
                <text:p>-41.8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21197">
                <text:p>21197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90625">
                <text:p>0.390625</text:p>
              </table:table-cell>
              <table:table-cell office:value-type="float" office:value="21237">
                <text:p>21237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90740740740741">
                <text:p>0.390740740740741</text:p>
              </table:table-cell>
              <table:table-cell office:value-type="float" office:value="21278">
                <text:p>21278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0856481481481">
                <text:p>0.390856481481481</text:p>
              </table:table-cell>
              <table:table-cell office:value-type="float" office:value="21319">
                <text:p>21319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21360">
                <text:p>2136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91087962962963">
                <text:p>0.391087962962963</text:p>
              </table:table-cell>
              <table:table-cell office:value-type="float" office:value="21405">
                <text:p>21405</text:p>
              </table:table-cell>
              <table:table-cell office:value-type="float" office:value="-40.3125">
                <text:p>-40.3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1203703703704">
                <text:p>0.391203703703704</text:p>
              </table:table-cell>
              <table:table-cell office:value-type="float" office:value="21446">
                <text:p>21446</text:p>
              </table:table-cell>
              <table:table-cell office:value-type="float" office:value="-41.5625">
                <text:p>-41.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19444444444">
                <text:p>0.391319444444444</text:p>
              </table:table-cell>
              <table:table-cell office:value-type="float" office:value="21489">
                <text:p>21489</text:p>
              </table:table-cell>
              <table:table-cell office:value-type="float" office:value="-40.4375">
                <text:p>-40.4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21552">
                <text:p>21552</text:p>
              </table:table-cell>
              <table:table-cell office:value-type="float" office:value="-39.25">
                <text:p>-39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1608796296296">
                <text:p>0.391608796296296</text:p>
              </table:table-cell>
              <table:table-cell office:value-type="float" office:value="21597">
                <text:p>21597</text:p>
              </table:table-cell>
              <table:table-cell office:value-type="float" office:value="-38.375">
                <text:p>-38.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1724537037037">
                <text:p>0.391724537037037</text:p>
              </table:table-cell>
              <table:table-cell office:value-type="float" office:value="21641">
                <text:p>21641</text:p>
              </table:table-cell>
              <table:table-cell office:value-type="float" office:value="-38.4375">
                <text:p>-38.43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1840277777778">
                <text:p>0.391840277777778</text:p>
              </table:table-cell>
              <table:table-cell office:value-type="float" office:value="21686">
                <text:p>21686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1956018518519">
                <text:p>0.391956018518519</text:p>
              </table:table-cell>
              <table:table-cell office:value-type="float" office:value="21726">
                <text:p>2172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2071759259259">
                <text:p>0.392071759259259</text:p>
              </table:table-cell>
              <table:table-cell office:value-type="float" office:value="21768">
                <text:p>21768</text:p>
              </table:table-cell>
              <table:table-cell office:value-type="float" office:value="-38.9375">
                <text:p>-38.9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21875">
                <text:p>0.3921875</text:p>
              </table:table-cell>
              <table:table-cell office:value-type="float" office:value="21812">
                <text:p>21812</text:p>
              </table:table-cell>
              <table:table-cell office:value-type="float" office:value="-37.9375">
                <text:p>-37.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2303240740741">
                <text:p>0.392303240740741</text:p>
              </table:table-cell>
              <table:table-cell office:value-type="float" office:value="21854">
                <text:p>21854</text:p>
              </table:table-cell>
              <table:table-cell office:value-type="float" office:value="-38.5625">
                <text:p>-38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418981481481">
                <text:p>0.392418981481481</text:p>
              </table:table-cell>
              <table:table-cell office:value-type="float" office:value="21895">
                <text:p>21895</text:p>
              </table:table-cell>
              <table:table-cell office:value-type="float" office:value="-37.8125">
                <text:p>-37.8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21961">
                <text:p>21961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2708333333333">
                <text:p>0.392708333333333</text:p>
              </table:table-cell>
              <table:table-cell office:value-type="float" office:value="22002">
                <text:p>22002</text:p>
              </table:table-cell>
              <table:table-cell office:value-type="float" office:value="-38.9375">
                <text:p>-38.93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939814814815">
                <text:p>0.392939814814815</text:p>
              </table:table-cell>
              <table:table-cell office:value-type="float" office:value="22086">
                <text:p>22086</text:p>
              </table:table-cell>
              <table:table-cell office:value-type="float" office:value="-39.8125">
                <text:p>-39.81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3171296296296">
                <text:p>0.393171296296296</text:p>
              </table:table-cell>
              <table:table-cell office:value-type="float" office:value="22172">
                <text:p>22172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3287037037037">
                <text:p>0.393287037037037</text:p>
              </table:table-cell>
              <table:table-cell office:value-type="float" office:value="22217">
                <text:p>22217</text:p>
              </table:table-cell>
              <table:table-cell office:value-type="float" office:value="-36.8125">
                <text:p>-36.81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3402777777778">
                <text:p>0.393402777777778</text:p>
              </table:table-cell>
              <table:table-cell office:value-type="float" office:value="22259">
                <text:p>22259</text:p>
              </table:table-cell>
              <table:table-cell office:value-type="float" office:value="-36.875">
                <text:p>-36.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3576388888889">
                <text:p>0.393576388888889</text:p>
              </table:table-cell>
              <table:table-cell office:value-type="float" office:value="22324">
                <text:p>22324</text:p>
              </table:table-cell>
              <table:table-cell office:value-type="float" office:value="-36.375">
                <text:p>-36.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69212962963">
                <text:p>0.39369212962963</text:p>
              </table:table-cell>
              <table:table-cell office:value-type="float" office:value="22368">
                <text:p>22368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380787037037">
                <text:p>0.39380787037037</text:p>
              </table:table-cell>
              <table:table-cell office:value-type="float" office:value="22413">
                <text:p>22413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3923611111111">
                <text:p>0.393923611111111</text:p>
              </table:table-cell>
              <table:table-cell office:value-type="float" office:value="22460">
                <text:p>22460</text:p>
              </table:table-cell>
              <table:table-cell office:value-type="float" office:value="-36.125">
                <text:p>-36.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4039351851852">
                <text:p>0.394039351851852</text:p>
              </table:table-cell>
              <table:table-cell office:value-type="float" office:value="22502">
                <text:p>22502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4155092592593">
                <text:p>0.394155092592593</text:p>
              </table:table-cell>
              <table:table-cell office:value-type="float" office:value="22547">
                <text:p>2254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270833333333">
                <text:p>0.394270833333333</text:p>
              </table:table-cell>
              <table:table-cell office:value-type="float" office:value="22590">
                <text:p>22590</text:p>
              </table:table-cell>
              <table:table-cell office:value-type="float" office:value="-38.625">
                <text:p>-38.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386574074074">
                <text:p>0.394386574074074</text:p>
              </table:table-cell>
              <table:table-cell office:value-type="float" office:value="22635">
                <text:p>22635</text:p>
              </table:table-cell>
              <table:table-cell office:value-type="float" office:value="-37.125">
                <text:p>-37.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4560185185185">
                <text:p>0.394560185185185</text:p>
              </table:table-cell>
              <table:table-cell office:value-type="float" office:value="22702">
                <text:p>22702</text:p>
              </table:table-cell>
              <table:table-cell office:value-type="float" office:value="-40.1875">
                <text:p>-40.1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4675925925926">
                <text:p>0.394675925925926</text:p>
              </table:table-cell>
              <table:table-cell office:value-type="float" office:value="22746">
                <text:p>22746</text:p>
              </table:table-cell>
              <table:table-cell office:value-type="float" office:value="-41.3125">
                <text:p>-41.3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4791666666667">
                <text:p>0.394791666666667</text:p>
              </table:table-cell>
              <table:table-cell office:value-type="float" office:value="22789">
                <text:p>22789</text:p>
              </table:table-cell>
              <table:table-cell office:value-type="float" office:value="-38.25">
                <text:p>-38.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4907407407407">
                <text:p>0.394907407407407</text:p>
              </table:table-cell>
              <table:table-cell office:value-type="float" office:value="22835">
                <text:p>22835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5023148148148">
                <text:p>0.395023148148148</text:p>
              </table:table-cell>
              <table:table-cell office:value-type="float" office:value="22880">
                <text:p>22880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22926">
                <text:p>22926</text:p>
              </table:table-cell>
              <table:table-cell office:value-type="float" office:value="-36.8125">
                <text:p>-36.8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525462962963">
                <text:p>0.39525462962963</text:p>
              </table:table-cell>
              <table:table-cell office:value-type="float" office:value="22974">
                <text:p>22974</text:p>
              </table:table-cell>
              <table:table-cell office:value-type="float" office:value="-35.8125">
                <text:p>-35.81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37037037037">
                <text:p>0.39537037037037</text:p>
              </table:table-cell>
              <table:table-cell office:value-type="float" office:value="23019">
                <text:p>23019</text:p>
              </table:table-cell>
              <table:table-cell office:value-type="float" office:value="-33.3125">
                <text:p>-33.3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543981481481">
                <text:p>0.395543981481481</text:p>
              </table:table-cell>
              <table:table-cell office:value-type="float" office:value="23091">
                <text:p>23091</text:p>
              </table:table-cell>
              <table:table-cell office:value-type="float" office:value="-33.3125">
                <text:p>-33.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5659722222222">
                <text:p>0.395659722222222</text:p>
              </table:table-cell>
              <table:table-cell office:value-type="float" office:value="23137">
                <text:p>23137</text:p>
              </table:table-cell>
              <table:table-cell office:value-type="float" office:value="-33.3125">
                <text:p>-33.31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5775462962963">
                <text:p>0.395775462962963</text:p>
              </table:table-cell>
              <table:table-cell office:value-type="float" office:value="23185">
                <text:p>23185</text:p>
              </table:table-cell>
              <table:table-cell office:value-type="float" office:value="-32.0625">
                <text:p>-32.0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6006944444444">
                <text:p>0.396006944444444</text:p>
              </table:table-cell>
              <table:table-cell office:value-type="float" office:value="23278">
                <text:p>23278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6122685185185">
                <text:p>0.396122685185185</text:p>
              </table:table-cell>
              <table:table-cell office:value-type="float" office:value="23322">
                <text:p>23322</text:p>
              </table:table-cell>
              <table:table-cell office:value-type="float" office:value="-38.4375">
                <text:p>-38.43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6238425925926">
                <text:p>0.396238425925926</text:p>
              </table:table-cell>
              <table:table-cell office:value-type="float" office:value="23367">
                <text:p>23367</text:p>
              </table:table-cell>
              <table:table-cell office:value-type="float" office:value="-39.625">
                <text:p>-39.6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6354166666667">
                <text:p>0.396354166666667</text:p>
              </table:table-cell>
              <table:table-cell office:value-type="float" office:value="23411">
                <text:p>23411</text:p>
              </table:table-cell>
              <table:table-cell office:value-type="float" office:value="-39.1875">
                <text:p>-39.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6469907407407">
                <text:p>0.396469907407407</text:p>
              </table:table-cell>
              <table:table-cell office:value-type="float" office:value="23456">
                <text:p>23456</text:p>
              </table:table-cell>
              <table:table-cell office:value-type="float" office:value="-38.625">
                <text:p>-38.6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6643518518519">
                <text:p>0.396643518518519</text:p>
              </table:table-cell>
              <table:table-cell office:value-type="float" office:value="23520">
                <text:p>23520</text:p>
              </table:table-cell>
              <table:table-cell office:value-type="float" office:value="-37.9375">
                <text:p>-37.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6759259259259">
                <text:p>0.396759259259259</text:p>
              </table:table-cell>
              <table:table-cell office:value-type="float" office:value="23563">
                <text:p>23563</text:p>
              </table:table-cell>
              <table:table-cell office:value-type="float" office:value="-36.8125">
                <text:p>-36.8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6875">
                <text:p>0.396875</text:p>
              </table:table-cell>
              <table:table-cell office:value-type="float" office:value="23610">
                <text:p>23610</text:p>
              </table:table-cell>
              <table:table-cell office:value-type="float" office:value="-35.3125">
                <text:p>-35.3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23655">
                <text:p>23655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97106481481481">
                <text:p>0.397106481481481</text:p>
              </table:table-cell>
              <table:table-cell office:value-type="float" office:value="23699">
                <text:p>23699</text:p>
              </table:table-cell>
              <table:table-cell office:value-type="float" office:value="-36.875">
                <text:p>-36.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23747">
                <text:p>23747</text:p>
              </table:table-cell>
              <table:table-cell office:value-type="float" office:value="-35.125">
                <text:p>-35.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97337962962963">
                <text:p>0.397337962962963</text:p>
              </table:table-cell>
              <table:table-cell office:value-type="float" office:value="23792">
                <text:p>23792</text:p>
              </table:table-cell>
              <table:table-cell office:value-type="float" office:value="-37.6875">
                <text:p>-37.6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97453703703704">
                <text:p>0.397453703703704</text:p>
              </table:table-cell>
              <table:table-cell office:value-type="float" office:value="23839">
                <text:p>23839</text:p>
              </table:table-cell>
              <table:table-cell office:value-type="float" office:value="-35.4375">
                <text:p>-35.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7743055555556">
                <text:p>0.397743055555556</text:p>
              </table:table-cell>
              <table:table-cell office:value-type="float" office:value="23959">
                <text:p>23959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858796296296">
                <text:p>0.397858796296296</text:p>
              </table:table-cell>
              <table:table-cell office:value-type="float" office:value="24007">
                <text:p>24007</text:p>
              </table:table-cell>
              <table:table-cell office:value-type="float" office:value="-39.4375">
                <text:p>-39.43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7974537037037">
                <text:p>0.397974537037037</text:p>
              </table:table-cell>
              <table:table-cell office:value-type="float" office:value="24053">
                <text:p>24053</text:p>
              </table:table-cell>
              <table:table-cell office:value-type="float" office:value="-38.6875">
                <text:p>-38.6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8090277777778">
                <text:p>0.398090277777778</text:p>
              </table:table-cell>
              <table:table-cell office:value-type="float" office:value="24097">
                <text:p>24097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98206018518518">
                <text:p>0.398206018518518</text:p>
              </table:table-cell>
              <table:table-cell office:value-type="float" office:value="24146">
                <text:p>24146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849537037037">
                <text:p>0.39849537037037</text:p>
              </table:table-cell>
              <table:table-cell office:value-type="float" office:value="24259">
                <text:p>24259</text:p>
              </table:table-cell>
              <table:table-cell office:value-type="float" office:value="-36.6875">
                <text:p>-36.6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8726851851852">
                <text:p>0.398726851851852</text:p>
              </table:table-cell>
              <table:table-cell office:value-type="float" office:value="24347">
                <text:p>24347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8842592592593">
                <text:p>0.398842592592593</text:p>
              </table:table-cell>
              <table:table-cell office:value-type="float" office:value="24391">
                <text:p>24391</text:p>
              </table:table-cell>
              <table:table-cell office:value-type="float" office:value="-35.625">
                <text:p>-35.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8958333333333">
                <text:p>0.398958333333333</text:p>
              </table:table-cell>
              <table:table-cell office:value-type="float" office:value="24439">
                <text:p>24439</text:p>
              </table:table-cell>
              <table:table-cell office:value-type="float" office:value="-35.0625">
                <text:p>-35.0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99074074074074">
                <text:p>0.399074074074074</text:p>
              </table:table-cell>
              <table:table-cell office:value-type="float" office:value="24483">
                <text:p>24483</text:p>
              </table:table-cell>
              <table:table-cell office:value-type="float" office:value="-38.6875">
                <text:p>-38.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99189814814815">
                <text:p>0.399189814814815</text:p>
              </table:table-cell>
              <table:table-cell office:value-type="float" office:value="24526">
                <text:p>24526</text:p>
              </table:table-cell>
              <table:table-cell office:value-type="float" office:value="-38.125">
                <text:p>-38.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4568">
                <text:p>24568</text:p>
              </table:table-cell>
              <table:table-cell office:value-type="float" office:value="-36.3125">
                <text:p>-36.3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9479166666667">
                <text:p>0.399479166666667</text:p>
              </table:table-cell>
              <table:table-cell office:value-type="float" office:value="24632">
                <text:p>24632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9594907407407">
                <text:p>0.399594907407407</text:p>
              </table:table-cell>
              <table:table-cell office:value-type="float" office:value="24674">
                <text:p>24674</text:p>
              </table:table-cell>
              <table:table-cell office:value-type="float" office:value="-36.875">
                <text:p>-36.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9826388888889">
                <text:p>0.399826388888889</text:p>
              </table:table-cell>
              <table:table-cell office:value-type="float" office:value="24750">
                <text:p>2475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9994212962963">
                <text:p>0.39994212962963</text:p>
              </table:table-cell>
              <table:table-cell office:value-type="float" office:value="24792">
                <text:p>24792</text:p>
              </table:table-cell>
              <table:table-cell office:value-type="float" office:value="-31.5625">
                <text:p>-31.5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0005787037037">
                <text:p>0.40005787037037</text:p>
              </table:table-cell>
              <table:table-cell office:value-type="float" office:value="24831">
                <text:p>24831</text:p>
              </table:table-cell>
              <table:table-cell office:value-type="float" office:value="-30.5625">
                <text:p>-30.5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00173611111111">
                <text:p>0.400173611111111</text:p>
              </table:table-cell>
              <table:table-cell office:value-type="float" office:value="24870">
                <text:p>24870</text:p>
              </table:table-cell>
              <table:table-cell office:value-type="float" office:value="-30.6875">
                <text:p>-30.68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00289351851852">
                <text:p>0.400289351851852</text:p>
              </table:table-cell>
              <table:table-cell office:value-type="float" office:value="24914">
                <text:p>24914</text:p>
              </table:table-cell>
              <table:table-cell office:value-type="float" office:value="-28.125">
                <text:p>-28.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0578703703704">
                <text:p>0.400578703703704</text:p>
              </table:table-cell>
              <table:table-cell office:value-type="float" office:value="25024">
                <text:p>25024</text:p>
              </table:table-cell>
              <table:table-cell office:value-type="float" office:value="-26.0625">
                <text:p>-26.0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5069">
                <text:p>25069</text:p>
              </table:table-cell>
              <table:table-cell office:value-type="float" office:value="-27.125">
                <text:p>-27.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810185185185">
                <text:p>0.400810185185185</text:p>
              </table:table-cell>
              <table:table-cell office:value-type="float" office:value="25111">
                <text:p>25111</text:p>
              </table:table-cell>
              <table:table-cell office:value-type="float" office:value="-29.5625">
                <text:p>-29.56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25159">
                <text:p>25159</text:p>
              </table:table-cell>
              <table:table-cell office:value-type="float" office:value="-29.875">
                <text:p>-29.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25202">
                <text:p>25202</text:p>
              </table:table-cell>
              <table:table-cell office:value-type="float" office:value="-27.0625">
                <text:p>-27.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1157407407407">
                <text:p>0.401157407407407</text:p>
              </table:table-cell>
              <table:table-cell office:value-type="float" office:value="25245">
                <text:p>25245</text:p>
              </table:table-cell>
              <table:table-cell office:value-type="float" office:value="-27.0625">
                <text:p>-27.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1446759259259">
                <text:p>0.401446759259259</text:p>
              </table:table-cell>
              <table:table-cell office:value-type="float" office:value="25365">
                <text:p>25365</text:p>
              </table:table-cell>
              <table:table-cell office:value-type="float" office:value="-28.1875">
                <text:p>-28.1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15625">
                <text:p>0.4015625</text:p>
              </table:table-cell>
              <table:table-cell office:value-type="float" office:value="25413">
                <text:p>25413</text:p>
              </table:table-cell>
              <table:table-cell office:value-type="float" office:value="-26.125">
                <text:p>-26.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1678240740741">
                <text:p>0.401678240740741</text:p>
              </table:table-cell>
              <table:table-cell office:value-type="float" office:value="25460">
                <text:p>25460</text:p>
              </table:table-cell>
              <table:table-cell office:value-type="float" office:value="-23.1875">
                <text:p>-23.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1793981481481">
                <text:p>0.401793981481481</text:p>
              </table:table-cell>
              <table:table-cell office:value-type="float" office:value="25505">
                <text:p>25505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1909722222222">
                <text:p>0.401909722222222</text:p>
              </table:table-cell>
              <table:table-cell office:value-type="float" office:value="25552">
                <text:p>25552</text:p>
              </table:table-cell>
              <table:table-cell office:value-type="float" office:value="-22.8125">
                <text:p>-22.81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2025462962963">
                <text:p>0.402025462962963</text:p>
              </table:table-cell>
              <table:table-cell office:value-type="float" office:value="25602">
                <text:p>25602</text:p>
              </table:table-cell>
              <table:table-cell office:value-type="float" office:value="-21.1875">
                <text:p>-21.1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2141203703704">
                <text:p>0.402141203703704</text:p>
              </table:table-cell>
              <table:table-cell office:value-type="float" office:value="25648">
                <text:p>25648</text:p>
              </table:table-cell>
              <table:table-cell office:value-type="float" office:value="-23.4375">
                <text:p>-23.4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2256944444444">
                <text:p>0.402256944444444</text:p>
              </table:table-cell>
              <table:table-cell office:value-type="float" office:value="25696">
                <text:p>25696</text:p>
              </table:table-cell>
              <table:table-cell office:value-type="float" office:value="-22.4375">
                <text:p>-22.4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02430555555556">
                <text:p>0.402430555555556</text:p>
              </table:table-cell>
              <table:table-cell office:value-type="float" office:value="25766">
                <text:p>25766</text:p>
              </table:table-cell>
              <table:table-cell office:value-type="float" office:value="-22.8125">
                <text:p>-22.8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02546296296296">
                <text:p>0.402546296296296</text:p>
              </table:table-cell>
              <table:table-cell office:value-type="float" office:value="25813">
                <text:p>2581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02662037037037">
                <text:p>0.402662037037037</text:p>
              </table:table-cell>
              <table:table-cell office:value-type="float" office:value="25861">
                <text:p>25861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5908">
                <text:p>2590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02893518518518">
                <text:p>0.402893518518518</text:p>
              </table:table-cell>
              <table:table-cell office:value-type="float" office:value="25962">
                <text:p>25962</text:p>
              </table:table-cell>
              <table:table-cell office:value-type="float" office:value="-19.875">
                <text:p>-19.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03009259259259">
                <text:p>0.403009259259259</text:p>
              </table:table-cell>
              <table:table-cell office:value-type="float" office:value="26013">
                <text:p>26013</text:p>
              </table:table-cell>
              <table:table-cell office:value-type="float" office:value="-18.125">
                <text:p>-18.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3125">
                <text:p>0.403125</text:p>
              </table:table-cell>
              <table:table-cell office:value-type="float" office:value="26064">
                <text:p>26064</text:p>
              </table:table-cell>
              <table:table-cell office:value-type="float" office:value="-20.0625">
                <text:p>-20.0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03240740740741">
                <text:p>0.403240740740741</text:p>
              </table:table-cell>
              <table:table-cell office:value-type="float" office:value="26117">
                <text:p>26117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03356481481481">
                <text:p>0.403356481481481</text:p>
              </table:table-cell>
              <table:table-cell office:value-type="float" office:value="26168">
                <text:p>26168</text:p>
              </table:table-cell>
              <table:table-cell office:value-type="float" office:value="-22.4375">
                <text:p>-22.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03530092592593">
                <text:p>0.403530092592593</text:p>
              </table:table-cell>
              <table:table-cell office:value-type="float" office:value="26247">
                <text:p>26247</text:p>
              </table:table-cell>
              <table:table-cell office:value-type="float" office:value="-21.0625">
                <text:p>-21.06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3645833333333">
                <text:p>0.403645833333333</text:p>
              </table:table-cell>
              <table:table-cell office:value-type="float" office:value="26297">
                <text:p>26297</text:p>
              </table:table-cell>
              <table:table-cell office:value-type="float" office:value="-23.4375">
                <text:p>-23.4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03761574074074">
                <text:p>0.403761574074074</text:p>
              </table:table-cell>
              <table:table-cell office:value-type="float" office:value="26351">
                <text:p>26351</text:p>
              </table:table-cell>
              <table:table-cell office:value-type="float" office:value="-23.4375">
                <text:p>-23.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3877314814815">
                <text:p>0.403877314814815</text:p>
              </table:table-cell>
              <table:table-cell office:value-type="float" office:value="26401">
                <text:p>26401</text:p>
              </table:table-cell>
              <table:table-cell office:value-type="float" office:value="-24.8125">
                <text:p>-24.81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3993055555556">
                <text:p>0.403993055555556</text:p>
              </table:table-cell>
              <table:table-cell office:value-type="float" office:value="26453">
                <text:p>26453</text:p>
              </table:table-cell>
              <table:table-cell office:value-type="float" office:value="-23.875">
                <text:p>-23.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4108796296296">
                <text:p>0.404108796296296</text:p>
              </table:table-cell>
              <table:table-cell office:value-type="float" office:value="26502">
                <text:p>26502</text:p>
              </table:table-cell>
              <table:table-cell office:value-type="float" office:value="-23.375">
                <text:p>-23.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04224537037037">
                <text:p>0.404224537037037</text:p>
              </table:table-cell>
              <table:table-cell office:value-type="float" office:value="26554">
                <text:p>26554</text:p>
              </table:table-cell>
              <table:table-cell office:value-type="float" office:value="-25.6875">
                <text:p>-25.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04340277777778">
                <text:p>0.404340277777778</text:p>
              </table:table-cell>
              <table:table-cell office:value-type="float" office:value="26603">
                <text:p>26603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26675">
                <text:p>26675</text:p>
              </table:table-cell>
              <table:table-cell office:value-type="float" office:value="-24.0625">
                <text:p>-24.0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26722">
                <text:p>26722</text:p>
              </table:table-cell>
              <table:table-cell office:value-type="float" office:value="-22.8125">
                <text:p>-22.8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0474537037037">
                <text:p>0.40474537037037</text:p>
              </table:table-cell>
              <table:table-cell office:value-type="float" office:value="26769">
                <text:p>26769</text:p>
              </table:table-cell>
              <table:table-cell office:value-type="float" office:value="-22.625">
                <text:p>-22.6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26817">
                <text:p>26817</text:p>
              </table:table-cell>
              <table:table-cell office:value-type="float" office:value="-22.6875">
                <text:p>-22.6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04976851851852">
                <text:p>0.404976851851852</text:p>
              </table:table-cell>
              <table:table-cell office:value-type="float" office:value="26862">
                <text:p>26862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26908">
                <text:p>26908</text:p>
              </table:table-cell>
              <table:table-cell office:value-type="float" office:value="-20.4375">
                <text:p>-20.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05266203703704">
                <text:p>0.405266203703704</text:p>
              </table:table-cell>
              <table:table-cell office:value-type="float" office:value="26975">
                <text:p>26975</text:p>
              </table:table-cell>
              <table:table-cell office:value-type="float" office:value="-21.625">
                <text:p>-21.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5381944444444">
                <text:p>0.405381944444444</text:p>
              </table:table-cell>
              <table:table-cell office:value-type="float" office:value="27020">
                <text:p>27020</text:p>
              </table:table-cell>
              <table:table-cell office:value-type="float" office:value="-18.1875">
                <text:p>-18.1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5497685185185">
                <text:p>0.405497685185185</text:p>
              </table:table-cell>
              <table:table-cell office:value-type="float" office:value="27065">
                <text:p>27065</text:p>
              </table:table-cell>
              <table:table-cell office:value-type="float" office:value="-18.5625">
                <text:p>-18.56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05613425925926">
                <text:p>0.405613425925926</text:p>
              </table:table-cell>
              <table:table-cell office:value-type="float" office:value="27110">
                <text:p>271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5729166666667">
                <text:p>0.405729166666667</text:p>
              </table:table-cell>
              <table:table-cell office:value-type="float" office:value="27154">
                <text:p>2715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5844907407407">
                <text:p>0.405844907407407</text:p>
              </table:table-cell>
              <table:table-cell office:value-type="float" office:value="27199">
                <text:p>27199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06076388888889">
                <text:p>0.406076388888889</text:p>
              </table:table-cell>
              <table:table-cell office:value-type="float" office:value="27288">
                <text:p>27288</text:p>
              </table:table-cell>
              <table:table-cell office:value-type="float" office:value="-23.5625">
                <text:p>-23.56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619212962963">
                <text:p>0.40619212962963</text:p>
              </table:table-cell>
              <table:table-cell office:value-type="float" office:value="27333">
                <text:p>27333</text:p>
              </table:table-cell>
              <table:table-cell office:value-type="float" office:value="-24.3125">
                <text:p>-24.31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0630787037037">
                <text:p>0.40630787037037</text:p>
              </table:table-cell>
              <table:table-cell office:value-type="float" office:value="27379">
                <text:p>27379</text:p>
              </table:table-cell>
              <table:table-cell office:value-type="float" office:value="-24.125">
                <text:p>-24.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06481481481481">
                <text:p>0.406481481481481</text:p>
              </table:table-cell>
              <table:table-cell office:value-type="float" office:value="27450">
                <text:p>27450</text:p>
              </table:table-cell>
              <table:table-cell office:value-type="float" office:value="-24.125">
                <text:p>-24.1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08796296296296">
                <text:p>0.408796296296296</text:p>
              </table:table-cell>
              <table:table-cell office:value-type="float" office:value="28357">
                <text:p>28357</text:p>
              </table:table-cell>
              <table:table-cell office:value-type="float" office:value="-12.625">
                <text:p>-12.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8912037037037">
                <text:p>0.408912037037037</text:p>
              </table:table-cell>
              <table:table-cell office:value-type="float" office:value="28396">
                <text:p>28396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28436">
                <text:p>28436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9143518518519">
                <text:p>0.409143518518519</text:p>
              </table:table-cell>
              <table:table-cell office:value-type="float" office:value="28477">
                <text:p>28477</text:p>
              </table:table-cell>
              <table:table-cell office:value-type="float" office:value="-13.6875">
                <text:p>-13.68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09259259259259">
                <text:p>0.409259259259259</text:p>
              </table:table-cell>
              <table:table-cell office:value-type="float" office:value="28519">
                <text:p>28519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0943287037037">
                <text:p>0.40943287037037</text:p>
              </table:table-cell>
              <table:table-cell office:value-type="float" office:value="28585">
                <text:p>2858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09548611111111">
                <text:p>0.409548611111111</text:p>
              </table:table-cell>
              <table:table-cell office:value-type="float" office:value="28630">
                <text:p>2863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09664351851852">
                <text:p>0.409664351851852</text:p>
              </table:table-cell>
              <table:table-cell office:value-type="float" office:value="28671">
                <text:p>28671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09780092592593">
                <text:p>0.409780092592593</text:p>
              </table:table-cell>
              <table:table-cell office:value-type="float" office:value="28714">
                <text:p>28714</text:p>
              </table:table-cell>
              <table:table-cell office:value-type="float" office:value="-20.8125">
                <text:p>-20.8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09895833333333">
                <text:p>0.409895833333333</text:p>
              </table:table-cell>
              <table:table-cell office:value-type="float" office:value="28759">
                <text:p>28759</text:p>
              </table:table-cell>
              <table:table-cell office:value-type="float" office:value="-19.1875">
                <text:p>-19.1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10011574074074">
                <text:p>0.410011574074074</text:p>
              </table:table-cell>
              <table:table-cell office:value-type="float" office:value="28805">
                <text:p>28805</text:p>
              </table:table-cell>
              <table:table-cell office:value-type="float" office:value="-20.9375">
                <text:p>-20.93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10127314814815">
                <text:p>0.410127314814815</text:p>
              </table:table-cell>
              <table:table-cell office:value-type="float" office:value="28855">
                <text:p>28855</text:p>
              </table:table-cell>
              <table:table-cell office:value-type="float" office:value="-20.3125">
                <text:p>-20.3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10300925925926">
                <text:p>0.410300925925926</text:p>
              </table:table-cell>
              <table:table-cell office:value-type="float" office:value="28928">
                <text:p>28928</text:p>
              </table:table-cell>
              <table:table-cell office:value-type="float" office:value="-22.875">
                <text:p>-22.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28977">
                <text:p>28977</text:p>
              </table:table-cell>
              <table:table-cell office:value-type="float" office:value="-22.5625">
                <text:p>-22.5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10532407407407">
                <text:p>0.410532407407407</text:p>
              </table:table-cell>
              <table:table-cell office:value-type="float" office:value="29026">
                <text:p>29026</text:p>
              </table:table-cell>
              <table:table-cell office:value-type="float" office:value="-22.625">
                <text:p>-22.6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10648148148148">
                <text:p>0.410648148148148</text:p>
              </table:table-cell>
              <table:table-cell office:value-type="float" office:value="29078">
                <text:p>29078</text:p>
              </table:table-cell>
              <table:table-cell office:value-type="float" office:value="-20.5625">
                <text:p>-20.5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10763888888889">
                <text:p>0.410763888888889</text:p>
              </table:table-cell>
              <table:table-cell office:value-type="float" office:value="29129">
                <text:p>29129</text:p>
              </table:table-cell>
              <table:table-cell office:value-type="float" office:value="-18.625">
                <text:p>-18.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087962962963">
                <text:p>0.41087962962963</text:p>
              </table:table-cell>
              <table:table-cell office:value-type="float" office:value="29181">
                <text:p>29181</text:p>
              </table:table-cell>
              <table:table-cell office:value-type="float" office:value="-17.5625">
                <text:p>-17.56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1099537037037">
                <text:p>0.41099537037037</text:p>
              </table:table-cell>
              <table:table-cell office:value-type="float" office:value="29229">
                <text:p>29229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29275">
                <text:p>29275</text:p>
              </table:table-cell>
              <table:table-cell office:value-type="float" office:value="-13.375">
                <text:p>-13.3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1226851851852">
                <text:p>0.411226851851852</text:p>
              </table:table-cell>
              <table:table-cell office:value-type="float" office:value="29320">
                <text:p>29320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1400462962963">
                <text:p>0.411400462962963</text:p>
              </table:table-cell>
              <table:table-cell office:value-type="float" office:value="29385">
                <text:p>2938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1516203703704">
                <text:p>0.411516203703704</text:p>
              </table:table-cell>
              <table:table-cell office:value-type="float" office:value="29429">
                <text:p>29429</text:p>
              </table:table-cell>
              <table:table-cell office:value-type="float" office:value="-10.3125">
                <text:p>-10.3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1631944444444">
                <text:p>0.411631944444444</text:p>
              </table:table-cell>
              <table:table-cell office:value-type="float" office:value="29471">
                <text:p>29471</text:p>
              </table:table-cell>
              <table:table-cell office:value-type="float" office:value="-11.375">
                <text:p>-11.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11863425925926">
                <text:p>0.411863425925926</text:p>
              </table:table-cell>
              <table:table-cell office:value-type="float" office:value="29553">
                <text:p>2955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1979166666667">
                <text:p>0.411979166666667</text:p>
              </table:table-cell>
              <table:table-cell office:value-type="float" office:value="29591">
                <text:p>29591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2094907407407">
                <text:p>0.412094907407407</text:p>
              </table:table-cell>
              <table:table-cell office:value-type="float" office:value="29631">
                <text:p>29631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12210648148148">
                <text:p>0.412210648148148</text:p>
              </table:table-cell>
              <table:table-cell office:value-type="float" office:value="29668">
                <text:p>29668</text:p>
              </table:table-cell>
              <table:table-cell office:value-type="float" office:value="-12.375">
                <text:p>-12.3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12326388888889">
                <text:p>0.412326388888889</text:p>
              </table:table-cell>
              <table:table-cell office:value-type="float" office:value="29708">
                <text:p>29708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25">
                <text:p>0.4125</text:p>
              </table:table-cell>
              <table:table-cell office:value-type="float" office:value="29765">
                <text:p>29765</text:p>
              </table:table-cell>
              <table:table-cell office:value-type="float" office:value="-10.3125">
                <text:p>-10.3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12615740740741">
                <text:p>0.412615740740741</text:p>
              </table:table-cell>
              <table:table-cell office:value-type="float" office:value="29803">
                <text:p>2980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12731481481481">
                <text:p>0.412731481481481</text:p>
              </table:table-cell>
              <table:table-cell office:value-type="float" office:value="29840">
                <text:p>29840</text:p>
              </table:table-cell>
              <table:table-cell office:value-type="float" office:value="-11.1875">
                <text:p>-11.1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12847222222222">
                <text:p>0.412847222222222</text:p>
              </table:table-cell>
              <table:table-cell office:value-type="float" office:value="29881">
                <text:p>29881</text:p>
              </table:table-cell>
              <table:table-cell office:value-type="float" office:value="-10.8125">
                <text:p>-10.8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2962962962963">
                <text:p>0.412962962962963</text:p>
              </table:table-cell>
              <table:table-cell office:value-type="float" office:value="29918">
                <text:p>29918</text:p>
              </table:table-cell>
              <table:table-cell office:value-type="float" office:value="-9.4375">
                <text:p>-9.43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13078703703704">
                <text:p>0.413078703703704</text:p>
              </table:table-cell>
              <table:table-cell office:value-type="float" office:value="29958">
                <text:p>29958</text:p>
              </table:table-cell>
              <table:table-cell office:value-type="float" office:value="-8.1875">
                <text:p>-8.1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29997">
                <text:p>2999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13310185185185">
                <text:p>0.413310185185185</text:p>
              </table:table-cell>
              <table:table-cell office:value-type="float" office:value="30039">
                <text:p>30039</text:p>
              </table:table-cell>
              <table:table-cell office:value-type="float" office:value="-8.9375">
                <text:p>-8.9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13483796296296">
                <text:p>0.413483796296296</text:p>
              </table:table-cell>
              <table:table-cell office:value-type="float" office:value="30104">
                <text:p>30104</text:p>
              </table:table-cell>
              <table:table-cell office:value-type="float" office:value="-6.125">
                <text:p>-6.1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4351851851852">
                <text:p>0.414351851851852</text:p>
              </table:table-cell>
              <table:table-cell office:value-type="float" office:value="30441">
                <text:p>30441</text:p>
              </table:table-cell>
              <table:table-cell office:value-type="float" office:value="-15.3125">
                <text:p>-15.31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14467592592593">
                <text:p>0.414467592592593</text:p>
              </table:table-cell>
              <table:table-cell office:value-type="float" office:value="30489">
                <text:p>30489</text:p>
              </table:table-cell>
              <table:table-cell office:value-type="float" office:value="-16.375">
                <text:p>-16.3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30534">
                <text:p>30534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4699074074074">
                <text:p>0.414699074074074</text:p>
              </table:table-cell>
              <table:table-cell office:value-type="float" office:value="30581">
                <text:p>30581</text:p>
              </table:table-cell>
              <table:table-cell office:value-type="float" office:value="-17.25">
                <text:p>-17.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30630">
                <text:p>30630</text:p>
              </table:table-cell>
              <table:table-cell office:value-type="float" office:value="-18.6875">
                <text:p>-18.68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14930555555556">
                <text:p>0.414930555555556</text:p>
              </table:table-cell>
              <table:table-cell office:value-type="float" office:value="30677">
                <text:p>30677</text:p>
              </table:table-cell>
              <table:table-cell office:value-type="float" office:value="-18.125">
                <text:p>-18.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5046296296296">
                <text:p>0.415046296296296</text:p>
              </table:table-cell>
              <table:table-cell office:value-type="float" office:value="30483">
                <text:p>30483</text:p>
              </table:table-cell>
              <table:table-cell office:value-type="float" office:value="-24.1875">
                <text:p>-24.18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5162037037037">
                <text:p>0.415162037037037</text:p>
              </table:table-cell>
              <table:table-cell office:value-type="float" office:value="29839">
                <text:p>29839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29154">
                <text:p>29154</text:p>
              </table:table-cell>
              <table:table-cell office:value-type="float" office:value="-19.875">
                <text:p>-19.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5393518518518">
                <text:p>0.415393518518518</text:p>
              </table:table-cell>
              <table:table-cell office:value-type="float" office:value="28484">
                <text:p>28484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556712962963">
                <text:p>0.41556712962963</text:p>
              </table:table-cell>
              <table:table-cell office:value-type="float" office:value="27541">
                <text:p>27541</text:p>
              </table:table-cell>
              <table:table-cell office:value-type="float" office:value="-27.875">
                <text:p>-27.8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568287037037">
                <text:p>0.41568287037037</text:p>
              </table:table-cell>
              <table:table-cell office:value-type="float" office:value="26959">
                <text:p>269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15798611111111">
                <text:p>0.415798611111111</text:p>
              </table:table-cell>
              <table:table-cell office:value-type="float" office:value="26400">
                <text:p>26400</text:p>
              </table:table-cell>
              <table:table-cell office:value-type="float" office:value="-31.6875">
                <text:p>-31.68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16030092592593">
                <text:p>0.416030092592593</text:p>
              </table:table-cell>
              <table:table-cell office:value-type="float" office:value="25361">
                <text:p>25361</text:p>
              </table:table-cell>
              <table:table-cell office:value-type="float" office:value="-37.875">
                <text:p>-37.8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16261574074074">
                <text:p>0.416261574074074</text:p>
              </table:table-cell>
              <table:table-cell office:value-type="float" office:value="24387">
                <text:p>24387</text:p>
              </table:table-cell>
              <table:table-cell office:value-type="float" office:value="-41.0625">
                <text:p>-41.0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16435185185185">
                <text:p>0.416435185185185</text:p>
              </table:table-cell>
              <table:table-cell office:value-type="float" office:value="23695">
                <text:p>23695</text:p>
              </table:table-cell>
              <table:table-cell office:value-type="float" office:value="-43.375">
                <text:p>-43.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16550925925926">
                <text:p>0.416550925925926</text:p>
              </table:table-cell>
              <table:table-cell office:value-type="float" office:value="23252">
                <text:p>2325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2827">
                <text:p>22827</text:p>
              </table:table-cell>
              <table:table-cell office:value-type="float" office:value="-46.375">
                <text:p>-46.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16782407407407">
                <text:p>0.416782407407407</text:p>
              </table:table-cell>
              <table:table-cell office:value-type="float" office:value="22417">
                <text:p>22417</text:p>
              </table:table-cell>
              <table:table-cell office:value-type="float" office:value="-47.3125">
                <text:p>-47.3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17013888888889">
                <text:p>0.417013888888889</text:p>
              </table:table-cell>
              <table:table-cell office:value-type="float" office:value="21635">
                <text:p>21635</text:p>
              </table:table-cell>
              <table:table-cell office:value-type="float" office:value="-50.3125">
                <text:p>-50.3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712962962963">
                <text:p>0.41712962962963</text:p>
              </table:table-cell>
              <table:table-cell office:value-type="float" office:value="21260">
                <text:p>21260</text:p>
              </table:table-cell>
              <table:table-cell office:value-type="float" office:value="-51.0625">
                <text:p>-51.06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1724537037037">
                <text:p>0.41724537037037</text:p>
              </table:table-cell>
              <table:table-cell office:value-type="float" office:value="20889">
                <text:p>20889</text:p>
              </table:table-cell>
              <table:table-cell office:value-type="float" office:value="-52.5625">
                <text:p>-52.56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20533">
                <text:p>20533</text:p>
              </table:table-cell>
              <table:table-cell office:value-type="float" office:value="-54.5625">
                <text:p>-54.56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7534722222222">
                <text:p>0.417534722222222</text:p>
              </table:table-cell>
              <table:table-cell office:value-type="float" office:value="20020">
                <text:p>2002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17650462962963">
                <text:p>0.417650462962963</text:p>
              </table:table-cell>
              <table:table-cell office:value-type="float" office:value="19684">
                <text:p>19684</text:p>
              </table:table-cell>
              <table:table-cell office:value-type="float" office:value="-55.875">
                <text:p>-55.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17766203703704">
                <text:p>0.417766203703704</text:p>
              </table:table-cell>
              <table:table-cell office:value-type="float" office:value="19348">
                <text:p>19348</text:p>
              </table:table-cell>
              <table:table-cell office:value-type="float" office:value="-55.25">
                <text:p>-55.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17881944444444">
                <text:p>0.417881944444444</text:p>
              </table:table-cell>
              <table:table-cell office:value-type="float" office:value="19023">
                <text:p>19023</text:p>
              </table:table-cell>
              <table:table-cell office:value-type="float" office:value="-56.9375">
                <text:p>-56.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17997685185185">
                <text:p>0.417997685185185</text:p>
              </table:table-cell>
              <table:table-cell office:value-type="float" office:value="18712">
                <text:p>18712</text:p>
              </table:table-cell>
              <table:table-cell office:value-type="float" office:value="-56.625">
                <text:p>-56.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18113425925926">
                <text:p>0.418113425925926</text:p>
              </table:table-cell>
              <table:table-cell office:value-type="float" office:value="18406">
                <text:p>18406</text:p>
              </table:table-cell>
              <table:table-cell office:value-type="float" office:value="-56.4375">
                <text:p>-56.43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18229166666667">
                <text:p>0.418229166666667</text:p>
              </table:table-cell>
              <table:table-cell office:value-type="float" office:value="18107">
                <text:p>18107</text:p>
              </table:table-cell>
              <table:table-cell office:value-type="float" office:value="-56.1875">
                <text:p>-56.1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18344907407407">
                <text:p>0.418344907407407</text:p>
              </table:table-cell>
              <table:table-cell office:value-type="float" office:value="17819">
                <text:p>17819</text:p>
              </table:table-cell>
              <table:table-cell office:value-type="float" office:value="-56.1875">
                <text:p>-56.18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18460648148148">
                <text:p>0.418460648148148</text:p>
              </table:table-cell>
              <table:table-cell office:value-type="float" office:value="17532">
                <text:p>17532</text:p>
              </table:table-cell>
              <table:table-cell office:value-type="float" office:value="-56.6875">
                <text:p>-56.6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18576388888889">
                <text:p>0.418576388888889</text:p>
              </table:table-cell>
              <table:table-cell office:value-type="float" office:value="17252">
                <text:p>17252</text:p>
              </table:table-cell>
              <table:table-cell office:value-type="float" office:value="-55.125">
                <text:p>-55.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1875">
                <text:p>0.41875</text:p>
              </table:table-cell>
              <table:table-cell office:value-type="float" office:value="16845">
                <text:p>16845</text:p>
              </table:table-cell>
              <table:table-cell office:value-type="float" office:value="-55.25">
                <text:p>-55.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18865740740741">
                <text:p>0.418865740740741</text:p>
              </table:table-cell>
              <table:table-cell office:value-type="float" office:value="16576">
                <text:p>16576</text:p>
              </table:table-cell>
              <table:table-cell office:value-type="float" office:value="-56.6875">
                <text:p>-56.6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8981481481481">
                <text:p>0.418981481481481</text:p>
              </table:table-cell>
              <table:table-cell office:value-type="float" office:value="16326">
                <text:p>16326</text:p>
              </table:table-cell>
              <table:table-cell office:value-type="float" office:value="-56.125">
                <text:p>-56.1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19097222222222">
                <text:p>0.419097222222222</text:p>
              </table:table-cell>
              <table:table-cell office:value-type="float" office:value="16078">
                <text:p>16078</text:p>
              </table:table-cell>
              <table:table-cell office:value-type="float" office:value="-57.9375">
                <text:p>-57.93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19212962962963">
                <text:p>0.419212962962963</text:p>
              </table:table-cell>
              <table:table-cell office:value-type="float" office:value="15827">
                <text:p>15827</text:p>
              </table:table-cell>
              <table:table-cell office:value-type="float" office:value="-57.6875">
                <text:p>-57.68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9328703703704">
                <text:p>0.419328703703704</text:p>
              </table:table-cell>
              <table:table-cell office:value-type="float" office:value="15587">
                <text:p>15587</text:p>
              </table:table-cell>
              <table:table-cell office:value-type="float" office:value="-57.5625">
                <text:p>-57.56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15350">
                <text:p>15350</text:p>
              </table:table-cell>
              <table:table-cell office:value-type="float" office:value="-57.8125">
                <text:p>-57.81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9560185185185">
                <text:p>0.419560185185185</text:p>
              </table:table-cell>
              <table:table-cell office:value-type="float" office:value="15112">
                <text:p>15112</text:p>
              </table:table-cell>
              <table:table-cell office:value-type="float" office:value="-56.75">
                <text:p>-56.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19733796296296">
                <text:p>0.419733796296296</text:p>
              </table:table-cell>
              <table:table-cell office:value-type="float" office:value="14762">
                <text:p>14762</text:p>
              </table:table-cell>
              <table:table-cell office:value-type="float" office:value="-54.25">
                <text:p>-54.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19849537037037">
                <text:p>0.419849537037037</text:p>
              </table:table-cell>
              <table:table-cell office:value-type="float" office:value="14535">
                <text:p>14535</text:p>
              </table:table-cell>
              <table:table-cell office:value-type="float" office:value="-54.125">
                <text:p>-54.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19965277777778">
                <text:p>0.419965277777778</text:p>
              </table:table-cell>
              <table:table-cell office:value-type="float" office:value="14315">
                <text:p>14315</text:p>
              </table:table-cell>
              <table:table-cell office:value-type="float" office:value="-53.125">
                <text:p>-53.1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20081018518519">
                <text:p>0.420081018518519</text:p>
              </table:table-cell>
              <table:table-cell office:value-type="float" office:value="14087">
                <text:p>14087</text:p>
              </table:table-cell>
              <table:table-cell office:value-type="float" office:value="-54.4375">
                <text:p>-54.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20196759259259">
                <text:p>0.420196759259259</text:p>
              </table:table-cell>
              <table:table-cell office:value-type="float" office:value="13871">
                <text:p>13871</text:p>
              </table:table-cell>
              <table:table-cell office:value-type="float" office:value="-54.6875">
                <text:p>-54.68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203125">
                <text:p>0.4203125</text:p>
              </table:table-cell>
              <table:table-cell office:value-type="float" office:value="13656">
                <text:p>13656</text:p>
              </table:table-cell>
              <table:table-cell office:value-type="float" office:value="-53.1875">
                <text:p>-53.18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20428240740741">
                <text:p>0.420428240740741</text:p>
              </table:table-cell>
              <table:table-cell office:value-type="float" office:value="13440">
                <text:p>13440</text:p>
              </table:table-cell>
              <table:table-cell office:value-type="float" office:value="-53.1875">
                <text:p>-53.18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20717592592593">
                <text:p>0.420717592592593</text:p>
              </table:table-cell>
              <table:table-cell office:value-type="float" office:value="12938">
                <text:p>12938</text:p>
              </table:table-cell>
              <table:table-cell office:value-type="float" office:value="-54.8125">
                <text:p>-54.81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2741">
                <text:p>12741</text:p>
              </table:table-cell>
              <table:table-cell office:value-type="float" office:value="-53.3125">
                <text:p>-53.3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0949074074074">
                <text:p>0.420949074074074</text:p>
              </table:table-cell>
              <table:table-cell office:value-type="float" office:value="12544">
                <text:p>12544</text:p>
              </table:table-cell>
              <table:table-cell office:value-type="float" office:value="-54.625">
                <text:p>-54.6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21064814814815">
                <text:p>0.421064814814815</text:p>
              </table:table-cell>
              <table:table-cell office:value-type="float" office:value="12352">
                <text:p>12352</text:p>
              </table:table-cell>
              <table:table-cell office:value-type="float" office:value="-54.1875">
                <text:p>-54.18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21180555555556">
                <text:p>0.421180555555556</text:p>
              </table:table-cell>
              <table:table-cell office:value-type="float" office:value="12162">
                <text:p>12162</text:p>
              </table:table-cell>
              <table:table-cell office:value-type="float" office:value="-54.25">
                <text:p>-54.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11976">
                <text:p>11976</text:p>
              </table:table-cell>
              <table:table-cell office:value-type="float" office:value="-54.1875">
                <text:p>-54.1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21412037037037">
                <text:p>0.421412037037037</text:p>
              </table:table-cell>
              <table:table-cell office:value-type="float" office:value="11790">
                <text:p>11790</text:p>
              </table:table-cell>
              <table:table-cell office:value-type="float" office:value="-54.25">
                <text:p>-54.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11610">
                <text:p>11610</text:p>
              </table:table-cell>
              <table:table-cell office:value-type="float" office:value="-54.875">
                <text:p>-54.8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21643518518518">
                <text:p>0.421643518518518</text:p>
              </table:table-cell>
              <table:table-cell office:value-type="float" office:value="11435">
                <text:p>11435</text:p>
              </table:table-cell>
              <table:table-cell office:value-type="float" office:value="-54.5625">
                <text:p>-54.56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21759259259259">
                <text:p>0.421759259259259</text:p>
              </table:table-cell>
              <table:table-cell office:value-type="float" office:value="11265">
                <text:p>11265</text:p>
              </table:table-cell>
              <table:table-cell office:value-type="float" office:value="-54.375">
                <text:p>-54.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1875">
                <text:p>0.421875</text:p>
              </table:table-cell>
              <table:table-cell office:value-type="float" office:value="11096">
                <text:p>11096</text:p>
              </table:table-cell>
              <table:table-cell office:value-type="float" office:value="-55.1875">
                <text:p>-55.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2048611111111">
                <text:p>0.422048611111111</text:p>
              </table:table-cell>
              <table:table-cell office:value-type="float" office:value="10846">
                <text:p>1084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22164351851852">
                <text:p>0.422164351851852</text:p>
              </table:table-cell>
              <table:table-cell office:value-type="float" office:value="10682">
                <text:p>10682</text:p>
              </table:table-cell>
              <table:table-cell office:value-type="float" office:value="-56.4375">
                <text:p>-56.43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22280092592593">
                <text:p>0.422280092592593</text:p>
              </table:table-cell>
              <table:table-cell office:value-type="float" office:value="10519">
                <text:p>10519</text:p>
              </table:table-cell>
              <table:table-cell office:value-type="float" office:value="-57.0625">
                <text:p>-57.0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22395833333333">
                <text:p>0.422395833333333</text:p>
              </table:table-cell>
              <table:table-cell office:value-type="float" office:value="10352">
                <text:p>10352</text:p>
              </table:table-cell>
              <table:table-cell office:value-type="float" office:value="-57.75">
                <text:p>-57.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22511574074074">
                <text:p>0.422511574074074</text:p>
              </table:table-cell>
              <table:table-cell office:value-type="float" office:value="10200">
                <text:p>10200</text:p>
              </table:table-cell>
              <table:table-cell office:value-type="float" office:value="-57.875">
                <text:p>-57.8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2627314814815">
                <text:p>0.422627314814815</text:p>
              </table:table-cell>
              <table:table-cell office:value-type="float" office:value="10042">
                <text:p>10042</text:p>
              </table:table-cell>
              <table:table-cell office:value-type="float" office:value="-55.1875">
                <text:p>-55.18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2743055555556">
                <text:p>0.422743055555556</text:p>
              </table:table-cell>
              <table:table-cell office:value-type="float" office:value="9880">
                <text:p>9880</text:p>
              </table:table-cell>
              <table:table-cell office:value-type="float" office:value="-54.4375">
                <text:p>-54.43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2974537037037">
                <text:p>0.422974537037037</text:p>
              </table:table-cell>
              <table:table-cell office:value-type="float" office:value="9550">
                <text:p>9550</text:p>
              </table:table-cell>
              <table:table-cell office:value-type="float" office:value="-51.125">
                <text:p>-51.1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3263888888889">
                <text:p>0.423263888888889</text:p>
              </table:table-cell>
              <table:table-cell office:value-type="float" office:value="9121">
                <text:p>9121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349537037037">
                <text:p>0.42349537037037</text:p>
              </table:table-cell>
              <table:table-cell office:value-type="float" office:value="8773">
                <text:p>8773</text:p>
              </table:table-cell>
              <table:table-cell office:value-type="float" office:value="-46.9375">
                <text:p>-46.9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8602">
                <text:p>8602</text:p>
              </table:table-cell>
              <table:table-cell office:value-type="float" office:value="-44.375">
                <text:p>-44.3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23726851851852">
                <text:p>0.423726851851852</text:p>
              </table:table-cell>
              <table:table-cell office:value-type="float" office:value="8447">
                <text:p>8447</text:p>
              </table:table-cell>
              <table:table-cell office:value-type="float" office:value="-43.8125">
                <text:p>-43.81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23842592592593">
                <text:p>0.423842592592593</text:p>
              </table:table-cell>
              <table:table-cell office:value-type="float" office:value="8297">
                <text:p>8297</text:p>
              </table:table-cell>
              <table:table-cell office:value-type="float" office:value="-41.1875">
                <text:p>-41.1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3958333333333">
                <text:p>0.423958333333333</text:p>
              </table:table-cell>
              <table:table-cell office:value-type="float" office:value="8153">
                <text:p>8153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8012">
                <text:p>8012</text:p>
              </table:table-cell>
              <table:table-cell office:value-type="float" office:value="-39.1875">
                <text:p>-39.1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24247685185185">
                <text:p>0.424247685185185</text:p>
              </table:table-cell>
              <table:table-cell office:value-type="float" office:value="7799">
                <text:p>779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24363425925926">
                <text:p>0.424363425925926</text:p>
              </table:table-cell>
              <table:table-cell office:value-type="float" office:value="7664">
                <text:p>7664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7536">
                <text:p>7536</text:p>
              </table:table-cell>
              <table:table-cell office:value-type="float" office:value="-35.3125">
                <text:p>-35.3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24594907407407">
                <text:p>0.424594907407407</text:p>
              </table:table-cell>
              <table:table-cell office:value-type="float" office:value="7406">
                <text:p>7406</text:p>
              </table:table-cell>
              <table:table-cell office:value-type="float" office:value="-34.3125">
                <text:p>-34.31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24710648148148">
                <text:p>0.424710648148148</text:p>
              </table:table-cell>
              <table:table-cell office:value-type="float" office:value="7277">
                <text:p>7277</text:p>
              </table:table-cell>
              <table:table-cell office:value-type="float" office:value="-33.875">
                <text:p>-33.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24826388888889">
                <text:p>0.424826388888889</text:p>
              </table:table-cell>
              <table:table-cell office:value-type="float" office:value="7146">
                <text:p>714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494212962963">
                <text:p>0.42494212962963</text:p>
              </table:table-cell>
              <table:table-cell office:value-type="float" office:value="7018">
                <text:p>7018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2505787037037">
                <text:p>0.42505787037037</text:p>
              </table:table-cell>
              <table:table-cell office:value-type="float" office:value="6885">
                <text:p>6885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5173611111111">
                <text:p>0.425173611111111</text:p>
              </table:table-cell>
              <table:table-cell office:value-type="float" office:value="6754">
                <text:p>6754</text:p>
              </table:table-cell>
              <table:table-cell office:value-type="float" office:value="-28.125">
                <text:p>-28.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25289351851852">
                <text:p>0.425289351851852</text:p>
              </table:table-cell>
              <table:table-cell office:value-type="float" office:value="6618">
                <text:p>6618</text:p>
              </table:table-cell>
              <table:table-cell office:value-type="float" office:value="-27.0625">
                <text:p>-27.06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25462962962963">
                <text:p>0.425462962962963</text:p>
              </table:table-cell>
              <table:table-cell office:value-type="float" office:value="6416">
                <text:p>6416</text:p>
              </table:table-cell>
              <table:table-cell office:value-type="float" office:value="-27.875">
                <text:p>-27.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5578703703704">
                <text:p>0.425578703703704</text:p>
              </table:table-cell>
              <table:table-cell office:value-type="float" office:value="6283">
                <text:p>6283</text:p>
              </table:table-cell>
              <table:table-cell office:value-type="float" office:value="-25.3125">
                <text:p>-25.31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6148">
                <text:p>6148</text:p>
              </table:table-cell>
              <table:table-cell office:value-type="float" office:value="-25.8125">
                <text:p>-25.81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25810185185185">
                <text:p>0.425810185185185</text:p>
              </table:table-cell>
              <table:table-cell office:value-type="float" office:value="6016">
                <text:p>6016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5884">
                <text:p>5884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6041666666667">
                <text:p>0.426041666666667</text:p>
              </table:table-cell>
              <table:table-cell office:value-type="float" office:value="5756">
                <text:p>5756</text:p>
              </table:table-cell>
              <table:table-cell office:value-type="float" office:value="-22.9375">
                <text:p>-22.93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26157407407407">
                <text:p>0.426157407407407</text:p>
              </table:table-cell>
              <table:table-cell office:value-type="float" office:value="5628">
                <text:p>5628</text:p>
              </table:table-cell>
              <table:table-cell office:value-type="float" office:value="-20.125">
                <text:p>-20.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26273148148148">
                <text:p>0.426273148148148</text:p>
              </table:table-cell>
              <table:table-cell office:value-type="float" office:value="5502">
                <text:p>5502</text:p>
              </table:table-cell>
              <table:table-cell office:value-type="float" office:value="-20.6875">
                <text:p>-20.6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5379">
                <text:p>5379</text:p>
              </table:table-cell>
              <table:table-cell office:value-type="float" office:value="-19.625">
                <text:p>-19.6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265625">
                <text:p>0.4265625</text:p>
              </table:table-cell>
              <table:table-cell office:value-type="float" office:value="5190">
                <text:p>5190</text:p>
              </table:table-cell>
              <table:table-cell office:value-type="float" office:value="-18.5625">
                <text:p>-18.56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26678240740741">
                <text:p>0.426678240740741</text:p>
              </table:table-cell>
              <table:table-cell office:value-type="float" office:value="5067">
                <text:p>5067</text:p>
              </table:table-cell>
              <table:table-cell office:value-type="float" office:value="-17.625">
                <text:p>-17.6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26793981481481">
                <text:p>0.426793981481481</text:p>
              </table:table-cell>
              <table:table-cell office:value-type="float" office:value="4946">
                <text:p>4946</text:p>
              </table:table-cell>
              <table:table-cell office:value-type="float" office:value="-16.5625">
                <text:p>-16.56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26909722222222">
                <text:p>0.426909722222222</text:p>
              </table:table-cell>
              <table:table-cell office:value-type="float" office:value="4828">
                <text:p>4828</text:p>
              </table:table-cell>
              <table:table-cell office:value-type="float" office:value="-15.625">
                <text:p>-15.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27025462962963">
                <text:p>0.427025462962963</text:p>
              </table:table-cell>
              <table:table-cell office:value-type="float" office:value="4711">
                <text:p>4711</text:p>
              </table:table-cell>
              <table:table-cell office:value-type="float" office:value="-15.875">
                <text:p>-15.8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7141203703704">
                <text:p>0.427141203703704</text:p>
              </table:table-cell>
              <table:table-cell office:value-type="float" office:value="4597">
                <text:p>4597</text:p>
              </table:table-cell>
              <table:table-cell office:value-type="float" office:value="-14.875">
                <text:p>-14.8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27256944444444">
                <text:p>0.427256944444444</text:p>
              </table:table-cell>
              <table:table-cell office:value-type="float" office:value="4481">
                <text:p>4481</text:p>
              </table:table-cell>
              <table:table-cell office:value-type="float" office:value="-13.5625">
                <text:p>-13.56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27372685185185">
                <text:p>0.427372685185185</text:p>
              </table:table-cell>
              <table:table-cell office:value-type="float" office:value="4363">
                <text:p>4363</text:p>
              </table:table-cell>
              <table:table-cell office:value-type="float" office:value="-12.4375">
                <text:p>-12.43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7488425925926">
                <text:p>0.427488425925926</text:p>
              </table:table-cell>
              <table:table-cell office:value-type="float" office:value="4251">
                <text:p>4251</text:p>
              </table:table-cell>
              <table:table-cell office:value-type="float" office:value="-12.9375">
                <text:p>-12.93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3968">
                <text:p>3968</text:p>
              </table:table-cell>
              <table:table-cell office:value-type="float" office:value="-9.125">
                <text:p>-9.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7893518518519">
                <text:p>0.427893518518519</text:p>
              </table:table-cell>
              <table:table-cell office:value-type="float" office:value="3866">
                <text:p>3866</text:p>
              </table:table-cell>
              <table:table-cell office:value-type="float" office:value="-8.0625">
                <text:p>-8.06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28009259259259">
                <text:p>0.428009259259259</text:p>
              </table:table-cell>
              <table:table-cell office:value-type="float" office:value="3762">
                <text:p>3762</text:p>
              </table:table-cell>
              <table:table-cell office:value-type="float" office:value="-8.875">
                <text:p>-8.8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28125">
                <text:p>0.428125</text:p>
              </table:table-cell>
              <table:table-cell office:value-type="float" office:value="3655">
                <text:p>365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28240740740741">
                <text:p>0.428240740740741</text:p>
              </table:table-cell>
              <table:table-cell office:value-type="float" office:value="3548">
                <text:p>3548</text:p>
              </table:table-cell>
              <table:table-cell office:value-type="float" office:value="-6.4375">
                <text:p>-6.43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28356481481481">
                <text:p>0.428356481481481</text:p>
              </table:table-cell>
              <table:table-cell office:value-type="float" office:value="3446">
                <text:p>3446</text:p>
              </table:table-cell>
              <table:table-cell office:value-type="float" office:value="-6.8125">
                <text:p>-6.8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3342">
                <text:p>3342</text:p>
              </table:table-cell>
              <table:table-cell office:value-type="float" office:value="-5.375">
                <text:p>-5.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8587962962963">
                <text:p>0.428587962962963</text:p>
              </table:table-cell>
              <table:table-cell office:value-type="float" office:value="3237">
                <text:p>3237</text:p>
              </table:table-cell>
              <table:table-cell office:value-type="float" office:value="-4.1875">
                <text:p>-4.1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28761574074074">
                <text:p>0.428761574074074</text:p>
              </table:table-cell>
              <table:table-cell office:value-type="float" office:value="3088">
                <text:p>3088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28877314814815">
                <text:p>0.428877314814815</text:p>
              </table:table-cell>
              <table:table-cell office:value-type="float" office:value="2987">
                <text:p>2987</text:p>
              </table:table-cell>
              <table:table-cell office:value-type="float" office:value="-2.0625">
                <text:p>-2.06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8993055555556">
                <text:p>0.428993055555556</text:p>
              </table:table-cell>
              <table:table-cell office:value-type="float" office:value="2885">
                <text:p>2885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29108796296296">
                <text:p>0.429108796296296</text:p>
              </table:table-cell>
              <table:table-cell office:value-type="float" office:value="2786">
                <text:p>2786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9224537037037">
                <text:p>0.429224537037037</text:p>
              </table:table-cell>
              <table:table-cell office:value-type="float" office:value="2690">
                <text:p>269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29340277777778">
                <text:p>0.429340277777778</text:p>
              </table:table-cell>
              <table:table-cell office:value-type="float" office:value="2580">
                <text:p>258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29456018518518">
                <text:p>0.429456018518518</text:p>
              </table:table-cell>
              <table:table-cell office:value-type="float" office:value="2468">
                <text:p>246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29571759259259">
                <text:p>0.429571759259259</text:p>
              </table:table-cell>
              <table:table-cell office:value-type="float" office:value="2357">
                <text:p>2357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296875">
                <text:p>0.4296875</text:p>
              </table:table-cell>
              <table:table-cell office:value-type="float" office:value="2247">
                <text:p>224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29803240740741">
                <text:p>0.429803240740741</text:p>
              </table:table-cell>
              <table:table-cell office:value-type="float" office:value="2137">
                <text:p>2137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9918981481481">
                <text:p>0.429918981481481</text:p>
              </table:table-cell>
              <table:table-cell office:value-type="float" office:value="2027">
                <text:p>2027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30208333333333">
                <text:p>0.430208333333333</text:p>
              </table:table-cell>
              <table:table-cell office:value-type="float" office:value="1760">
                <text:p>1760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30324074074074">
                <text:p>0.430324074074074</text:p>
              </table:table-cell>
              <table:table-cell office:value-type="float" office:value="1652">
                <text:p>165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30439814814815">
                <text:p>0.430439814814815</text:p>
              </table:table-cell>
              <table:table-cell office:value-type="float" office:value="1545">
                <text:p>154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441">
                <text:p>144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30671296296296">
                <text:p>0.430671296296296</text:p>
              </table:table-cell>
              <table:table-cell office:value-type="float" office:value="1340">
                <text:p>1340</text:p>
              </table:table-cell>
              <table:table-cell office:value-type="float" office:value="7.0625">
                <text:p>7.06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30787037037037">
                <text:p>0.430787037037037</text:p>
              </table:table-cell>
              <table:table-cell office:value-type="float" office:value="1235">
                <text:p>123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30902777777778">
                <text:p>0.430902777777778</text:p>
              </table:table-cell>
              <table:table-cell office:value-type="float" office:value="1134">
                <text:p>11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3119212962963">
                <text:p>0.43119212962963</text:p>
              </table:table-cell>
              <table:table-cell office:value-type="float" office:value="881">
                <text:p>881</text:p>
              </table:table-cell>
              <table:table-cell office:value-type="float" office:value="8.75">
                <text:p>8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